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9.85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7.84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496cm"/>
    </style:style>
    <style:style style:name="co7" style:family="table-column">
      <style:table-column-properties fo:break-before="auto" style:column-width="9.834cm"/>
    </style:style>
    <style:style style:name="co8" style:family="table-column">
      <style:table-column-properties fo:break-before="auto" style:column-width="5.42cm"/>
    </style:style>
    <style:style style:name="co9" style:family="table-column">
      <style:table-column-properties fo:break-before="auto" style:column-width="11.695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ourier New" fo:font-size="18pt" fo:font-style="normal" fo:text-shadow="none" style:text-underline-style="none" fo:font-weight="normal" style:text-und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  <style:map style:condition="cell-content()=$Werkblad1.$#VERW!$2=1" style:apply-style-name="Geel" style:base-cell-address="Taakverdeling.A1"/>
    </style:style>
    <style:style style:name="ce2" style:family="table-cell" style:parent-style-name="Default">
      <style:table-cell-properties fo:background-color="#b3b3b3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  <style:map style:condition="cell-content()=$Werkblad1.$#VERW!$2=1" style:apply-style-name="Geel" style:base-cell-address="Taakverdeling.A1"/>
    </style:style>
    <style:style style:name="ce3" style:family="table-cell" style:parent-style-name="Default" style:data-style-name="N100">
      <style:table-cell-properties fo:background-color="#ccffff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  <style:map style:condition="cell-content()=$Werkblad1.$#VERW!$2=1" style:apply-style-name="Geel" style:base-cell-address="Taakverdeling.A1"/>
    </style:style>
    <style:style style:name="ce4" style:family="table-cell" style:parent-style-name="Default">
      <style:table-cell-properties fo:background-color="#ccffff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#NB" style:apply-style-name="WIT" style:base-cell-address="Taakverdeling.B8"/>
    </style:style>
    <style:style style:name="ce9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10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cell-content()=0" style:apply-style-name="Default" style:base-cell-address="Taakverdeling.B16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8pt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00b8ff"/>
      <style:text-properties style:font-name="Courier New" fo:font-size="10pt" fo:language="nl" fo:country="NL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15" style:family="table-cell" style:parent-style-name="Default">
      <style:text-properties style:font-name="Courier New" fo:font-size="10pt" fo:language="nl" fo:country="NL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ccccff"/>
    </style:style>
  </office:automatic-styles>
  <office:body>
    <office:spreadsheet>
      <table:table table:name="Taakverdelin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9"/>
        <table:table-column table:style-name="co4" table:visibility="collapse" table:default-cell-style-name="ce15"/>
        <table:table-column table:style-name="co5" table:visibility="collapse" table:default-cell-style-name="ce15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3" table:number-rows-spanned="1">
            <text:p><text:s text:c="4"/>ALL FILES FOR TESTING</text:p>
          </table:table-cell>
          <table:covered-table-cell table:number-columns-repeated="2" table:style-name="ce5"/>
          <table:table-cell table:style-name="ce12" office:value-type="string" table:number-columns-spanned="3" table:number-rows-spanned="1">
            <text:p>Files From Taakverdeling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 office:value-type="string">
            <text:p>BESTAND IN ALLFILES.TREE</text:p>
          </table:table-cell>
          <table:table-cell table:style-name="ce6" office:value-type="string">
            <text:p>Nr in NL_Help</text:p>
          </table:table-cell>
          <table:table-cell table:style-name="ce6" office:value-type="string">
            <text:p>REVIEWER</text:p>
          </table:table-cell>
          <table:table-cell table:style-name="ce13" office:value-type="string">
            <text:p>Filename</text:p>
          </table:table-cell>
          <table:table-cell table:style-name="ce13" office:value-type="string">
            <text:p>Nr in NL_Help</text:p>
          </table:table-cell>
          <table:table-cell table:style-name="ce13" office:value-type="string">
            <text:p>Hoofdmenu-items</text:p>
          </table:table-cell>
          <table:table-cell table:style-name="ce13" office:value-type="string">
            <text:p>Submenu-items</text:p>
          </table:table-cell>
          <table:table-cell table:style-name="ce13" office:value-type="string">
            <text:p>Sub-Submenu-items</text:p>
          </table:table-cell>
          <table:table-cell table:style-name="ce13" office:value-type="string">
            <text:p>Paginatitel</text:p>
          </table:table-cell>
        </table:table-row>
        <table:table-row table:style-name="ro2">
          <table:table-cell table:style-name="ce3" office:value-type="string">
            <text:p>sbasic/guide/control_properties.xhp</text:p>
          </table:table-cell>
          <table:table-cell office:value-type="string">
            <text:p>NL001</text:p>
          </table:table-cell>
          <table:table-cell office:value-type="string">
            <text:p>Dick Groskamp</text:p>
          </table:table-cell>
          <table:table-cell table:style-name="ce14" office:value-type="string">
            <text:p>sbasic/guide/control_properties.xhp</text:p>
          </table:table-cell>
          <table:table-cell table:style-name="Default" office:value-type="string">
            <text:p>NL00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De eigenschappen van besturingselementen in de dialoogeditor wijzigen</text:p>
          </table:table-cell>
        </table:table-row>
        <table:table-row table:style-name="ro2">
          <table:table-cell office:value-type="string">
            <text:p>sbasic/guide/create_dialog.xhp</text:p>
          </table:table-cell>
          <table:table-cell office:value-type="string">
            <text:p>NL002</text:p>
          </table:table-cell>
          <table:table-cell office:value-type="string">
            <text:p>Dick Groskamp</text:p>
          </table:table-cell>
          <table:table-cell table:style-name="ce14" office:value-type="string">
            <text:p>sbasic/guide/create_dialog.xhp</text:p>
          </table:table-cell>
          <table:table-cell office:value-type="string">
            <text:p>NL00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Een Basic-dialoogvenster maken</text:p>
          </table:table-cell>
        </table:table-row>
        <table:table-row table:style-name="ro2">
          <table:table-cell office:value-type="string">
            <text:p>sbasic/guide/insert_control.xhp</text:p>
          </table:table-cell>
          <table:table-cell office:value-type="string">
            <text:p>NL003</text:p>
          </table:table-cell>
          <table:table-cell office:value-type="string">
            <text:p>Dick Groskamp</text:p>
          </table:table-cell>
          <table:table-cell table:style-name="ce14" office:value-type="string">
            <text:p>sbasic/guide/insert_control.xhp</text:p>
          </table:table-cell>
          <table:table-cell office:value-type="string">
            <text:p>NL00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Besturingselementen in de Dialoog-editor Creëren</text:p>
          </table:table-cell>
        </table:table-row>
        <table:table-row table:style-name="ro2">
          <table:table-cell office:value-type="string">
            <text:p>sbasic/guide/sample_code.xhp</text:p>
          </table:table-cell>
          <table:table-cell office:value-type="string">
            <text:p>NL004</text:p>
          </table:table-cell>
          <table:table-cell office:value-type="string">
            <text:p>Dick Groskamp</text:p>
          </table:table-cell>
          <table:table-cell table:style-name="ce14" office:value-type="string">
            <text:p>sbasic/guide/sample_code.xhp</text:p>
          </table:table-cell>
          <table:table-cell office:value-type="string">
            <text:p>NL00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Programmeervoorbeelden voor besturingselementen in de dialoogeditor</text:p>
          </table:table-cell>
        </table:table-row>
        <table:table-row table:style-name="ro2">
          <table:table-cell office:value-type="string">
            <text:p>sbasic/guide/show_dialog.xhp</text:p>
          </table:table-cell>
          <table:table-cell office:value-type="string">
            <text:p>NL005</text:p>
          </table:table-cell>
          <table:table-cell office:value-type="string">
            <text:p>Dick Groskamp</text:p>
          </table:table-cell>
          <table:table-cell table:style-name="ce14" office:value-type="string">
            <text:p>sbasic/guide/show_dialog.xhp</text:p>
          </table:table-cell>
          <table:table-cell office:value-type="string">
            <text:p>NL00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Een dialoogvenster openen met programmacode</text:p>
          </table:table-cell>
        </table:table-row>
        <table:table-row table:style-name="ro2">
          <table:table-cell office:value-type="string">
            <text:p>sbasic/shared/00000002.xhp</text:p>
          </table:table-cell>
          <table:table-cell office:value-type="string">
            <text:p>NL00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0000002.xhp</text:p>
          </table:table-cell>
          <table:table-cell office:value-type="string">
            <text:p>NL00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Woordenlijst van OpenOffice.org Basic</text:p>
          </table:table-cell>
        </table:table-row>
        <table:table-row table:style-name="ro2">
          <table:table-cell office:value-type="string">
            <text:p>sbasic/shared/00000003.xhp</text:p>
          </table:table-cell>
          <table:table-cell table:style-name="ce8"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/06130000.xhp</text:p>
          </table:table-cell>
          <table:table-cell table:style-name="ce8"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/06130100.xhp</text:p>
          </table:table-cell>
          <table:table-cell table:style-name="ce8"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/06130500.xhp</text:p>
          </table:table-cell>
          <table:table-cell table:style-name="ce8"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000000.xhp</text:p>
          </table:table-cell>
          <table:table-cell office:value-type="string">
            <text:p>NL00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00000.xhp</text:p>
          </table:table-cell>
          <table:table-cell office:value-type="string">
            <text:p>NL00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Programmeren met OpenOffice.org Basic</text:p>
          </table:table-cell>
        </table:table-row>
        <table:table-row table:style-name="ro2">
          <table:table-cell office:value-type="string">
            <text:p>sbasic/shared/01010210.xhp</text:p>
          </table:table-cell>
          <table:table-cell office:value-type="string">
            <text:p>NL00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10210.xhp</text:p>
          </table:table-cell>
          <table:table-cell office:value-type="string">
            <text:p>NL00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Basics</text:p>
          </table:table-cell>
        </table:table-row>
        <table:table-row table:style-name="ro2">
          <table:table-cell office:value-type="string">
            <text:p>sbasic/shared/01020000.xhp</text:p>
          </table:table-cell>
          <table:table-cell office:value-type="string">
            <text:p>NL00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20000.xhp</text:p>
          </table:table-cell>
          <table:table-cell office:value-type="string">
            <text:p>NL00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Technische Gegevens</text:p>
          </table:table-cell>
        </table:table-row>
        <table:table-row table:style-name="ro2">
          <table:table-cell office:value-type="string">
            <text:p>sbasic/shared/01020100.xhp</text:p>
          </table:table-cell>
          <table:table-cell office:value-type="string">
            <text:p>NL01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20100.xhp</text:p>
          </table:table-cell>
          <table:table-cell office:value-type="string">
            <text:p>NL01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Variabelen gebruiken</text:p>
          </table:table-cell>
        </table:table-row>
        <table:table-row table:style-name="ro2">
          <table:table-cell office:value-type="string">
            <text:p>sbasic/shared/01020200.xhp</text:p>
          </table:table-cell>
          <table:table-cell office:value-type="string">
            <text:p>NL01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20200.xhp</text:p>
          </table:table-cell>
          <table:table-cell office:value-type="string">
            <text:p>NL01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Objecten</text:p>
          </table:table-cell>
        </table:table-row>
        <table:table-row table:style-name="ro2">
          <table:table-cell office:value-type="string">
            <text:p>sbasic/shared/01020300.xhp</text:p>
          </table:table-cell>
          <table:table-cell office:value-type="string">
            <text:p>NL01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20300.xhp</text:p>
          </table:table-cell>
          <table:table-cell office:value-type="string">
            <text:p>NL01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Opdrachtverwijzing</text:p>
          </table:table-cell>
          <table:table-cell table:style-name="ce18"/>
          <table:table-cell office:value-type="string">
            <text:p>Procedures en functies gebruiken</text:p>
          </table:table-cell>
        </table:table-row>
        <table:table-row table:style-name="ro2">
          <table:table-cell office:value-type="string">
            <text:p>sbasic/shared/01020500.xhp</text:p>
          </table:table-cell>
          <table:table-cell office:value-type="string">
            <text:p>NL01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20500.xhp</text:p>
          </table:table-cell>
          <table:table-cell office:value-type="string">
            <text:p>NL01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Opdrachtverwijzing</text:p>
          </table:table-cell>
          <table:table-cell table:style-name="ce18"/>
          <table:table-cell office:value-type="string">
            <text:p>Bibliotheken, modules en dialoogvensters</text:p>
          </table:table-cell>
        </table:table-row>
        <table:table-row table:style-name="ro2">
          <table:table-cell office:value-type="string">
            <text:p>sbasic/shared/0103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030100.xhp</text:p>
          </table:table-cell>
          <table:table-cell office:value-type="string">
            <text:p>NL01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30100.xhp</text:p>
          </table:table-cell>
          <table:table-cell office:value-type="string">
            <text:p>NL01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IDE-overzicht</text:p>
          </table:table-cell>
        </table:table-row>
        <table:table-row table:style-name="ro2">
          <table:table-cell office:value-type="string">
            <text:p>sbasic/shared/01030200.xhp</text:p>
          </table:table-cell>
          <table:table-cell office:value-type="string">
            <text:p>NL01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30200.xhp</text:p>
          </table:table-cell>
          <table:table-cell office:value-type="string">
            <text:p>NL01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De Basic-editor</text:p>
          </table:table-cell>
        </table:table-row>
        <table:table-row table:style-name="ro2">
          <table:table-cell office:value-type="string">
            <text:p>sbasic/shared/01030300.xhp</text:p>
          </table:table-cell>
          <table:table-cell office:value-type="string">
            <text:p>NL01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30300.xhp</text:p>
          </table:table-cell>
          <table:table-cell office:value-type="string">
            <text:p>NL01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Debugging</text:p>
          </table:table-cell>
        </table:table-row>
        <table:table-row table:style-name="ro2">
          <table:table-cell office:value-type="string">
            <text:p>sbasic/shared/01030400.xhp</text:p>
          </table:table-cell>
          <table:table-cell office:value-type="string">
            <text:p>NL01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30400.xhp</text:p>
          </table:table-cell>
          <table:table-cell office:value-type="string">
            <text:p>NL01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Bibliotheken en modules organiseren</text:p>
          </table:table-cell>
        </table:table-row>
        <table:table-row table:style-name="ro2">
          <table:table-cell office:value-type="string">
            <text:p>sbasic/shared/01040000.xhp</text:p>
          </table:table-cell>
          <table:table-cell office:value-type="string">
            <text:p>NL01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40000.xhp</text:p>
          </table:table-cell>
          <table:table-cell office:value-type="string">
            <text:p>NL01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Gebeurtenisgestuurde macro's</text:p>
          </table:table-cell>
        </table:table-row>
        <table:table-row table:style-name="ro2">
          <table:table-cell office:value-type="string">
            <text:p>sbasic/shared/01050000.xhp</text:p>
          </table:table-cell>
          <table:table-cell office:value-type="string">
            <text:p>NL01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50000.xhp</text:p>
          </table:table-cell>
          <table:table-cell office:value-type="string">
            <text:p>NL01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OpenOffice.org Basic-IDE</text:p>
          </table:table-cell>
        </table:table-row>
        <table:table-row table:style-name="ro2">
          <table:table-cell office:value-type="string">
            <text:p>sbasic/shared/01050100.xhp</text:p>
          </table:table-cell>
          <table:table-cell office:value-type="string">
            <text:p>NL02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1050100.xhp</text:p>
          </table:table-cell>
          <table:table-cell office:value-type="string">
            <text:p>NL02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Venster Controle</text:p>
          </table:table-cell>
        </table:table-row>
        <table:table-row table:style-name="ro2">
          <table:table-cell office:value-type="string">
            <text:p>sbasic/shared/0105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05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17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1701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1170103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3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4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5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6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7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8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9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09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4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5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6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1117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2/200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10000.xhp</text:p>
          </table:table-cell>
          <table:table-cell office:value-type="string">
            <text:p>NL02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000.xhp</text:p>
          </table:table-cell>
          <table:table-cell office:value-type="string">
            <text:p>NL02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Beeld I/O Functies</text:p>
          </table:table-cell>
        </table:table-row>
        <table:table-row table:style-name="ro2">
          <table:table-cell office:value-type="string">
            <text:p>sbasic/shared/0301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10101.xhp</text:p>
          </table:table-cell>
          <table:table-cell office:value-type="string">
            <text:p>NL02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101.xhp</text:p>
          </table:table-cell>
          <table:table-cell office:value-type="string">
            <text:p>NL02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sgBox Statement [Runtime]</text:p>
          </table:table-cell>
        </table:table-row>
        <table:table-row table:style-name="ro2">
          <table:table-cell office:value-type="string">
            <text:p>sbasic/shared/03010102.xhp</text:p>
          </table:table-cell>
          <table:table-cell office:value-type="string">
            <text:p>NL02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102.xhp</text:p>
          </table:table-cell>
          <table:table-cell office:value-type="string">
            <text:p>NL02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sgBox-functie [Runtime]</text:p>
          </table:table-cell>
        </table:table-row>
        <table:table-row table:style-name="ro2">
          <table:table-cell office:value-type="string">
            <text:p>sbasic/shared/03010103.xhp</text:p>
          </table:table-cell>
          <table:table-cell office:value-type="string">
            <text:p>NL02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103.xhp</text:p>
          </table:table-cell>
          <table:table-cell office:value-type="string">
            <text:p>NL02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Print Statement [Runtime]</text:p>
          </table:table-cell>
        </table:table-row>
        <table:table-row table:style-name="ro2">
          <table:table-cell office:value-type="string">
            <text:p>sbasic/shared/0301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10201.xhp</text:p>
          </table:table-cell>
          <table:table-cell office:value-type="string">
            <text:p>NL02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201.xhp</text:p>
          </table:table-cell>
          <table:table-cell office:value-type="string">
            <text:p>NL02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nputBox Functie [Runtime]</text:p>
          </table:table-cell>
        </table:table-row>
        <table:table-row table:style-name="ro2">
          <table:table-cell office:value-type="string">
            <text:p>sbasic/shared/0301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10301.xhp</text:p>
          </table:table-cell>
          <table:table-cell office:value-type="string">
            <text:p>NL02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301.xhp</text:p>
          </table:table-cell>
          <table:table-cell office:value-type="string">
            <text:p>NL02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Blue Functie [Runtime]</text:p>
          </table:table-cell>
        </table:table-row>
        <table:table-row table:style-name="ro2">
          <table:table-cell office:value-type="string">
            <text:p>sbasic/shared/03010302.xhp</text:p>
          </table:table-cell>
          <table:table-cell office:value-type="string">
            <text:p>NL02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302.xhp</text:p>
          </table:table-cell>
          <table:table-cell office:value-type="string">
            <text:p>NL02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reen Functie [Runtime]</text:p>
          </table:table-cell>
        </table:table-row>
        <table:table-row table:style-name="ro2">
          <table:table-cell office:value-type="string">
            <text:p>sbasic/shared/03010303.xhp</text:p>
          </table:table-cell>
          <table:table-cell office:value-type="string">
            <text:p>NL02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303.xhp</text:p>
          </table:table-cell>
          <table:table-cell office:value-type="string">
            <text:p>NL02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ed Functie [Runtime]</text:p>
          </table:table-cell>
        </table:table-row>
        <table:table-row table:style-name="ro2">
          <table:table-cell office:value-type="string">
            <text:p>sbasic/shared/03010304.xhp</text:p>
          </table:table-cell>
          <table:table-cell office:value-type="string">
            <text:p>NL02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304.xhp</text:p>
          </table:table-cell>
          <table:table-cell office:value-type="string">
            <text:p>NL02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QBColor functie [Runtime]</text:p>
          </table:table-cell>
        </table:table-row>
        <table:table-row table:style-name="ro2">
          <table:table-cell office:value-type="string">
            <text:p>sbasic/shared/03010305.xhp</text:p>
          </table:table-cell>
          <table:table-cell office:value-type="string">
            <text:p>NL03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10305.xhp</text:p>
          </table:table-cell>
          <table:table-cell office:value-type="string">
            <text:p>NL03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GB Functie [Runtime]</text:p>
          </table:table-cell>
        </table:table-row>
        <table:table-row table:style-name="ro2">
          <table:table-cell office:value-type="string">
            <text:p>sbasic/shared/03020000.xhp</text:p>
          </table:table-cell>
          <table:table-cell office:value-type="string">
            <text:p>NL03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000.xhp</text:p>
          </table:table-cell>
          <table:table-cell office:value-type="string">
            <text:p>NL03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Bestand I/O Functies</text:p>
          </table:table-cell>
        </table:table-row>
        <table:table-row table:style-name="ro2">
          <table:table-cell office:value-type="string">
            <text:p>sbasic/shared/0302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20101.xhp</text:p>
          </table:table-cell>
          <table:table-cell office:value-type="string">
            <text:p>NL03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101.xhp</text:p>
          </table:table-cell>
          <table:table-cell office:value-type="string">
            <text:p>NL03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lose Statement [Runtime]</text:p>
          </table:table-cell>
        </table:table-row>
        <table:table-row table:style-name="ro2">
          <table:table-cell office:value-type="string">
            <text:p>sbasic/shared/03020102.xhp</text:p>
          </table:table-cell>
          <table:table-cell office:value-type="string">
            <text:p>NL03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102.xhp</text:p>
          </table:table-cell>
          <table:table-cell office:value-type="string">
            <text:p>NL03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reeFile Functie [Runtime]</text:p>
          </table:table-cell>
        </table:table-row>
        <table:table-row table:style-name="ro2">
          <table:table-cell office:value-type="string">
            <text:p>sbasic/shared/03020103.xhp</text:p>
          </table:table-cell>
          <table:table-cell office:value-type="string">
            <text:p>NL03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103.xhp</text:p>
          </table:table-cell>
          <table:table-cell office:value-type="string">
            <text:p>NL03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pen Statement [Runtime]</text:p>
          </table:table-cell>
        </table:table-row>
        <table:table-row table:style-name="ro2">
          <table:table-cell office:value-type="string">
            <text:p>sbasic/shared/03020104.xhp</text:p>
          </table:table-cell>
          <table:table-cell office:value-type="string">
            <text:p>NL03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104.xhp</text:p>
          </table:table-cell>
          <table:table-cell office:value-type="string">
            <text:p>NL03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eset Statement [Runtime]</text:p>
          </table:table-cell>
        </table:table-row>
        <table:table-row table:style-name="ro2">
          <table:table-cell office:value-type="string">
            <text:p>sbasic/shared/0302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20201.xhp</text:p>
          </table:table-cell>
          <table:table-cell office:value-type="string">
            <text:p>NL03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201.xhp</text:p>
          </table:table-cell>
          <table:table-cell office:value-type="string">
            <text:p>NL03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et Statement [Runtime]</text:p>
          </table:table-cell>
        </table:table-row>
        <table:table-row table:style-name="ro2">
          <table:table-cell office:value-type="string">
            <text:p>sbasic/shared/03020202.xhp</text:p>
          </table:table-cell>
          <table:table-cell office:value-type="string">
            <text:p>NL03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202.xhp</text:p>
          </table:table-cell>
          <table:table-cell office:value-type="string">
            <text:p>NL03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nput# Statement [Runtime]</text:p>
          </table:table-cell>
        </table:table-row>
        <table:table-row table:style-name="ro2">
          <table:table-cell office:value-type="string">
            <text:p>sbasic/shared/03020203.xhp</text:p>
          </table:table-cell>
          <table:table-cell office:value-type="string">
            <text:p>NL03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203.xhp</text:p>
          </table:table-cell>
          <table:table-cell office:value-type="string">
            <text:p>NL03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ine Input# Statement [Runtime]</text:p>
          </table:table-cell>
        </table:table-row>
        <table:table-row table:style-name="ro2">
          <table:table-cell office:value-type="string">
            <text:p>sbasic/shared/03020204.xhp</text:p>
          </table:table-cell>
          <table:table-cell office:value-type="string">
            <text:p>NL03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204.xhp</text:p>
          </table:table-cell>
          <table:table-cell office:value-type="string">
            <text:p>NL03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Put Statement [Runtime]</text:p>
          </table:table-cell>
        </table:table-row>
        <table:table-row table:style-name="ro2">
          <table:table-cell office:value-type="string">
            <text:p>sbasic/shared/03020205.xhp</text:p>
          </table:table-cell>
          <table:table-cell office:value-type="string">
            <text:p>NL04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205.xhp</text:p>
          </table:table-cell>
          <table:table-cell office:value-type="string">
            <text:p>NL04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rite Statement [Runtime]</text:p>
          </table:table-cell>
        </table:table-row>
        <table:table-row table:style-name="ro2">
          <table:table-cell office:value-type="string">
            <text:p>sbasic/shared/0302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20301.xhp</text:p>
          </table:table-cell>
          <table:table-cell office:value-type="string">
            <text:p>NL04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301.xhp</text:p>
          </table:table-cell>
          <table:table-cell office:value-type="string">
            <text:p>NL04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of Functie [Runtime]</text:p>
          </table:table-cell>
        </table:table-row>
        <table:table-row table:style-name="ro2">
          <table:table-cell office:value-type="string">
            <text:p>sbasic/shared/03020302.xhp</text:p>
          </table:table-cell>
          <table:table-cell office:value-type="string">
            <text:p>NL04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302.xhp</text:p>
          </table:table-cell>
          <table:table-cell office:value-type="string">
            <text:p>NL04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oc Functie [Runtime]</text:p>
          </table:table-cell>
        </table:table-row>
        <table:table-row table:style-name="ro2">
          <table:table-cell office:value-type="string">
            <text:p>sbasic/shared/03020303.xhp</text:p>
          </table:table-cell>
          <table:table-cell office:value-type="string">
            <text:p>NL04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303.xhp</text:p>
          </table:table-cell>
          <table:table-cell office:value-type="string">
            <text:p>NL04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of Functie [Runtime]</text:p>
          </table:table-cell>
        </table:table-row>
        <table:table-row table:style-name="ro2">
          <table:table-cell office:value-type="string">
            <text:p>sbasic/shared/03020304.xhp</text:p>
          </table:table-cell>
          <table:table-cell office:value-type="string">
            <text:p>NL04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304.xhp</text:p>
          </table:table-cell>
          <table:table-cell office:value-type="string">
            <text:p>NL04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ek Functie [Runtime]</text:p>
          </table:table-cell>
        </table:table-row>
        <table:table-row table:style-name="ro2">
          <table:table-cell office:value-type="string">
            <text:p>sbasic/shared/03020305.xhp</text:p>
          </table:table-cell>
          <table:table-cell office:value-type="string">
            <text:p>NL04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305.xhp</text:p>
          </table:table-cell>
          <table:table-cell office:value-type="string">
            <text:p>NL04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ek Statement [Runtime]</text:p>
          </table:table-cell>
        </table:table-row>
        <table:table-row table:style-name="ro2">
          <table:table-cell office:value-type="string">
            <text:p>sbasic/shared/030204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20401.xhp</text:p>
          </table:table-cell>
          <table:table-cell office:value-type="string">
            <text:p>NL04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1.xhp</text:p>
          </table:table-cell>
          <table:table-cell office:value-type="string">
            <text:p>NL04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hDir Statement [Runtime]</text:p>
          </table:table-cell>
        </table:table-row>
        <table:table-row table:style-name="ro2">
          <table:table-cell office:value-type="string">
            <text:p>sbasic/shared/03020402.xhp</text:p>
          </table:table-cell>
          <table:table-cell office:value-type="string">
            <text:p>NL04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2.xhp</text:p>
          </table:table-cell>
          <table:table-cell office:value-type="string">
            <text:p>NL04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hDrive Statement [Runtime]</text:p>
          </table:table-cell>
        </table:table-row>
        <table:table-row table:style-name="ro2">
          <table:table-cell office:value-type="string">
            <text:p>sbasic/shared/03020403.xhp</text:p>
          </table:table-cell>
          <table:table-cell office:value-type="string">
            <text:p>NL04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3.xhp</text:p>
          </table:table-cell>
          <table:table-cell office:value-type="string">
            <text:p>NL04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urDir Functie [Runtime]</text:p>
          </table:table-cell>
        </table:table-row>
        <table:table-row table:style-name="ro2">
          <table:table-cell office:value-type="string">
            <text:p>sbasic/shared/03020404.xhp</text:p>
          </table:table-cell>
          <table:table-cell office:value-type="string">
            <text:p>NL04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4.xhp</text:p>
          </table:table-cell>
          <table:table-cell office:value-type="string">
            <text:p>NL04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ir-functie [Runtime]</text:p>
          </table:table-cell>
        </table:table-row>
        <table:table-row table:style-name="ro2">
          <table:table-cell office:value-type="string">
            <text:p>sbasic/shared/03020405.xhp</text:p>
          </table:table-cell>
          <table:table-cell office:value-type="string">
            <text:p>NL05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5.xhp</text:p>
          </table:table-cell>
          <table:table-cell office:value-type="string">
            <text:p>NL05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leAttr Functie [Runtime]</text:p>
          </table:table-cell>
        </table:table-row>
        <table:table-row table:style-name="ro2">
          <table:table-cell office:value-type="string">
            <text:p>sbasic/shared/03020406.xhp</text:p>
          </table:table-cell>
          <table:table-cell office:value-type="string">
            <text:p>NL05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6.xhp</text:p>
          </table:table-cell>
          <table:table-cell office:value-type="string">
            <text:p>NL05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leCopy Statement [Runtime]</text:p>
          </table:table-cell>
        </table:table-row>
        <table:table-row table:style-name="ro2">
          <table:table-cell office:value-type="string">
            <text:p>sbasic/shared/03020407.xhp</text:p>
          </table:table-cell>
          <table:table-cell office:value-type="string">
            <text:p>NL05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7.xhp</text:p>
          </table:table-cell>
          <table:table-cell office:value-type="string">
            <text:p>NL05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leDateTime Functie [Runtime]</text:p>
          </table:table-cell>
        </table:table-row>
        <table:table-row table:style-name="ro2">
          <table:table-cell office:value-type="string">
            <text:p>sbasic/shared/03020408.xhp</text:p>
          </table:table-cell>
          <table:table-cell office:value-type="string">
            <text:p>NL05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8.xhp</text:p>
          </table:table-cell>
          <table:table-cell office:value-type="string">
            <text:p>NL05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leLen Functie [Runtime]</text:p>
          </table:table-cell>
        </table:table-row>
        <table:table-row table:style-name="ro2">
          <table:table-cell office:value-type="string">
            <text:p>sbasic/shared/03020409.xhp</text:p>
          </table:table-cell>
          <table:table-cell office:value-type="string">
            <text:p>NL05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09.xhp</text:p>
          </table:table-cell>
          <table:table-cell office:value-type="string">
            <text:p>NL05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etAttr-functie [Runtime]</text:p>
          </table:table-cell>
        </table:table-row>
        <table:table-row table:style-name="ro2">
          <table:table-cell office:value-type="string">
            <text:p>sbasic/shared/03020410.xhp</text:p>
          </table:table-cell>
          <table:table-cell office:value-type="string">
            <text:p>NL05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0.xhp</text:p>
          </table:table-cell>
          <table:table-cell office:value-type="string">
            <text:p>NL05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Kill Statement [Runtime]</text:p>
          </table:table-cell>
        </table:table-row>
        <table:table-row table:style-name="ro2">
          <table:table-cell office:value-type="string">
            <text:p>sbasic/shared/03020411.xhp</text:p>
          </table:table-cell>
          <table:table-cell office:value-type="string">
            <text:p>NL05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1.xhp</text:p>
          </table:table-cell>
          <table:table-cell office:value-type="string">
            <text:p>NL05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kDir Statement [Runtime]</text:p>
          </table:table-cell>
        </table:table-row>
        <table:table-row table:style-name="ro2">
          <table:table-cell office:value-type="string">
            <text:p>sbasic/shared/03020412.xhp</text:p>
          </table:table-cell>
          <table:table-cell office:value-type="string">
            <text:p>NL05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2.xhp</text:p>
          </table:table-cell>
          <table:table-cell office:value-type="string">
            <text:p>NL05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Name Statement [Runtime]</text:p>
          </table:table-cell>
        </table:table-row>
        <table:table-row table:style-name="ro2">
          <table:table-cell office:value-type="string">
            <text:p>sbasic/shared/03020413.xhp</text:p>
          </table:table-cell>
          <table:table-cell office:value-type="string">
            <text:p>NL05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3.xhp</text:p>
          </table:table-cell>
          <table:table-cell office:value-type="string">
            <text:p>NL05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mDir Statement [Runtime]</text:p>
          </table:table-cell>
        </table:table-row>
        <table:table-row table:style-name="ro2">
          <table:table-cell office:value-type="string">
            <text:p>sbasic/shared/03020414.xhp</text:p>
          </table:table-cell>
          <table:table-cell office:value-type="string">
            <text:p>NL05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4.xhp</text:p>
          </table:table-cell>
          <table:table-cell office:value-type="string">
            <text:p>NL05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tAttr-instructie [Runtime]</text:p>
          </table:table-cell>
        </table:table-row>
        <table:table-row table:style-name="ro2">
          <table:table-cell office:value-type="string">
            <text:p>sbasic/shared/03020415.xhp</text:p>
          </table:table-cell>
          <table:table-cell office:value-type="string">
            <text:p>NL06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20415.xhp</text:p>
          </table:table-cell>
          <table:table-cell office:value-type="string">
            <text:p>NL06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leExists Functie [Runtime]</text:p>
          </table:table-cell>
        </table:table-row>
        <table:table-row table:style-name="ro2">
          <table:table-cell office:value-type="string">
            <text:p>sbasic/shared/03030000.xhp</text:p>
          </table:table-cell>
          <table:table-cell office:value-type="string">
            <text:p>NL06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000.xhp</text:p>
          </table:table-cell>
          <table:table-cell office:value-type="string">
            <text:p>NL06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Date en Time Functies</text:p>
          </table:table-cell>
        </table:table-row>
        <table:table-row table:style-name="ro2">
          <table:table-cell office:value-type="string">
            <text:p>sbasic/shared/0303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101.xhp</text:p>
          </table:table-cell>
          <table:table-cell office:value-type="string">
            <text:p>NL06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1.xhp</text:p>
          </table:table-cell>
          <table:table-cell office:value-type="string">
            <text:p>NL06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ateSerial Functie [Runtime]</text:p>
          </table:table-cell>
        </table:table-row>
        <table:table-row table:style-name="ro2">
          <table:table-cell office:value-type="string">
            <text:p>sbasic/shared/03030102.xhp</text:p>
          </table:table-cell>
          <table:table-cell office:value-type="string">
            <text:p>NL06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2.xhp</text:p>
          </table:table-cell>
          <table:table-cell office:value-type="string">
            <text:p>NL06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ateValue-functie [Runtime]</text:p>
          </table:table-cell>
        </table:table-row>
        <table:table-row table:style-name="ro2">
          <table:table-cell office:value-type="string">
            <text:p>sbasic/shared/03030103.xhp</text:p>
          </table:table-cell>
          <table:table-cell office:value-type="string">
            <text:p>NL06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3.xhp</text:p>
          </table:table-cell>
          <table:table-cell office:value-type="string">
            <text:p>NL06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ay Functie [Runtime]</text:p>
          </table:table-cell>
        </table:table-row>
        <table:table-row table:style-name="ro2">
          <table:table-cell office:value-type="string">
            <text:p>sbasic/shared/03030104.xhp</text:p>
          </table:table-cell>
          <table:table-cell office:value-type="string">
            <text:p>NL06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4.xhp</text:p>
          </table:table-cell>
          <table:table-cell office:value-type="string">
            <text:p>NL06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onth Functie [Runtime]</text:p>
          </table:table-cell>
        </table:table-row>
        <table:table-row table:style-name="ro2">
          <table:table-cell office:value-type="string">
            <text:p>sbasic/shared/03030105.xhp</text:p>
          </table:table-cell>
          <table:table-cell office:value-type="string">
            <text:p>NL06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5.xhp</text:p>
          </table:table-cell>
          <table:table-cell office:value-type="string">
            <text:p>NL06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eekDay Functie [Runtime]</text:p>
          </table:table-cell>
        </table:table-row>
        <table:table-row table:style-name="ro2">
          <table:table-cell office:value-type="string">
            <text:p>sbasic/shared/03030106.xhp</text:p>
          </table:table-cell>
          <table:table-cell office:value-type="string">
            <text:p>NL06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6.xhp</text:p>
          </table:table-cell>
          <table:table-cell office:value-type="string">
            <text:p>NL06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Year Functie [Runtime]</text:p>
          </table:table-cell>
        </table:table-row>
        <table:table-row table:style-name="ro2">
          <table:table-cell office:value-type="string">
            <text:p>sbasic/shared/03030107.xhp</text:p>
          </table:table-cell>
          <table:table-cell office:value-type="string">
            <text:p>NL06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7.xhp</text:p>
          </table:table-cell>
          <table:table-cell office:value-type="string">
            <text:p>NL06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DateToIso Functie [Runtime]</text:p>
          </table:table-cell>
        </table:table-row>
        <table:table-row table:style-name="ro2">
          <table:table-cell office:value-type="string">
            <text:p>sbasic/shared/03030108.xhp</text:p>
          </table:table-cell>
          <table:table-cell office:value-type="string">
            <text:p>NL06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108.xhp</text:p>
          </table:table-cell>
          <table:table-cell office:value-type="string">
            <text:p>NL06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DateFromIso Functie [Runtime]</text:p>
          </table:table-cell>
        </table:table-row>
        <table:table-row table:style-name="ro2">
          <table:table-cell office:value-type="string">
            <text:p>sbasic/shared/0303011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12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13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201.xhp</text:p>
          </table:table-cell>
          <table:table-cell office:value-type="string">
            <text:p>NL07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1.xhp</text:p>
          </table:table-cell>
          <table:table-cell office:value-type="string">
            <text:p>NL07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Hour Functie [Runtime]</text:p>
          </table:table-cell>
        </table:table-row>
        <table:table-row table:style-name="ro2">
          <table:table-cell office:value-type="string">
            <text:p>sbasic/shared/03030202.xhp</text:p>
          </table:table-cell>
          <table:table-cell office:value-type="string">
            <text:p>NL07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2.xhp</text:p>
          </table:table-cell>
          <table:table-cell office:value-type="string">
            <text:p>NL07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inute Functie [Runtime]</text:p>
          </table:table-cell>
        </table:table-row>
        <table:table-row table:style-name="ro2">
          <table:table-cell office:value-type="string">
            <text:p>sbasic/shared/03030203.xhp</text:p>
          </table:table-cell>
          <table:table-cell office:value-type="string">
            <text:p>NL07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3.xhp</text:p>
          </table:table-cell>
          <table:table-cell office:value-type="string">
            <text:p>NL07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Now Functie [Runtime]</text:p>
          </table:table-cell>
        </table:table-row>
        <table:table-row table:style-name="ro2">
          <table:table-cell office:value-type="string">
            <text:p>sbasic/shared/03030204.xhp</text:p>
          </table:table-cell>
          <table:table-cell office:value-type="string">
            <text:p>NL07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4.xhp</text:p>
          </table:table-cell>
          <table:table-cell office:value-type="string">
            <text:p>NL07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cond Functie [Runtime]</text:p>
          </table:table-cell>
        </table:table-row>
        <table:table-row table:style-name="ro2">
          <table:table-cell office:value-type="string">
            <text:p>sbasic/shared/03030205.xhp</text:p>
          </table:table-cell>
          <table:table-cell office:value-type="string">
            <text:p>NL07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5.xhp</text:p>
          </table:table-cell>
          <table:table-cell office:value-type="string">
            <text:p>NL07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imeSerial-functie [Runtime]</text:p>
          </table:table-cell>
        </table:table-row>
        <table:table-row table:style-name="ro2">
          <table:table-cell office:value-type="string">
            <text:p>sbasic/shared/03030206.xhp</text:p>
          </table:table-cell>
          <table:table-cell office:value-type="string">
            <text:p>NL07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206.xhp</text:p>
          </table:table-cell>
          <table:table-cell office:value-type="string">
            <text:p>NL07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imeValue Functie [Runtime]</text:p>
          </table:table-cell>
        </table:table-row>
        <table:table-row table:style-name="ro2">
          <table:table-cell office:value-type="string">
            <text:p>sbasic/shared/0303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30301.xhp</text:p>
          </table:table-cell>
          <table:table-cell office:value-type="string">
            <text:p>NL07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301.xhp</text:p>
          </table:table-cell>
          <table:table-cell office:value-type="string">
            <text:p>NL07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ate Statement [Runtime]</text:p>
          </table:table-cell>
        </table:table-row>
        <table:table-row table:style-name="ro2">
          <table:table-cell office:value-type="string">
            <text:p>sbasic/shared/03030302.xhp</text:p>
          </table:table-cell>
          <table:table-cell office:value-type="string">
            <text:p>NL07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302.xhp</text:p>
          </table:table-cell>
          <table:table-cell office:value-type="string">
            <text:p>NL07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ime Statement [Runtime]</text:p>
          </table:table-cell>
        </table:table-row>
        <table:table-row table:style-name="ro2">
          <table:table-cell office:value-type="string">
            <text:p>sbasic/shared/03030303.xhp</text:p>
          </table:table-cell>
          <table:table-cell office:value-type="string">
            <text:p>NL07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30303.xhp</text:p>
          </table:table-cell>
          <table:table-cell office:value-type="string">
            <text:p>NL07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imer Functie [Runtime]</text:p>
          </table:table-cell>
        </table:table-row>
        <table:table-row table:style-name="ro2">
          <table:table-cell office:value-type="string">
            <text:p>sbasic/shared/03050000.xhp</text:p>
          </table:table-cell>
          <table:table-cell office:value-type="string">
            <text:p>NL07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50000.xhp</text:p>
          </table:table-cell>
          <table:table-cell office:value-type="string">
            <text:p>NL07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uncties voor foutafhandeling</text:p>
          </table:table-cell>
        </table:table-row>
        <table:table-row table:style-name="ro2">
          <table:table-cell office:value-type="string">
            <text:p>sbasic/shared/03050100.xhp</text:p>
          </table:table-cell>
          <table:table-cell office:value-type="string">
            <text:p>NL08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50100.xhp</text:p>
          </table:table-cell>
          <table:table-cell office:value-type="string">
            <text:p>NL08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rl Functie [Runtime]</text:p>
          </table:table-cell>
        </table:table-row>
        <table:table-row table:style-name="ro2">
          <table:table-cell office:value-type="string">
            <text:p>sbasic/shared/03050200.xhp</text:p>
          </table:table-cell>
          <table:table-cell office:value-type="string">
            <text:p>NL08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50200.xhp</text:p>
          </table:table-cell>
          <table:table-cell office:value-type="string">
            <text:p>NL08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rr Functie [Runtime]</text:p>
          </table:table-cell>
        </table:table-row>
        <table:table-row table:style-name="ro2">
          <table:table-cell office:value-type="string">
            <text:p>sbasic/shared/03050300.xhp</text:p>
          </table:table-cell>
          <table:table-cell office:value-type="string">
            <text:p>NL08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50300.xhp</text:p>
          </table:table-cell>
          <table:table-cell office:value-type="string">
            <text:p>NL08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rror Functie [Runtime]</text:p>
          </table:table-cell>
        </table:table-row>
        <table:table-row table:style-name="ro2">
          <table:table-cell office:value-type="string">
            <text:p>sbasic/shared/03050500.xhp</text:p>
          </table:table-cell>
          <table:table-cell office:value-type="string">
            <text:p>NL08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50500.xhp</text:p>
          </table:table-cell>
          <table:table-cell office:value-type="string">
            <text:p>NL08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n Error GoTo ... Resume-instructie [Runtime]</text:p>
          </table:table-cell>
        </table:table-row>
        <table:table-row table:style-name="ro2">
          <table:table-cell office:value-type="string">
            <text:p>sbasic/shared/03060000.xhp</text:p>
          </table:table-cell>
          <table:table-cell office:value-type="string">
            <text:p>NL08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000.xhp</text:p>
          </table:table-cell>
          <table:table-cell office:value-type="string">
            <text:p>NL08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Logische operatoren</text:p>
          </table:table-cell>
        </table:table-row>
        <table:table-row table:style-name="ro2">
          <table:table-cell office:value-type="string">
            <text:p>sbasic/shared/03060100.xhp</text:p>
          </table:table-cell>
          <table:table-cell office:value-type="string">
            <text:p>NL08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100.xhp</text:p>
          </table:table-cell>
          <table:table-cell office:value-type="string">
            <text:p>NL08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And Operator [Runtime]</text:p>
          </table:table-cell>
        </table:table-row>
        <table:table-row table:style-name="ro2">
          <table:table-cell office:value-type="string">
            <text:p>sbasic/shared/03060200.xhp</text:p>
          </table:table-cell>
          <table:table-cell office:value-type="string">
            <text:p>NL08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200.xhp</text:p>
          </table:table-cell>
          <table:table-cell office:value-type="string">
            <text:p>NL08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qv-operator [Runtime]</text:p>
          </table:table-cell>
        </table:table-row>
        <table:table-row table:style-name="ro2">
          <table:table-cell office:value-type="string">
            <text:p>sbasic/shared/03060300.xhp</text:p>
          </table:table-cell>
          <table:table-cell office:value-type="string">
            <text:p>NL08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300.xhp</text:p>
          </table:table-cell>
          <table:table-cell office:value-type="string">
            <text:p>NL08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mp Operator [Runtime]</text:p>
          </table:table-cell>
        </table:table-row>
        <table:table-row table:style-name="ro2">
          <table:table-cell office:value-type="string">
            <text:p>sbasic/shared/03060400.xhp</text:p>
          </table:table-cell>
          <table:table-cell office:value-type="string">
            <text:p>NL08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400.xhp</text:p>
          </table:table-cell>
          <table:table-cell office:value-type="string">
            <text:p>NL08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Not Operator [Runtime]</text:p>
          </table:table-cell>
        </table:table-row>
        <table:table-row table:style-name="ro2">
          <table:table-cell office:value-type="string">
            <text:p>sbasic/shared/03060500.xhp</text:p>
          </table:table-cell>
          <table:table-cell office:value-type="string">
            <text:p>NL08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500.xhp</text:p>
          </table:table-cell>
          <table:table-cell office:value-type="string">
            <text:p>NL08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r Operator [Runtime]</text:p>
          </table:table-cell>
        </table:table-row>
        <table:table-row table:style-name="ro2">
          <table:table-cell office:value-type="string">
            <text:p>sbasic/shared/03060600.xhp</text:p>
          </table:table-cell>
          <table:table-cell office:value-type="string">
            <text:p>NL09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60600.xhp</text:p>
          </table:table-cell>
          <table:table-cell office:value-type="string">
            <text:p>NL09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Xor Operator [Runtime]</text:p>
          </table:table-cell>
        </table:table-row>
        <table:table-row table:style-name="ro2">
          <table:table-cell office:value-type="string">
            <text:p>sbasic/shared/03070000.xhp</text:p>
          </table:table-cell>
          <table:table-cell office:value-type="string">
            <text:p>NL09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000.xhp</text:p>
          </table:table-cell>
          <table:table-cell office:value-type="string">
            <text:p>NL09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Wiskundige operatoren</text:p>
          </table:table-cell>
        </table:table-row>
        <table:table-row table:style-name="ro2">
          <table:table-cell office:value-type="string">
            <text:p>sbasic/shared/03070100.xhp</text:p>
          </table:table-cell>
          <table:table-cell office:value-type="string">
            <text:p>NL09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100.xhp</text:p>
          </table:table-cell>
          <table:table-cell office:value-type="string">
            <text:p>NL09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- Operator [Runtime]</text:p>
          </table:table-cell>
        </table:table-row>
        <table:table-row table:style-name="ro2">
          <table:table-cell office:value-type="string">
            <text:p>sbasic/shared/03070200.xhp</text:p>
          </table:table-cell>
          <table:table-cell office:value-type="string">
            <text:p>NL09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200.xhp</text:p>
          </table:table-cell>
          <table:table-cell office:value-type="string">
            <text:p>NL09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* Operator [Runtime]</text:p>
          </table:table-cell>
        </table:table-row>
        <table:table-row table:style-name="ro2">
          <table:table-cell office:value-type="string">
            <text:p>sbasic/shared/03070300.xhp</text:p>
          </table:table-cell>
          <table:table-cell office:value-type="string">
            <text:p>NL09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300.xhp</text:p>
          </table:table-cell>
          <table:table-cell office:value-type="string">
            <text:p>NL09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+ Operator [Runtime]</text:p>
          </table:table-cell>
        </table:table-row>
        <table:table-row table:style-name="ro2">
          <table:table-cell office:value-type="string">
            <text:p>sbasic/shared/03070400.xhp</text:p>
          </table:table-cell>
          <table:table-cell office:value-type="string">
            <text:p>NL09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400.xhp</text:p>
          </table:table-cell>
          <table:table-cell office:value-type="string">
            <text:p>NL09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/ Operator [Runtime]</text:p>
          </table:table-cell>
        </table:table-row>
        <table:table-row table:style-name="ro2">
          <table:table-cell office:value-type="string">
            <text:p>sbasic/shared/03070500.xhp</text:p>
          </table:table-cell>
          <table:table-cell office:value-type="string">
            <text:p>NL09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500.xhp</text:p>
          </table:table-cell>
          <table:table-cell office:value-type="string">
            <text:p>NL09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^ Operator [Runtime]</text:p>
          </table:table-cell>
        </table:table-row>
        <table:table-row table:style-name="ro2">
          <table:table-cell office:value-type="string">
            <text:p>sbasic/shared/03070600.xhp</text:p>
          </table:table-cell>
          <table:table-cell office:value-type="string">
            <text:p>NL09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70600.xhp</text:p>
          </table:table-cell>
          <table:table-cell office:value-type="string">
            <text:p>NL09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od Operator [Runtime]</text:p>
          </table:table-cell>
        </table:table-row>
        <table:table-row table:style-name="ro2">
          <table:table-cell office:value-type="string">
            <text:p>sbasic/shared/03080000.xhp</text:p>
          </table:table-cell>
          <table:table-cell office:value-type="string">
            <text:p>NL09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000.xhp</text:p>
          </table:table-cell>
          <table:table-cell office:value-type="string">
            <text:p>NL09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Numerieke functies</text:p>
          </table:table-cell>
        </table:table-row>
        <table:table-row table:style-name="ro2">
          <table:table-cell office:value-type="string">
            <text:p>sbasic/shared/03080100.xhp</text:p>
          </table:table-cell>
          <table:table-cell office:value-type="string">
            <text:p>NL09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100.xhp</text:p>
          </table:table-cell>
          <table:table-cell office:value-type="string">
            <text:p>NL09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rigonometrische Functies</text:p>
          </table:table-cell>
        </table:table-row>
        <table:table-row table:style-name="ro2">
          <table:table-cell office:value-type="string">
            <text:p>sbasic/shared/03080101.xhp</text:p>
          </table:table-cell>
          <table:table-cell office:value-type="string">
            <text:p>NL10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101.xhp</text:p>
          </table:table-cell>
          <table:table-cell office:value-type="string">
            <text:p>NL10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Atn Functie [Runtime]</text:p>
          </table:table-cell>
        </table:table-row>
        <table:table-row table:style-name="ro2">
          <table:table-cell office:value-type="string">
            <text:p>sbasic/shared/03080102.xhp</text:p>
          </table:table-cell>
          <table:table-cell office:value-type="string">
            <text:p>NL10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102.xhp</text:p>
          </table:table-cell>
          <table:table-cell office:value-type="string">
            <text:p>NL10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os Functie [Runtime]</text:p>
          </table:table-cell>
        </table:table-row>
        <table:table-row table:style-name="ro2">
          <table:table-cell office:value-type="string">
            <text:p>sbasic/shared/03080103.xhp</text:p>
          </table:table-cell>
          <table:table-cell office:value-type="string">
            <text:p>NL10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103.xhp</text:p>
          </table:table-cell>
          <table:table-cell office:value-type="string">
            <text:p>NL10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in Functie [Runtime]</text:p>
          </table:table-cell>
        </table:table-row>
        <table:table-row table:style-name="ro2">
          <table:table-cell office:value-type="string">
            <text:p>sbasic/shared/03080104.xhp</text:p>
          </table:table-cell>
          <table:table-cell office:value-type="string">
            <text:p>NL10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104.xhp</text:p>
          </table:table-cell>
          <table:table-cell office:value-type="string">
            <text:p>NL10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an Functie [Runtime]</text:p>
          </table:table-cell>
        </table:table-row>
        <table:table-row table:style-name="ro2">
          <table:table-cell office:value-type="string">
            <text:p>sbasic/shared/0308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80201.xhp</text:p>
          </table:table-cell>
          <table:table-cell office:value-type="string">
            <text:p>NL10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201.xhp</text:p>
          </table:table-cell>
          <table:table-cell office:value-type="string">
            <text:p>NL10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xp-functie [Runtime]</text:p>
          </table:table-cell>
        </table:table-row>
        <table:table-row table:style-name="ro2">
          <table:table-cell office:value-type="string">
            <text:p>sbasic/shared/03080202.xhp</text:p>
          </table:table-cell>
          <table:table-cell office:value-type="string">
            <text:p>NL10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202.xhp</text:p>
          </table:table-cell>
          <table:table-cell office:value-type="string">
            <text:p>NL10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og Functie [Runtime]</text:p>
          </table:table-cell>
        </table:table-row>
        <table:table-row table:style-name="ro2">
          <table:table-cell office:value-type="string">
            <text:p>sbasic/shared/03080300.xhp</text:p>
          </table:table-cell>
          <table:table-cell office:value-type="string">
            <text:p>NL10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300.xhp</text:p>
          </table:table-cell>
          <table:table-cell office:value-type="string">
            <text:p>NL10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illekeurige Getallen Genereren</text:p>
          </table:table-cell>
        </table:table-row>
        <table:table-row table:style-name="ro2">
          <table:table-cell office:value-type="string">
            <text:p>sbasic/shared/03080301.xhp</text:p>
          </table:table-cell>
          <table:table-cell office:value-type="string">
            <text:p>NL10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301.xhp</text:p>
          </table:table-cell>
          <table:table-cell office:value-type="string">
            <text:p>NL10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andomize Statement [Runtime]</text:p>
          </table:table-cell>
        </table:table-row>
        <table:table-row table:style-name="ro2">
          <table:table-cell office:value-type="string">
            <text:p>sbasic/shared/03080302.xhp</text:p>
          </table:table-cell>
          <table:table-cell office:value-type="string">
            <text:p>NL10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302.xhp</text:p>
          </table:table-cell>
          <table:table-cell office:value-type="string">
            <text:p>NL10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nd functie [Runtime]</text:p>
          </table:table-cell>
        </table:table-row>
        <table:table-row table:style-name="ro2">
          <table:table-cell office:value-type="string">
            <text:p>sbasic/shared/03080400.xhp</text:p>
          </table:table-cell>
          <table:table-cell office:value-type="string">
            <text:p>NL10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400.xhp</text:p>
          </table:table-cell>
          <table:table-cell office:value-type="string">
            <text:p>NL10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Vierkantswortel Berekening</text:p>
          </table:table-cell>
        </table:table-row>
        <table:table-row table:style-name="ro2">
          <table:table-cell office:value-type="string">
            <text:p>sbasic/shared/03080401.xhp</text:p>
          </table:table-cell>
          <table:table-cell office:value-type="string">
            <text:p>NL11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401.xhp</text:p>
          </table:table-cell>
          <table:table-cell office:value-type="string">
            <text:p>NL11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qr Functie [Runtime]</text:p>
          </table:table-cell>
        </table:table-row>
        <table:table-row table:style-name="ro2">
          <table:table-cell office:value-type="string">
            <text:p>sbasic/shared/030805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80501.xhp</text:p>
          </table:table-cell>
          <table:table-cell office:value-type="string">
            <text:p>NL11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501.xhp</text:p>
          </table:table-cell>
          <table:table-cell office:value-type="string">
            <text:p>NL11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x Functie [Runtime]</text:p>
          </table:table-cell>
        </table:table-row>
        <table:table-row table:style-name="ro2">
          <table:table-cell office:value-type="string">
            <text:p>sbasic/shared/03080502.xhp</text:p>
          </table:table-cell>
          <table:table-cell office:value-type="string">
            <text:p>NL11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502.xhp</text:p>
          </table:table-cell>
          <table:table-cell office:value-type="string">
            <text:p>NL11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nt Functie [Runtime]</text:p>
          </table:table-cell>
        </table:table-row>
        <table:table-row table:style-name="ro2">
          <table:table-cell office:value-type="string">
            <text:p>sbasic/shared/030806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80601.xhp</text:p>
          </table:table-cell>
          <table:table-cell office:value-type="string">
            <text:p>NL11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601.xhp</text:p>
          </table:table-cell>
          <table:table-cell office:value-type="string">
            <text:p>NL11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Abs Functie [Runtime]</text:p>
          </table:table-cell>
        </table:table-row>
        <table:table-row table:style-name="ro2">
          <table:table-cell office:value-type="string">
            <text:p>sbasic/shared/030807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80701.xhp</text:p>
          </table:table-cell>
          <table:table-cell office:value-type="string">
            <text:p>NL11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701.xhp</text:p>
          </table:table-cell>
          <table:table-cell office:value-type="string">
            <text:p>NL11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gn Functie [Runtime]</text:p>
          </table:table-cell>
        </table:table-row>
        <table:table-row table:style-name="ro2">
          <table:table-cell office:value-type="string">
            <text:p>sbasic/shared/030808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80801.xhp</text:p>
          </table:table-cell>
          <table:table-cell office:value-type="string">
            <text:p>NL11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801.xhp</text:p>
          </table:table-cell>
          <table:table-cell office:value-type="string">
            <text:p>NL11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Hex Functie [Runtime]</text:p>
          </table:table-cell>
        </table:table-row>
        <table:table-row table:style-name="ro2">
          <table:table-cell office:value-type="string">
            <text:p>sbasic/shared/03080802.xhp</text:p>
          </table:table-cell>
          <table:table-cell office:value-type="string">
            <text:p>NL11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80802.xhp</text:p>
          </table:table-cell>
          <table:table-cell office:value-type="string">
            <text:p>NL11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ct Functie [Runtime]</text:p>
          </table:table-cell>
        </table:table-row>
        <table:table-row table:style-name="ro2">
          <table:table-cell office:value-type="string">
            <text:p>sbasic/shared/03090000.xhp</text:p>
          </table:table-cell>
          <table:table-cell office:value-type="string">
            <text:p>NL11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000.xhp</text:p>
          </table:table-cell>
          <table:table-cell office:value-type="string">
            <text:p>NL11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Programmauitvoering Sturen</text:p>
          </table:table-cell>
        </table:table-row>
        <table:table-row table:style-name="ro2">
          <table:table-cell office:value-type="string">
            <text:p>sbasic/shared/0309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90101.xhp</text:p>
          </table:table-cell>
          <table:table-cell office:value-type="string">
            <text:p>NL11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101.xhp</text:p>
          </table:table-cell>
          <table:table-cell office:value-type="string">
            <text:p>NL11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f...Then...Else Statement [Runtime]</text:p>
          </table:table-cell>
        </table:table-row>
        <table:table-row table:style-name="ro2">
          <table:table-cell office:value-type="string">
            <text:p>sbasic/shared/03090102.xhp</text:p>
          </table:table-cell>
          <table:table-cell office:value-type="string">
            <text:p>NL11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102.xhp</text:p>
          </table:table-cell>
          <table:table-cell office:value-type="string">
            <text:p>NL11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lect...Case Statement [Runtime]</text:p>
          </table:table-cell>
        </table:table-row>
        <table:table-row table:style-name="ro2">
          <table:table-cell office:value-type="string">
            <text:p>sbasic/shared/03090103.xhp</text:p>
          </table:table-cell>
          <table:table-cell office:value-type="string">
            <text:p>NL12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103.xhp</text:p>
          </table:table-cell>
          <table:table-cell office:value-type="string">
            <text:p>NL12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If Statement [Runtime]</text:p>
          </table:table-cell>
        </table:table-row>
        <table:table-row table:style-name="ro2">
          <table:table-cell office:value-type="string">
            <text:p>sbasic/shared/0309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90201.xhp</text:p>
          </table:table-cell>
          <table:table-cell office:value-type="string">
            <text:p>NL12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201.xhp</text:p>
          </table:table-cell>
          <table:table-cell office:value-type="string">
            <text:p>NL12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o...Loop-instructie [Runtime]</text:p>
          </table:table-cell>
        </table:table-row>
        <table:table-row table:style-name="ro2">
          <table:table-cell office:value-type="string">
            <text:p>sbasic/shared/03090202.xhp</text:p>
          </table:table-cell>
          <table:table-cell office:value-type="string">
            <text:p>NL12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202.xhp</text:p>
          </table:table-cell>
          <table:table-cell office:value-type="string">
            <text:p>NL12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or...Next Statement [Runtime]</text:p>
          </table:table-cell>
        </table:table-row>
        <table:table-row table:style-name="ro2">
          <table:table-cell office:value-type="string">
            <text:p>sbasic/shared/03090203.xhp</text:p>
          </table:table-cell>
          <table:table-cell office:value-type="string">
            <text:p>NL12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203.xhp</text:p>
          </table:table-cell>
          <table:table-cell office:value-type="string">
            <text:p>NL12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hile...Wend Statement [Runtime]</text:p>
          </table:table-cell>
        </table:table-row>
        <table:table-row table:style-name="ro2">
          <table:table-cell office:value-type="string">
            <text:p>sbasic/shared/0309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090301.xhp</text:p>
          </table:table-cell>
          <table:table-cell office:value-type="string">
            <text:p>NL12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301.xhp</text:p>
          </table:table-cell>
          <table:table-cell office:value-type="string">
            <text:p>NL12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oSub...Return-instructie [Runtime]</text:p>
          </table:table-cell>
        </table:table-row>
        <table:table-row table:style-name="ro2">
          <table:table-cell office:value-type="string">
            <text:p>sbasic/shared/03090302.xhp</text:p>
          </table:table-cell>
          <table:table-cell office:value-type="string">
            <text:p>NL12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302.xhp</text:p>
          </table:table-cell>
          <table:table-cell office:value-type="string">
            <text:p>NL12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oTo-instructie [Runtime]</text:p>
          </table:table-cell>
        </table:table-row>
        <table:table-row table:style-name="ro2">
          <table:table-cell office:value-type="string">
            <text:p>sbasic/shared/03090303.xhp</text:p>
          </table:table-cell>
          <table:table-cell office:value-type="string">
            <text:p>NL12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303.xhp</text:p>
          </table:table-cell>
          <table:table-cell office:value-type="string">
            <text:p>NL12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n...GoSub Statement; On...GoTo Statement [Runtime]</text:p>
          </table:table-cell>
        </table:table-row>
        <table:table-row table:style-name="ro2">
          <table:table-cell office:value-type="string">
            <text:p>sbasic/shared/03090400.xhp</text:p>
          </table:table-cell>
          <table:table-cell office:value-type="string">
            <text:p>NL12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0.xhp</text:p>
          </table:table-cell>
          <table:table-cell office:value-type="string">
            <text:p>NL12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eer Statements</text:p>
          </table:table-cell>
        </table:table-row>
        <table:table-row table:style-name="ro2">
          <table:table-cell office:value-type="string">
            <text:p>sbasic/shared/03090401.xhp</text:p>
          </table:table-cell>
          <table:table-cell office:value-type="string">
            <text:p>NL12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1.xhp</text:p>
          </table:table-cell>
          <table:table-cell office:value-type="string">
            <text:p>NL12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all Statement [Runtime]</text:p>
          </table:table-cell>
        </table:table-row>
        <table:table-row table:style-name="ro2">
          <table:table-cell office:value-type="string">
            <text:p>sbasic/shared/03090402.xhp</text:p>
          </table:table-cell>
          <table:table-cell office:value-type="string">
            <text:p>NL12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2.xhp</text:p>
          </table:table-cell>
          <table:table-cell office:value-type="string">
            <text:p>NL12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hoose Functie [Runtime]</text:p>
          </table:table-cell>
        </table:table-row>
        <table:table-row table:style-name="ro2">
          <table:table-cell office:value-type="string">
            <text:p>sbasic/shared/03090403.xhp</text:p>
          </table:table-cell>
          <table:table-cell office:value-type="string">
            <text:p>NL13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3.xhp</text:p>
          </table:table-cell>
          <table:table-cell office:value-type="string">
            <text:p>NL13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clare-instructie [Runtime]</text:p>
          </table:table-cell>
        </table:table-row>
        <table:table-row table:style-name="ro2">
          <table:table-cell office:value-type="string">
            <text:p>sbasic/shared/03090404.xhp</text:p>
          </table:table-cell>
          <table:table-cell office:value-type="string">
            <text:p>NL13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4.xhp</text:p>
          </table:table-cell>
          <table:table-cell office:value-type="string">
            <text:p>NL13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nd Statement [Runtime]</text:p>
          </table:table-cell>
        </table:table-row>
        <table:table-row table:style-name="ro2">
          <table:table-cell office:value-type="string">
            <text:p>sbasic/shared/03090405.xhp</text:p>
          </table:table-cell>
          <table:table-cell office:value-type="string">
            <text:p>NL13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5.xhp</text:p>
          </table:table-cell>
          <table:table-cell office:value-type="string">
            <text:p>NL13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reeLibrary Functie [Runtime]</text:p>
          </table:table-cell>
        </table:table-row>
        <table:table-row table:style-name="ro2">
          <table:table-cell office:value-type="string">
            <text:p>sbasic/shared/03090406.xhp</text:p>
          </table:table-cell>
          <table:table-cell office:value-type="string">
            <text:p>NL13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6.xhp</text:p>
          </table:table-cell>
          <table:table-cell office:value-type="string">
            <text:p>NL13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unction Statement [Runtime]</text:p>
          </table:table-cell>
        </table:table-row>
        <table:table-row table:style-name="ro2">
          <table:table-cell office:value-type="string">
            <text:p>sbasic/shared/03090407.xhp</text:p>
          </table:table-cell>
          <table:table-cell office:value-type="string">
            <text:p>NL13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7.xhp</text:p>
          </table:table-cell>
          <table:table-cell office:value-type="string">
            <text:p>NL13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em Statement [Runtime]</text:p>
          </table:table-cell>
        </table:table-row>
        <table:table-row table:style-name="ro2">
          <table:table-cell office:value-type="string">
            <text:p>sbasic/shared/03090408.xhp</text:p>
          </table:table-cell>
          <table:table-cell office:value-type="string">
            <text:p>NL13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8.xhp</text:p>
          </table:table-cell>
          <table:table-cell office:value-type="string">
            <text:p>NL13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top Statement [Runtime]</text:p>
          </table:table-cell>
        </table:table-row>
        <table:table-row table:style-name="ro2">
          <table:table-cell office:value-type="string">
            <text:p>sbasic/shared/03090409.xhp</text:p>
          </table:table-cell>
          <table:table-cell office:value-type="string">
            <text:p>NL13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09.xhp</text:p>
          </table:table-cell>
          <table:table-cell office:value-type="string">
            <text:p>NL13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ub Statement [Runtime]</text:p>
          </table:table-cell>
        </table:table-row>
        <table:table-row table:style-name="ro2">
          <table:table-cell office:value-type="string">
            <text:p>sbasic/shared/03090410.xhp</text:p>
          </table:table-cell>
          <table:table-cell office:value-type="string">
            <text:p>NL13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10.xhp</text:p>
          </table:table-cell>
          <table:table-cell office:value-type="string">
            <text:p>NL13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witch Functie [Runtime]</text:p>
          </table:table-cell>
        </table:table-row>
        <table:table-row table:style-name="ro2">
          <table:table-cell office:value-type="string">
            <text:p>sbasic/shared/03090411.xhp</text:p>
          </table:table-cell>
          <table:table-cell office:value-type="string">
            <text:p>NL13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11.xhp</text:p>
          </table:table-cell>
          <table:table-cell office:value-type="string">
            <text:p>NL13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ith Statement [Runtime]</text:p>
          </table:table-cell>
        </table:table-row>
        <table:table-row table:style-name="ro2">
          <table:table-cell office:value-type="string">
            <text:p>sbasic/shared/03090412.xhp</text:p>
          </table:table-cell>
          <table:table-cell office:value-type="string">
            <text:p>NL13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090412.xhp</text:p>
          </table:table-cell>
          <table:table-cell office:value-type="string">
            <text:p>NL13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xit Statement [Runtime]</text:p>
          </table:table-cell>
        </table:table-row>
        <table:table-row table:style-name="ro2">
          <table:table-cell office:value-type="string">
            <text:p>sbasic/shared/03100000.xhp</text:p>
          </table:table-cell>
          <table:table-cell office:value-type="string">
            <text:p>NL14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000.xhp</text:p>
          </table:table-cell>
          <table:table-cell office:value-type="string">
            <text:p>NL14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Variabelen</text:p>
          </table:table-cell>
        </table:table-row>
        <table:table-row table:style-name="ro2">
          <table:table-cell office:value-type="string">
            <text:p>sbasic/shared/0310005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006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007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008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0100.xhp</text:p>
          </table:table-cell>
          <table:table-cell office:value-type="string">
            <text:p>NL14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100.xhp</text:p>
          </table:table-cell>
          <table:table-cell office:value-type="string">
            <text:p>NL14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Bool Functie [Runtime]</text:p>
          </table:table-cell>
        </table:table-row>
        <table:table-row table:style-name="ro2">
          <table:table-cell office:value-type="string">
            <text:p>sbasic/shared/03100300.xhp</text:p>
          </table:table-cell>
          <table:table-cell office:value-type="string">
            <text:p>NL14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300.xhp</text:p>
          </table:table-cell>
          <table:table-cell office:value-type="string">
            <text:p>NL14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Date Functie [Runtime]</text:p>
          </table:table-cell>
        </table:table-row>
        <table:table-row table:style-name="ro2">
          <table:table-cell office:value-type="string">
            <text:p>sbasic/shared/03100400.xhp</text:p>
          </table:table-cell>
          <table:table-cell office:value-type="string">
            <text:p>NL14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400.xhp</text:p>
          </table:table-cell>
          <table:table-cell office:value-type="string">
            <text:p>NL14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Dbl Functie [Runtime]</text:p>
          </table:table-cell>
        </table:table-row>
        <table:table-row table:style-name="ro2">
          <table:table-cell office:value-type="string">
            <text:p>sbasic/shared/03100500.xhp</text:p>
          </table:table-cell>
          <table:table-cell office:value-type="string">
            <text:p>NL14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500.xhp</text:p>
          </table:table-cell>
          <table:table-cell office:value-type="string">
            <text:p>NL14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Int Functie [Runtime]</text:p>
          </table:table-cell>
        </table:table-row>
        <table:table-row table:style-name="ro2">
          <table:table-cell office:value-type="string">
            <text:p>sbasic/shared/03100600.xhp</text:p>
          </table:table-cell>
          <table:table-cell office:value-type="string">
            <text:p>NL14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600.xhp</text:p>
          </table:table-cell>
          <table:table-cell office:value-type="string">
            <text:p>NL14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Lng Functie [Runtime]</text:p>
          </table:table-cell>
        </table:table-row>
        <table:table-row table:style-name="ro2">
          <table:table-cell office:value-type="string">
            <text:p>sbasic/shared/03100700.xhp</text:p>
          </table:table-cell>
          <table:table-cell office:value-type="string">
            <text:p>NL14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700.xhp</text:p>
          </table:table-cell>
          <table:table-cell office:value-type="string">
            <text:p>NL14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onst Statment [Runtime]</text:p>
          </table:table-cell>
        </table:table-row>
        <table:table-row table:style-name="ro2">
          <table:table-cell office:value-type="string">
            <text:p>sbasic/shared/03100900.xhp</text:p>
          </table:table-cell>
          <table:table-cell office:value-type="string">
            <text:p>NL14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0900.xhp</text:p>
          </table:table-cell>
          <table:table-cell office:value-type="string">
            <text:p>NL14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Sng Functie [Runtime]</text:p>
          </table:table-cell>
        </table:table-row>
        <table:table-row table:style-name="ro2">
          <table:table-cell office:value-type="string">
            <text:p>sbasic/shared/03101000.xhp</text:p>
          </table:table-cell>
          <table:table-cell office:value-type="string">
            <text:p>NL14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000.xhp</text:p>
          </table:table-cell>
          <table:table-cell office:value-type="string">
            <text:p>NL14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Str Functie [Runtime]</text:p>
          </table:table-cell>
        </table:table-row>
        <table:table-row table:style-name="ro2">
          <table:table-cell office:value-type="string">
            <text:p>sbasic/shared/03101100.xhp</text:p>
          </table:table-cell>
          <table:table-cell office:value-type="string">
            <text:p>NL14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100.xhp</text:p>
          </table:table-cell>
          <table:table-cell office:value-type="string">
            <text:p>NL14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Bool Statement [Runtime]</text:p>
          </table:table-cell>
        </table:table-row>
        <table:table-row table:style-name="ro2">
          <table:table-cell office:value-type="string">
            <text:p>sbasic/shared/0310111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112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113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114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1300.xhp</text:p>
          </table:table-cell>
          <table:table-cell office:value-type="string">
            <text:p>NL15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300.xhp</text:p>
          </table:table-cell>
          <table:table-cell office:value-type="string">
            <text:p>NL15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Date Statement [Runtime]</text:p>
          </table:table-cell>
        </table:table-row>
        <table:table-row table:style-name="ro2">
          <table:table-cell office:value-type="string">
            <text:p>sbasic/shared/03101400.xhp</text:p>
          </table:table-cell>
          <table:table-cell office:value-type="string">
            <text:p>NL15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400.xhp</text:p>
          </table:table-cell>
          <table:table-cell office:value-type="string">
            <text:p>NL15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Dbl Statement [Runtime]</text:p>
          </table:table-cell>
        </table:table-row>
        <table:table-row table:style-name="ro2">
          <table:table-cell office:value-type="string">
            <text:p>sbasic/shared/03101500.xhp</text:p>
          </table:table-cell>
          <table:table-cell office:value-type="string">
            <text:p>NL15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500.xhp</text:p>
          </table:table-cell>
          <table:table-cell office:value-type="string">
            <text:p>NL15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Int Statement [Runtime]</text:p>
          </table:table-cell>
        </table:table-row>
        <table:table-row table:style-name="ro2">
          <table:table-cell office:value-type="string">
            <text:p>sbasic/shared/03101600.xhp</text:p>
          </table:table-cell>
          <table:table-cell office:value-type="string">
            <text:p>NL15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600.xhp</text:p>
          </table:table-cell>
          <table:table-cell office:value-type="string">
            <text:p>NL15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Lng Statement [Runtime]</text:p>
          </table:table-cell>
        </table:table-row>
        <table:table-row table:style-name="ro2">
          <table:table-cell office:value-type="string">
            <text:p>sbasic/shared/03101700.xhp</text:p>
          </table:table-cell>
          <table:table-cell office:value-type="string">
            <text:p>NL15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1700.xhp</text:p>
          </table:table-cell>
          <table:table-cell office:value-type="string">
            <text:p>NL15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Obj Statement [Runtime]</text:p>
          </table:table-cell>
        </table:table-row>
        <table:table-row table:style-name="ro2">
          <table:table-cell office:value-type="string">
            <text:p>sbasic/shared/03102000.xhp</text:p>
          </table:table-cell>
          <table:table-cell office:value-type="string">
            <text:p>NL15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000.xhp</text:p>
          </table:table-cell>
          <table:table-cell office:value-type="string">
            <text:p>NL15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efVar Statement [Runtime]</text:p>
          </table:table-cell>
        </table:table-row>
        <table:table-row table:style-name="ro2">
          <table:table-cell office:value-type="string">
            <text:p>sbasic/shared/03102100.xhp</text:p>
          </table:table-cell>
          <table:table-cell office:value-type="string">
            <text:p>NL15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100.xhp</text:p>
          </table:table-cell>
          <table:table-cell office:value-type="string">
            <text:p>NL15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im Statement [Runtime]</text:p>
          </table:table-cell>
        </table:table-row>
        <table:table-row table:style-name="ro2">
          <table:table-cell office:value-type="string">
            <text:p>sbasic/shared/03102101.xhp</text:p>
          </table:table-cell>
          <table:table-cell office:value-type="string">
            <text:p>NL15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101.xhp</text:p>
          </table:table-cell>
          <table:table-cell office:value-type="string">
            <text:p>NL15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eDim Statement [Runtime]</text:p>
          </table:table-cell>
        </table:table-row>
        <table:table-row table:style-name="ro2">
          <table:table-cell office:value-type="string">
            <text:p>sbasic/shared/03102200.xhp</text:p>
          </table:table-cell>
          <table:table-cell office:value-type="string">
            <text:p>NL15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200.xhp</text:p>
          </table:table-cell>
          <table:table-cell office:value-type="string">
            <text:p>NL15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Array-functie [Runtime]</text:p>
          </table:table-cell>
        </table:table-row>
        <table:table-row table:style-name="ro2">
          <table:table-cell office:value-type="string">
            <text:p>sbasic/shared/03102300.xhp</text:p>
          </table:table-cell>
          <table:table-cell office:value-type="string">
            <text:p>NL15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300.xhp</text:p>
          </table:table-cell>
          <table:table-cell office:value-type="string">
            <text:p>NL15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Date Functie [Runtime]</text:p>
          </table:table-cell>
        </table:table-row>
        <table:table-row table:style-name="ro2">
          <table:table-cell office:value-type="string">
            <text:p>sbasic/shared/03102400.xhp</text:p>
          </table:table-cell>
          <table:table-cell office:value-type="string">
            <text:p>NL16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400.xhp</text:p>
          </table:table-cell>
          <table:table-cell office:value-type="string">
            <text:p>NL16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Empty Functie [Runtime]</text:p>
          </table:table-cell>
        </table:table-row>
        <table:table-row table:style-name="ro2">
          <table:table-cell office:value-type="string">
            <text:p>sbasic/shared/0310245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2600.xhp</text:p>
          </table:table-cell>
          <table:table-cell office:value-type="string">
            <text:p>NL16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600.xhp</text:p>
          </table:table-cell>
          <table:table-cell office:value-type="string">
            <text:p>NL16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Null Functie [Runtime]</text:p>
          </table:table-cell>
        </table:table-row>
        <table:table-row table:style-name="ro2">
          <table:table-cell office:value-type="string">
            <text:p>sbasic/shared/03102700.xhp</text:p>
          </table:table-cell>
          <table:table-cell office:value-type="string">
            <text:p>NL16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700.xhp</text:p>
          </table:table-cell>
          <table:table-cell office:value-type="string">
            <text:p>NL16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Numeric Functie [Runtime]</text:p>
          </table:table-cell>
        </table:table-row>
        <table:table-row table:style-name="ro2">
          <table:table-cell office:value-type="string">
            <text:p>sbasic/shared/03102800.xhp</text:p>
          </table:table-cell>
          <table:table-cell office:value-type="string">
            <text:p>NL16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800.xhp</text:p>
          </table:table-cell>
          <table:table-cell office:value-type="string">
            <text:p>NL16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Object Functie [Runtime]</text:p>
          </table:table-cell>
        </table:table-row>
        <table:table-row table:style-name="ro2">
          <table:table-cell office:value-type="string">
            <text:p>sbasic/shared/03102900.xhp</text:p>
          </table:table-cell>
          <table:table-cell office:value-type="string">
            <text:p>NL16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2900.xhp</text:p>
          </table:table-cell>
          <table:table-cell office:value-type="string">
            <text:p>NL16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bound Functie [Runtime]</text:p>
          </table:table-cell>
        </table:table-row>
        <table:table-row table:style-name="ro2">
          <table:table-cell office:value-type="string">
            <text:p>sbasic/shared/03103000.xhp</text:p>
          </table:table-cell>
          <table:table-cell office:value-type="string">
            <text:p>NL16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000.xhp</text:p>
          </table:table-cell>
          <table:table-cell office:value-type="string">
            <text:p>NL16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Ubound Functie [Runtime]</text:p>
          </table:table-cell>
        </table:table-row>
        <table:table-row table:style-name="ro2">
          <table:table-cell office:value-type="string">
            <text:p>sbasic/shared/03103100.xhp</text:p>
          </table:table-cell>
          <table:table-cell office:value-type="string">
            <text:p>NL16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100.xhp</text:p>
          </table:table-cell>
          <table:table-cell office:value-type="string">
            <text:p>NL16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et Statement [Runtime]</text:p>
          </table:table-cell>
        </table:table-row>
        <table:table-row table:style-name="ro2">
          <table:table-cell office:value-type="string">
            <text:p>sbasic/shared/03103200.xhp</text:p>
          </table:table-cell>
          <table:table-cell office:value-type="string">
            <text:p>NL16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200.xhp</text:p>
          </table:table-cell>
          <table:table-cell office:value-type="string">
            <text:p>NL16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ption Base Statement [Runtime]</text:p>
          </table:table-cell>
        </table:table-row>
        <table:table-row table:style-name="ro2">
          <table:table-cell office:value-type="string">
            <text:p>sbasic/shared/03103300.xhp</text:p>
          </table:table-cell>
          <table:table-cell office:value-type="string">
            <text:p>NL16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300.xhp</text:p>
          </table:table-cell>
          <table:table-cell office:value-type="string">
            <text:p>NL16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ption Explicit Statement [Runtime]</text:p>
          </table:table-cell>
        </table:table-row>
        <table:table-row table:style-name="ro2">
          <table:table-cell office:value-type="string">
            <text:p>sbasic/shared/03103400.xhp</text:p>
          </table:table-cell>
          <table:table-cell office:value-type="string">
            <text:p>NL16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400.xhp</text:p>
          </table:table-cell>
          <table:table-cell office:value-type="string">
            <text:p>NL16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Public Statement [Runtime]</text:p>
          </table:table-cell>
        </table:table-row>
        <table:table-row table:style-name="ro2">
          <table:table-cell office:value-type="string">
            <text:p>sbasic/shared/0310345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03500.xhp</text:p>
          </table:table-cell>
          <table:table-cell office:value-type="string">
            <text:p>NL17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500.xhp</text:p>
          </table:table-cell>
          <table:table-cell office:value-type="string">
            <text:p>NL17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tatic Statement [Runtime]</text:p>
          </table:table-cell>
        </table:table-row>
        <table:table-row table:style-name="ro2">
          <table:table-cell office:value-type="string">
            <text:p>sbasic/shared/03103600.xhp</text:p>
          </table:table-cell>
          <table:table-cell office:value-type="string">
            <text:p>NL17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600.xhp</text:p>
          </table:table-cell>
          <table:table-cell office:value-type="string">
            <text:p>NL17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ypeName Functie; VarType Functie[Runtime]</text:p>
          </table:table-cell>
        </table:table-row>
        <table:table-row table:style-name="ro2">
          <table:table-cell office:value-type="string">
            <text:p>sbasic/shared/03103700.xhp</text:p>
          </table:table-cell>
          <table:table-cell office:value-type="string">
            <text:p>NL17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700.xhp</text:p>
          </table:table-cell>
          <table:table-cell office:value-type="string">
            <text:p>NL17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et Statement[Runtime]</text:p>
          </table:table-cell>
        </table:table-row>
        <table:table-row table:style-name="ro2">
          <table:table-cell office:value-type="string">
            <text:p>sbasic/shared/03103800.xhp</text:p>
          </table:table-cell>
          <table:table-cell office:value-type="string">
            <text:p>NL17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800.xhp</text:p>
          </table:table-cell>
          <table:table-cell office:value-type="string">
            <text:p>NL17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ndObject Functie [Runtime]</text:p>
          </table:table-cell>
        </table:table-row>
        <table:table-row table:style-name="ro2">
          <table:table-cell office:value-type="string">
            <text:p>sbasic/shared/03103900.xhp</text:p>
          </table:table-cell>
          <table:table-cell office:value-type="string">
            <text:p>NL17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3900.xhp</text:p>
          </table:table-cell>
          <table:table-cell office:value-type="string">
            <text:p>NL17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indPropertyObject Functie [Runtime]</text:p>
          </table:table-cell>
        </table:table-row>
        <table:table-row table:style-name="ro2">
          <table:table-cell office:value-type="string">
            <text:p>sbasic/shared/03104000.xhp</text:p>
          </table:table-cell>
          <table:table-cell office:value-type="string">
            <text:p>NL17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000.xhp</text:p>
          </table:table-cell>
          <table:table-cell office:value-type="string">
            <text:p>NL17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Missing Functie [Runtime]</text:p>
          </table:table-cell>
        </table:table-row>
        <table:table-row table:style-name="ro2">
          <table:table-cell office:value-type="string">
            <text:p>sbasic/shared/03104100.xhp</text:p>
          </table:table-cell>
          <table:table-cell office:value-type="string">
            <text:p>NL17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100.xhp</text:p>
          </table:table-cell>
          <table:table-cell office:value-type="string">
            <text:p>NL17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Optional (in Function-instructie) [Runtime]</text:p>
          </table:table-cell>
        </table:table-row>
        <table:table-row table:style-name="ro2">
          <table:table-cell office:value-type="string">
            <text:p>sbasic/shared/03104200.xhp</text:p>
          </table:table-cell>
          <table:table-cell office:value-type="string">
            <text:p>NL17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200.xhp</text:p>
          </table:table-cell>
          <table:table-cell office:value-type="string">
            <text:p>NL17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Array Functie [Runtime]</text:p>
          </table:table-cell>
        </table:table-row>
        <table:table-row table:style-name="ro2">
          <table:table-cell office:value-type="string">
            <text:p>sbasic/shared/03104300.xhp</text:p>
          </table:table-cell>
          <table:table-cell office:value-type="string">
            <text:p>NL17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300.xhp</text:p>
          </table:table-cell>
          <table:table-cell office:value-type="string">
            <text:p>NL17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DimArray Functie [Runtime]</text:p>
          </table:table-cell>
        </table:table-row>
        <table:table-row table:style-name="ro2">
          <table:table-cell office:value-type="string">
            <text:p>sbasic/shared/03104400.xhp</text:p>
          </table:table-cell>
          <table:table-cell office:value-type="string">
            <text:p>NL17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400.xhp</text:p>
          </table:table-cell>
          <table:table-cell office:value-type="string">
            <text:p>NL17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HasUnoInterfaces Functie [Runtime]</text:p>
          </table:table-cell>
        </table:table-row>
        <table:table-row table:style-name="ro2">
          <table:table-cell office:value-type="string">
            <text:p>sbasic/shared/03104500.xhp</text:p>
          </table:table-cell>
          <table:table-cell office:value-type="string">
            <text:p>NL18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500.xhp</text:p>
          </table:table-cell>
          <table:table-cell office:value-type="string">
            <text:p>NL18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sUnoStruct Functie [Runtime]</text:p>
          </table:table-cell>
        </table:table-row>
        <table:table-row table:style-name="ro2">
          <table:table-cell office:value-type="string">
            <text:p>sbasic/shared/03104600.xhp</text:p>
          </table:table-cell>
          <table:table-cell office:value-type="string">
            <text:p>NL18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04600.xhp</text:p>
          </table:table-cell>
          <table:table-cell office:value-type="string">
            <text:p>NL18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qualUnoObjects Functie [Runtime]</text:p>
          </table:table-cell>
        </table:table-row>
        <table:table-row table:style-name="ro2">
          <table:table-cell office:value-type="string">
            <text:p>sbasic/shared/031047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10000.xhp</text:p>
          </table:table-cell>
          <table:table-cell office:value-type="string">
            <text:p>NL18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10000.xhp</text:p>
          </table:table-cell>
          <table:table-cell office:value-type="string">
            <text:p>NL18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Vergelijkings-operatoren</text:p>
          </table:table-cell>
        </table:table-row>
        <table:table-row table:style-name="ro2">
          <table:table-cell office:value-type="string">
            <text:p>sbasic/shared/03110100.xhp</text:p>
          </table:table-cell>
          <table:table-cell office:value-type="string">
            <text:p>NL18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10100.xhp</text:p>
          </table:table-cell>
          <table:table-cell office:value-type="string">
            <text:p>NL18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=, &lt;,&gt;, &lt;=,=, &lt;&gt; - Operatoren [Runtime]</text:p>
          </table:table-cell>
        </table:table-row>
        <table:table-row table:style-name="ro2">
          <table:table-cell office:value-type="string">
            <text:p>sbasic/shared/03120000.xhp</text:p>
          </table:table-cell>
          <table:table-cell office:value-type="string">
            <text:p>NL18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000.xhp</text:p>
          </table:table-cell>
          <table:table-cell office:value-type="string">
            <text:p>NL18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Strings</text:p>
          </table:table-cell>
        </table:table-row>
        <table:table-row table:style-name="ro2">
          <table:table-cell office:value-type="string">
            <text:p>sbasic/shared/0312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20101.xhp</text:p>
          </table:table-cell>
          <table:table-cell office:value-type="string">
            <text:p>NL18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101.xhp</text:p>
          </table:table-cell>
          <table:table-cell office:value-type="string">
            <text:p>NL18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Asc Functie [Runtime]</text:p>
          </table:table-cell>
        </table:table-row>
        <table:table-row table:style-name="ro2">
          <table:table-cell office:value-type="string">
            <text:p>sbasic/shared/03120102.xhp</text:p>
          </table:table-cell>
          <table:table-cell office:value-type="string">
            <text:p>NL18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102.xhp</text:p>
          </table:table-cell>
          <table:table-cell office:value-type="string">
            <text:p>NL18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hr Functie [Runtime]</text:p>
          </table:table-cell>
        </table:table-row>
        <table:table-row table:style-name="ro2">
          <table:table-cell office:value-type="string">
            <text:p>sbasic/shared/03120103.xhp</text:p>
          </table:table-cell>
          <table:table-cell office:value-type="string">
            <text:p>NL18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103.xhp</text:p>
          </table:table-cell>
          <table:table-cell office:value-type="string">
            <text:p>NL18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tr Functie [Runtime]</text:p>
          </table:table-cell>
        </table:table-row>
        <table:table-row table:style-name="ro2">
          <table:table-cell office:value-type="string">
            <text:p>sbasic/shared/03120104.xhp</text:p>
          </table:table-cell>
          <table:table-cell office:value-type="string">
            <text:p>NL18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104.xhp</text:p>
          </table:table-cell>
          <table:table-cell office:value-type="string">
            <text:p>NL18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Val Functie [Runtime]</text:p>
          </table:table-cell>
        </table:table-row>
        <table:table-row table:style-name="ro2">
          <table:table-cell office:value-type="string">
            <text:p>sbasic/shared/03120105.xhp</text:p>
          </table:table-cell>
          <table:table-cell office:value-type="string">
            <text:p>NL18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105.xhp</text:p>
          </table:table-cell>
          <table:table-cell office:value-type="string">
            <text:p>NL18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Byte Functie [Runtime]</text:p>
          </table:table-cell>
        </table:table-row>
        <table:table-row table:style-name="ro2">
          <table:table-cell office:value-type="string">
            <text:p>sbasic/shared/0312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20201.xhp</text:p>
          </table:table-cell>
          <table:table-cell office:value-type="string">
            <text:p>NL19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201.xhp</text:p>
          </table:table-cell>
          <table:table-cell office:value-type="string">
            <text:p>NL19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pace Functie [Runtime]</text:p>
          </table:table-cell>
        </table:table-row>
        <table:table-row table:style-name="ro2">
          <table:table-cell office:value-type="string">
            <text:p>sbasic/shared/03120202.xhp</text:p>
          </table:table-cell>
          <table:table-cell office:value-type="string">
            <text:p>NL19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202.xhp</text:p>
          </table:table-cell>
          <table:table-cell office:value-type="string">
            <text:p>NL19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tring Functie [Runtime]</text:p>
          </table:table-cell>
        </table:table-row>
        <table:table-row table:style-name="ro2">
          <table:table-cell office:value-type="string">
            <text:p>sbasic/shared/0312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20301.xhp</text:p>
          </table:table-cell>
          <table:table-cell office:value-type="string">
            <text:p>NL19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1.xhp</text:p>
          </table:table-cell>
          <table:table-cell office:value-type="string">
            <text:p>NL19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Format Functie [Runtime]</text:p>
          </table:table-cell>
        </table:table-row>
        <table:table-row table:style-name="ro2">
          <table:table-cell office:value-type="string">
            <text:p>sbasic/shared/03120302.xhp</text:p>
          </table:table-cell>
          <table:table-cell office:value-type="string">
            <text:p>NL19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2.xhp</text:p>
          </table:table-cell>
          <table:table-cell office:value-type="string">
            <text:p>NL19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Case Functie [Runtime]</text:p>
          </table:table-cell>
        </table:table-row>
        <table:table-row table:style-name="ro2">
          <table:table-cell office:value-type="string">
            <text:p>sbasic/shared/03120303.xhp</text:p>
          </table:table-cell>
          <table:table-cell office:value-type="string">
            <text:p>NL19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3.xhp</text:p>
          </table:table-cell>
          <table:table-cell office:value-type="string">
            <text:p>NL19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eft Functie [Runtime]</text:p>
          </table:table-cell>
        </table:table-row>
        <table:table-row table:style-name="ro2">
          <table:table-cell office:value-type="string">
            <text:p>sbasic/shared/03120304.xhp</text:p>
          </table:table-cell>
          <table:table-cell office:value-type="string">
            <text:p>NL19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4.xhp</text:p>
          </table:table-cell>
          <table:table-cell office:value-type="string">
            <text:p>NL19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Set Statement [Runtime]</text:p>
          </table:table-cell>
        </table:table-row>
        <table:table-row table:style-name="ro2">
          <table:table-cell office:value-type="string">
            <text:p>sbasic/shared/03120305.xhp</text:p>
          </table:table-cell>
          <table:table-cell office:value-type="string">
            <text:p>NL19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5.xhp</text:p>
          </table:table-cell>
          <table:table-cell office:value-type="string">
            <text:p>NL19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trim Functie [Runtime]</text:p>
          </table:table-cell>
        </table:table-row>
        <table:table-row table:style-name="ro2">
          <table:table-cell office:value-type="string">
            <text:p>sbasic/shared/03120306.xhp</text:p>
          </table:table-cell>
          <table:table-cell office:value-type="string">
            <text:p>NL19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6.xhp</text:p>
          </table:table-cell>
          <table:table-cell office:value-type="string">
            <text:p>NL19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Mid Functie, Mid Statement [Runtime]</text:p>
          </table:table-cell>
        </table:table-row>
        <table:table-row table:style-name="ro2">
          <table:table-cell office:value-type="string">
            <text:p>sbasic/shared/03120307.xhp</text:p>
          </table:table-cell>
          <table:table-cell office:value-type="string">
            <text:p>NL19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7.xhp</text:p>
          </table:table-cell>
          <table:table-cell office:value-type="string">
            <text:p>NL19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ight Functie [Runtime]</text:p>
          </table:table-cell>
        </table:table-row>
        <table:table-row table:style-name="ro2">
          <table:table-cell office:value-type="string">
            <text:p>sbasic/shared/03120308.xhp</text:p>
          </table:table-cell>
          <table:table-cell office:value-type="string">
            <text:p>NL19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8.xhp</text:p>
          </table:table-cell>
          <table:table-cell office:value-type="string">
            <text:p>NL19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Set Statement [Runtime]</text:p>
          </table:table-cell>
        </table:table-row>
        <table:table-row table:style-name="ro2">
          <table:table-cell office:value-type="string">
            <text:p>sbasic/shared/03120309.xhp</text:p>
          </table:table-cell>
          <table:table-cell office:value-type="string">
            <text:p>NL20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09.xhp</text:p>
          </table:table-cell>
          <table:table-cell office:value-type="string">
            <text:p>NL20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Rtrim Functie [Runtime]</text:p>
          </table:table-cell>
        </table:table-row>
        <table:table-row table:style-name="ro2">
          <table:table-cell office:value-type="string">
            <text:p>sbasic/shared/03120310.xhp</text:p>
          </table:table-cell>
          <table:table-cell office:value-type="string">
            <text:p>NL20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0.xhp</text:p>
          </table:table-cell>
          <table:table-cell office:value-type="string">
            <text:p>NL20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Ucase Functie [Runtime]</text:p>
          </table:table-cell>
        </table:table-row>
        <table:table-row table:style-name="ro2">
          <table:table-cell office:value-type="string">
            <text:p>sbasic/shared/03120311.xhp</text:p>
          </table:table-cell>
          <table:table-cell office:value-type="string">
            <text:p>NL20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1.xhp</text:p>
          </table:table-cell>
          <table:table-cell office:value-type="string">
            <text:p>NL20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rim-functie [Runtime]</text:p>
          </table:table-cell>
        </table:table-row>
        <table:table-row table:style-name="ro2">
          <table:table-cell office:value-type="string">
            <text:p>sbasic/shared/03120312.xhp</text:p>
          </table:table-cell>
          <table:table-cell office:value-type="string">
            <text:p>NL20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2.xhp</text:p>
          </table:table-cell>
          <table:table-cell office:value-type="string">
            <text:p>NL20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onvertToURL Functie [Runtime]</text:p>
          </table:table-cell>
        </table:table-row>
        <table:table-row table:style-name="ro2">
          <table:table-cell office:value-type="string">
            <text:p>sbasic/shared/03120313.xhp</text:p>
          </table:table-cell>
          <table:table-cell office:value-type="string">
            <text:p>NL20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3.xhp</text:p>
          </table:table-cell>
          <table:table-cell office:value-type="string">
            <text:p>NL20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onvertFromURL Functie [Runtime]</text:p>
          </table:table-cell>
        </table:table-row>
        <table:table-row table:style-name="ro2">
          <table:table-cell office:value-type="string">
            <text:p>sbasic/shared/03120314.xhp</text:p>
          </table:table-cell>
          <table:table-cell office:value-type="string">
            <text:p>NL20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4.xhp</text:p>
          </table:table-cell>
          <table:table-cell office:value-type="string">
            <text:p>NL20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plit-function [Runtime]</text:p>
          </table:table-cell>
        </table:table-row>
        <table:table-row table:style-name="ro2">
          <table:table-cell office:value-type="string">
            <text:p>sbasic/shared/03120315.xhp</text:p>
          </table:table-cell>
          <table:table-cell office:value-type="string">
            <text:p>NL20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315.xhp</text:p>
          </table:table-cell>
          <table:table-cell office:value-type="string">
            <text:p>NL20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Join-functie [Runtime]</text:p>
          </table:table-cell>
        </table:table-row>
        <table:table-row table:style-name="ro2">
          <table:table-cell office:value-type="string">
            <text:p>sbasic/shared/031204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20401.xhp</text:p>
          </table:table-cell>
          <table:table-cell office:value-type="string">
            <text:p>NL20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401.xhp</text:p>
          </table:table-cell>
          <table:table-cell office:value-type="string">
            <text:p>NL20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InStr Functie [Runtime]</text:p>
          </table:table-cell>
        </table:table-row>
        <table:table-row table:style-name="ro2">
          <table:table-cell office:value-type="string">
            <text:p>sbasic/shared/03120402.xhp</text:p>
          </table:table-cell>
          <table:table-cell office:value-type="string">
            <text:p>NL20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402.xhp</text:p>
          </table:table-cell>
          <table:table-cell office:value-type="string">
            <text:p>NL20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Len Functie [Runtime]</text:p>
          </table:table-cell>
        </table:table-row>
        <table:table-row table:style-name="ro2">
          <table:table-cell office:value-type="string">
            <text:p>sbasic/shared/03120403.xhp</text:p>
          </table:table-cell>
          <table:table-cell office:value-type="string">
            <text:p>NL20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20403.xhp</text:p>
          </table:table-cell>
          <table:table-cell office:value-type="string">
            <text:p>NL20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trComp-functie [Runtime]</text:p>
          </table:table-cell>
        </table:table-row>
        <table:table-row table:style-name="ro2">
          <table:table-cell office:value-type="string">
            <text:p>sbasic/shared/03130000.xhp</text:p>
          </table:table-cell>
          <table:table-cell office:value-type="string">
            <text:p>NL21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000.xhp</text:p>
          </table:table-cell>
          <table:table-cell office:value-type="string">
            <text:p>NL21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Runtime-functies, -instructies en -operatoren</text:p>
          </table:table-cell>
          <table:table-cell table:style-name="ce18"/>
          <table:table-cell office:value-type="string">
            <text:p>Andere Commando's</text:p>
          </table:table-cell>
        </table:table-row>
        <table:table-row table:style-name="ro2">
          <table:table-cell office:value-type="string">
            <text:p>sbasic/shared/03130100.xhp</text:p>
          </table:table-cell>
          <table:table-cell office:value-type="string">
            <text:p>NL21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100.xhp</text:p>
          </table:table-cell>
          <table:table-cell office:value-type="string">
            <text:p>NL21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Beep Statement [Runtime]</text:p>
          </table:table-cell>
        </table:table-row>
        <table:table-row table:style-name="ro2">
          <table:table-cell office:value-type="string">
            <text:p>sbasic/shared/03130500.xhp</text:p>
          </table:table-cell>
          <table:table-cell office:value-type="string">
            <text:p>NL21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500.xhp</text:p>
          </table:table-cell>
          <table:table-cell office:value-type="string">
            <text:p>NL21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Shell-functie [Runtime]</text:p>
          </table:table-cell>
        </table:table-row>
        <table:table-row table:style-name="ro2">
          <table:table-cell office:value-type="string">
            <text:p>sbasic/shared/03130600.xhp</text:p>
          </table:table-cell>
          <table:table-cell office:value-type="string">
            <text:p>NL21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600.xhp</text:p>
          </table:table-cell>
          <table:table-cell office:value-type="string">
            <text:p>NL21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Wait Statement [Runtime]</text:p>
          </table:table-cell>
        </table:table-row>
        <table:table-row table:style-name="ro2">
          <table:table-cell office:value-type="string">
            <text:p>sbasic/shared/03130700.xhp</text:p>
          </table:table-cell>
          <table:table-cell office:value-type="string">
            <text:p>NL21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700.xhp</text:p>
          </table:table-cell>
          <table:table-cell office:value-type="string">
            <text:p>NL21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etSystemTicks Functie [Runtime]</text:p>
          </table:table-cell>
        </table:table-row>
        <table:table-row table:style-name="ro2">
          <table:table-cell office:value-type="string">
            <text:p>sbasic/shared/03130800.xhp</text:p>
          </table:table-cell>
          <table:table-cell office:value-type="string">
            <text:p>NL21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0800.xhp</text:p>
          </table:table-cell>
          <table:table-cell office:value-type="string">
            <text:p>NL21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Environ Functie [Runtime]</text:p>
          </table:table-cell>
        </table:table-row>
        <table:table-row table:style-name="ro2">
          <table:table-cell office:value-type="string">
            <text:p>sbasic/shared/03131000.xhp</text:p>
          </table:table-cell>
          <table:table-cell office:value-type="string">
            <text:p>NL21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000.xhp</text:p>
          </table:table-cell>
          <table:table-cell office:value-type="string">
            <text:p>NL21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etSolarVersion Functie [Runtime]</text:p>
          </table:table-cell>
        </table:table-row>
        <table:table-row table:style-name="ro2">
          <table:table-cell office:value-type="string">
            <text:p>sbasic/shared/03131300.xhp</text:p>
          </table:table-cell>
          <table:table-cell office:value-type="string">
            <text:p>NL21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300.xhp</text:p>
          </table:table-cell>
          <table:table-cell office:value-type="string">
            <text:p>NL21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wipsPerPixelX Functie [Runtime]</text:p>
          </table:table-cell>
        </table:table-row>
        <table:table-row table:style-name="ro2">
          <table:table-cell office:value-type="string">
            <text:p>sbasic/shared/03131400.xhp</text:p>
          </table:table-cell>
          <table:table-cell office:value-type="string">
            <text:p>NL218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400.xhp</text:p>
          </table:table-cell>
          <table:table-cell office:value-type="string">
            <text:p>NL218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TwipsPerPixelY Functie [Runtime]</text:p>
          </table:table-cell>
        </table:table-row>
        <table:table-row table:style-name="ro2">
          <table:table-cell office:value-type="string">
            <text:p>sbasic/shared/03131500.xhp</text:p>
          </table:table-cell>
          <table:table-cell office:value-type="string">
            <text:p>NL219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500.xhp</text:p>
          </table:table-cell>
          <table:table-cell office:value-type="string">
            <text:p>NL219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reateUnoStruct Functie [Runtime]</text:p>
          </table:table-cell>
        </table:table-row>
        <table:table-row table:style-name="ro2">
          <table:table-cell office:value-type="string">
            <text:p>sbasic/shared/03131600.xhp</text:p>
          </table:table-cell>
          <table:table-cell office:value-type="string">
            <text:p>NL220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600.xhp</text:p>
          </table:table-cell>
          <table:table-cell office:value-type="string">
            <text:p>NL220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reateUnoService Functie [Runtime]</text:p>
          </table:table-cell>
        </table:table-row>
        <table:table-row table:style-name="ro2">
          <table:table-cell office:value-type="string">
            <text:p>sbasic/shared/03131700.xhp</text:p>
          </table:table-cell>
          <table:table-cell office:value-type="string">
            <text:p>NL221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700.xhp</text:p>
          </table:table-cell>
          <table:table-cell office:value-type="string">
            <text:p>NL221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etProcessServiceManager Functie [Runtime]</text:p>
          </table:table-cell>
        </table:table-row>
        <table:table-row table:style-name="ro2">
          <table:table-cell office:value-type="string">
            <text:p>sbasic/shared/03131800.xhp</text:p>
          </table:table-cell>
          <table:table-cell office:value-type="string">
            <text:p>NL222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800.xhp</text:p>
          </table:table-cell>
          <table:table-cell office:value-type="string">
            <text:p>NL222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reateUnoDialog Functie [Runtime]</text:p>
          </table:table-cell>
        </table:table-row>
        <table:table-row table:style-name="ro2">
          <table:table-cell office:value-type="string">
            <text:p>sbasic/shared/03131900.xhp</text:p>
          </table:table-cell>
          <table:table-cell office:value-type="string">
            <text:p>NL223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1900.xhp</text:p>
          </table:table-cell>
          <table:table-cell office:value-type="string">
            <text:p>NL223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GlobalScope [Runtime]</text:p>
          </table:table-cell>
        </table:table-row>
        <table:table-row table:style-name="ro2">
          <table:table-cell office:value-type="string">
            <text:p>sbasic/shared/03132000.xhp</text:p>
          </table:table-cell>
          <table:table-cell office:value-type="string">
            <text:p>NL224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3132000.xhp</text:p>
          </table:table-cell>
          <table:table-cell office:value-type="string">
            <text:p>NL224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3"/>Alfabetische lijst met functies, instructies en operatoren</text:p>
          </table:table-cell>
          <table:table-cell table:style-name="ce18"/>
          <table:table-cell office:value-type="string">
            <text:p>CreateUnoListener-functie [Runtime]</text:p>
          </table:table-cell>
        </table:table-row>
        <table:table-row table:style-name="ro2">
          <table:table-cell office:value-type="string">
            <text:p>sbasic/shared/03132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32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32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324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31325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05060700.xhp</text:p>
          </table:table-cell>
          <table:table-cell office:value-type="string">
            <text:p>NL225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05060700.xhp</text:p>
          </table:table-cell>
          <table:table-cell office:value-type="string">
            <text:p>NL225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Macro</text:p>
          </table:table-cell>
        </table:table-row>
        <table:table-row table:style-name="ro2">
          <table:table-cell office:value-type="string">
            <text:p>sbasic/shared/keys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basic/shared/main0211.xhp</text:p>
          </table:table-cell>
          <table:table-cell office:value-type="string">
            <text:p>NL226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main0211.xhp</text:p>
          </table:table-cell>
          <table:table-cell office:value-type="string">
            <text:p>NL226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Macrobalk</text:p>
          </table:table-cell>
        </table:table-row>
        <table:table-row table:style-name="ro2">
          <table:table-cell office:value-type="string">
            <text:p>sbasic/shared/main0601.xhp</text:p>
          </table:table-cell>
          <table:table-cell office:value-type="string">
            <text:p>NL227</text:p>
          </table:table-cell>
          <table:table-cell office:value-type="string">
            <text:p>Dick Groskamp</text:p>
          </table:table-cell>
          <table:table-cell table:style-name="ce14" office:value-type="string">
            <text:p>sbasic/shared/main0601.xhp</text:p>
          </table:table-cell>
          <table:table-cell office:value-type="string">
            <text:p>NL227</text:p>
          </table:table-cell>
          <table:table-cell table:style-name="ce16" office:value-type="string">
            <text:p>Macro's en programmering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Help van OpenOffice.org Basic</text:p>
          </table:table-cell>
        </table:table-row>
        <table:table-row table:style-name="ro2">
          <table:table-cell office:value-type="string">
            <text:p>scalc/00/000000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6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07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0/0000041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2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4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9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19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2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22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3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3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3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3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1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1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5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60000.xhp</text:p>
          </table:table-cell>
          <table:table-cell office:value-type="string">
            <text:p>NL228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000.xhp</text:p>
          </table:table-cell>
          <table:table-cell office:value-type="string">
            <text:p>NL22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Functie-AutoPiloot</text:p>
          </table:table-cell>
        </table:table-row>
        <table:table-row table:style-name="ro2">
          <table:table-cell office:value-type="string">
            <text:p>scalc/01/04060100.xhp</text:p>
          </table:table-cell>
          <table:table-cell office:value-type="string">
            <text:p>NL229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0.xhp</text:p>
          </table:table-cell>
          <table:table-cell office:value-type="string">
            <text:p>NL22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Categorieën en functies</text:p>
          </table:table-cell>
        </table:table-row>
        <table:table-row table:style-name="ro2">
          <table:table-cell office:value-type="string">
            <text:p>scalc/01/04060101.xhp</text:p>
          </table:table-cell>
          <table:table-cell office:value-type="string">
            <text:p>NL230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1.xhp</text:p>
          </table:table-cell>
          <table:table-cell office:value-type="string">
            <text:p>NL23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Databasefuncties</text:p>
          </table:table-cell>
        </table:table-row>
        <table:table-row table:style-name="ro2">
          <table:table-cell office:value-type="string">
            <text:p>scalc/01/04060102.xhp</text:p>
          </table:table-cell>
          <table:table-cell office:value-type="string">
            <text:p>NL231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2.xhp</text:p>
          </table:table-cell>
          <table:table-cell office:value-type="string">
            <text:p>NL23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Datum- &amp;amp; Tijdfuncties</text:p>
          </table:table-cell>
        </table:table-row>
        <table:table-row table:style-name="ro2">
          <table:table-cell office:value-type="string">
            <text:p>scalc/01/04060103.xhp</text:p>
          </table:table-cell>
          <table:table-cell office:value-type="string">
            <text:p>NL232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3.xhp</text:p>
          </table:table-cell>
          <table:table-cell office:value-type="string">
            <text:p>NL23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Financiële Functies Deel Eén</text:p>
          </table:table-cell>
        </table:table-row>
        <table:table-row table:style-name="ro2">
          <table:table-cell office:value-type="string">
            <text:p>scalc/01/04060104.xhp</text:p>
          </table:table-cell>
          <table:table-cell office:value-type="string">
            <text:p>NL233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4.xhp</text:p>
          </table:table-cell>
          <table:table-cell office:value-type="string">
            <text:p>NL23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Informatiefuncties</text:p>
          </table:table-cell>
        </table:table-row>
        <table:table-row table:style-name="ro2">
          <table:table-cell office:value-type="string">
            <text:p>scalc/01/04060105.xhp</text:p>
          </table:table-cell>
          <table:table-cell office:value-type="string">
            <text:p>NL234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5.xhp</text:p>
          </table:table-cell>
          <table:table-cell office:value-type="string">
            <text:p>NL23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Logische Functies</text:p>
          </table:table-cell>
        </table:table-row>
        <table:table-row table:style-name="ro2">
          <table:table-cell office:value-type="string">
            <text:p>scalc/01/04060106.xhp</text:p>
          </table:table-cell>
          <table:table-cell office:value-type="string">
            <text:p>NL235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6.xhp</text:p>
          </table:table-cell>
          <table:table-cell office:value-type="string">
            <text:p>NL23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Wiskundige functies</text:p>
          </table:table-cell>
        </table:table-row>
        <table:table-row table:style-name="ro2">
          <table:table-cell office:value-type="string">
            <text:p>scalc/01/04060107.xhp</text:p>
          </table:table-cell>
          <table:table-cell office:value-type="string">
            <text:p>NL236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7.xhp</text:p>
          </table:table-cell>
          <table:table-cell office:value-type="string">
            <text:p>NL23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Matrixfuncties</text:p>
          </table:table-cell>
        </table:table-row>
        <table:table-row table:style-name="ro2">
          <table:table-cell office:value-type="string">
            <text:p>scalc/01/04060108.xhp</text:p>
          </table:table-cell>
          <table:table-cell office:value-type="string">
            <text:p>NL237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8.xhp</text:p>
          </table:table-cell>
          <table:table-cell office:value-type="string">
            <text:p>NL23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ekfuncties</text:p>
          </table:table-cell>
        </table:table-row>
        <table:table-row table:style-name="ro2">
          <table:table-cell office:value-type="string">
            <text:p>scalc/01/04060109.xhp</text:p>
          </table:table-cell>
          <table:table-cell office:value-type="string">
            <text:p>NL238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09.xhp</text:p>
          </table:table-cell>
          <table:table-cell office:value-type="string">
            <text:p>NL23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Werkbladfuncties</text:p>
          </table:table-cell>
        </table:table-row>
        <table:table-row table:style-name="ro2">
          <table:table-cell office:value-type="string">
            <text:p>scalc/01/04060110.xhp</text:p>
          </table:table-cell>
          <table:table-cell office:value-type="string">
            <text:p>NL239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0.xhp</text:p>
          </table:table-cell>
          <table:table-cell office:value-type="string">
            <text:p>NL23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Tekstfuncties</text:p>
          </table:table-cell>
        </table:table-row>
        <table:table-row table:style-name="ro2">
          <table:table-cell office:value-type="string">
            <text:p>scalc/01/04060111.xhp</text:p>
          </table:table-cell>
          <table:table-cell office:value-type="string">
            <text:p>NL240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1.xhp</text:p>
          </table:table-cell>
          <table:table-cell office:value-type="string">
            <text:p>NL24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Addin-functies</text:p>
          </table:table-cell>
        </table:table-row>
        <table:table-row table:style-name="ro2">
          <table:table-cell office:value-type="string">
            <text:p>scalc/01/04060112.xhp</text:p>
          </table:table-cell>
          <table:table-cell office:value-type="string">
            <text:p>NL241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2.xhp</text:p>
          </table:table-cell>
          <table:table-cell office:value-type="string">
            <text:p>NL24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Addin voor programmering in OpenOffice.org Calc</text:p>
          </table:table-cell>
        </table:table-row>
        <table:table-row table:style-name="ro2">
          <table:table-cell office:value-type="string">
            <text:p>scalc/01/04060115.xhp</text:p>
          </table:table-cell>
          <table:table-cell office:value-type="string">
            <text:p>NL242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5.xhp</text:p>
          </table:table-cell>
          <table:table-cell office:value-type="string">
            <text:p>NL24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Addin-functies, lijst met analysefuncties - Deel één</text:p>
          </table:table-cell>
        </table:table-row>
        <table:table-row table:style-name="ro2">
          <table:table-cell office:value-type="string">
            <text:p>scalc/01/04060116.xhp</text:p>
          </table:table-cell>
          <table:table-cell office:value-type="string">
            <text:p>NL243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6.xhp</text:p>
          </table:table-cell>
          <table:table-cell office:value-type="string">
            <text:p>NL24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Addin-functies, lijst met analysefuncties - Deel twee</text:p>
          </table:table-cell>
        </table:table-row>
        <table:table-row table:style-name="ro2">
          <table:table-cell office:value-type="string">
            <text:p>scalc/01/04060118.xhp</text:p>
          </table:table-cell>
          <table:table-cell office:value-type="string">
            <text:p>NL244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8.xhp</text:p>
          </table:table-cell>
          <table:table-cell office:value-type="string">
            <text:p>NL24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Financiële Functies Deel Drie</text:p>
          </table:table-cell>
        </table:table-row>
        <table:table-row table:style-name="ro2">
          <table:table-cell office:value-type="string">
            <text:p>scalc/01/04060119.xhp</text:p>
          </table:table-cell>
          <table:table-cell office:value-type="string">
            <text:p>NL245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19.xhp</text:p>
          </table:table-cell>
          <table:table-cell office:value-type="string">
            <text:p>NL24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Financiële Functies Deel Twee</text:p>
          </table:table-cell>
        </table:table-row>
        <table:table-row table:style-name="ro2">
          <table:table-cell office:value-type="string">
            <text:p>scalc/01/04060181.xhp</text:p>
          </table:table-cell>
          <table:table-cell office:value-type="string">
            <text:p>NL246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81.xhp</text:p>
          </table:table-cell>
          <table:table-cell office:value-type="string">
            <text:p>NL24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sche functies - Deel 1</text:p>
          </table:table-cell>
        </table:table-row>
        <table:table-row table:style-name="ro2">
          <table:table-cell office:value-type="string">
            <text:p>scalc/01/04060182.xhp</text:p>
          </table:table-cell>
          <table:table-cell office:value-type="string">
            <text:p>NL247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82.xhp</text:p>
          </table:table-cell>
          <table:table-cell office:value-type="string">
            <text:p>NL24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sche Functies Deel Twee</text:p>
          </table:table-cell>
        </table:table-row>
        <table:table-row table:style-name="ro2">
          <table:table-cell office:value-type="string">
            <text:p>scalc/01/04060183.xhp</text:p>
          </table:table-cell>
          <table:table-cell office:value-type="string">
            <text:p>NL248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83.xhp</text:p>
          </table:table-cell>
          <table:table-cell office:value-type="string">
            <text:p>NL24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sche Functies Deel Drie</text:p>
          </table:table-cell>
        </table:table-row>
        <table:table-row table:style-name="ro2">
          <table:table-cell office:value-type="string">
            <text:p>scalc/01/04060184.xhp</text:p>
          </table:table-cell>
          <table:table-cell office:value-type="string">
            <text:p>NL249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84.xhp</text:p>
          </table:table-cell>
          <table:table-cell office:value-type="string">
            <text:p>NL24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sche Functies Deel Vier</text:p>
          </table:table-cell>
        </table:table-row>
        <table:table-row table:style-name="ro2">
          <table:table-cell office:value-type="string">
            <text:p>scalc/01/04060185.xhp</text:p>
          </table:table-cell>
          <table:table-cell office:value-type="string">
            <text:p>NL250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85.xhp</text:p>
          </table:table-cell>
          <table:table-cell office:value-type="string">
            <text:p>NL25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Statistische Functies Deel Vijf</text:p>
          </table:table-cell>
        </table:table-row>
        <table:table-row table:style-name="ro2">
          <table:table-cell office:value-type="string">
            <text:p>scalc/01/04060199.xhp</text:p>
          </table:table-cell>
          <table:table-cell office:value-type="string">
            <text:p>NL251</text:p>
          </table:table-cell>
          <table:table-cell office:value-type="string">
            <text:p>Henk vd Burg</text:p>
          </table:table-cell>
          <table:table-cell table:style-name="ce14" office:value-type="string">
            <text:p>scalc/01/04060199.xhp</text:p>
          </table:table-cell>
          <table:table-cell office:value-type="string">
            <text:p>NL25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Operatoren in OpenOffice.org Calc</text:p>
          </table:table-cell>
        </table:table-row>
        <table:table-row table:style-name="ro2">
          <table:table-cell office:value-type="string">
            <text:p>scalc/01/04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7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4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2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3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3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3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4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5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5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7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8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8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8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08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513000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7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8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09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31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6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6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1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69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7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07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1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3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3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2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4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5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5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8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106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09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12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12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1212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ormat_graphic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dat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datevalu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da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day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days36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eastersunda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edat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eomont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hou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minut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mont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networkday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now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second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tim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timevalu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toda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weekda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weeknum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weeknumadd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workda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yea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1/func_yearfrac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21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2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21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21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21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6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8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08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10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10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18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2/18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04/01020000.xhp</text:p>
          </table:table-cell>
          <table:table-cell office:value-type="string">
            <text:p>NL252</text:p>
          </table:table-cell>
          <table:table-cell office:value-type="string">
            <text:p>Henk vd Burg</text:p>
          </table:table-cell>
          <table:table-cell table:style-name="ce14" office:value-type="string">
            <text:p>scalc/04/01020000.xhp</text:p>
          </table:table-cell>
          <table:table-cell office:value-type="string">
            <text:p>NL25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Sneltoetsen voor werkbladen</text:p>
          </table:table-cell>
        </table:table-row>
        <table:table-row table:style-name="ro2">
          <table:table-cell office:value-type="string">
            <text:p>scalc/05/02140000.xhp</text:p>
          </table:table-cell>
          <table:table-cell office:value-type="string">
            <text:p>NL253</text:p>
          </table:table-cell>
          <table:table-cell office:value-type="string">
            <text:p>Henk vd Burg</text:p>
          </table:table-cell>
          <table:table-cell table:style-name="ce14" office:value-type="string">
            <text:p>scalc/05/02140000.xhp</text:p>
          </table:table-cell>
          <table:table-cell office:value-type="string">
            <text:p>NL25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Foutcodes in OpenOffice.org Calc</text:p>
          </table:table-cell>
        </table:table-row>
        <table:table-row table:style-name="ro2">
          <table:table-cell office:value-type="string">
            <text:p>scalc/guide/address_auto.xhp</text:p>
          </table:table-cell>
          <table:table-cell office:value-type="string">
            <text:p>NL25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address_auto.xhp</text:p>
          </table:table-cell>
          <table:table-cell office:value-type="string">
            <text:p>NL25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Herkenning van Namen als Adressering</text:p>
          </table:table-cell>
        </table:table-row>
        <table:table-row table:style-name="ro2">
          <table:table-cell office:value-type="string">
            <text:p>scalc/guide/address_byname.xhp</text:p>
          </table:table-cell>
          <table:table-cell office:value-type="string">
            <text:p>NL25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address_byname.xhp</text:p>
          </table:table-cell>
          <table:table-cell office:value-type="string">
            <text:p>NL25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Addressering op Naam</text:p>
          </table:table-cell>
        </table:table-row>
        <table:table-row table:style-name="ro2">
          <table:table-cell office:value-type="string">
            <text:p>scalc/guide/auto_off.xhp</text:p>
          </table:table-cell>
          <table:table-cell office:value-type="string">
            <text:p>NL25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auto_off.xhp</text:p>
          </table:table-cell>
          <table:table-cell office:value-type="string">
            <text:p>NL25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Automatische wijzigingen deactiveren</text:p>
          </table:table-cell>
        </table:table-row>
        <table:table-row table:style-name="ro2">
          <table:table-cell office:value-type="string">
            <text:p>scalc/guide/autofilter.xhp</text:p>
          </table:table-cell>
          <table:table-cell office:value-type="string">
            <text:p>NL25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autofilter.xhp</text:p>
          </table:table-cell>
          <table:table-cell office:value-type="string">
            <text:p>NL25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ilteren en sorteren</text:p>
          </table:table-cell>
          <table:table-cell table:style-name="ce18"/>
          <table:table-cell office:value-type="string">
            <text:p>AutoFilter toepassen</text:p>
          </table:table-cell>
        </table:table-row>
        <table:table-row table:style-name="ro2">
          <table:table-cell office:value-type="string">
            <text:p>scalc/guide/autoformat.xhp</text:p>
          </table:table-cell>
          <table:table-cell office:value-type="string">
            <text:p>NL25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autoformat.xhp</text:p>
          </table:table-cell>
          <table:table-cell office:value-type="string">
            <text:p>NL25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AutoOpmaak gebruiken voor Tabellen</text:p>
          </table:table-cell>
        </table:table-row>
        <table:table-row table:style-name="ro2">
          <table:table-cell office:value-type="string">
            <text:p>scalc/guide/calc_date.xhp</text:p>
          </table:table-cell>
          <table:table-cell office:value-type="string">
            <text:p>NL25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alc_date.xhp</text:p>
          </table:table-cell>
          <table:table-cell office:value-type="string">
            <text:p>NL25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Berekenen met Datums en Tijden</text:p>
          </table:table-cell>
        </table:table-row>
        <table:table-row table:style-name="ro2">
          <table:table-cell office:value-type="string">
            <text:p>scalc/guide/calc_series.xhp</text:p>
          </table:table-cell>
          <table:table-cell office:value-type="string">
            <text:p>NL26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alc_series.xhp</text:p>
          </table:table-cell>
          <table:table-cell office:value-type="string">
            <text:p>NL26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Rijen Automatisch Berekenen</text:p>
          </table:table-cell>
        </table:table-row>
        <table:table-row table:style-name="ro2">
          <table:table-cell office:value-type="string">
            <text:p>scalc/guide/calc_timevalues.xhp</text:p>
          </table:table-cell>
          <table:table-cell office:value-type="string">
            <text:p>NL26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alc_timevalues.xhp</text:p>
          </table:table-cell>
          <table:table-cell office:value-type="string">
            <text:p>NL26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Berekenen Tijdverschillen</text:p>
          </table:table-cell>
        </table:table-row>
        <table:table-row table:style-name="ro2">
          <table:table-cell office:value-type="string">
            <text:p>scalc/guide/calculate.xhp</text:p>
          </table:table-cell>
          <table:table-cell office:value-type="string">
            <text:p>NL26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alculate.xhp</text:p>
          </table:table-cell>
          <table:table-cell office:value-type="string">
            <text:p>NL26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Berekenen in werkbladen</text:p>
          </table:table-cell>
        </table:table-row>
        <table:table-row table:style-name="ro2">
          <table:table-cell office:value-type="string">
            <text:p>scalc/guide/cell_protect.xhp</text:p>
          </table:table-cell>
          <table:table-cell office:value-type="string">
            <text:p>NL26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_protect.xhp</text:p>
          </table:table-cell>
          <table:table-cell office:value-type="string">
            <text:p>NL26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Cellen Beveiligen Tegen Wijzigingen</text:p>
          </table:table-cell>
        </table:table-row>
        <table:table-row table:style-name="ro2">
          <table:table-cell office:value-type="string">
            <text:p>scalc/guide/cell_unprotect.xhp</text:p>
          </table:table-cell>
          <table:table-cell office:value-type="string">
            <text:p>NL26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_unprotect.xhp</text:p>
          </table:table-cell>
          <table:table-cell office:value-type="string">
            <text:p>NL26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Cellen Niet Beveiligen</text:p>
          </table:table-cell>
        </table:table-row>
        <table:table-row table:style-name="ro2">
          <table:table-cell office:value-type="string">
            <text:p>scalc/guide/cellcopy.xhp</text:p>
          </table:table-cell>
          <table:table-cell office:value-type="string">
            <text:p>NL26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copy.xhp</text:p>
          </table:table-cell>
          <table:table-cell office:value-type="string">
            <text:p>NL26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Alleen Zichtbare Cellen Kopiëren</text:p>
          </table:table-cell>
        </table:table-row>
        <table:table-row table:style-name="ro2">
          <table:table-cell office:value-type="string">
            <text:p>scalc/guide/cellreference_dragdrop.xhp</text:p>
          </table:table-cell>
          <table:table-cell office:value-type="string">
            <text:p>NL26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reference_dragdrop.xhp</text:p>
          </table:table-cell>
          <table:table-cell office:value-type="string">
            <text:p>NL26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Celverwijzingen door Drag&amp;amp;Drop (Slepen met de Muis)</text:p>
          </table:table-cell>
        </table:table-row>
        <table:table-row table:style-name="ro2">
          <table:table-cell office:value-type="string">
            <text:p>scalc/guide/cellreferences_url.xhp</text:p>
          </table:table-cell>
          <table:table-cell office:value-type="string">
            <text:p>NL26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references_url.xhp</text:p>
          </table:table-cell>
          <table:table-cell office:value-type="string">
            <text:p>NL26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Verwijzingen naar Andere Werkbladen</text:p>
          </table:table-cell>
        </table:table-row>
        <table:table-row table:style-name="ro2">
          <table:table-cell office:value-type="string">
            <text:p>scalc/guide/cellreferences.xhp</text:p>
          </table:table-cell>
          <table:table-cell office:value-type="string">
            <text:p>NL26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references.xhp</text:p>
          </table:table-cell>
          <table:table-cell office:value-type="string">
            <text:p>NL26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Celverwijzing in een Ander Document</text:p>
          </table:table-cell>
        </table:table-row>
        <table:table-row table:style-name="ro2">
          <table:table-cell office:value-type="string">
            <text:p>scalc/guide/cellstyle_by_formula.xhp</text:p>
          </table:table-cell>
          <table:table-cell office:value-type="string">
            <text:p>NL26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style_by_formula.xhp</text:p>
          </table:table-cell>
          <table:table-cell office:value-type="string">
            <text:p>NL26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Opmaak Toekennen via een Formule</text:p>
          </table:table-cell>
        </table:table-row>
        <table:table-row table:style-name="ro2">
          <table:table-cell office:value-type="string">
            <text:p>scalc/guide/cellstyle_conditional.xhp</text:p>
          </table:table-cell>
          <table:table-cell office:value-type="string">
            <text:p>NL27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style_conditional.xhp</text:p>
          </table:table-cell>
          <table:table-cell office:value-type="string">
            <text:p>NL27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Conditionele Opmaak Toepassen</text:p>
          </table:table-cell>
        </table:table-row>
        <table:table-row table:style-name="ro2">
          <table:table-cell office:value-type="string">
            <text:p>scalc/guide/cellstyle_minusvalue.xhp</text:p>
          </table:table-cell>
          <table:table-cell office:value-type="string">
            <text:p>NL27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ellstyle_minusvalue.xhp</text:p>
          </table:table-cell>
          <table:table-cell office:value-type="string">
            <text:p>NL27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Negatieve Getallen Accentueren</text:p>
          </table:table-cell>
        </table:table-row>
        <table:table-row table:style-name="ro2">
          <table:table-cell office:value-type="string">
            <text:p>scalc/guide/consolidate.xhp</text:p>
          </table:table-cell>
          <table:table-cell office:value-type="string">
            <text:p>NL27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onsolidate.xhp</text:p>
          </table:table-cell>
          <table:table-cell office:value-type="string">
            <text:p>NL27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Gegevens Consolideren</text:p>
          </table:table-cell>
        </table:table-row>
        <table:table-row table:style-name="ro2">
          <table:table-cell office:value-type="string">
            <text:p>scalc/guide/csv_fil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guide/csv_formula.xhp</text:p>
          </table:table-cell>
          <table:table-cell office:value-type="string">
            <text:p>NL27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sv_formula.xhp</text:p>
          </table:table-cell>
          <table:table-cell office:value-type="string">
            <text:p>NL27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Tekstbestanden importeren en exporteren</text:p>
          </table:table-cell>
        </table:table-row>
        <table:table-row table:style-name="ro2">
          <table:table-cell office:value-type="string">
            <text:p>scalc/guide/currency_format.xhp</text:p>
          </table:table-cell>
          <table:table-cell office:value-type="string">
            <text:p>NL27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currency_format.xhp</text:p>
          </table:table-cell>
          <table:table-cell office:value-type="string">
            <text:p>NL27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Cellen met Valuta Opmaak</text:p>
          </table:table-cell>
        </table:table-row>
        <table:table-row table:style-name="ro2">
          <table:table-cell office:value-type="string">
            <text:p>scalc/guide/database_define.xhp</text:p>
          </table:table-cell>
          <table:table-cell office:value-type="string">
            <text:p>NL27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base_define.xhp</text:p>
          </table:table-cell>
          <table:table-cell office:value-type="string">
            <text:p>NL27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Gegevensbereiken</text:p>
          </table:table-cell>
          <table:table-cell table:style-name="ce18"/>
          <table:table-cell office:value-type="string">
            <text:p>Databasebereiken definiëren</text:p>
          </table:table-cell>
        </table:table-row>
        <table:table-row table:style-name="ro2">
          <table:table-cell office:value-type="string">
            <text:p>scalc/guide/database_filter.xhp</text:p>
          </table:table-cell>
          <table:table-cell office:value-type="string">
            <text:p>NL27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base_filter.xhp</text:p>
          </table:table-cell>
          <table:table-cell office:value-type="string">
            <text:p>NL27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Gegevensbereiken</text:p>
          </table:table-cell>
          <table:table-cell table:style-name="ce18"/>
          <table:table-cell office:value-type="string">
            <text:p>Databasebereiken Filteren</text:p>
          </table:table-cell>
        </table:table-row>
        <table:table-row table:style-name="ro2">
          <table:table-cell office:value-type="string">
            <text:p>scalc/guide/database_sort.xhp</text:p>
          </table:table-cell>
          <table:table-cell office:value-type="string">
            <text:p>NL27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base_sort.xhp</text:p>
          </table:table-cell>
          <table:table-cell office:value-type="string">
            <text:p>NL27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Gegevensbereiken</text:p>
          </table:table-cell>
          <table:table-cell table:style-name="ce18"/>
          <table:table-cell office:value-type="string">
            <text:p>Databasebereiken Sorteren</text:p>
          </table:table-cell>
        </table:table-row>
        <table:table-row table:style-name="ro2">
          <table:table-cell office:value-type="string">
            <text:p>scalc/guide/datapilot_createtable.xhp</text:p>
          </table:table-cell>
          <table:table-cell office:value-type="string">
            <text:p>NL27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createtable.xhp</text:p>
          </table:table-cell>
          <table:table-cell office:value-type="string">
            <text:p>NL27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ataPiloottabellen Maken</text:p>
          </table:table-cell>
        </table:table-row>
        <table:table-row table:style-name="ro2">
          <table:table-cell office:value-type="string">
            <text:p>scalc/guide/datapilot_deletetable.xhp</text:p>
          </table:table-cell>
          <table:table-cell office:value-type="string">
            <text:p>NL27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deletetable.xhp</text:p>
          </table:table-cell>
          <table:table-cell office:value-type="string">
            <text:p>NL27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ataPiloottabellen Verwijderen</text:p>
          </table:table-cell>
        </table:table-row>
        <table:table-row table:style-name="ro2">
          <table:table-cell office:value-type="string">
            <text:p>scalc/guide/datapilot_edittable.xhp</text:p>
          </table:table-cell>
          <table:table-cell office:value-type="string">
            <text:p>NL28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edittable.xhp</text:p>
          </table:table-cell>
          <table:table-cell office:value-type="string">
            <text:p>NL28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raaitabellen bewerken</text:p>
          </table:table-cell>
        </table:table-row>
        <table:table-row table:style-name="ro2">
          <table:table-cell office:value-type="string">
            <text:p>scalc/guide/datapilot_filtertable.xhp</text:p>
          </table:table-cell>
          <table:table-cell office:value-type="string">
            <text:p>NL28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filtertable.xhp</text:p>
          </table:table-cell>
          <table:table-cell office:value-type="string">
            <text:p>NL28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ataPiloottabellen Filteren</text:p>
          </table:table-cell>
        </table:table-row>
        <table:table-row table:style-name="ro2">
          <table:table-cell office:value-type="string">
            <text:p>scalc/guide/datapilot_groupin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guide/datapilot_tipps.xhp</text:p>
          </table:table-cell>
          <table:table-cell office:value-type="string">
            <text:p>NL28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tipps.xhp</text:p>
          </table:table-cell>
          <table:table-cell office:value-type="string">
            <text:p>NL28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ataPiloot Afdrukbereiken Selecteren</text:p>
          </table:table-cell>
        </table:table-row>
        <table:table-row table:style-name="ro2">
          <table:table-cell office:value-type="string">
            <text:p>scalc/guide/datapilot_updatetable.xhp</text:p>
          </table:table-cell>
          <table:table-cell office:value-type="string">
            <text:p>NL28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_updatetable.xhp</text:p>
          </table:table-cell>
          <table:table-cell office:value-type="string">
            <text:p>NL28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ataPiloottabellen Bijwerken</text:p>
          </table:table-cell>
        </table:table-row>
        <table:table-row table:style-name="ro2">
          <table:table-cell office:value-type="string">
            <text:p>scalc/guide/datapilot.xhp</text:p>
          </table:table-cell>
          <table:table-cell office:value-type="string">
            <text:p>NL28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atapilot.xhp</text:p>
          </table:table-cell>
          <table:table-cell office:value-type="string">
            <text:p>NL28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raaitabel</text:p>
          </table:table-cell>
          <table:table-cell table:style-name="ce18"/>
          <table:table-cell office:value-type="string">
            <text:p>Draaitabel</text:p>
          </table:table-cell>
        </table:table-row>
        <table:table-row table:style-name="ro2">
          <table:table-cell office:value-type="string">
            <text:p>scalc/guide/dbase_fil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guide/design.xhp</text:p>
          </table:table-cell>
          <table:table-cell office:value-type="string">
            <text:p>NL28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design.xhp</text:p>
          </table:table-cell>
          <table:table-cell office:value-type="string">
            <text:p>NL28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Onderwerpen kiezen voor bladen</text:p>
          </table:table-cell>
        </table:table-row>
        <table:table-row table:style-name="ro2">
          <table:table-cell office:value-type="string">
            <text:p>scalc/guide/edit_multitables.xhp</text:p>
          </table:table-cell>
          <table:table-cell office:value-type="string">
            <text:p>NL28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edit_multitables.xhp</text:p>
          </table:table-cell>
          <table:table-cell office:value-type="string">
            <text:p>NL28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Meerdere Werkbladen Kopiëren</text:p>
          </table:table-cell>
        </table:table-row>
        <table:table-row table:style-name="ro2">
          <table:table-cell office:value-type="string">
            <text:p>scalc/guide/filters.xhp</text:p>
          </table:table-cell>
          <table:table-cell office:value-type="string">
            <text:p>NL28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ilters.xhp</text:p>
          </table:table-cell>
          <table:table-cell office:value-type="string">
            <text:p>NL28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ilteren en sorteren</text:p>
          </table:table-cell>
          <table:table-cell table:style-name="ce18"/>
          <table:table-cell office:value-type="string">
            <text:p>Filter Toepassen</text:p>
          </table:table-cell>
        </table:table-row>
        <table:table-row table:style-name="ro2">
          <table:table-cell office:value-type="string">
            <text:p>scalc/guide/format_table.xhp</text:p>
          </table:table-cell>
          <table:table-cell office:value-type="string">
            <text:p>NL28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at_table.xhp</text:p>
          </table:table-cell>
          <table:table-cell office:value-type="string">
            <text:p>NL28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Duidelijke Werkbladen Ontwerpen</text:p>
          </table:table-cell>
        </table:table-row>
        <table:table-row table:style-name="ro2">
          <table:table-cell office:value-type="string">
            <text:p>scalc/guide/format_value_userdef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guide/format_value.xhp</text:p>
          </table:table-cell>
          <table:table-cell office:value-type="string">
            <text:p>NL28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at_value.xhp</text:p>
          </table:table-cell>
          <table:table-cell office:value-type="string">
            <text:p>NL28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Getallen Opmaken</text:p>
          </table:table-cell>
        </table:table-row>
        <table:table-row table:style-name="ro2">
          <table:table-cell office:value-type="string">
            <text:p>scalc/guide/formula_copy.xhp</text:p>
          </table:table-cell>
          <table:table-cell office:value-type="string">
            <text:p>NL29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ula_copy.xhp</text:p>
          </table:table-cell>
          <table:table-cell office:value-type="string">
            <text:p>NL29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Formules Kopiëren</text:p>
          </table:table-cell>
        </table:table-row>
        <table:table-row table:style-name="ro2">
          <table:table-cell office:value-type="string">
            <text:p>scalc/guide/formula_enter.xhp</text:p>
          </table:table-cell>
          <table:table-cell office:value-type="string">
            <text:p>NL29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ula_enter.xhp</text:p>
          </table:table-cell>
          <table:table-cell office:value-type="string">
            <text:p>NL29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Formules Invoeren in het Formuleveld</text:p>
          </table:table-cell>
        </table:table-row>
        <table:table-row table:style-name="ro2">
          <table:table-cell office:value-type="string">
            <text:p>scalc/guide/formula_value.xhp</text:p>
          </table:table-cell>
          <table:table-cell office:value-type="string">
            <text:p>NL29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ula_value.xhp</text:p>
          </table:table-cell>
          <table:table-cell office:value-type="string">
            <text:p>NL29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Formules of Waarden Weergeven</text:p>
          </table:table-cell>
        </table:table-row>
        <table:table-row table:style-name="ro2">
          <table:table-cell office:value-type="string">
            <text:p>scalc/guide/formulas.xhp</text:p>
          </table:table-cell>
          <table:table-cell office:value-type="string">
            <text:p>NL29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ormulas.xhp</text:p>
          </table:table-cell>
          <table:table-cell office:value-type="string">
            <text:p>NL29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Berekeningen uitvoeren met formules</text:p>
          </table:table-cell>
        </table:table-row>
        <table:table-row table:style-name="ro2">
          <table:table-cell office:value-type="string">
            <text:p>scalc/guide/fraction_enter.xhp</text:p>
          </table:table-cell>
          <table:table-cell office:value-type="string">
            <text:p>NL29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fraction_enter.xhp</text:p>
          </table:table-cell>
          <table:table-cell office:value-type="string">
            <text:p>NL29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Breuken Invoeren</text:p>
          </table:table-cell>
        </table:table-row>
        <table:table-row table:style-name="ro2">
          <table:table-cell office:value-type="string">
            <text:p>scalc/guide/goalseek.xhp</text:p>
          </table:table-cell>
          <table:table-cell office:value-type="string">
            <text:p>NL29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goalseek.xhp</text:p>
          </table:table-cell>
          <table:table-cell office:value-type="string">
            <text:p>NL29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Doel zoeken' toepassen</text:p>
          </table:table-cell>
        </table:table-row>
        <table:table-row table:style-name="ro2">
          <table:table-cell office:value-type="string">
            <text:p>scalc/guide/html_doc.xhp</text:p>
          </table:table-cell>
          <table:table-cell office:value-type="string">
            <text:p>NL29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html_doc.xhp</text:p>
          </table:table-cell>
          <table:table-cell office:value-type="string">
            <text:p>NL29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Bladen opslaan en openen in HTML</text:p>
          </table:table-cell>
        </table:table-row>
        <table:table-row table:style-name="ro2">
          <table:table-cell office:value-type="string">
            <text:p>scalc/guide/integer_leading_zero.xhp</text:p>
          </table:table-cell>
          <table:table-cell office:value-type="string">
            <text:p>NL29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integer_leading_zero.xhp</text:p>
          </table:table-cell>
          <table:table-cell office:value-type="string">
            <text:p>NL29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Een getal met voorloopnullen invoeren</text:p>
          </table:table-cell>
        </table:table-row>
        <table:table-row table:style-name="ro2">
          <table:table-cell office:value-type="string">
            <text:p>scalc/guide/keyboard.xhp</text:p>
          </table:table-cell>
          <table:table-cell office:value-type="string">
            <text:p>NL29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keyboard.xhp</text:p>
          </table:table-cell>
          <table:table-cell office:value-type="string">
            <text:p>NL29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Sneltoetsen (OpenOffice.org Calc-toegankelijkheid)</text:p>
          </table:table-cell>
        </table:table-row>
        <table:table-row table:style-name="ro2">
          <table:table-cell office:value-type="string">
            <text:p>scalc/guide/line_fix.xhp</text:p>
          </table:table-cell>
          <table:table-cell office:value-type="string">
            <text:p>NL29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line_fix.xhp</text:p>
          </table:table-cell>
          <table:table-cell office:value-type="string">
            <text:p>NL29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Rijen en Kolommen als Koppen Fixeren</text:p>
          </table:table-cell>
        </table:table-row>
        <table:table-row table:style-name="ro2">
          <table:table-cell office:value-type="string">
            <text:p>scalc/guide/main.xhp</text:p>
          </table:table-cell>
          <table:table-cell office:value-type="string">
            <text:p>NL30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ain.xhp</text:p>
          </table:table-cell>
          <table:table-cell office:value-type="string">
            <text:p>NL30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Gebruiksaanwijzing voor OpenOffice.org Calc</text:p>
          </table:table-cell>
        </table:table-row>
        <table:table-row table:style-name="ro2">
          <table:table-cell office:value-type="string">
            <text:p>scalc/guide/mark_cells.xhp</text:p>
          </table:table-cell>
          <table:table-cell office:value-type="string">
            <text:p>NL30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ark_cells.xhp</text:p>
          </table:table-cell>
          <table:table-cell office:value-type="string">
            <text:p>NL30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Meerdere cellen selecteren</text:p>
          </table:table-cell>
        </table:table-row>
        <table:table-row table:style-name="ro2">
          <table:table-cell office:value-type="string">
            <text:p>scalc/guide/matrixformula.xhp</text:p>
          </table:table-cell>
          <table:table-cell office:value-type="string">
            <text:p>NL30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atrixformula.xhp</text:p>
          </table:table-cell>
          <table:table-cell office:value-type="string">
            <text:p>NL30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ormules en berekeningen</text:p>
          </table:table-cell>
          <table:table-cell table:style-name="ce18"/>
          <table:table-cell office:value-type="string">
            <text:p>Matrixformules Invoeren</text:p>
          </table:table-cell>
        </table:table-row>
        <table:table-row table:style-name="ro2">
          <table:table-cell office:value-type="string">
            <text:p>scalc/guide/multi_tables.xhp</text:p>
          </table:table-cell>
          <table:table-cell office:value-type="string">
            <text:p>NL30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ulti_tables.xhp</text:p>
          </table:table-cell>
          <table:table-cell office:value-type="string">
            <text:p>NL30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Meerdere Werkbladen Weergeven</text:p>
          </table:table-cell>
        </table:table-row>
        <table:table-row table:style-name="ro2">
          <table:table-cell office:value-type="string">
            <text:p>scalc/guide/multioperation.xhp</text:p>
          </table:table-cell>
          <table:table-cell office:value-type="string">
            <text:p>NL30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ultioperation.xhp</text:p>
          </table:table-cell>
          <table:table-cell office:value-type="string">
            <text:p>NL30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Meervoudige Operaties Toepassen</text:p>
          </table:table-cell>
        </table:table-row>
        <table:table-row table:style-name="ro2">
          <table:table-cell office:value-type="string">
            <text:p>scalc/guide/multitables.xhp</text:p>
          </table:table-cell>
          <table:table-cell office:value-type="string">
            <text:p>NL30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multitables.xhp</text:p>
          </table:table-cell>
          <table:table-cell office:value-type="string">
            <text:p>NL30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Meerdere Werkbladen Toepassen</text:p>
          </table:table-cell>
        </table:table-row>
        <table:table-row table:style-name="ro2">
          <table:table-cell office:value-type="string">
            <text:p>scalc/guide/note_insert.xhp</text:p>
          </table:table-cell>
          <table:table-cell office:value-type="string">
            <text:p>NL30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note_insert.xhp</text:p>
          </table:table-cell>
          <table:table-cell office:value-type="string">
            <text:p>NL30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Aantekeningen Invoegen en Bewerken</text:p>
          </table:table-cell>
        </table:table-row>
        <table:table-row table:style-name="ro2">
          <table:table-cell office:value-type="string">
            <text:p>scalc/guide/print_details.xhp</text:p>
          </table:table-cell>
          <table:table-cell office:value-type="string">
            <text:p>NL30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print_details.xhp</text:p>
          </table:table-cell>
          <table:table-cell office:value-type="string">
            <text:p>NL30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Werkbladdetails Afdrukken</text:p>
          </table:table-cell>
        </table:table-row>
        <table:table-row table:style-name="ro2">
          <table:table-cell office:value-type="string">
            <text:p>scalc/guide/print_exact.xhp</text:p>
          </table:table-cell>
          <table:table-cell office:value-type="string">
            <text:p>NL30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print_exact.xhp</text:p>
          </table:table-cell>
          <table:table-cell office:value-type="string">
            <text:p>NL30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Aantal Pagina</text:p>
          </table:table-cell>
        </table:table-row>
        <table:table-row table:style-name="ro2">
          <table:table-cell office:value-type="string">
            <text:p>scalc/guide/print_landscape.xhp</text:p>
          </table:table-cell>
          <table:table-cell office:value-type="string">
            <text:p>NL30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print_landscape.xhp</text:p>
          </table:table-cell>
          <table:table-cell office:value-type="string">
            <text:p>NL30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Bladen liggend afdrukken</text:p>
          </table:table-cell>
        </table:table-row>
        <table:table-row table:style-name="ro2">
          <table:table-cell office:value-type="string">
            <text:p>scalc/guide/print_title_row.xhp</text:p>
          </table:table-cell>
          <table:table-cell office:value-type="string">
            <text:p>NL31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print_title_row.xhp</text:p>
          </table:table-cell>
          <table:table-cell office:value-type="string">
            <text:p>NL31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Rijen of kolommen op elke pagina afdrukken</text:p>
          </table:table-cell>
        </table:table-row>
        <table:table-row table:style-name="ro2">
          <table:table-cell office:value-type="string">
            <text:p>scalc/guide/printrang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calc/guide/relativ_absolut_ref.xhp</text:p>
          </table:table-cell>
          <table:table-cell office:value-type="string">
            <text:p>NL31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relativ_absolut_ref.xhp</text:p>
          </table:table-cell>
          <table:table-cell office:value-type="string">
            <text:p>NL31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en</text:p>
          </table:table-cell>
          <table:table-cell table:style-name="ce18"/>
          <table:table-cell office:value-type="string">
            <text:p>Adressen en Verwijzingen, Absoluut en Relatief</text:p>
          </table:table-cell>
        </table:table-row>
        <table:table-row table:style-name="ro2">
          <table:table-cell office:value-type="string">
            <text:p>scalc/guide/rename_table.xhp</text:p>
          </table:table-cell>
          <table:table-cell office:value-type="string">
            <text:p>NL31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rename_table.xhp</text:p>
          </table:table-cell>
          <table:table-cell office:value-type="string">
            <text:p>NL31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Bladnamen wijzigen</text:p>
          </table:table-cell>
        </table:table-row>
        <table:table-row table:style-name="ro2">
          <table:table-cell office:value-type="string">
            <text:p>scalc/guide/rounding_numbers.xhp</text:p>
          </table:table-cell>
          <table:table-cell office:value-type="string">
            <text:p>NL31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rounding_numbers.xhp</text:p>
          </table:table-cell>
          <table:table-cell office:value-type="string">
            <text:p>NL31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Afgeronde getallen gebruiken</text:p>
          </table:table-cell>
        </table:table-row>
        <table:table-row table:style-name="ro2">
          <table:table-cell office:value-type="string">
            <text:p>scalc/guide/row_height.xhp</text:p>
          </table:table-cell>
          <table:table-cell office:value-type="string">
            <text:p>NL31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row_height.xhp</text:p>
          </table:table-cell>
          <table:table-cell office:value-type="string">
            <text:p>NL31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Rijhoogte of Kolombreedte Veranderen</text:p>
          </table:table-cell>
        </table:table-row>
        <table:table-row table:style-name="ro2">
          <table:table-cell office:value-type="string">
            <text:p>scalc/guide/scenario.xhp</text:p>
          </table:table-cell>
          <table:table-cell office:value-type="string">
            <text:p>NL31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scenario.xhp</text:p>
          </table:table-cell>
          <table:table-cell office:value-type="string">
            <text:p>NL31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Scenario's</text:p>
          </table:table-cell>
          <table:table-cell table:style-name="ce18"/>
          <table:table-cell office:value-type="string">
            <text:p>Gebruik van Scenario's </text:p>
          </table:table-cell>
        </table:table-row>
        <table:table-row table:style-name="ro2">
          <table:table-cell office:value-type="string">
            <text:p>scalc/guide/sorted_list.xhp</text:p>
          </table:table-cell>
          <table:table-cell office:value-type="string">
            <text:p>NL31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sorted_list.xhp</text:p>
          </table:table-cell>
          <table:table-cell office:value-type="string">
            <text:p>NL31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ilteren en sorteren</text:p>
          </table:table-cell>
          <table:table-cell table:style-name="ce18"/>
          <table:table-cell office:value-type="string">
            <text:p>Sorteerlijsten toepassen</text:p>
          </table:table-cell>
        </table:table-row>
        <table:table-row table:style-name="ro2">
          <table:table-cell office:value-type="string">
            <text:p>scalc/guide/specialfilter.xhp</text:p>
          </table:table-cell>
          <table:table-cell office:value-type="string">
            <text:p>NL31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specialfilter.xhp</text:p>
          </table:table-cell>
          <table:table-cell office:value-type="string">
            <text:p>NL31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ilteren en sorteren</text:p>
          </table:table-cell>
          <table:table-cell table:style-name="ce18"/>
          <table:table-cell office:value-type="string">
            <text:p>Filter: Speciale Filters Toepassen</text:p>
          </table:table-cell>
        </table:table-row>
        <table:table-row table:style-name="ro2">
          <table:table-cell office:value-type="string">
            <text:p>scalc/guide/super_subscript.xhp</text:p>
          </table:table-cell>
          <table:table-cell office:value-type="string">
            <text:p>NL31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super_subscript.xhp</text:p>
          </table:table-cell>
          <table:table-cell office:value-type="string">
            <text:p>NL31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Tekst Superscript / Subscript</text:p>
          </table:table-cell>
        </table:table-row>
        <table:table-row table:style-name="ro2">
          <table:table-cell office:value-type="string">
            <text:p>scalc/guide/table_rotate.xhp</text:p>
          </table:table-cell>
          <table:table-cell office:value-type="string">
            <text:p>NL319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table_rotate.xhp</text:p>
          </table:table-cell>
          <table:table-cell office:value-type="string">
            <text:p>NL31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Tabellen draaien (transponeren)</text:p>
          </table:table-cell>
        </table:table-row>
        <table:table-row table:style-name="ro2">
          <table:table-cell office:value-type="string">
            <text:p>scalc/guide/table_view.xhp</text:p>
          </table:table-cell>
          <table:table-cell office:value-type="string">
            <text:p>NL320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table_view.xhp</text:p>
          </table:table-cell>
          <table:table-cell office:value-type="string">
            <text:p>NL32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Bekijken, selecteren en kopiëren</text:p>
          </table:table-cell>
          <table:table-cell table:style-name="ce18"/>
          <table:table-cell office:value-type="string">
            <text:p>Tabel Weergave Veranderen</text:p>
          </table:table-cell>
        </table:table-row>
        <table:table-row table:style-name="ro2">
          <table:table-cell office:value-type="string">
            <text:p>scalc/guide/text_numbers.xhp</text:p>
          </table:table-cell>
          <table:table-cell office:value-type="string">
            <text:p>NL321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text_numbers.xhp</text:p>
          </table:table-cell>
          <table:table-cell office:value-type="string">
            <text:p>NL32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Getallen als tekst opmaken</text:p>
          </table:table-cell>
        </table:table-row>
        <table:table-row table:style-name="ro2">
          <table:table-cell office:value-type="string">
            <text:p>scalc/guide/text_rotate.xhp</text:p>
          </table:table-cell>
          <table:table-cell office:value-type="string">
            <text:p>NL322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text_rotate.xhp</text:p>
          </table:table-cell>
          <table:table-cell office:value-type="string">
            <text:p>NL32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Tekst Draaien</text:p>
          </table:table-cell>
        </table:table-row>
        <table:table-row table:style-name="ro2">
          <table:table-cell office:value-type="string">
            <text:p>scalc/guide/text_wrap.xhp</text:p>
          </table:table-cell>
          <table:table-cell office:value-type="string">
            <text:p>NL323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text_wrap.xhp</text:p>
          </table:table-cell>
          <table:table-cell office:value-type="string">
            <text:p>NL32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Meerregelige Tekst Schrijven</text:p>
          </table:table-cell>
        </table:table-row>
        <table:table-row table:style-name="ro2">
          <table:table-cell office:value-type="string">
            <text:p>scalc/guide/userdefined_function.xhp</text:p>
          </table:table-cell>
          <table:table-cell office:value-type="string">
            <text:p>NL324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userdefined_function.xhp</text:p>
          </table:table-cell>
          <table:table-cell office:value-type="string">
            <text:p>NL32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Functietypen en -operatoren</text:p>
          </table:table-cell>
          <table:table-cell table:style-name="ce18"/>
          <table:table-cell office:value-type="string">
            <text:p>Zelf Functies Definiëren </text:p>
          </table:table-cell>
        </table:table-row>
        <table:table-row table:style-name="ro2">
          <table:table-cell office:value-type="string">
            <text:p>scalc/guide/validity.xhp</text:p>
          </table:table-cell>
          <table:table-cell office:value-type="string">
            <text:p>NL325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validity.xhp</text:p>
          </table:table-cell>
          <table:table-cell office:value-type="string">
            <text:p>NL32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Diverse</text:p>
          </table:table-cell>
          <table:table-cell table:style-name="ce18"/>
          <table:table-cell office:value-type="string">
            <text:p>Geldigheid van celinhoud</text:p>
          </table:table-cell>
        </table:table-row>
        <table:table-row table:style-name="ro2">
          <table:table-cell office:value-type="string">
            <text:p>scalc/guide/value_with_name.xhp</text:p>
          </table:table-cell>
          <table:table-cell office:value-type="string">
            <text:p>NL326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value_with_name.xhp</text:p>
          </table:table-cell>
          <table:table-cell office:value-type="string">
            <text:p>NL32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Cellen Een Naam Geven</text:p>
          </table:table-cell>
        </table:table-row>
        <table:table-row table:style-name="ro2">
          <table:table-cell office:value-type="string">
            <text:p>scalc/guide/webquery.xhp</text:p>
          </table:table-cell>
          <table:table-cell office:value-type="string">
            <text:p>NL327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webquery.xhp</text:p>
          </table:table-cell>
          <table:table-cell office:value-type="string">
            <text:p>NL32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Externe gegevens in tabel invoegen (WebQuery)</text:p>
          </table:table-cell>
        </table:table-row>
        <table:table-row table:style-name="ro2">
          <table:table-cell office:value-type="string">
            <text:p>scalc/guide/year2000.xhp</text:p>
          </table:table-cell>
          <table:table-cell office:value-type="string">
            <text:p>NL328</text:p>
          </table:table-cell>
          <table:table-cell office:value-type="string">
            <text:p>Henk vd Burg</text:p>
          </table:table-cell>
          <table:table-cell table:style-name="ce14" office:value-type="string">
            <text:p>scalc/guide/year2000.xhp</text:p>
          </table:table-cell>
          <table:table-cell office:value-type="string">
            <text:p>NL32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19xx/20xx jaren</text:p>
          </table:table-cell>
        </table:table-row>
        <table:table-row table:style-name="ro2">
          <table:table-cell office:value-type="string">
            <text:p>scalc/main0000.xhp</text:p>
          </table:table-cell>
          <table:table-cell office:value-type="string">
            <text:p>NL329</text:p>
          </table:table-cell>
          <table:table-cell office:value-type="string">
            <text:p>Henk vd Burg</text:p>
          </table:table-cell>
          <table:table-cell table:style-name="ce14" office:value-type="string">
            <text:p>scalc/main0000.xhp</text:p>
          </table:table-cell>
          <table:table-cell office:value-type="string">
            <text:p>NL32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Welkom bij de Help van OpenOffice.org Calc</text:p>
          </table:table-cell>
        </table:table-row>
        <table:table-row table:style-name="ro2">
          <table:table-cell office:value-type="string">
            <text:p>scalc/main0100.xhp</text:p>
          </table:table-cell>
          <table:table-cell office:value-type="string">
            <text:p>NL330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0.xhp</text:p>
          </table:table-cell>
          <table:table-cell office:value-type="string">
            <text:p>NL33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Menu's</text:p>
          </table:table-cell>
        </table:table-row>
        <table:table-row table:style-name="ro2">
          <table:table-cell office:value-type="string">
            <text:p>scalc/main0101.xhp</text:p>
          </table:table-cell>
          <table:table-cell office:value-type="string">
            <text:p>NL331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1.xhp</text:p>
          </table:table-cell>
          <table:table-cell office:value-type="string">
            <text:p>NL33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scalc/main0102.xhp</text:p>
          </table:table-cell>
          <table:table-cell office:value-type="string">
            <text:p>NL332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2.xhp</text:p>
          </table:table-cell>
          <table:table-cell office:value-type="string">
            <text:p>NL33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Bewerken</text:p>
          </table:table-cell>
        </table:table-row>
        <table:table-row table:style-name="ro2">
          <table:table-cell office:value-type="string">
            <text:p>scalc/main0103.xhp</text:p>
          </table:table-cell>
          <table:table-cell office:value-type="string">
            <text:p>NL333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3.xhp</text:p>
          </table:table-cell>
          <table:table-cell office:value-type="string">
            <text:p>NL33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Beeld</text:p>
          </table:table-cell>
        </table:table-row>
        <table:table-row table:style-name="ro2">
          <table:table-cell office:value-type="string">
            <text:p>scalc/main0104.xhp</text:p>
          </table:table-cell>
          <table:table-cell office:value-type="string">
            <text:p>NL334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4.xhp</text:p>
          </table:table-cell>
          <table:table-cell office:value-type="string">
            <text:p>NL33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Invoegen</text:p>
          </table:table-cell>
        </table:table-row>
        <table:table-row table:style-name="ro2">
          <table:table-cell office:value-type="string">
            <text:p>scalc/main0105.xhp</text:p>
          </table:table-cell>
          <table:table-cell office:value-type="string">
            <text:p>NL335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5.xhp</text:p>
          </table:table-cell>
          <table:table-cell office:value-type="string">
            <text:p>NL33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Opmaak</text:p>
          </table:table-cell>
        </table:table-row>
        <table:table-row table:style-name="ro2">
          <table:table-cell office:value-type="string">
            <text:p>scalc/main0106.xhp</text:p>
          </table:table-cell>
          <table:table-cell office:value-type="string">
            <text:p>NL336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6.xhp</text:p>
          </table:table-cell>
          <table:table-cell office:value-type="string">
            <text:p>NL33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Extra</text:p>
          </table:table-cell>
        </table:table-row>
        <table:table-row table:style-name="ro2">
          <table:table-cell office:value-type="string">
            <text:p>scalc/main0107.xhp</text:p>
          </table:table-cell>
          <table:table-cell office:value-type="string">
            <text:p>NL337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07.xhp</text:p>
          </table:table-cell>
          <table:table-cell office:value-type="string">
            <text:p>NL33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Venster</text:p>
          </table:table-cell>
        </table:table-row>
        <table:table-row table:style-name="ro2">
          <table:table-cell office:value-type="string">
            <text:p>scalc/main0112.xhp</text:p>
          </table:table-cell>
          <table:table-cell office:value-type="string">
            <text:p>NL338</text:p>
          </table:table-cell>
          <table:table-cell office:value-type="string">
            <text:p>Henk vd Burg</text:p>
          </table:table-cell>
          <table:table-cell table:style-name="ce14" office:value-type="string">
            <text:p>scalc/main0112.xhp</text:p>
          </table:table-cell>
          <table:table-cell office:value-type="string">
            <text:p>NL33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Menu's</text:p>
          </table:table-cell>
          <table:table-cell office:value-type="string">
            <text:p>Gegevens</text:p>
          </table:table-cell>
        </table:table-row>
        <table:table-row table:style-name="ro2">
          <table:table-cell office:value-type="string">
            <text:p>scalc/main0200.xhp</text:p>
          </table:table-cell>
          <table:table-cell office:value-type="string">
            <text:p>NL339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0.xhp</text:p>
          </table:table-cell>
          <table:table-cell office:value-type="string">
            <text:p>NL339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Werkbalken</text:p>
          </table:table-cell>
        </table:table-row>
        <table:table-row table:style-name="ro2">
          <table:table-cell office:value-type="string">
            <text:p>scalc/main0202.xhp</text:p>
          </table:table-cell>
          <table:table-cell office:value-type="string">
            <text:p>NL340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2.xhp</text:p>
          </table:table-cell>
          <table:table-cell office:value-type="string">
            <text:p>NL340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Werkblad Objectbalk</text:p>
          </table:table-cell>
        </table:table-row>
        <table:table-row table:style-name="ro2">
          <table:table-cell office:value-type="string">
            <text:p>scalc/main0203.xhp</text:p>
          </table:table-cell>
          <table:table-cell office:value-type="string">
            <text:p>NL341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3.xhp</text:p>
          </table:table-cell>
          <table:table-cell office:value-type="string">
            <text:p>NL341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Balk Eigenschappen tekenobjecten</text:p>
          </table:table-cell>
        </table:table-row>
        <table:table-row table:style-name="ro2">
          <table:table-cell office:value-type="string">
            <text:p>scalc/main0205.xhp</text:p>
          </table:table-cell>
          <table:table-cell office:value-type="string">
            <text:p>NL342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5.xhp</text:p>
          </table:table-cell>
          <table:table-cell office:value-type="string">
            <text:p>NL342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Objectbalk met Tekstcursor in Object</text:p>
          </table:table-cell>
        </table:table-row>
        <table:table-row table:style-name="ro2">
          <table:table-cell office:value-type="string">
            <text:p>scalc/main0206.xhp</text:p>
          </table:table-cell>
          <table:table-cell office:value-type="string">
            <text:p>NL343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6.xhp</text:p>
          </table:table-cell>
          <table:table-cell office:value-type="string">
            <text:p>NL343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Rekenbalk</text:p>
          </table:table-cell>
        </table:table-row>
        <table:table-row table:style-name="ro2">
          <table:table-cell office:value-type="string">
            <text:p>scalc/main0208.xhp</text:p>
          </table:table-cell>
          <table:table-cell office:value-type="string">
            <text:p>NL344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08.xhp</text:p>
          </table:table-cell>
          <table:table-cell office:value-type="string">
            <text:p>NL34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Statusbalk</text:p>
          </table:table-cell>
        </table:table-row>
        <table:table-row table:style-name="ro2">
          <table:table-cell office:value-type="string">
            <text:p>scalc/main0210.xhp</text:p>
          </table:table-cell>
          <table:table-cell office:value-type="string">
            <text:p>NL345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10.xhp</text:p>
          </table:table-cell>
          <table:table-cell office:value-type="string">
            <text:p>NL345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Afdrukvoorbeeld Objectbalk</text:p>
          </table:table-cell>
        </table:table-row>
        <table:table-row table:style-name="ro2">
          <table:table-cell office:value-type="string">
            <text:p>scalc/main0214.xhp</text:p>
          </table:table-cell>
          <table:table-cell office:value-type="string">
            <text:p>NL346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14.xhp</text:p>
          </table:table-cell>
          <table:table-cell office:value-type="string">
            <text:p>NL346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Afbeelding Objectbalk</text:p>
          </table:table-cell>
        </table:table-row>
        <table:table-row table:style-name="ro2">
          <table:table-cell office:value-type="string">
            <text:p>scalc/main0218.xhp</text:p>
          </table:table-cell>
          <table:table-cell office:value-type="string">
            <text:p>NL347</text:p>
          </table:table-cell>
          <table:table-cell office:value-type="string">
            <text:p>Henk vd Burg</text:p>
          </table:table-cell>
          <table:table-cell table:style-name="ce14" office:value-type="string">
            <text:p>scalc/main0218.xhp</text:p>
          </table:table-cell>
          <table:table-cell office:value-type="string">
            <text:p>NL347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Werktuigbalk</text:p>
          </table:table-cell>
        </table:table-row>
        <table:table-row table:style-name="ro2">
          <table:table-cell office:value-type="string">
            <text:p>scalc/main0503.xhp</text:p>
          </table:table-cell>
          <table:table-cell office:value-type="string">
            <text:p>NL348</text:p>
          </table:table-cell>
          <table:table-cell office:value-type="string">
            <text:p>Henk vd Burg</text:p>
          </table:table-cell>
          <table:table-cell table:style-name="ce14" office:value-type="string">
            <text:p>scalc/main0503.xhp</text:p>
          </table:table-cell>
          <table:table-cell office:value-type="string">
            <text:p>NL34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Functies van OpenOffice.org Calc</text:p>
          </table:table-cell>
        </table:table-row>
        <table:table-row table:style-name="ro2">
          <table:table-cell office:value-type="string">
            <text:p>schart/00/00000004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3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3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4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5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6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407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1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1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2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201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2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202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3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4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4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4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402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5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5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6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7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8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09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1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1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1/051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2/0119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2/012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2/012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2/012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2/020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chart/04/01020000.xhp</text:p>
          </table:table-cell>
          <table:table-cell office:value-type="string">
            <text:p>NL349</text:p>
          </table:table-cell>
          <table:table-cell office:value-type="string">
            <text:p>Dick Groskamp</text:p>
          </table:table-cell>
          <table:table-cell table:style-name="ce14" office:value-type="string">
            <text:p>schart/04/01020000.xhp</text:p>
          </table:table-cell>
          <table:table-cell office:value-type="string">
            <text:p>NL349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Snelkoppelingen voor diagrammen</text:p>
          </table:table-cell>
        </table:table-row>
        <table:table-row table:style-name="ro2">
          <table:table-cell office:value-type="string">
            <text:p>schart/main0000.xhp</text:p>
          </table:table-cell>
          <table:table-cell office:value-type="string">
            <text:p>NL350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000.xhp</text:p>
          </table:table-cell>
          <table:table-cell office:value-type="string">
            <text:p>NL350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Diagrammen in OpenOffice.org</text:p>
          </table:table-cell>
        </table:table-row>
        <table:table-row table:style-name="ro2">
          <table:table-cell office:value-type="string">
            <text:p>schart/main0100.xhp</text:p>
          </table:table-cell>
          <table:table-cell office:value-type="string">
            <text:p>NL351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0.xhp</text:p>
          </table:table-cell>
          <table:table-cell office:value-type="string">
            <text:p>NL351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Menu's</text:p>
          </table:table-cell>
        </table:table-row>
        <table:table-row table:style-name="ro2">
          <table:table-cell office:value-type="string">
            <text:p>schart/main0101.xhp</text:p>
          </table:table-cell>
          <table:table-cell office:value-type="string">
            <text:p>NL352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1.xhp</text:p>
          </table:table-cell>
          <table:table-cell office:value-type="string">
            <text:p>NL352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schart/main0102.xhp</text:p>
          </table:table-cell>
          <table:table-cell office:value-type="string">
            <text:p>NL353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2.xhp</text:p>
          </table:table-cell>
          <table:table-cell office:value-type="string">
            <text:p>NL353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Bewerken</text:p>
          </table:table-cell>
        </table:table-row>
        <table:table-row table:style-name="ro2">
          <table:table-cell office:value-type="string">
            <text:p>schart/main0103.xhp</text:p>
          </table:table-cell>
          <table:table-cell office:value-type="string">
            <text:p>NL354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3.xhp</text:p>
          </table:table-cell>
          <table:table-cell office:value-type="string">
            <text:p>NL354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Beeld</text:p>
          </table:table-cell>
        </table:table-row>
        <table:table-row table:style-name="ro2">
          <table:table-cell office:value-type="string">
            <text:p>schart/main0104.xhp</text:p>
          </table:table-cell>
          <table:table-cell office:value-type="string">
            <text:p>NL355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4.xhp</text:p>
          </table:table-cell>
          <table:table-cell office:value-type="string">
            <text:p>NL355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Invoegen</text:p>
          </table:table-cell>
        </table:table-row>
        <table:table-row table:style-name="ro2">
          <table:table-cell office:value-type="string">
            <text:p>schart/main0105.xhp</text:p>
          </table:table-cell>
          <table:table-cell office:value-type="string">
            <text:p>NL356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5.xhp</text:p>
          </table:table-cell>
          <table:table-cell office:value-type="string">
            <text:p>NL356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Opmaak</text:p>
          </table:table-cell>
        </table:table-row>
        <table:table-row table:style-name="ro2">
          <table:table-cell office:value-type="string">
            <text:p>schart/main0106.xhp</text:p>
          </table:table-cell>
          <table:table-cell office:value-type="string">
            <text:p>NL357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6.xhp</text:p>
          </table:table-cell>
          <table:table-cell office:value-type="string">
            <text:p>NL357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Extra</text:p>
          </table:table-cell>
        </table:table-row>
        <table:table-row table:style-name="ro2">
          <table:table-cell office:value-type="string">
            <text:p>schart/main0107.xhp</text:p>
          </table:table-cell>
          <table:table-cell office:value-type="string">
            <text:p>NL358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107.xhp</text:p>
          </table:table-cell>
          <table:table-cell office:value-type="string">
            <text:p>NL358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/>Menu's</text:p>
          </table:table-cell>
          <table:table-cell office:value-type="string">
            <text:p>Venster</text:p>
          </table:table-cell>
        </table:table-row>
        <table:table-row table:style-name="ro2">
          <table:table-cell office:value-type="string">
            <text:p>schart/main0200.xhp</text:p>
          </table:table-cell>
          <table:table-cell office:value-type="string">
            <text:p>NL359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200.xhp</text:p>
          </table:table-cell>
          <table:table-cell office:value-type="string">
            <text:p>NL359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Werkbalken</text:p>
          </table:table-cell>
        </table:table-row>
        <table:table-row table:style-name="ro2">
          <table:table-cell office:value-type="string">
            <text:p>schart/main0202.xhp</text:p>
          </table:table-cell>
          <table:table-cell office:value-type="string">
            <text:p>NL360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202.xhp</text:p>
          </table:table-cell>
          <table:table-cell office:value-type="string">
            <text:p>NL360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Statusbalk</text:p>
          </table:table-cell>
        </table:table-row>
        <table:table-row table:style-name="ro2">
          <table:table-cell office:value-type="string">
            <text:p>schart/main0203.xhp</text:p>
          </table:table-cell>
          <table:table-cell office:value-type="string">
            <text:p>NL361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203.xhp</text:p>
          </table:table-cell>
          <table:table-cell office:value-type="string">
            <text:p>NL361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<text:s text:c="3"/>Werkbalken</text:p>
          </table:table-cell>
          <table:table-cell office:value-type="string">
            <text:p>Werktuigbalk</text:p>
          </table:table-cell>
        </table:table-row>
        <table:table-row table:style-name="ro2">
          <table:table-cell office:value-type="string">
            <text:p>schart/main0503.xhp</text:p>
          </table:table-cell>
          <table:table-cell office:value-type="string">
            <text:p>NL362</text:p>
          </table:table-cell>
          <table:table-cell office:value-type="string">
            <text:p>Dick Groskamp</text:p>
          </table:table-cell>
          <table:table-cell table:style-name="ce14" office:value-type="string">
            <text:p>schart/main0503.xhp</text:p>
          </table:table-cell>
          <table:table-cell office:value-type="string">
            <text:p>NL362</text:p>
          </table:table-cell>
          <table:table-cell table:style-name="ce16" office:value-type="string">
            <text:p>Grafieken en diagramm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Functies van OpenOffice.org Chart</text:p>
          </table:table-cell>
        </table:table-row>
        <table:table-row table:style-name="ro2">
          <table:table-cell office:value-type="string">
            <text:p>sdraw/00/00000004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draw/01/04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draw/04/01020000.xhp</text:p>
          </table:table-cell>
          <table:table-cell office:value-type="string">
            <text:p>NL363</text:p>
          </table:table-cell>
          <table:table-cell office:value-type="string">
            <text:p>Dick Groskamp</text:p>
          </table:table-cell>
          <table:table-cell table:style-name="ce14" office:value-type="string">
            <text:p>sdraw/04/01020000.xhp</text:p>
          </table:table-cell>
          <table:table-cell office:value-type="string">
            <text:p>NL36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Sneltoetsen voor tekeningen</text:p>
          </table:table-cell>
        </table:table-row>
        <table:table-row table:style-name="ro2">
          <table:table-cell office:value-type="string">
            <text:p>sdraw/guide/align_arrange.xhp</text:p>
          </table:table-cell>
          <table:table-cell office:value-type="string">
            <text:p>NL364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align_arrange.xhp</text:p>
          </table:table-cell>
          <table:table-cell office:value-type="string">
            <text:p>NL36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Objecten schikken, uitlijnen en verdelen</text:p>
          </table:table-cell>
        </table:table-row>
        <table:table-row table:style-name="ro2">
          <table:table-cell office:value-type="string">
            <text:p>sdraw/guide/color_define.xhp</text:p>
          </table:table-cell>
          <table:table-cell office:value-type="string">
            <text:p>NL365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color_define.xhp</text:p>
          </table:table-cell>
          <table:table-cell office:value-type="string">
            <text:p>NL36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Eigen kleuren definiëren</text:p>
          </table:table-cell>
        </table:table-row>
        <table:table-row table:style-name="ro2">
          <table:table-cell office:value-type="string">
            <text:p>sdraw/guide/combine_etc.xhp</text:p>
          </table:table-cell>
          <table:table-cell office:value-type="string">
            <text:p>NL366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combine_etc.xhp</text:p>
          </table:table-cell>
          <table:table-cell office:value-type="string">
            <text:p>NL36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Objecten combineren en vormen maken</text:p>
          </table:table-cell>
        </table:table-row>
        <table:table-row table:style-name="ro2">
          <table:table-cell office:value-type="string">
            <text:p>sdraw/guide/cross_fading.xhp</text:p>
          </table:table-cell>
          <table:table-cell office:value-type="string">
            <text:p>NL367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cross_fading.xhp</text:p>
          </table:table-cell>
          <table:table-cell office:value-type="string">
            <text:p>NL36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Effecten</text:p>
          </table:table-cell>
          <table:table-cell table:style-name="ce18"/>
          <table:table-cell office:value-type="string">
            <text:p>Twee objecten overlappen</text:p>
          </table:table-cell>
        </table:table-row>
        <table:table-row table:style-name="ro2">
          <table:table-cell office:value-type="string">
            <text:p>sdraw/guide/draw_sector.xhp</text:p>
          </table:table-cell>
          <table:table-cell office:value-type="string">
            <text:p>NL368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draw_sector.xhp</text:p>
          </table:table-cell>
          <table:table-cell office:value-type="string">
            <text:p>NL36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Sectoren en Segmenten Tekenen</text:p>
          </table:table-cell>
        </table:table-row>
        <table:table-row table:style-name="ro2">
          <table:table-cell office:value-type="string">
            <text:p>sdraw/guide/duplicate_object.xhp</text:p>
          </table:table-cell>
          <table:table-cell office:value-type="string">
            <text:p>NL369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duplicate_object.xhp</text:p>
          </table:table-cell>
          <table:table-cell office:value-type="string">
            <text:p>NL36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Objecten Dupliceren</text:p>
          </table:table-cell>
        </table:table-row>
        <table:table-row table:style-name="ro2">
          <table:table-cell office:value-type="string">
            <text:p>sdraw/guide/eyedropper.xhp</text:p>
          </table:table-cell>
          <table:table-cell office:value-type="string">
            <text:p>NL370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eyedropper.xhp</text:p>
          </table:table-cell>
          <table:table-cell office:value-type="string">
            <text:p>NL37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Kleuren Vervangen met de Pipet</text:p>
          </table:table-cell>
        </table:table-row>
        <table:table-row table:style-name="ro2">
          <table:table-cell office:value-type="string">
            <text:p>sdraw/guide/gradient.xhp</text:p>
          </table:table-cell>
          <table:table-cell office:value-type="string">
            <text:p>NL371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gradient.xhp</text:p>
          </table:table-cell>
          <table:table-cell office:value-type="string">
            <text:p>NL37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Kleurovergangen maken</text:p>
          </table:table-cell>
        </table:table-row>
        <table:table-row table:style-name="ro2">
          <table:table-cell office:value-type="string">
            <text:p>sdraw/guide/graphic_insert.xhp</text:p>
          </table:table-cell>
          <table:table-cell office:value-type="string">
            <text:p>NL372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graphic_insert.xhp</text:p>
          </table:table-cell>
          <table:table-cell office:value-type="string">
            <text:p>NL37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Afbeeldingen Invoegen</text:p>
          </table:table-cell>
        </table:table-row>
        <table:table-row table:style-name="ro2">
          <table:table-cell office:value-type="string">
            <text:p>sdraw/guide/groups.xhp</text:p>
          </table:table-cell>
          <table:table-cell office:value-type="string">
            <text:p>NL373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groups.xhp</text:p>
          </table:table-cell>
          <table:table-cell office:value-type="string">
            <text:p>NL37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Groepen en lagen </text:p>
          </table:table-cell>
          <table:table-cell table:style-name="ce18"/>
          <table:table-cell office:value-type="string">
            <text:p>Objecten groeperen</text:p>
          </table:table-cell>
        </table:table-row>
        <table:table-row table:style-name="ro2">
          <table:table-cell office:value-type="string">
            <text:p>sdraw/guide/join_objects.xhp</text:p>
          </table:table-cell>
          <table:table-cell office:value-type="string">
            <text:p>NL374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join_objects.xhp</text:p>
          </table:table-cell>
          <table:table-cell office:value-type="string">
            <text:p>NL37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Lijnen verbinden</text:p>
          </table:table-cell>
        </table:table-row>
        <table:table-row table:style-name="ro2">
          <table:table-cell office:value-type="string">
            <text:p>sdraw/guide/join_objects3d.xhp</text:p>
          </table:table-cell>
          <table:table-cell office:value-type="string">
            <text:p>NL375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join_objects3d.xhp</text:p>
          </table:table-cell>
          <table:table-cell office:value-type="string">
            <text:p>NL37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3D-objecten samenstellen</text:p>
          </table:table-cell>
        </table:table-row>
        <table:table-row table:style-name="ro2">
          <table:table-cell office:value-type="string">
            <text:p>sdraw/guide/keyboard.xhp</text:p>
          </table:table-cell>
          <table:table-cell office:value-type="string">
            <text:p>NL376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keyboard.xhp</text:p>
          </table:table-cell>
          <table:table-cell office:value-type="string">
            <text:p>NL37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Sneltoetsen voor tekenobjecten</text:p>
          </table:table-cell>
        </table:table-row>
        <table:table-row table:style-name="ro2">
          <table:table-cell office:value-type="string">
            <text:p>sdraw/guide/main.xhp</text:p>
          </table:table-cell>
          <table:table-cell office:value-type="string">
            <text:p>NL377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main.xhp</text:p>
          </table:table-cell>
          <table:table-cell office:value-type="string">
            <text:p>NL37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Instructies voor het gebruik van OpenOffice.org Draw</text:p>
          </table:table-cell>
        </table:table-row>
        <table:table-row table:style-name="ro2">
          <table:table-cell office:value-type="string">
            <text:p>sdraw/guide/rotate_object.xhp</text:p>
          </table:table-cell>
          <table:table-cell office:value-type="string">
            <text:p>NL378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rotate_object.xhp</text:p>
          </table:table-cell>
          <table:table-cell office:value-type="string">
            <text:p>NL37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Objecten Draaien</text:p>
          </table:table-cell>
        </table:table-row>
        <table:table-row table:style-name="ro2">
          <table:table-cell office:value-type="string">
            <text:p>sdraw/guide/text_enter.xhp</text:p>
          </table:table-cell>
          <table:table-cell office:value-type="string">
            <text:p>NL379</text:p>
          </table:table-cell>
          <table:table-cell office:value-type="string">
            <text:p>Dick Groskamp</text:p>
          </table:table-cell>
          <table:table-cell table:style-name="ce14" office:value-type="string">
            <text:p>sdraw/guide/text_enter.xhp</text:p>
          </table:table-cell>
          <table:table-cell office:value-type="string">
            <text:p>NL37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Tekst in presentaties en tekeningen</text:p>
          </table:table-cell>
          <table:table-cell table:style-name="ce18"/>
          <table:table-cell office:value-type="string">
            <text:p>Tekst Invoeren</text:p>
          </table:table-cell>
        </table:table-row>
        <table:table-row table:style-name="ro2">
          <table:table-cell office:value-type="string">
            <text:p>sdraw/main0000.xhp</text:p>
          </table:table-cell>
          <table:table-cell office:value-type="string">
            <text:p>NL380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000.xhp</text:p>
          </table:table-cell>
          <table:table-cell office:value-type="string">
            <text:p>NL38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Welkom bij de Help van OpenOffice.org Draw</text:p>
          </table:table-cell>
        </table:table-row>
        <table:table-row table:style-name="ro2">
          <table:table-cell office:value-type="string">
            <text:p>sdraw/main0100.xhp</text:p>
          </table:table-cell>
          <table:table-cell office:value-type="string">
            <text:p>NL381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0.xhp</text:p>
          </table:table-cell>
          <table:table-cell office:value-type="string">
            <text:p>NL38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Menu's</text:p>
          </table:table-cell>
        </table:table-row>
        <table:table-row table:style-name="ro2">
          <table:table-cell office:value-type="string">
            <text:p>sdraw/main0101.xhp</text:p>
          </table:table-cell>
          <table:table-cell office:value-type="string">
            <text:p>NL382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1.xhp</text:p>
          </table:table-cell>
          <table:table-cell office:value-type="string">
            <text:p>NL38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sdraw/main0102.xhp</text:p>
          </table:table-cell>
          <table:table-cell office:value-type="string">
            <text:p>NL383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2.xhp</text:p>
          </table:table-cell>
          <table:table-cell office:value-type="string">
            <text:p>NL38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Bewerken</text:p>
          </table:table-cell>
        </table:table-row>
        <table:table-row table:style-name="ro2">
          <table:table-cell office:value-type="string">
            <text:p>sdraw/main0103.xhp</text:p>
          </table:table-cell>
          <table:table-cell office:value-type="string">
            <text:p>NL384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3.xhp</text:p>
          </table:table-cell>
          <table:table-cell office:value-type="string">
            <text:p>NL38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Weergave</text:p>
          </table:table-cell>
        </table:table-row>
        <table:table-row table:style-name="ro2">
          <table:table-cell office:value-type="string">
            <text:p>sdraw/main0104.xhp</text:p>
          </table:table-cell>
          <table:table-cell office:value-type="string">
            <text:p>NL385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4.xhp</text:p>
          </table:table-cell>
          <table:table-cell office:value-type="string">
            <text:p>NL38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Invoegen</text:p>
          </table:table-cell>
        </table:table-row>
        <table:table-row table:style-name="ro2">
          <table:table-cell office:value-type="string">
            <text:p>sdraw/main0105.xhp</text:p>
          </table:table-cell>
          <table:table-cell office:value-type="string">
            <text:p>NL386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5.xhp</text:p>
          </table:table-cell>
          <table:table-cell office:value-type="string">
            <text:p>NL38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Opmaak</text:p>
          </table:table-cell>
        </table:table-row>
        <table:table-row table:style-name="ro2">
          <table:table-cell office:value-type="string">
            <text:p>sdraw/main0106.xhp</text:p>
          </table:table-cell>
          <table:table-cell office:value-type="string">
            <text:p>NL387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106.xhp</text:p>
          </table:table-cell>
          <table:table-cell office:value-type="string">
            <text:p>NL38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Extra</text:p>
          </table:table-cell>
        </table:table-row>
        <table:table-row table:style-name="ro2">
          <table:table-cell office:value-type="string">
            <text:p>sdraw/main0200.xhp</text:p>
          </table:table-cell>
          <table:table-cell office:value-type="string">
            <text:p>NL388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200.xhp</text:p>
          </table:table-cell>
          <table:table-cell office:value-type="string">
            <text:p>NL38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Werkbalken</text:p>
          </table:table-cell>
        </table:table-row>
        <table:table-row table:style-name="ro2">
          <table:table-cell office:value-type="string">
            <text:p>sdraw/main0202.xhp</text:p>
          </table:table-cell>
          <table:table-cell office:value-type="string">
            <text:p>NL389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202.xhp</text:p>
          </table:table-cell>
          <table:table-cell office:value-type="string">
            <text:p>NL38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Objectbalk in de tekenmodus</text:p>
          </table:table-cell>
        </table:table-row>
        <table:table-row table:style-name="ro2">
          <table:table-cell office:value-type="string">
            <text:p>sdraw/main0210.xhp</text:p>
          </table:table-cell>
          <table:table-cell office:value-type="string">
            <text:p>NL390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210.xhp</text:p>
          </table:table-cell>
          <table:table-cell office:value-type="string">
            <text:p>NL39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Werktuigbalk</text:p>
          </table:table-cell>
        </table:table-row>
        <table:table-row table:style-name="ro2">
          <table:table-cell office:value-type="string">
            <text:p>sdraw/main0213.xhp</text:p>
          </table:table-cell>
          <table:table-cell office:value-type="string">
            <text:p>NL391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213.xhp</text:p>
          </table:table-cell>
          <table:table-cell office:value-type="string">
            <text:p>NL39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Optiebalk</text:p>
          </table:table-cell>
        </table:table-row>
        <table:table-row table:style-name="ro2">
          <table:table-cell office:value-type="string">
            <text:p>sdraw/main0503.xhp</text:p>
          </table:table-cell>
          <table:table-cell office:value-type="string">
            <text:p>NL392</text:p>
          </table:table-cell>
          <table:table-cell office:value-type="string">
            <text:p>Dick Groskamp</text:p>
          </table:table-cell>
          <table:table-cell table:style-name="ce14" office:value-type="string">
            <text:p>sdraw/main0503.xhp</text:p>
          </table:table-cell>
          <table:table-cell office:value-type="string">
            <text:p>NL39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Functies van OpenOffice.org Draw</text:p>
          </table:table-cell>
        </table:table-row>
        <table:table-row table:style-name="ro2">
          <table:table-cell office:value-type="string">
            <text:p>shared/00/000000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02.xhp</text:p>
          </table:table-cell>
          <table:table-cell office:value-type="string">
            <text:p>NL393</text:p>
          </table:table-cell>
          <table:table-cell office:value-type="string">
            <text:p>Dick Groskamp</text:p>
          </table:table-cell>
          <table:table-cell table:style-name="ce14" office:value-type="string">
            <text:p>shared/00/00000002.xhp</text:p>
          </table:table-cell>
          <table:table-cell office:value-type="string">
            <text:p>NL39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Woordenlijst met internettermen</text:p>
          </table:table-cell>
        </table:table-row>
        <table:table-row table:style-name="ro2">
          <table:table-cell office:value-type="string">
            <text:p>shared/00/000000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05.xhp</text:p>
          </table:table-cell>
          <table:table-cell office:value-type="string">
            <text:p>NL394</text:p>
          </table:table-cell>
          <table:table-cell office:value-type="string">
            <text:p>Henk vd Burg</text:p>
          </table:table-cell>
          <table:table-cell table:style-name="ce14" office:value-type="string">
            <text:p>shared/00/00000005.xhp</text:p>
          </table:table-cell>
          <table:table-cell office:value-type="string">
            <text:p>NL39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Algemene woordenlijst</text:p>
          </table:table-cell>
        </table:table-row>
        <table:table-row table:style-name="ro2">
          <table:table-cell office:value-type="string">
            <text:p>shared/00/00000007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1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1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2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2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4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099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6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7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08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1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1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1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1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21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1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0/000004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6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7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8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09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0045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4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405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405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00405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1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1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01020000.xhp</text:p>
          </table:table-cell>
          <table:table-cell office:value-type="string">
            <text:p>NL395</text:p>
          </table:table-cell>
          <table:table-cell office:value-type="string">
            <text:p>Henk vd Burg</text:p>
          </table:table-cell>
          <table:table-cell table:style-name="ce14" office:value-type="string">
            <text:p>shared/00/01020000.xhp</text:p>
          </table:table-cell>
          <table:table-cell office:value-type="string">
            <text:p>NL395</text:p>
          </table:table-cell>
          <table:table-cell table:style-name="ce16" office:value-type="string">
            <text:p>HTML-document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Snelmenu van webpagina's in alleen-lezen modus</text:p>
          </table:table-cell>
        </table:table-row>
        <table:table-row table:style-name="ro2">
          <table:table-cell office:value-type="string">
            <text:p>shared/00/01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0/icon_alt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101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010001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01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2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2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203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3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3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303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10304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20000.xhp</text:p>
          </table:table-cell>
          <table:table-cell/>
          <table:table-cell office:value-type="string">
            <text:p>Henk vd Burg / Rob Bishoff</text:p>
          </table:table-cell>
          <table:table-cell table:number-columns-repeated="6"/>
        </table:table-row>
        <table:table-row table:style-name="ro2">
          <table:table-cell office:value-type="string">
            <text:p>shared/01/0102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20103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05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06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070000.xhp</text:p>
          </table:table-cell>
          <table:table-cell/>
          <table:table-cell office:value-type="string">
            <text:p>Henk vd Burg / Rob Bishoff</text:p>
          </table:table-cell>
          <table:table-cell table:number-columns-repeated="6"/>
        </table:table-row>
        <table:table-row table:style-name="ro2">
          <table:table-cell office:value-type="string">
            <text:p>shared/01/01070001.xhp</text:p>
          </table:table-cell>
          <table:table-cell/>
          <table:table-cell office:value-type="string">
            <text:p>Henk vd Burg / Rob Bishoff</text:p>
          </table:table-cell>
          <table:table-cell table:number-columns-repeated="6"/>
        </table:table-row>
        <table:table-row table:style-name="ro2">
          <table:table-cell office:value-type="string">
            <text:p>shared/01/0110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10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0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0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0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0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1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1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1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1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3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14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16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16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6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7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18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119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19900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01/020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20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0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00001.xhp</text:p>
          </table:table-cell>
          <table:table-cell office:value-type="string">
            <text:p>NL396</text:p>
          </table:table-cell>
          <table:table-cell table:style-name="ce10" office:value-type="string">
            <text:p>Dick Groskamp</text:p>
          </table:table-cell>
          <table:table-cell table:style-name="ce14" office:value-type="string">
            <text:p>shared/01/02100001.xhp</text:p>
          </table:table-cell>
          <table:table-cell office:value-type="string">
            <text:p>NL39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Lijst met reguliere expressies</text:p>
          </table:table-cell>
        </table:table-row>
        <table:table-row table:style-name="ro2">
          <table:table-cell office:value-type="string">
            <text:p>shared/01/0210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0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0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8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8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1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0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0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0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1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2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15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4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4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3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22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0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0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0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0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0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1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15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17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39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40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06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06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41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5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416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1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103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109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6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18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49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2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2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2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203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2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2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2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207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0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7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308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4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4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4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4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7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8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8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8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8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8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0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0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7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108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2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2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2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4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1501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1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0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0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0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0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107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3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3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3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3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4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4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5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6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7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8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9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9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9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29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34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34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534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4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404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405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4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5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36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59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1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1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1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106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2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604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4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3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0506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0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01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3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101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1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4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4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06140402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405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11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12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2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15021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20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201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202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699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701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70800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08060100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about_meta_tags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digitalsignatures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gallery_files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gallery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grid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guides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mediaplayer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moviesound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packagemanager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password_dl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1/password_main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ref_pdf_export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ref_pdf_send_as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securitywarning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selectcertificate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xformsdata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xformsdataadd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xformsdataaddcon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xformsdatachange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1/xformsdataname.xhp</text:p>
          </table:table-cell>
          <table:table-cell/>
          <table:table-cell table:style-name="ce10"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02/01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0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0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0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0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1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1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1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2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2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2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0700.xhp</text:p>
          </table:table-cell>
          <table:table-cell office:value-type="string">
            <text:p>NL397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700.xhp</text:p>
          </table:table-cell>
          <table:table-cell office:value-type="string">
            <text:p>NL397</text:p>
          </table:table-cell>
          <table:table-cell table:style-name="ce16" office:value-type="string">
            <text:p>HTML-document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HTML-filters en Formulieren</text:p>
          </table:table-cell>
        </table:table-row>
        <table:table-row table:style-name="ro2">
          <table:table-cell office:value-type="string">
            <text:p>shared/02/01170800.xhp</text:p>
          </table:table-cell>
          <table:table-cell office:value-type="string">
            <text:p>NL398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800.xhp</text:p>
          </table:table-cell>
          <table:table-cell office:value-type="string">
            <text:p>NL39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Tabelelement</text:p>
          </table:table-cell>
          <table:table-cell table:style-name="ce18"/>
          <table:table-cell office:value-type="string">
            <text:p>AutoPiloot Tabelelement</text:p>
          </table:table-cell>
        </table:table-row>
        <table:table-row table:style-name="ro2">
          <table:table-cell office:value-type="string">
            <text:p>shared/02/01170801.xhp</text:p>
          </table:table-cell>
          <table:table-cell office:value-type="string">
            <text:p>NL399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801.xhp</text:p>
          </table:table-cell>
          <table:table-cell office:value-type="string">
            <text:p>NL39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Tabelelement</text:p>
          </table:table-cell>
          <table:table-cell table:style-name="ce18"/>
          <table:table-cell office:value-type="string">
            <text:p>AutoPiloot Tabelelement / Keuzelijst / Combinatieveld: Gegevens</text:p>
          </table:table-cell>
        </table:table-row>
        <table:table-row table:style-name="ro2">
          <table:table-cell office:value-type="string">
            <text:p>shared/02/01170802.xhp</text:p>
          </table:table-cell>
          <table:table-cell office:value-type="string">
            <text:p>NL400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802.xhp</text:p>
          </table:table-cell>
          <table:table-cell office:value-type="string">
            <text:p>NL40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Tabelelement</text:p>
          </table:table-cell>
          <table:table-cell table:style-name="ce18"/>
          <table:table-cell office:value-type="string">
            <text:p>AutoPiloot Tabelelement: Veldkeuze</text:p>
          </table:table-cell>
        </table:table-row>
        <table:table-row table:style-name="ro2">
          <table:table-cell office:value-type="string">
            <text:p>shared/02/01170900.xhp</text:p>
          </table:table-cell>
          <table:table-cell office:value-type="string">
            <text:p>NL401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900.xhp</text:p>
          </table:table-cell>
          <table:table-cell office:value-type="string">
            <text:p>NL40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utoPiloot Combinatievak / Keuzelijst</text:p>
          </table:table-cell>
        </table:table-row>
        <table:table-row table:style-name="ro2">
          <table:table-cell office:value-type="string">
            <text:p>shared/02/01170901.xhp</text:p>
          </table:table-cell>
          <table:table-cell office:value-type="string">
            <text:p>NL402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901.xhp</text:p>
          </table:table-cell>
          <table:table-cell office:value-type="string">
            <text:p>NL40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utoPiloot Combinatieveld / Keuzelijst: Tabel selecteren</text:p>
          </table:table-cell>
        </table:table-row>
        <table:table-row table:style-name="ro2">
          <table:table-cell office:value-type="string">
            <text:p>shared/02/01170902.xhp</text:p>
          </table:table-cell>
          <table:table-cell office:value-type="string">
            <text:p>NL403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902.xhp</text:p>
          </table:table-cell>
          <table:table-cell office:value-type="string">
            <text:p>NL40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utoPiloot Combinatieveld / Keuzelijst: Veld selecteren</text:p>
          </table:table-cell>
        </table:table-row>
        <table:table-row table:style-name="ro2">
          <table:table-cell office:value-type="string">
            <text:p>shared/02/01170903.xhp</text:p>
          </table:table-cell>
          <table:table-cell office:value-type="string">
            <text:p>NL404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903.xhp</text:p>
          </table:table-cell>
          <table:table-cell office:value-type="string">
            <text:p>NL40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utoPiloot Keuzelijst: Velden Koppelen</text:p>
          </table:table-cell>
        </table:table-row>
        <table:table-row table:style-name="ro2">
          <table:table-cell office:value-type="string">
            <text:p>shared/02/01170904.xhp</text:p>
          </table:table-cell>
          <table:table-cell office:value-type="string">
            <text:p>NL405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0904.xhp</text:p>
          </table:table-cell>
          <table:table-cell office:value-type="string">
            <text:p>NL40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utoPiloot Combinatieveld: Databaseveld</text:p>
          </table:table-cell>
        </table:table-row>
        <table:table-row table:style-name="ro2">
          <table:table-cell office:value-type="string">
            <text:p>shared/02/01171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1100.xhp</text:p>
          </table:table-cell>
          <table:table-cell office:value-type="string">
            <text:p>NL406</text:p>
          </table:table-cell>
          <table:table-cell office:value-type="string">
            <text:p>Henk vd Burg</text:p>
          </table:table-cell>
          <table:table-cell table:style-name="ce14" office:value-type="string">
            <text:p>shared/02/01171100.xhp</text:p>
          </table:table-cell>
          <table:table-cell office:value-type="string">
            <text:p>NL40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ssistenten</text:p>
          </table:table-cell>
          <table:table-cell table:style-name="ce18"/>
          <table:table-cell office:value-type="string">
            <text:p>Assistenten aan/uit</text:p>
          </table:table-cell>
        </table:table-row>
        <table:table-row table:style-name="ro2">
          <table:table-cell office:value-type="string">
            <text:p>shared/02/01171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1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171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2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12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1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1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21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1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1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32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5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5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5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6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6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6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6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6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7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8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8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0907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001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hared/02/1002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hared/02/1003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hared/02/1004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hared/02/10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9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0901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0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0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21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3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3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2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2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4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8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8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19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1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01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3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4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5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6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8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09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241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basicshap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blockarrow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callout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colortoolba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flowchart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fontwork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paintbrus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star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2/symbolshap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4/01010000.xhp</text:p>
          </table:table-cell>
          <table:table-cell office:value-type="string">
            <text:p>NL407</text:p>
          </table:table-cell>
          <table:table-cell office:value-type="string">
            <text:p>Henk vd Burg</text:p>
          </table:table-cell>
          <table:table-cell table:style-name="ce14" office:value-type="string">
            <text:p>shared/04/01010000.xhp</text:p>
          </table:table-cell>
          <table:table-cell office:value-type="string">
            <text:p>NL40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Algemene sneltoetsen in OpenOffice.org</text:p>
          </table:table-cell>
        </table:table-row>
        <table:table-row table:style-name="ro2">
          <table:table-cell office:value-type="string">
            <text:p>shared/04/0102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0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0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1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2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3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4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5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0000016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5/err_html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07/09000000.xhp</text:p>
          </table:table-cell>
          <table:table-cell office:value-type="string">
            <text:p>NL408</text:p>
          </table:table-cell>
          <table:table-cell office:value-type="string">
            <text:p>Henk vd Burg</text:p>
          </table:table-cell>
          <table:table-cell table:style-name="ce14" office:value-type="string">
            <text:p>shared/07/09000000.xhp</text:p>
          </table:table-cell>
          <table:table-cell office:value-type="string">
            <text:p>NL408</text:p>
          </table:table-cell>
          <table:table-cell table:style-name="ce16" office:value-type="string">
            <text:p>HTML-document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OpenOffice.org HTML-Sjablonen</text:p>
          </table:table-cell>
        </table:table-row>
        <table:table-row table:style-name="ro3">
          <table:table-cell office:value-type="string">
            <text:p>shared/3dsettings_toolbar.xhp</text:p>
          </table:table-cell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>
            <text:p>shared/autokorr/01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2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3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4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5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6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7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8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09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10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11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12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korr/1300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00000.xhp</text:p>
          </table:table-cell>
          <table:table-cell office:value-type="string">
            <text:p>NL409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00000.xhp</text:p>
          </table:table-cell>
          <table:table-cell office:value-type="string">
            <text:p>NL40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ssistenten</text:p>
          </table:table-cell>
          <table:table-cell table:style-name="ce18"/>
          <table:table-cell office:value-type="string">
            <text:p>Assistent</text:p>
          </table:table-cell>
        </table:table-row>
        <table:table-row table:style-name="ro2">
          <table:table-cell office:value-type="string">
            <text:p>shared/autopi/01010000.xhp</text:p>
          </table:table-cell>
          <table:table-cell office:value-type="string">
            <text:p>NL410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000.xhp</text:p>
          </table:table-cell>
          <table:table-cell office:value-type="string">
            <text:p>NL41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ssistent Brief</text:p>
          </table:table-cell>
        </table:table-row>
        <table:table-row table:style-name="ro2">
          <table:table-cell office:value-type="string">
            <text:p>shared/autopi/01010100.xhp</text:p>
          </table:table-cell>
          <table:table-cell office:value-type="string">
            <text:p>NL411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100.xhp</text:p>
          </table:table-cell>
          <table:table-cell office:value-type="string">
            <text:p>NL41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utoPiloot Brief - Pagina 1</text:p>
          </table:table-cell>
        </table:table-row>
        <table:table-row table:style-name="ro2">
          <table:table-cell office:value-type="string">
            <text:p>shared/autopi/01010200.xhp</text:p>
          </table:table-cell>
          <table:table-cell office:value-type="string">
            <text:p>NL412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200.xhp</text:p>
          </table:table-cell>
          <table:table-cell office:value-type="string">
            <text:p>NL41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ssistent Brief - Pagina 2</text:p>
          </table:table-cell>
        </table:table-row>
        <table:table-row table:style-name="ro2">
          <table:table-cell office:value-type="string">
            <text:p>shared/autopi/01010300.xhp</text:p>
          </table:table-cell>
          <table:table-cell office:value-type="string">
            <text:p>NL413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300.xhp</text:p>
          </table:table-cell>
          <table:table-cell office:value-type="string">
            <text:p>NL41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utoPiloot Brief - Pagina 3</text:p>
          </table:table-cell>
        </table:table-row>
        <table:table-row table:style-name="ro2">
          <table:table-cell office:value-type="string">
            <text:p>shared/autopi/01010400.xhp</text:p>
          </table:table-cell>
          <table:table-cell office:value-type="string">
            <text:p>NL414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400.xhp</text:p>
          </table:table-cell>
          <table:table-cell office:value-type="string">
            <text:p>NL41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ssistent Brief - Pagina 4</text:p>
          </table:table-cell>
        </table:table-row>
        <table:table-row table:style-name="ro2">
          <table:table-cell office:value-type="string">
            <text:p>shared/autopi/01010500.xhp</text:p>
          </table:table-cell>
          <table:table-cell office:value-type="string">
            <text:p>NL415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500.xhp</text:p>
          </table:table-cell>
          <table:table-cell office:value-type="string">
            <text:p>NL41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utoPiloot Brief <text:s/>- Pagina 5</text:p>
          </table:table-cell>
        </table:table-row>
        <table:table-row table:style-name="ro2">
          <table:table-cell office:value-type="string">
            <text:p>shared/autopi/01010600.xhp</text:p>
          </table:table-cell>
          <table:table-cell office:value-type="string">
            <text:p>NL416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10600.xhp</text:p>
          </table:table-cell>
          <table:table-cell office:value-type="string">
            <text:p>NL41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Brief</text:p>
          </table:table-cell>
          <table:table-cell table:style-name="ce18"/>
          <table:table-cell office:value-type="string">
            <text:p>Assistent Brief - Pagina 6</text:p>
          </table:table-cell>
        </table:table-row>
        <table:table-row table:style-name="ro2">
          <table:table-cell office:value-type="string">
            <text:p>shared/autopi/01020000.xhp</text:p>
          </table:table-cell>
          <table:table-cell office:value-type="string">
            <text:p>NL417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000.xhp</text:p>
          </table:table-cell>
          <table:table-cell office:value-type="string">
            <text:p>NL41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ssistent Fax</text:p>
          </table:table-cell>
        </table:table-row>
        <table:table-row table:style-name="ro2">
          <table:table-cell office:value-type="string">
            <text:p>shared/autopi/01020100.xhp</text:p>
          </table:table-cell>
          <table:table-cell office:value-type="string">
            <text:p>NL418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100.xhp</text:p>
          </table:table-cell>
          <table:table-cell office:value-type="string">
            <text:p>NL41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utoPiloot Fax - Pagina 1</text:p>
          </table:table-cell>
        </table:table-row>
        <table:table-row table:style-name="ro2">
          <table:table-cell office:value-type="string">
            <text:p>shared/autopi/01020200.xhp</text:p>
          </table:table-cell>
          <table:table-cell office:value-type="string">
            <text:p>NL419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200.xhp</text:p>
          </table:table-cell>
          <table:table-cell office:value-type="string">
            <text:p>NL41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ssistent Fax - Pagina 2</text:p>
          </table:table-cell>
        </table:table-row>
        <table:table-row table:style-name="ro2">
          <table:table-cell office:value-type="string">
            <text:p>shared/autopi/01020300.xhp</text:p>
          </table:table-cell>
          <table:table-cell office:value-type="string">
            <text:p>NL420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300.xhp</text:p>
          </table:table-cell>
          <table:table-cell office:value-type="string">
            <text:p>NL42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utoPiloot Fax - Pagina 3</text:p>
          </table:table-cell>
        </table:table-row>
        <table:table-row table:style-name="ro2">
          <table:table-cell office:value-type="string">
            <text:p>shared/autopi/01020400.xhp</text:p>
          </table:table-cell>
          <table:table-cell office:value-type="string">
            <text:p>NL421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400.xhp</text:p>
          </table:table-cell>
          <table:table-cell office:value-type="string">
            <text:p>NL42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utoPiloot Fax - Pagina 4</text:p>
          </table:table-cell>
        </table:table-row>
        <table:table-row table:style-name="ro2">
          <table:table-cell office:value-type="string">
            <text:p>shared/autopi/01020500.xhp</text:p>
          </table:table-cell>
          <table:table-cell office:value-type="string">
            <text:p>NL422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20500.xhp</text:p>
          </table:table-cell>
          <table:table-cell office:value-type="string">
            <text:p>NL42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ax</text:p>
          </table:table-cell>
          <table:table-cell table:style-name="ce18"/>
          <table:table-cell office:value-type="string">
            <text:p>AutoPiloot Fax - Pagina 5</text:p>
          </table:table-cell>
        </table:table-row>
        <table:table-row table:style-name="ro2">
          <table:table-cell office:value-type="string">
            <text:p>shared/autopi/01040000.xhp</text:p>
          </table:table-cell>
          <table:table-cell office:value-type="string">
            <text:p>NL423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000.xhp</text:p>
          </table:table-cell>
          <table:table-cell office:value-type="string">
            <text:p>NL42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ssistent Agenda</text:p>
          </table:table-cell>
        </table:table-row>
        <table:table-row table:style-name="ro2">
          <table:table-cell office:value-type="string">
            <text:p>shared/autopi/01040100.xhp</text:p>
          </table:table-cell>
          <table:table-cell office:value-type="string">
            <text:p>NL424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100.xhp</text:p>
          </table:table-cell>
          <table:table-cell office:value-type="string">
            <text:p>NL42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utoPiloot Agenda - Pagina 1</text:p>
          </table:table-cell>
        </table:table-row>
        <table:table-row table:style-name="ro2">
          <table:table-cell office:value-type="string">
            <text:p>shared/autopi/01040200.xhp</text:p>
          </table:table-cell>
          <table:table-cell office:value-type="string">
            <text:p>NL425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200.xhp</text:p>
          </table:table-cell>
          <table:table-cell office:value-type="string">
            <text:p>NL42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utoPiloot Agenda - Pagina 2</text:p>
          </table:table-cell>
        </table:table-row>
        <table:table-row table:style-name="ro2">
          <table:table-cell office:value-type="string">
            <text:p>shared/autopi/01040300.xhp</text:p>
          </table:table-cell>
          <table:table-cell office:value-type="string">
            <text:p>NL426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300.xhp</text:p>
          </table:table-cell>
          <table:table-cell office:value-type="string">
            <text:p>NL42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utoPiloot Agenda - Pagina 3</text:p>
          </table:table-cell>
        </table:table-row>
        <table:table-row table:style-name="ro2">
          <table:table-cell office:value-type="string">
            <text:p>shared/autopi/01040400.xhp</text:p>
          </table:table-cell>
          <table:table-cell office:value-type="string">
            <text:p>NL427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400.xhp</text:p>
          </table:table-cell>
          <table:table-cell office:value-type="string">
            <text:p>NL42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utoPiloot Agenda - Pagina 4</text:p>
          </table:table-cell>
        </table:table-row>
        <table:table-row table:style-name="ro2">
          <table:table-cell office:value-type="string">
            <text:p>shared/autopi/01040500.xhp</text:p>
          </table:table-cell>
          <table:table-cell office:value-type="string">
            <text:p>NL428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500.xhp</text:p>
          </table:table-cell>
          <table:table-cell office:value-type="string">
            <text:p>NL42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ssistent Agenda - Onderwerpen</text:p>
          </table:table-cell>
        </table:table-row>
        <table:table-row table:style-name="ro2">
          <table:table-cell office:value-type="string">
            <text:p>shared/autopi/01040600.xhp</text:p>
          </table:table-cell>
          <table:table-cell office:value-type="string">
            <text:p>NL429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40600.xhp</text:p>
          </table:table-cell>
          <table:table-cell office:value-type="string">
            <text:p>NL42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Agenda</text:p>
          </table:table-cell>
          <table:table-cell table:style-name="ce18"/>
          <table:table-cell office:value-type="string">
            <text:p>AutoPiloot Agenda - Pagina 6</text:p>
          </table:table-cell>
        </table:table-row>
        <table:table-row table:style-name="ro2">
          <table:table-cell office:value-type="string">
            <text:p>shared/autopi/01050000.xhp</text:p>
          </table:table-cell>
          <table:table-cell office:value-type="string">
            <text:p>NL430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000.xhp</text:p>
          </table:table-cell>
          <table:table-cell office:value-type="string">
            <text:p>NL43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utoPiloot Presentatie</text:p>
          </table:table-cell>
        </table:table-row>
        <table:table-row table:style-name="ro2">
          <table:table-cell office:value-type="string">
            <text:p>shared/autopi/01050100.xhp</text:p>
          </table:table-cell>
          <table:table-cell office:value-type="string">
            <text:p>NL431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100.xhp</text:p>
          </table:table-cell>
          <table:table-cell office:value-type="string">
            <text:p>NL43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utoPiloot Presentatie Pagina 1</text:p>
          </table:table-cell>
        </table:table-row>
        <table:table-row table:style-name="ro2">
          <table:table-cell office:value-type="string">
            <text:p>shared/autopi/01050200.xhp</text:p>
          </table:table-cell>
          <table:table-cell office:value-type="string">
            <text:p>NL432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200.xhp</text:p>
          </table:table-cell>
          <table:table-cell office:value-type="string">
            <text:p>NL43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utoPiloot Presentatie Pagina 2</text:p>
          </table:table-cell>
        </table:table-row>
        <table:table-row table:style-name="ro2">
          <table:table-cell office:value-type="string">
            <text:p>shared/autopi/01050300.xhp</text:p>
          </table:table-cell>
          <table:table-cell office:value-type="string">
            <text:p>NL433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300.xhp</text:p>
          </table:table-cell>
          <table:table-cell office:value-type="string">
            <text:p>NL43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ssistent Presentatie - Pagina 3</text:p>
          </table:table-cell>
        </table:table-row>
        <table:table-row table:style-name="ro2">
          <table:table-cell office:value-type="string">
            <text:p>shared/autopi/01050400.xhp</text:p>
          </table:table-cell>
          <table:table-cell office:value-type="string">
            <text:p>NL434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400.xhp</text:p>
          </table:table-cell>
          <table:table-cell office:value-type="string">
            <text:p>NL43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ssistent Presentatie - Pagina 4</text:p>
          </table:table-cell>
        </table:table-row>
        <table:table-row table:style-name="ro2">
          <table:table-cell office:value-type="string">
            <text:p>shared/autopi/01050500.xhp</text:p>
          </table:table-cell>
          <table:table-cell office:value-type="string">
            <text:p>NL435</text:p>
          </table:table-cell>
          <table:table-cell office:value-type="string">
            <text:p>Rob Bishoff dg</text:p>
          </table:table-cell>
          <table:table-cell table:style-name="ce14" office:value-type="string">
            <text:p>shared/autopi/01050500.xhp</text:p>
          </table:table-cell>
          <table:table-cell office:value-type="string">
            <text:p>NL43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Presentatie</text:p>
          </table:table-cell>
          <table:table-cell table:style-name="ce18"/>
          <table:table-cell office:value-type="string">
            <text:p>AutoPiloot Presentatie Pagina 5</text:p>
          </table:table-cell>
        </table:table-row>
        <table:table-row table:style-name="ro2">
          <table:table-cell office:value-type="string">
            <text:p>shared/autopi/01090000.xhp</text:p>
          </table:table-cell>
          <table:table-cell office:value-type="string">
            <text:p>NL436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90000.xhp</text:p>
          </table:table-cell>
          <table:table-cell office:value-type="string">
            <text:p>NL43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ormulier</text:p>
          </table:table-cell>
          <table:table-cell table:style-name="ce18"/>
          <table:table-cell office:value-type="string">
            <text:p>AutoPiloot Formulier</text:p>
          </table:table-cell>
        </table:table-row>
        <table:table-row table:style-name="ro2">
          <table:table-cell office:value-type="string">
            <text:p>shared/autopi/01090100.xhp</text:p>
          </table:table-cell>
          <table:table-cell office:value-type="string">
            <text:p>NL437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90100.xhp</text:p>
          </table:table-cell>
          <table:table-cell office:value-type="string">
            <text:p>NL43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ormulier</text:p>
          </table:table-cell>
          <table:table-cell table:style-name="ce18"/>
          <table:table-cell office:value-type="string">
            <text:p>AutoPiloot Formulieren: Selectie Database</text:p>
          </table:table-cell>
        </table:table-row>
        <table:table-row table:style-name="ro2">
          <table:table-cell office:value-type="string">
            <text:p>shared/autopi/0109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9021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9022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90300.xhp</text:p>
          </table:table-cell>
          <table:table-cell office:value-type="string">
            <text:p>NL438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090300.xhp</text:p>
          </table:table-cell>
          <table:table-cell office:value-type="string">
            <text:p>NL43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Formulier</text:p>
          </table:table-cell>
          <table:table-cell table:style-name="ce18"/>
          <table:table-cell office:value-type="string">
            <text:p>AutoPiloot Formulieren: Het Maken</text:p>
          </table:table-cell>
        </table:table-row>
        <table:table-row table:style-name="ro2">
          <table:table-cell office:value-type="string">
            <text:p>shared/autopi/0109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9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09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000.xhp</text:p>
          </table:table-cell>
          <table:table-cell office:value-type="string">
            <text:p>NL439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00000.xhp</text:p>
          </table:table-cell>
          <table:table-cell office:value-type="string">
            <text:p>NL439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Rapporten</text:p>
          </table:table-cell>
          <table:table-cell table:style-name="ce18"/>
          <table:table-cell office:value-type="string">
            <text:p>Assistent Rapport</text:p>
          </table:table-cell>
        </table:table-row>
        <table:table-row table:style-name="ro2">
          <table:table-cell office:value-type="string">
            <text:p>shared/autopi/0110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15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0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10000.xhp</text:p>
          </table:table-cell>
          <table:table-cell office:value-type="string">
            <text:p>NL440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000.xhp</text:p>
          </table:table-cell>
          <table:table-cell office:value-type="string">
            <text:p>NL44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 Export</text:p>
          </table:table-cell>
        </table:table-row>
        <table:table-row table:style-name="ro2">
          <table:table-cell office:value-type="string">
            <text:p>shared/autopi/01110100.xhp</text:p>
          </table:table-cell>
          <table:table-cell office:value-type="string">
            <text:p>NL441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100.xhp</text:p>
          </table:table-cell>
          <table:table-cell office:value-type="string">
            <text:p>NL44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1</text:p>
          </table:table-cell>
        </table:table-row>
        <table:table-row table:style-name="ro2">
          <table:table-cell office:value-type="string">
            <text:p>shared/autopi/01110200.xhp</text:p>
          </table:table-cell>
          <table:table-cell office:value-type="string">
            <text:p>NL442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200.xhp</text:p>
          </table:table-cell>
          <table:table-cell office:value-type="string">
            <text:p>NL44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2</text:p>
          </table:table-cell>
        </table:table-row>
        <table:table-row table:style-name="ro2">
          <table:table-cell office:value-type="string">
            <text:p>shared/autopi/01110300.xhp</text:p>
          </table:table-cell>
          <table:table-cell office:value-type="string">
            <text:p>NL443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300.xhp</text:p>
          </table:table-cell>
          <table:table-cell office:value-type="string">
            <text:p>NL44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3</text:p>
          </table:table-cell>
        </table:table-row>
        <table:table-row table:style-name="ro2">
          <table:table-cell office:value-type="string">
            <text:p>shared/autopi/01110400.xhp</text:p>
          </table:table-cell>
          <table:table-cell office:value-type="string">
            <text:p>NL444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400.xhp</text:p>
          </table:table-cell>
          <table:table-cell office:value-type="string">
            <text:p>NL44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4</text:p>
          </table:table-cell>
        </table:table-row>
        <table:table-row table:style-name="ro2">
          <table:table-cell office:value-type="string">
            <text:p>shared/autopi/01110500.xhp</text:p>
          </table:table-cell>
          <table:table-cell office:value-type="string">
            <text:p>NL445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500.xhp</text:p>
          </table:table-cell>
          <table:table-cell office:value-type="string">
            <text:p>NL44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5</text:p>
          </table:table-cell>
        </table:table-row>
        <table:table-row table:style-name="ro2">
          <table:table-cell office:value-type="string">
            <text:p>shared/autopi/01110600.xhp</text:p>
          </table:table-cell>
          <table:table-cell office:value-type="string">
            <text:p>NL446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10600.xhp</text:p>
          </table:table-cell>
          <table:table-cell office:value-type="string">
            <text:p>NL44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HTML-export</text:p>
          </table:table-cell>
          <table:table-cell table:style-name="ce18"/>
          <table:table-cell office:value-type="string">
            <text:p>HTML-Export - Pagina 6</text:p>
          </table:table-cell>
        </table:table-row>
        <table:table-row table:style-name="ro2">
          <table:table-cell office:value-type="string">
            <text:p>shared/autopi/01120000.xhp</text:p>
          </table:table-cell>
          <table:table-cell office:value-type="string">
            <text:p>NL447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000.xhp</text:p>
          </table:table-cell>
          <table:table-cell office:value-type="string">
            <text:p>NL44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</text:p>
          </table:table-cell>
        </table:table-row>
        <table:table-row table:style-name="ro2">
          <table:table-cell office:value-type="string">
            <text:p>shared/autopi/01120100.xhp</text:p>
          </table:table-cell>
          <table:table-cell office:value-type="string">
            <text:p>NL448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100.xhp</text:p>
          </table:table-cell>
          <table:table-cell office:value-type="string">
            <text:p>NL44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: Gegevens</text:p>
          </table:table-cell>
        </table:table-row>
        <table:table-row table:style-name="ro2">
          <table:table-cell office:value-type="string">
            <text:p>shared/autopi/01120200.xhp</text:p>
          </table:table-cell>
          <table:table-cell office:value-type="string">
            <text:p>NL449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200.xhp</text:p>
          </table:table-cell>
          <table:table-cell office:value-type="string">
            <text:p>NL44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: Standaard veld-selectie</text:p>
          </table:table-cell>
        </table:table-row>
        <table:table-row table:style-name="ro2">
          <table:table-cell office:value-type="string">
            <text:p>shared/autopi/01120300.xhp</text:p>
          </table:table-cell>
          <table:table-cell office:value-type="string">
            <text:p>NL450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300.xhp</text:p>
          </table:table-cell>
          <table:table-cell office:value-type="string">
            <text:p>NL45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: Veldwaarden</text:p>
          </table:table-cell>
        </table:table-row>
        <table:table-row table:style-name="ro2">
          <table:table-cell office:value-type="string">
            <text:p>shared/autopi/01120400.xhp</text:p>
          </table:table-cell>
          <table:table-cell office:value-type="string">
            <text:p>NL451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400.xhp</text:p>
          </table:table-cell>
          <table:table-cell office:value-type="string">
            <text:p>NL45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: Database veld</text:p>
          </table:table-cell>
        </table:table-row>
        <table:table-row table:style-name="ro2">
          <table:table-cell office:value-type="string">
            <text:p>shared/autopi/01120500.xhp</text:p>
          </table:table-cell>
          <table:table-cell office:value-type="string">
            <text:p>NL452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20500.xhp</text:p>
          </table:table-cell>
          <table:table-cell office:value-type="string">
            <text:p>NL45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Groepselement</text:p>
          </table:table-cell>
          <table:table-cell table:style-name="ce18"/>
          <table:table-cell office:value-type="string">
            <text:p>AutoPiloot groepselement: optiegroep maken</text:p>
          </table:table-cell>
        </table:table-row>
        <table:table-row table:style-name="ro2">
          <table:table-cell office:value-type="string">
            <text:p>shared/autopi/01130000.xhp</text:p>
          </table:table-cell>
          <table:table-cell office:value-type="string">
            <text:p>NL453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30000.xhp</text:p>
          </table:table-cell>
          <table:table-cell office:value-type="string">
            <text:p>NL45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Conversieprogramma voor documenten</text:p>
          </table:table-cell>
          <table:table-cell table:style-name="ce18"/>
          <table:table-cell office:value-type="string">
            <text:p>Conversieprogramma voor documenten</text:p>
          </table:table-cell>
        </table:table-row>
        <table:table-row table:style-name="ro2">
          <table:table-cell office:value-type="string">
            <text:p>shared/autopi/01130100.xhp</text:p>
          </table:table-cell>
          <table:table-cell office:value-type="string">
            <text:p>NL454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30100.xhp</text:p>
          </table:table-cell>
          <table:table-cell office:value-type="string">
            <text:p>NL45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Conversieprogramma voor documenten</text:p>
          </table:table-cell>
          <table:table-cell table:style-name="ce18"/>
          <table:table-cell office:value-type="string">
            <text:p>Documenten-Converter Pagina 1</text:p>
          </table:table-cell>
        </table:table-row>
        <table:table-row table:style-name="ro2">
          <table:table-cell office:value-type="string">
            <text:p>shared/autopi/01130200.xhp</text:p>
          </table:table-cell>
          <table:table-cell office:value-type="string">
            <text:p>NL455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30200.xhp</text:p>
          </table:table-cell>
          <table:table-cell office:value-type="string">
            <text:p>NL45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Conversieprogramma voor documenten</text:p>
          </table:table-cell>
          <table:table-cell table:style-name="ce18"/>
          <table:table-cell office:value-type="string">
            <text:p>Documenten-converter vervolgpagina's</text:p>
          </table:table-cell>
        </table:table-row>
        <table:table-row table:style-name="ro2">
          <table:table-cell office:value-type="string">
            <text:p>shared/autopi/01150000.xhp</text:p>
          </table:table-cell>
          <table:table-cell office:value-type="string">
            <text:p>NL456</text:p>
          </table:table-cell>
          <table:table-cell office:value-type="string">
            <text:p>Henk vd Burg</text:p>
          </table:table-cell>
          <table:table-cell table:style-name="ce14" office:value-type="string">
            <text:p>shared/autopi/01150000.xhp</text:p>
          </table:table-cell>
          <table:table-cell office:value-type="string">
            <text:p>NL45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3"/>Assistent Keuzelijst met invoervak/Keuzelijst</text:p>
          </table:table-cell>
          <table:table-cell table:style-name="ce18"/>
          <table:table-cell office:value-type="string">
            <text:p>Assistent Euroconversie</text:p>
          </table:table-cell>
        </table:table-row>
        <table:table-row table:style-name="ro2">
          <table:table-cell office:value-type="string">
            <text:p>shared/autopi/0117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7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7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0117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purchas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startup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3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4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5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5bi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5i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6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7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autopi/webwizard07fc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2000000.xhp</text:p>
          </table:table-cell>
          <table:table-cell office:value-type="string">
            <text:p>NL457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2000000.xhp</text:p>
          </table:table-cell>
          <table:table-cell office:value-type="string">
            <text:p>NL457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Query's</text:p>
          </table:table-cell>
        </table:table-row>
        <table:table-row table:style-name="ro2">
          <table:table-cell office:value-type="string">
            <text:p>shared/explorer/database/020000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2010100.xhp</text:p>
          </table:table-cell>
          <table:table-cell office:value-type="string">
            <text:p>NL458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2010100.xhp</text:p>
          </table:table-cell>
          <table:table-cell office:value-type="string">
            <text:p>NL458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Query-ontwerp</text:p>
          </table:table-cell>
        </table:table-row>
        <table:table-row table:style-name="ro2">
          <table:table-cell office:value-type="string">
            <text:p>shared/explorer/database/020101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4000000.xhp</text:p>
          </table:table-cell>
          <table:table-cell office:value-type="string">
            <text:p>NL459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4000000.xhp</text:p>
          </table:table-cell>
          <table:table-cell office:value-type="string">
            <text:p>NL459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Formulieren</text:p>
          </table:table-cell>
          <table:table-cell table:style-name="ce18"/>
          <table:table-cell office:value-type="string">
            <text:p>Formulieren</text:p>
          </table:table-cell>
        </table:table-row>
        <table:table-row table:style-name="ro2">
          <table:table-cell office:value-type="string">
            <text:p>shared/explorer/database/04030000.xhp</text:p>
          </table:table-cell>
          <table:table-cell office:value-type="string">
            <text:p>NL460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4030000.xhp</text:p>
          </table:table-cell>
          <table:table-cell office:value-type="string">
            <text:p>NL460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Formulieren</text:p>
          </table:table-cell>
          <table:table-cell table:style-name="ce18"/>
          <table:table-cell office:value-type="string">
            <text:p>Formulier Ontwerp</text:p>
          </table:table-cell>
        </table:table-row>
        <table:table-row table:style-name="ro2">
          <table:table-cell office:value-type="string">
            <text:p>shared/explorer/database/05000000.xhp</text:p>
          </table:table-cell>
          <table:table-cell office:value-type="string">
            <text:p>NL461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00000.xhp</text:p>
          </table:table-cell>
          <table:table-cell office:value-type="string">
            <text:p>NL461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Tabellen</text:p>
          </table:table-cell>
        </table:table-row>
        <table:table-row table:style-name="ro2">
          <table:table-cell office:value-type="string">
            <text:p>shared/explorer/database/05000001.xhp</text:p>
          </table:table-cell>
          <table:table-cell office:value-type="string">
            <text:p>NL462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00001.xhp</text:p>
          </table:table-cell>
          <table:table-cell office:value-type="string">
            <text:p>NL462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Tabelcontextmenu's</text:p>
          </table:table-cell>
        </table:table-row>
        <table:table-row table:style-name="ro2">
          <table:table-cell office:value-type="string">
            <text:p>shared/explorer/database/050000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00003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10000.xhp</text:p>
          </table:table-cell>
          <table:table-cell office:value-type="string">
            <text:p>NL463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10000.xhp</text:p>
          </table:table-cell>
          <table:table-cell office:value-type="string">
            <text:p>NL463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Tabelontwerp</text:p>
          </table:table-cell>
        </table:table-row>
        <table:table-row table:style-name="ro2">
          <table:table-cell office:value-type="string">
            <text:p>shared/explorer/database/05010100.xhp</text:p>
          </table:table-cell>
          <table:table-cell office:value-type="string">
            <text:p>NL464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10100.xhp</text:p>
          </table:table-cell>
          <table:table-cell office:value-type="string">
            <text:p>NL464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Indexontwerp</text:p>
          </table:table-cell>
        </table:table-row>
        <table:table-row table:style-name="ro2">
          <table:table-cell office:value-type="string">
            <text:p>shared/explorer/database/0502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2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30000.xhp</text:p>
          </table:table-cell>
          <table:table-cell office:value-type="string">
            <text:p>NL465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30000.xhp</text:p>
          </table:table-cell>
          <table:table-cell office:value-type="string">
            <text:p>NL465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Query's of tabellen kopiëren met slepen en neerzetten</text:p>
          </table:table-cell>
        </table:table-row>
        <table:table-row table:style-name="ro2">
          <table:table-cell office:value-type="string">
            <text:p>shared/explorer/database/05030100.xhp</text:p>
          </table:table-cell>
          <table:table-cell office:value-type="string">
            <text:p>NL466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05030100.xhp</text:p>
          </table:table-cell>
          <table:table-cell office:value-type="string">
            <text:p>NL466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Tabellen Kopiëren</text:p>
          </table:table-cell>
        </table:table-row>
        <table:table-row table:style-name="ro2">
          <table:table-cell office:value-type="string">
            <text:p>shared/explorer/database/0503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303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304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4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4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0504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000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1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1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20000.xhp</text:p>
          </table:table-cell>
          <table:table-cell office:value-type="string">
            <text:p>NL467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020000.xhp</text:p>
          </table:table-cell>
          <table:table-cell office:value-type="string">
            <text:p>NL467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ODBC</text:p>
          </table:table-cell>
        </table:table-row>
        <table:table-row table:style-name="ro2">
          <table:table-cell office:value-type="string">
            <text:p>shared/explorer/database/11030000.xhp</text:p>
          </table:table-cell>
          <table:table-cell office:value-type="string">
            <text:p>NL468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030000.xhp</text:p>
          </table:table-cell>
          <table:table-cell office:value-type="string">
            <text:p>NL468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dBase</text:p>
          </table:table-cell>
        </table:table-row>
        <table:table-row table:style-name="ro2">
          <table:table-cell office:value-type="string">
            <text:p>shared/explorer/database/11030100.xhp</text:p>
          </table:table-cell>
          <table:table-cell office:value-type="string">
            <text:p>NL469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030100.xhp</text:p>
          </table:table-cell>
          <table:table-cell office:value-type="string">
            <text:p>NL469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Indices</text:p>
          </table:table-cell>
        </table:table-row>
        <table:table-row table:style-name="ro2">
          <table:table-cell office:value-type="string">
            <text:p>shared/explorer/database/11040000.xhp</text:p>
          </table:table-cell>
          <table:table-cell office:value-type="string">
            <text:p>NL470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040000.xhp</text:p>
          </table:table-cell>
          <table:table-cell office:value-type="string">
            <text:p>NL470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Tekst</text:p>
          </table:table-cell>
        </table:table-row>
        <table:table-row table:style-name="ro2">
          <table:table-cell office:value-type="string">
            <text:p>shared/explorer/database/1106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080000.xhp</text:p>
          </table:table-cell>
          <table:table-cell office:value-type="string">
            <text:p>NL471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080000.xhp</text:p>
          </table:table-cell>
          <table:table-cell office:value-type="string">
            <text:p>NL471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Tabellen, query's en indices</text:p>
          </table:table-cell>
          <table:table-cell table:style-name="ce18"/>
          <table:table-cell office:value-type="string">
            <text:p>SQL-instructie uitvoeren</text:p>
          </table:table-cell>
        </table:table-row>
        <table:table-row table:style-name="ro2">
          <table:table-cell office:value-type="string">
            <text:p>shared/explorer/database/1109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10000.xhp</text:p>
          </table:table-cell>
          <table:table-cell office:value-type="string">
            <text:p>NL472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110000.xhp</text:p>
          </table:table-cell>
          <table:table-cell office:value-type="string">
            <text:p>NL472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JDBC</text:p>
          </table:table-cell>
        </table:table-row>
        <table:table-row table:style-name="ro2">
          <table:table-cell office:value-type="string">
            <text:p>shared/explorer/database/11120000.xhp</text:p>
          </table:table-cell>
          <table:table-cell office:value-type="string">
            <text:p>NL473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120000.xhp</text:p>
          </table:table-cell>
          <table:table-cell office:value-type="string">
            <text:p>NL473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MySQL</text:p>
          </table:table-cell>
        </table:table-row>
        <table:table-row table:style-name="ro2">
          <table:table-cell office:value-type="string">
            <text:p>shared/explorer/database/1115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502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60000.xhp</text:p>
          </table:table-cell>
          <table:table-cell office:value-type="string">
            <text:p>NL474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160000.xhp</text:p>
          </table:table-cell>
          <table:table-cell office:value-type="string">
            <text:p>NL474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ADO</text:p>
          </table:table-cell>
        </table:table-row>
        <table:table-row table:style-name="ro2">
          <table:table-cell office:value-type="string">
            <text:p>shared/explorer/database/1117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701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8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805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11190000.xhp</text:p>
          </table:table-cell>
          <table:table-cell office:value-type="string">
            <text:p>NL475</text:p>
          </table:table-cell>
          <table:table-cell office:value-type="string">
            <text:p>Dick Groskamp</text:p>
          </table:table-cell>
          <table:table-cell table:style-name="ce14" office:value-type="string">
            <text:p>shared/explorer/database/11190000.xhp</text:p>
          </table:table-cell>
          <table:table-cell office:value-type="string">
            <text:p>NL475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Gegevensbronnen</text:p>
          </table:table-cell>
          <table:table-cell table:style-name="ce18"/>
          <table:table-cell office:value-type="string">
            <text:p>LDAP</text:p>
          </table:table-cell>
        </table:table-row>
        <table:table-row table:style-name="ro2">
          <table:table-cell office:value-type="string">
            <text:p>shared/explorer/database/300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301000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advprop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advpropdat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advpropgen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doc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prop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propadd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propcon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propgen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access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adabas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ado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dbase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jdbc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ldap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mysql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odbc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oracle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spreadsheet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2text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dabawiz03auth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ain.xhp</text:p>
          </table:table-cell>
          <table:table-cell office:value-type="string">
            <text:p>NL476</text:p>
          </table:table-cell>
          <table:table-cell office:value-type="string">
            <text:p>Henk vd Burg</text:p>
          </table:table-cell>
          <table:table-cell table:style-name="ce14" office:value-type="string">
            <text:p>shared/explorer/database/main.xhp</text:p>
          </table:table-cell>
          <table:table-cell office:value-type="string">
            <text:p>NL476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OpenOffice.org-database</text:p>
          </table:table-cell>
        </table:table-row>
        <table:table-row table:style-name="ro2">
          <table:table-cell office:value-type="string">
            <text:p>shared/explorer/database/menubar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edit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file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filesave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insert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tools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menuview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password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3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4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5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6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7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querywizard08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ablewizard00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ablewizard01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ablewizard02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ablewizard03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ablewizard04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explorer/database/toolbars.xhp</text:p>
          </table:table-cell>
          <table:table-cell/>
          <table:table-cell office:value-type="string">
            <text:p>Dick Groskamp</text:p>
          </table:table-cell>
          <table:table-cell table:number-columns-repeated="6"/>
        </table:table-row>
        <table:table-row table:style-name="ro2">
          <table:table-cell office:value-type="string">
            <text:p>shared/fontwork_toolba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aaa_start.xhp</text:p>
          </table:table-cell>
          <table:table-cell office:value-type="string">
            <text:p>NL47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aaa_start.xhp</text:p>
          </table:table-cell>
          <table:table-cell office:value-type="string">
            <text:p>NL47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Eerste stappen</text:p>
          </table:table-cell>
        </table:table-row>
        <table:table-row table:style-name="ro2">
          <table:table-cell office:value-type="string">
            <text:p>shared/guide/accessibility.xhp</text:p>
          </table:table-cell>
          <table:table-cell office:value-type="string">
            <text:p>NL47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accessibility.xhp</text:p>
          </table:table-cell>
          <table:table-cell office:value-type="string">
            <text:p>NL47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Toegankelijkheid in OpenOffice.org</text:p>
          </table:table-cell>
        </table:table-row>
        <table:table-row table:style-name="ro2">
          <table:table-cell office:value-type="string">
            <text:p>shared/guide/active_help_on_off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activex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assistiv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autocorr_url.xhp</text:p>
          </table:table-cell>
          <table:table-cell office:value-type="string">
            <text:p>NL47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autocorr_url.xhp</text:p>
          </table:table-cell>
          <table:table-cell office:value-type="string">
            <text:p>NL47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URL-herkenning door AutoCorrectie Uitschakelen</text:p>
          </table:table-cell>
        </table:table-row>
        <table:table-row table:style-name="ro2">
          <table:table-cell office:value-type="string">
            <text:p>shared/guide/autohide.xhp</text:p>
          </table:table-cell>
          <table:table-cell office:value-type="string">
            <text:p>NL48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autohide.xhp</text:p>
          </table:table-cell>
          <table:table-cell office:value-type="string">
            <text:p>NL48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Vensters tonen, verbergen en vastzetten</text:p>
          </table:table-cell>
        </table:table-row>
        <table:table-row table:style-name="ro2">
          <table:table-cell office:value-type="string">
            <text:p>shared/guide/background.xhp</text:p>
          </table:table-cell>
          <table:table-cell office:value-type="string">
            <text:p>NL48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background.xhp</text:p>
          </table:table-cell>
          <table:table-cell office:value-type="string">
            <text:p>NL48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Kleuren of afbeeldingen voor de achtergrond definiëren</text:p>
          </table:table-cell>
        </table:table-row>
        <table:table-row table:style-name="ro2">
          <table:table-cell office:value-type="string">
            <text:p>shared/guide/border_object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border_pag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border_paragrap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border_tabl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breaking_lin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change_title.xhp</text:p>
          </table:table-cell>
          <table:table-cell office:value-type="string">
            <text:p>NL48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nge_title.xhp</text:p>
          </table:table-cell>
          <table:table-cell office:value-type="string">
            <text:p>NL48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De Titel van een Document Veranderen</text:p>
          </table:table-cell>
        </table:table-row>
        <table:table-row table:style-name="ro2">
          <table:table-cell office:value-type="string">
            <text:p>shared/guide/chart_axis.xhp</text:p>
          </table:table-cell>
          <table:table-cell office:value-type="string">
            <text:p>NL48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rt_axis.xhp</text:p>
          </table:table-cell>
          <table:table-cell office:value-type="string">
            <text:p>NL48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Grafieken en diagrammen</text:p>
          </table:table-cell>
          <table:table-cell table:style-name="ce18"/>
          <table:table-cell office:value-type="string">
            <text:p>Assen van diagrammen bewerken</text:p>
          </table:table-cell>
        </table:table-row>
        <table:table-row table:style-name="ro2">
          <table:table-cell office:value-type="string">
            <text:p>shared/guide/chart_barformat.xhp</text:p>
          </table:table-cell>
          <table:table-cell office:value-type="string">
            <text:p>NL48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rt_barformat.xhp</text:p>
          </table:table-cell>
          <table:table-cell office:value-type="string">
            <text:p>NL48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Grafieken en diagrammen</text:p>
          </table:table-cell>
          <table:table-cell table:style-name="ce18"/>
          <table:table-cell office:value-type="string">
            <text:p>Structuur Toevoegen aan Staafgrafieken</text:p>
          </table:table-cell>
        </table:table-row>
        <table:table-row table:style-name="ro2">
          <table:table-cell office:value-type="string">
            <text:p>shared/guide/chart_insert.xhp</text:p>
          </table:table-cell>
          <table:table-cell office:value-type="string">
            <text:p>NL48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rt_insert.xhp</text:p>
          </table:table-cell>
          <table:table-cell office:value-type="string">
            <text:p>NL48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Grafieken en diagrammen</text:p>
          </table:table-cell>
          <table:table-cell table:style-name="ce18"/>
          <table:table-cell office:value-type="string">
            <text:p>Diagrammen Invoegen</text:p>
          </table:table-cell>
        </table:table-row>
        <table:table-row table:style-name="ro2">
          <table:table-cell office:value-type="string">
            <text:p>shared/guide/chart_legend.xhp</text:p>
          </table:table-cell>
          <table:table-cell office:value-type="string">
            <text:p>NL48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rt_legend.xhp</text:p>
          </table:table-cell>
          <table:table-cell office:value-type="string">
            <text:p>NL48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Grafieken en diagrammen</text:p>
          </table:table-cell>
          <table:table-cell table:style-name="ce18"/>
          <table:table-cell office:value-type="string">
            <text:p>Diagramlegenda's bewerken</text:p>
          </table:table-cell>
        </table:table-row>
        <table:table-row table:style-name="ro2">
          <table:table-cell office:value-type="string">
            <text:p>shared/guide/chart_title.xhp</text:p>
          </table:table-cell>
          <table:table-cell office:value-type="string">
            <text:p>NL48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hart_title.xhp</text:p>
          </table:table-cell>
          <table:table-cell office:value-type="string">
            <text:p>NL48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Grafieken en diagrammen</text:p>
          </table:table-cell>
          <table:table-cell table:style-name="ce18"/>
          <table:table-cell office:value-type="string">
            <text:p>Diagramtitels Bewerken</text:p>
          </table:table-cell>
        </table:table-row>
        <table:table-row table:style-name="ro2">
          <table:table-cell office:value-type="string">
            <text:p>shared/guide/configure_overview.xhp</text:p>
          </table:table-cell>
          <table:table-cell office:value-type="string">
            <text:p>NL48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onfigure_overview.xhp</text:p>
          </table:table-cell>
          <table:table-cell office:value-type="string">
            <text:p>NL48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OpenOffice.org configureren</text:p>
          </table:table-cell>
        </table:table-row>
        <table:table-row table:style-name="ro2">
          <table:table-cell office:value-type="string">
            <text:p>shared/guide/contextmenu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copy_drawfunctions.xhp</text:p>
          </table:table-cell>
          <table:table-cell office:value-type="string">
            <text:p>NL48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opy_drawfunctions.xhp</text:p>
          </table:table-cell>
          <table:table-cell office:value-type="string">
            <text:p>NL48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Kopiëren en plakken</text:p>
          </table:table-cell>
          <table:table-cell table:style-name="ce18"/>
          <table:table-cell office:value-type="string">
            <text:p>Tekenobjecten in Andere Documenten Kopiëren</text:p>
          </table:table-cell>
        </table:table-row>
        <table:table-row table:style-name="ro2">
          <table:table-cell office:value-type="string">
            <text:p>shared/guide/copytable2application.xhp</text:p>
          </table:table-cell>
          <table:table-cell office:value-type="string">
            <text:p>NL49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opytable2application.xhp</text:p>
          </table:table-cell>
          <table:table-cell office:value-type="string">
            <text:p>NL49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Externe gegevens invoegen</text:p>
          </table:table-cell>
          <table:table-cell table:style-name="ce18"/>
          <table:table-cell office:value-type="string">
            <text:p>Gegevens uit werkbladen invoegen</text:p>
          </table:table-cell>
        </table:table-row>
        <table:table-row table:style-name="ro2">
          <table:table-cell office:value-type="string">
            <text:p>shared/guide/copytext2application.xhp</text:p>
          </table:table-cell>
          <table:table-cell office:value-type="string">
            <text:p>NL49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copytext2application.xhp</text:p>
          </table:table-cell>
          <table:table-cell office:value-type="string">
            <text:p>NL49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Externe gegevens invoegen</text:p>
          </table:table-cell>
          <table:table-cell table:style-name="ce18"/>
          <table:table-cell office:value-type="string">
            <text:p>Gegevens uit tekstdocumenten Invoegen</text:p>
          </table:table-cell>
        </table:table-row>
        <table:table-row table:style-name="ro2">
          <table:table-cell office:value-type="string">
            <text:p>shared/guide/ctl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addressbook.xhp</text:p>
          </table:table-cell>
          <table:table-cell office:value-type="string">
            <text:p>NL49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addressbook.xhp</text:p>
          </table:table-cell>
          <table:table-cell office:value-type="string">
            <text:p>NL49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Een adresboek registreren</text:p>
          </table:table-cell>
        </table:table-row>
        <table:table-row table:style-name="ro2">
          <table:table-cell office:value-type="string">
            <text:p>shared/guide/data_dbase2office.xhp</text:p>
          </table:table-cell>
          <table:table-cell office:value-type="string">
            <text:p>NL49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dbase2office.xhp</text:p>
          </table:table-cell>
          <table:table-cell office:value-type="string">
            <text:p>NL49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Gegevens in tekstopmaak importeren en exporteren</text:p>
          </table:table-cell>
        </table:table-row>
        <table:table-row table:style-name="ro2">
          <table:table-cell office:value-type="string">
            <text:p>shared/guide/data_enter_sql.xhp</text:p>
          </table:table-cell>
          <table:table-cell office:value-type="string">
            <text:p>NL49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enter_sql.xhp</text:p>
          </table:table-cell>
          <table:table-cell office:value-type="string">
            <text:p>NL49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Databases</text:p>
          </table:table-cell>
          <table:table-cell table:style-name="ce18"/>
          <table:table-cell office:value-type="string">
            <text:p>SQL-opdrachten uitvoeren</text:p>
          </table:table-cell>
        </table:table-row>
        <table:table-row table:style-name="ro2">
          <table:table-cell office:value-type="string">
            <text:p>shared/guide/data_form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new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office2calc.xhp</text:p>
          </table:table-cell>
          <table:table-cell office:value-type="string">
            <text:p>NL49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office2calc.xhp</text:p>
          </table:table-cell>
          <table:table-cell office:value-type="string">
            <text:p>NL49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Databases</text:p>
          </table:table-cell>
          <table:table-cell table:style-name="ce18"/>
          <table:table-cell office:value-type="string">
            <text:p>Gegevens Laden uit Gegevensbronnen in OpenOffice.org Calc</text:p>
          </table:table-cell>
        </table:table-row>
        <table:table-row table:style-name="ro2">
          <table:table-cell office:value-type="string">
            <text:p>shared/guide/data_queri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register.xhp</text:p>
          </table:table-cell>
          <table:table-cell office:value-type="string">
            <text:p>NL49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register.xhp</text:p>
          </table:table-cell>
          <table:table-cell office:value-type="string">
            <text:p>NL496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Een database registreren en verwijderen </text:p>
          </table:table-cell>
        </table:table-row>
        <table:table-row table:style-name="ro2">
          <table:table-cell office:value-type="string">
            <text:p>shared/guide/data_report.xhp</text:p>
          </table:table-cell>
          <table:table-cell office:value-type="string">
            <text:p>NL49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report.xhp</text:p>
          </table:table-cell>
          <table:table-cell office:value-type="string">
            <text:p>NL497</text:p>
          </table:table-cell>
          <table:table-cell table:style-name="ce16" office:value-type="string">
            <text:p>Databasefunctionaliteit</text:p>
          </table:table-cell>
          <table:table-cell table:style-name="ce17" office:value-type="string">
            <text:p><text:s text:c="2"/>Rapporten</text:p>
          </table:table-cell>
          <table:table-cell table:style-name="ce18"/>
          <table:table-cell office:value-type="string">
            <text:p>Databaserapporten gebruiken en bewerken </text:p>
          </table:table-cell>
        </table:table-row>
        <table:table-row table:style-name="ro2">
          <table:table-cell office:value-type="string">
            <text:p>shared/guide/data_report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search.xhp</text:p>
          </table:table-cell>
          <table:table-cell office:value-type="string">
            <text:p>NL49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search.xhp</text:p>
          </table:table-cell>
          <table:table-cell office:value-type="string">
            <text:p>NL49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Zoeken in Tabellen en Formulier-documenten</text:p>
          </table:table-cell>
        </table:table-row>
        <table:table-row table:style-name="ro2">
          <table:table-cell office:value-type="string">
            <text:p>shared/guide/data_search2.xhp</text:p>
          </table:table-cell>
          <table:table-cell office:value-type="string">
            <text:p>NL49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search2.xhp</text:p>
          </table:table-cell>
          <table:table-cell office:value-type="string">
            <text:p>NL49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Zoeken met een Formulier-filter</text:p>
          </table:table-cell>
        </table:table-row>
        <table:table-row table:style-name="ro2">
          <table:table-cell office:value-type="string">
            <text:p>shared/guide/data_tabledefine.xhp</text:p>
          </table:table-cell>
          <table:table-cell office:value-type="string">
            <text:p>NL50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_tabledefine.xhp</text:p>
          </table:table-cell>
          <table:table-cell office:value-type="string">
            <text:p>NL50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Tabelontwerp</text:p>
          </table:table-cell>
        </table:table-row>
        <table:table-row table:style-name="ro2">
          <table:table-cell office:value-type="string">
            <text:p>shared/guide/data_tabl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_view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atabase_main.xhp</text:p>
          </table:table-cell>
          <table:table-cell office:value-type="string">
            <text:p>NL50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atabase_main.xhp</text:p>
          </table:table-cell>
          <table:table-cell office:value-type="string">
            <text:p>NL50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Databases</text:p>
          </table:table-cell>
          <table:table-cell table:style-name="ce18"/>
          <table:table-cell office:value-type="string">
            <text:p>Database-overzicht</text:p>
          </table:table-cell>
        </table:table-row>
        <table:table-row table:style-name="ro2">
          <table:table-cell office:value-type="string">
            <text:p>shared/guide/digital_signatur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doc_autosave.xhp</text:p>
          </table:table-cell>
          <table:table-cell office:value-type="string">
            <text:p>NL50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oc_autosave.xhp</text:p>
          </table:table-cell>
          <table:table-cell office:value-type="string">
            <text:p>NL50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Documenten automatisch opslaan</text:p>
          </table:table-cell>
        </table:table-row>
        <table:table-row table:style-name="ro2">
          <table:table-cell office:value-type="string">
            <text:p>shared/guide/doc_open.xhp</text:p>
          </table:table-cell>
          <table:table-cell office:value-type="string">
            <text:p>NL50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oc_open.xhp</text:p>
          </table:table-cell>
          <table:table-cell office:value-type="string">
            <text:p>NL50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Documenten openen</text:p>
          </table:table-cell>
        </table:table-row>
        <table:table-row table:style-name="ro2">
          <table:table-cell office:value-type="string">
            <text:p>shared/guide/doc_save.xhp</text:p>
          </table:table-cell>
          <table:table-cell office:value-type="string">
            <text:p>NL50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oc_save.xhp</text:p>
          </table:table-cell>
          <table:table-cell office:value-type="string">
            <text:p>NL50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Documenten Opslaan</text:p>
          </table:table-cell>
        </table:table-row>
        <table:table-row table:style-name="ro2">
          <table:table-cell office:value-type="string">
            <text:p>shared/guide/dragdrop_beamer.xhp</text:p>
          </table:table-cell>
          <table:table-cell office:value-type="string">
            <text:p>NL50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_beamer.xhp</text:p>
          </table:table-cell>
          <table:table-cell office:value-type="string">
            <text:p>NL50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Slepen en neerzetten</text:p>
          </table:table-cell>
          <table:table-cell table:style-name="ce18"/>
          <table:table-cell office:value-type="string">
            <text:p>Drag&amp;amp;Drop (slepen met de muis) met de Gegevensbronweergave</text:p>
          </table:table-cell>
        </table:table-row>
        <table:table-row table:style-name="ro2">
          <table:table-cell office:value-type="string">
            <text:p>shared/guide/dragdrop_fromgallery.xhp</text:p>
          </table:table-cell>
          <table:table-cell office:value-type="string">
            <text:p>NL50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_fromgallery.xhp</text:p>
          </table:table-cell>
          <table:table-cell office:value-type="string">
            <text:p>NL50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Slepen en neerzetten</text:p>
          </table:table-cell>
          <table:table-cell table:style-name="ce18"/>
          <table:table-cell office:value-type="string">
            <text:p>Afbeeldingen uit de Gallery Kopiëren</text:p>
          </table:table-cell>
        </table:table-row>
        <table:table-row table:style-name="ro2">
          <table:table-cell office:value-type="string">
            <text:p>shared/guide/dragdrop_gallery.xhp</text:p>
          </table:table-cell>
          <table:table-cell office:value-type="string">
            <text:p>NL50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_gallery.xhp</text:p>
          </table:table-cell>
          <table:table-cell office:value-type="string">
            <text:p>NL50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Externe gegevens invoegen</text:p>
          </table:table-cell>
          <table:table-cell table:style-name="ce18"/>
          <table:table-cell office:value-type="string">
            <text:p>Afbeeldingen aan de Galerij toevoegen</text:p>
          </table:table-cell>
        </table:table-row>
        <table:table-row table:style-name="ro2">
          <table:table-cell office:value-type="string">
            <text:p>shared/guide/dragdrop_graphic.xhp</text:p>
          </table:table-cell>
          <table:table-cell office:value-type="string">
            <text:p>NL50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_graphic.xhp</text:p>
          </table:table-cell>
          <table:table-cell office:value-type="string">
            <text:p>NL50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Slepen en neerzetten</text:p>
          </table:table-cell>
          <table:table-cell table:style-name="ce18"/>
          <table:table-cell office:value-type="string">
            <text:p>Afbeeldingen Tussen Documenten Kopiëren</text:p>
          </table:table-cell>
        </table:table-row>
        <table:table-row table:style-name="ro2">
          <table:table-cell office:value-type="string">
            <text:p>shared/guide/dragdrop_table.xhp</text:p>
          </table:table-cell>
          <table:table-cell office:value-type="string">
            <text:p>NL50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_table.xhp</text:p>
          </table:table-cell>
          <table:table-cell office:value-type="string">
            <text:p>NL50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Slepen en neerzetten</text:p>
          </table:table-cell>
          <table:table-cell table:style-name="ce18"/>
          <table:table-cell office:value-type="string">
            <text:p>Werkbladbereiken naar Tekstdocumenten Kopiëren</text:p>
          </table:table-cell>
        </table:table-row>
        <table:table-row table:style-name="ro2">
          <table:table-cell office:value-type="string">
            <text:p>shared/guide/dragdrop.xhp</text:p>
          </table:table-cell>
          <table:table-cell office:value-type="string">
            <text:p>NL51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dragdrop.xhp</text:p>
          </table:table-cell>
          <table:table-cell office:value-type="string">
            <text:p>NL51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Slepen en neerzetten</text:p>
          </table:table-cell>
          <table:table-cell table:style-name="ce18"/>
          <table:table-cell office:value-type="string">
            <text:p>Slepen en neerzetten in een OpenOffice.org-document</text:p>
          </table:table-cell>
        </table:table-row>
        <table:table-row table:style-name="ro2">
          <table:table-cell office:value-type="string">
            <text:p>shared/guide/edit_symbolbar.xhp</text:p>
          </table:table-cell>
          <table:table-cell office:value-type="string">
            <text:p>NL51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edit_symbolbar.xhp</text:p>
          </table:table-cell>
          <table:table-cell office:value-type="string">
            <text:p>NL51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Knoppen aan werkbalken toevoegen </text:p>
          </table:table-cell>
        </table:table-row>
        <table:table-row table:style-name="ro2">
          <table:table-cell office:value-type="string">
            <text:p>shared/guide/email.xhp</text:p>
          </table:table-cell>
          <table:table-cell office:value-type="string">
            <text:p>NL51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email.xhp</text:p>
          </table:table-cell>
          <table:table-cell office:value-type="string">
            <text:p>NL51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fdrukken, faxen en verzenden</text:p>
          </table:table-cell>
          <table:table-cell table:style-name="ce18"/>
          <table:table-cell office:value-type="string">
            <text:p>Documenten Verzenden als E-Mail</text:p>
          </table:table-cell>
        </table:table-row>
        <table:table-row table:style-name="ro2">
          <table:table-cell office:value-type="string">
            <text:p>shared/guide/error_report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export_ms.xhp</text:p>
          </table:table-cell>
          <table:table-cell office:value-type="string">
            <text:p>NL51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export_ms.xhp</text:p>
          </table:table-cell>
          <table:table-cell office:value-type="string">
            <text:p>NL51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Documenten opslaan in andere indelingen</text:p>
          </table:table-cell>
        </table:table-row>
        <table:table-row table:style-name="ro2">
          <table:table-cell office:value-type="string">
            <text:p>shared/guide/fax.xhp</text:p>
          </table:table-cell>
          <table:table-cell office:value-type="string">
            <text:p>NL51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fax.xhp</text:p>
          </table:table-cell>
          <table:table-cell office:value-type="string">
            <text:p>NL51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fdrukken, faxen en verzenden</text:p>
          </table:table-cell>
          <table:table-cell table:style-name="ce18"/>
          <table:table-cell office:value-type="string">
            <text:p>Faxen verzenden en OpenOffice.org configureren voor de faxfunctie</text:p>
          </table:table-cell>
        </table:table-row>
        <table:table-row table:style-name="ro2">
          <table:table-cell office:value-type="string">
            <text:p>shared/guide/filternavigato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find_attribut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flat_icons.xhp</text:p>
          </table:table-cell>
          <table:table-cell office:value-type="string">
            <text:p>NL51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flat_icons.xhp</text:p>
          </table:table-cell>
          <table:table-cell office:value-type="string">
            <text:p>NL51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Weergave van Pictogrammen Veranderen</text:p>
          </table:table-cell>
        </table:table-row>
        <table:table-row table:style-name="ro2">
          <table:table-cell office:value-type="string">
            <text:p>shared/guide/floating_toolbar.xhp</text:p>
          </table:table-cell>
          <table:table-cell office:value-type="string">
            <text:p>NL51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floating_toolbar.xhp</text:p>
          </table:table-cell>
          <table:table-cell office:value-type="string">
            <text:p>NL51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Zwevende Werkbalken Gebruiken</text:p>
          </table:table-cell>
        </table:table-row>
        <table:table-row table:style-name="ro2">
          <table:table-cell office:value-type="string">
            <text:p>shared/guide/fontwork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formfields.xhp</text:p>
          </table:table-cell>
          <table:table-cell office:value-type="string">
            <text:p>NL51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formfields.xhp</text:p>
          </table:table-cell>
          <table:table-cell office:value-type="string">
            <text:p>NL51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Knoppen invoegen en bewerken</text:p>
          </table:table-cell>
        </table:table-row>
        <table:table-row table:style-name="ro2">
          <table:table-cell office:value-type="string">
            <text:p>shared/guide/gallery_insert.xhp</text:p>
          </table:table-cell>
          <table:table-cell office:value-type="string">
            <text:p>NL51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gallery_insert.xhp</text:p>
          </table:table-cell>
          <table:table-cell office:value-type="string">
            <text:p>NL51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Objecten Invoegen Vanuit de Gallery</text:p>
          </table:table-cell>
        </table:table-row>
        <table:table-row table:style-name="ro2">
          <table:table-cell office:value-type="string">
            <text:p>shared/guide/hyperlink_edit.xhp</text:p>
          </table:table-cell>
          <table:table-cell office:value-type="string">
            <text:p>NL51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hyperlink_edit.xhp</text:p>
          </table:table-cell>
          <table:table-cell office:value-type="string">
            <text:p>NL51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Koppelingen en verwijzingen</text:p>
          </table:table-cell>
          <table:table-cell table:style-name="ce18"/>
          <table:table-cell office:value-type="string">
            <text:p>Hyperlinks Bewerken</text:p>
          </table:table-cell>
        </table:table-row>
        <table:table-row table:style-name="ro2">
          <table:table-cell office:value-type="string">
            <text:p>shared/guide/hyperlink_insert.xhp</text:p>
          </table:table-cell>
          <table:table-cell office:value-type="string">
            <text:p>NL52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hyperlink_insert.xhp</text:p>
          </table:table-cell>
          <table:table-cell office:value-type="string">
            <text:p>NL52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Koppelingen en verwijzingen</text:p>
          </table:table-cell>
          <table:table-cell table:style-name="ce18"/>
          <table:table-cell office:value-type="string">
            <text:p>Hyperlinks Invoegen</text:p>
          </table:table-cell>
        </table:table-row>
        <table:table-row table:style-name="ro2">
          <table:table-cell office:value-type="string">
            <text:p>shared/guide/hyperlink_rel_abs.xhp</text:p>
          </table:table-cell>
          <table:table-cell office:value-type="string">
            <text:p>NL52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hyperlink_rel_abs.xhp</text:p>
          </table:table-cell>
          <table:table-cell office:value-type="string">
            <text:p>NL52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Koppelingen en verwijzingen</text:p>
          </table:table-cell>
          <table:table-cell table:style-name="ce18"/>
          <table:table-cell office:value-type="string">
            <text:p>Relatieve en Absolute Hyperlinks</text:p>
          </table:table-cell>
        </table:table-row>
        <table:table-row table:style-name="ro2">
          <table:table-cell office:value-type="string">
            <text:p>shared/guide/hyperlink_search.xhp</text:p>
          </table:table-cell>
          <table:table-cell office:value-type="string">
            <text:p>NL52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hyperlink_search.xhp</text:p>
          </table:table-cell>
          <table:table-cell office:value-type="string">
            <text:p>NL52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Zoeken Met de Hyperlinkbalk</text:p>
          </table:table-cell>
        </table:table-row>
        <table:table-row table:style-name="ro2">
          <table:table-cell office:value-type="string">
            <text:p>shared/guide/imagemap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import_ms.xhp</text:p>
          </table:table-cell>
          <table:table-cell office:value-type="string">
            <text:p>NL52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import_ms.xhp</text:p>
          </table:table-cell>
          <table:table-cell office:value-type="string">
            <text:p>NL52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Laden, opslaan, importeren, exporteren</text:p>
          </table:table-cell>
          <table:table-cell table:style-name="ce18"/>
          <table:table-cell office:value-type="string">
            <text:p>Documenten openen die in andere indelingen zijn opgeslagen</text:p>
          </table:table-cell>
        </table:table-row>
        <table:table-row table:style-name="ro2">
          <table:table-cell office:value-type="string">
            <text:p>shared/guide/insert_bitmap.xhp</text:p>
          </table:table-cell>
          <table:table-cell office:value-type="string">
            <text:p>NL52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insert_bitmap.xhp</text:p>
          </table:table-cell>
          <table:table-cell office:value-type="string">
            <text:p>NL52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Externe gegevens invoegen</text:p>
          </table:table-cell>
          <table:table-cell table:style-name="ce18"/>
          <table:table-cell office:value-type="string">
            <text:p>Bitmaps invoegen, bewerken en opslaan</text:p>
          </table:table-cell>
        </table:table-row>
        <table:table-row table:style-name="ro2">
          <table:table-cell office:value-type="string">
            <text:p>shared/guide/insert_graphic_drawit.xhp</text:p>
          </table:table-cell>
          <table:table-cell office:value-type="string">
            <text:p>NL52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insert_graphic_drawit.xhp</text:p>
          </table:table-cell>
          <table:table-cell office:value-type="string">
            <text:p>NL52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Afbeeldingen met de tekenfuncties tekenen</text:p>
          </table:table-cell>
        </table:table-row>
        <table:table-row table:style-name="ro2">
          <table:table-cell office:value-type="string">
            <text:p>shared/guide/insert_specialchar.xhp</text:p>
          </table:table-cell>
          <table:table-cell office:value-type="string">
            <text:p>NL52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insert_specialchar.xhp</text:p>
          </table:table-cell>
          <table:table-cell office:value-type="string">
            <text:p>NL52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Speciale tekens invoegen</text:p>
          </table:table-cell>
        </table:table-row>
        <table:table-row table:style-name="ro2">
          <table:table-cell office:value-type="string">
            <text:p>shared/guide/integratinguno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keyboard.xhp</text:p>
          </table:table-cell>
          <table:table-cell office:value-type="string">
            <text:p>NL52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keyboard.xhp</text:p>
          </table:table-cell>
          <table:table-cell office:value-type="string">
            <text:p>NL52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Snelkoppelingen (OpenOffice.org-toegankelijkheid)</text:p>
          </table:table-cell>
        </table:table-row>
        <table:table-row table:style-name="ro2">
          <table:table-cell office:value-type="string">
            <text:p>shared/guide/labels_database.xhp</text:p>
          </table:table-cell>
          <table:table-cell office:value-type="string">
            <text:p>NL52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abels_database.xhp</text:p>
          </table:table-cell>
          <table:table-cell office:value-type="string">
            <text:p>NL52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fdrukken, faxen en verzenden</text:p>
          </table:table-cell>
          <table:table-cell table:style-name="ce18"/>
          <table:table-cell office:value-type="string">
            <text:p>Adresetiketten afdrukken</text:p>
          </table:table-cell>
        </table:table-row>
        <table:table-row table:style-name="ro2">
          <table:table-cell office:value-type="string">
            <text:p>shared/guide/labels.xhp</text:p>
          </table:table-cell>
          <table:table-cell office:value-type="string">
            <text:p>NL52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abels.xhp</text:p>
          </table:table-cell>
          <table:table-cell office:value-type="string">
            <text:p>NL52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Etiketten en visitekaartjes maken en afdrukken</text:p>
          </table:table-cell>
        </table:table-row>
        <table:table-row table:style-name="ro2">
          <table:table-cell office:value-type="string">
            <text:p>shared/guide/language_select.xhp</text:p>
          </table:table-cell>
          <table:table-cell office:value-type="string">
            <text:p>NL53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anguage_select.xhp</text:p>
          </table:table-cell>
          <table:table-cell office:value-type="string">
            <text:p>NL53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Documenttaal Selecteren</text:p>
          </table:table-cell>
        </table:table-row>
        <table:table-row table:style-name="ro2">
          <table:table-cell office:value-type="string">
            <text:p>shared/guide/line_intext.xhp</text:p>
          </table:table-cell>
          <table:table-cell office:value-type="string">
            <text:p>NL53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ine_intext.xhp</text:p>
          </table:table-cell>
          <table:table-cell office:value-type="string">
            <text:p>NL53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Lijnen in tekst tekenen</text:p>
          </table:table-cell>
        </table:table-row>
        <table:table-row table:style-name="ro2">
          <table:table-cell office:value-type="string">
            <text:p>shared/guide/lineend_define.xhp</text:p>
          </table:table-cell>
          <table:table-cell office:value-type="string">
            <text:p>NL53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ineend_define.xhp</text:p>
          </table:table-cell>
          <table:table-cell office:value-type="string">
            <text:p>NL53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Lijneinden definiëren</text:p>
          </table:table-cell>
        </table:table-row>
        <table:table-row table:style-name="ro2">
          <table:table-cell office:value-type="string">
            <text:p>shared/guide/linestyle_define.xhp</text:p>
          </table:table-cell>
          <table:table-cell office:value-type="string">
            <text:p>NL53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inestyle_define.xhp</text:p>
          </table:table-cell>
          <table:table-cell office:value-type="string">
            <text:p>NL53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Lijnstijlen definiëren</text:p>
          </table:table-cell>
        </table:table-row>
        <table:table-row table:style-name="ro2">
          <table:table-cell office:value-type="string">
            <text:p>shared/guide/linestyles.xhp</text:p>
          </table:table-cell>
          <table:table-cell office:value-type="string">
            <text:p>NL53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linestyles.xhp</text:p>
          </table:table-cell>
          <table:table-cell office:value-type="string">
            <text:p>NL53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Lijnstijlen toepassen</text:p>
          </table:table-cell>
        </table:table-row>
        <table:table-row table:style-name="ro2">
          <table:table-cell office:value-type="string">
            <text:p>shared/guide/macro_recordin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main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measurement_units.xhp</text:p>
          </table:table-cell>
          <table:table-cell office:value-type="string">
            <text:p>NL53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measurement_units.xhp</text:p>
          </table:table-cell>
          <table:table-cell office:value-type="string">
            <text:p>NL53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Maateenheden selecteren</text:p>
          </table:table-cell>
        </table:table-row>
        <table:table-row table:style-name="ro2">
          <table:table-cell office:value-type="string">
            <text:p>shared/guide/microsoft_terms.xhp</text:p>
          </table:table-cell>
          <table:table-cell office:value-type="string">
            <text:p>NL53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microsoft_terms.xhp</text:p>
          </table:table-cell>
          <table:table-cell office:value-type="string">
            <text:p>NL53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en Microsoft Office</text:p>
          </table:table-cell>
          <table:table-cell table:style-name="ce18"/>
          <table:table-cell office:value-type="string">
            <text:p>Microsoft Office- en OpenOffice.org-termen vergelijken</text:p>
          </table:table-cell>
        </table:table-row>
        <table:table-row table:style-name="ro2">
          <table:table-cell office:value-type="string">
            <text:p>shared/guide/mobiledevicefilter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ms_doctypes.xhp</text:p>
          </table:table-cell>
          <table:table-cell office:value-type="string">
            <text:p>NL53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ms_doctypes.xhp</text:p>
          </table:table-cell>
          <table:table-cell office:value-type="string">
            <text:p>NL537</text:p>
          </table:table-cell>
          <table:table-cell table:style-name="ce16" office:value-type="string">
            <text:p><text:s/>Installatie</text:p>
          </table:table-cell>
          <table:table-cell table:style-name="ce17" office:value-type="string">
            <text:p><text:s text:c="2"/>Bekijken</text:p>
          </table:table-cell>
          <table:table-cell table:style-name="ce18"/>
          <table:table-cell office:value-type="string">
            <text:p>De koppeling van Microsoft Office-documenttypen wijzigen</text:p>
          </table:table-cell>
        </table:table-row>
        <table:table-row table:style-name="ro2">
          <table:table-cell office:value-type="string">
            <text:p>shared/guide/ms_import_export_limitations.xhp</text:p>
          </table:table-cell>
          <table:table-cell office:value-type="string">
            <text:p>NL53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ms_import_export_limitations.xhp</text:p>
          </table:table-cell>
          <table:table-cell office:value-type="string">
            <text:p>NL53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en Microsoft Office</text:p>
          </table:table-cell>
          <table:table-cell table:style-name="ce18"/>
          <table:table-cell office:value-type="string">
            <text:p>Microsoft Office-documenten converteren</text:p>
          </table:table-cell>
        </table:table-row>
        <table:table-row table:style-name="ro2">
          <table:table-cell office:value-type="string">
            <text:p>shared/guide/ms_user.xhp</text:p>
          </table:table-cell>
          <table:table-cell office:value-type="string">
            <text:p>NL53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ms_user.xhp</text:p>
          </table:table-cell>
          <table:table-cell office:value-type="string">
            <text:p>NL53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en Microsoft Office</text:p>
          </table:table-cell>
          <table:table-cell table:style-name="ce18"/>
          <table:table-cell office:value-type="string">
            <text:p>Microsoft Office en OpenOffice.org gebruiken</text:p>
          </table:table-cell>
        </table:table-row>
        <table:table-row table:style-name="ro2">
          <table:table-cell office:value-type="string">
            <text:p>shared/guide/navigator_setcursor.xhp</text:p>
          </table:table-cell>
          <table:table-cell office:value-type="string">
            <text:p>NL54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navigator_setcursor.xhp</text:p>
          </table:table-cell>
          <table:table-cell office:value-type="string">
            <text:p>NL54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Snel naar Objecten Navigeren</text:p>
          </table:table-cell>
        </table:table-row>
        <table:table-row table:style-name="ro2">
          <table:table-cell office:value-type="string">
            <text:p>shared/guide/navigator.xhp</text:p>
          </table:table-cell>
          <table:table-cell office:value-type="string">
            <text:p>NL54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navigator.xhp</text:p>
          </table:table-cell>
          <table:table-cell office:value-type="string">
            <text:p>NL54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Navigator voor Overzicht van Documenten</text:p>
          </table:table-cell>
        </table:table-row>
        <table:table-row table:style-name="ro2">
          <table:table-cell office:value-type="string">
            <text:p>shared/guide/navpane_on.xhp</text:p>
          </table:table-cell>
          <table:table-cell office:value-type="string">
            <text:p>NL54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navpane_on.xhp</text:p>
          </table:table-cell>
          <table:table-cell office:value-type="string">
            <text:p>NL54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Navigatievenster van de Help tonen</text:p>
          </table:table-cell>
        </table:table-row>
        <table:table-row table:style-name="ro2">
          <table:table-cell office:value-type="string">
            <text:p>shared/guide/numbering_stop.xhp</text:p>
          </table:table-cell>
          <table:table-cell office:value-type="string">
            <text:p>NL54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numbering_stop.xhp</text:p>
          </table:table-cell>
          <table:table-cell office:value-type="string">
            <text:p>NL54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Opsommingstekens en nummering voor individuele alinea's uitschakelen</text:p>
          </table:table-cell>
        </table:table-row>
        <table:table-row table:style-name="ro2">
          <table:table-cell office:value-type="string">
            <text:p>shared/guide/pageformat_max.xhp</text:p>
          </table:table-cell>
          <table:table-cell office:value-type="string">
            <text:p>NL54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pageformat_max.xhp</text:p>
          </table:table-cell>
          <table:table-cell office:value-type="string">
            <text:p>NL54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Maximale afdrukbare gebied op een pagina selecteren</text:p>
          </table:table-cell>
        </table:table-row>
        <table:table-row table:style-name="ro2">
          <table:table-cell office:value-type="string">
            <text:p>shared/guide/paintbrus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pastin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print_blackwhite.xhp</text:p>
          </table:table-cell>
          <table:table-cell office:value-type="string">
            <text:p>NL54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print_blackwhite.xhp</text:p>
          </table:table-cell>
          <table:table-cell office:value-type="string">
            <text:p>NL54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fdrukken, faxen en verzenden</text:p>
          </table:table-cell>
          <table:table-cell table:style-name="ce18"/>
          <table:table-cell office:value-type="string">
            <text:p>Afdrukken in zwart-wit</text:p>
          </table:table-cell>
        </table:table-row>
        <table:table-row table:style-name="ro2">
          <table:table-cell office:value-type="string">
            <text:p>shared/guide/print_faste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protection.xhp</text:p>
          </table:table-cell>
          <table:table-cell office:value-type="string">
            <text:p>NL54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protection.xhp</text:p>
          </table:table-cell>
          <table:table-cell office:value-type="string">
            <text:p>NL54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Inhoud in OpenOffice.org beveiligen</text:p>
          </table:table-cell>
        </table:table-row>
        <table:table-row table:style-name="ro2">
          <table:table-cell office:value-type="string">
            <text:p>shared/guide/redlining_accept.xhp</text:p>
          </table:table-cell>
          <table:table-cell office:value-type="string">
            <text:p>NL54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accept.xhp</text:p>
          </table:table-cell>
          <table:table-cell office:value-type="string">
            <text:p>NL54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Wijzigingen accepteren of verwerpen</text:p>
          </table:table-cell>
        </table:table-row>
        <table:table-row table:style-name="ro2">
          <table:table-cell office:value-type="string">
            <text:p>shared/guide/redlining_doccompare.xhp</text:p>
          </table:table-cell>
          <table:table-cell office:value-type="string">
            <text:p>NL54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doccompare.xhp</text:p>
          </table:table-cell>
          <table:table-cell office:value-type="string">
            <text:p>NL54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Versies van een Document Vergelijken</text:p>
          </table:table-cell>
        </table:table-row>
        <table:table-row table:style-name="ro2">
          <table:table-cell office:value-type="string">
            <text:p>shared/guide/redlining_docmerge.xhp</text:p>
          </table:table-cell>
          <table:table-cell office:value-type="string">
            <text:p>NL54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docmerge.xhp</text:p>
          </table:table-cell>
          <table:table-cell office:value-type="string">
            <text:p>NL54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Versies samenvoegen</text:p>
          </table:table-cell>
        </table:table-row>
        <table:table-row table:style-name="ro2">
          <table:table-cell office:value-type="string">
            <text:p>shared/guide/redlining_enter.xhp</text:p>
          </table:table-cell>
          <table:table-cell office:value-type="string">
            <text:p>NL55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enter.xhp</text:p>
          </table:table-cell>
          <table:table-cell office:value-type="string">
            <text:p>NL55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Wijzigingen Optekenen</text:p>
          </table:table-cell>
        </table:table-row>
        <table:table-row table:style-name="ro2">
          <table:table-cell office:value-type="string">
            <text:p>shared/guide/redlining_protect.xhp</text:p>
          </table:table-cell>
          <table:table-cell office:value-type="string">
            <text:p>NL55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protect.xhp</text:p>
          </table:table-cell>
          <table:table-cell office:value-type="string">
            <text:p>NL55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Registratie Beveiligen</text:p>
          </table:table-cell>
        </table:table-row>
        <table:table-row table:style-name="ro2">
          <table:table-cell office:value-type="string">
            <text:p>shared/guide/redlining_versions.xhp</text:p>
          </table:table-cell>
          <table:table-cell office:value-type="string">
            <text:p>NL55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_versions.xhp</text:p>
          </table:table-cell>
          <table:table-cell office:value-type="string">
            <text:p>NL55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Versiebeheer</text:p>
          </table:table-cell>
        </table:table-row>
        <table:table-row table:style-name="ro2">
          <table:table-cell office:value-type="string">
            <text:p>shared/guide/redlining.xhp</text:p>
          </table:table-cell>
          <table:table-cell office:value-type="string">
            <text:p>NL553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edlining.xhp</text:p>
          </table:table-cell>
          <table:table-cell office:value-type="string">
            <text:p>NL55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Bijhouden van documentversie</text:p>
          </table:table-cell>
          <table:table-cell table:style-name="ce18"/>
          <table:table-cell office:value-type="string">
            <text:p>Wijzigingen Optekenen en Weergeven</text:p>
          </table:table-cell>
        </table:table-row>
        <table:table-row table:style-name="ro2">
          <table:table-cell office:value-type="string">
            <text:p>shared/guide/round_corner.xhp</text:p>
          </table:table-cell>
          <table:table-cell office:value-type="string">
            <text:p>NL554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round_corner.xhp</text:p>
          </table:table-cell>
          <table:table-cell office:value-type="string">
            <text:p>NL55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Afgeronde Hoeken Maken</text:p>
          </table:table-cell>
        </table:table-row>
        <table:table-row table:style-name="ro2">
          <table:table-cell office:value-type="string">
            <text:p>shared/guide/scriptin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space_hyphen.xhp</text:p>
          </table:table-cell>
          <table:table-cell office:value-type="string">
            <text:p>NL555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space_hyphen.xhp</text:p>
          </table:table-cell>
          <table:table-cell office:value-type="string">
            <text:p>NL55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Beveiligde Spaties, Streepjes en Voorwaardelijke Scheidingstekens Invoegen</text:p>
          </table:table-cell>
        </table:table-row>
        <table:table-row table:style-name="ro2">
          <table:table-cell office:value-type="string">
            <text:p>shared/guide/spadmin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standard_template.xhp</text:p>
          </table:table-cell>
          <table:table-cell office:value-type="string">
            <text:p>NL556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standard_template.xhp</text:p>
          </table:table-cell>
          <table:table-cell office:value-type="string">
            <text:p>NL55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Standaard-sjablonen Veranderen</text:p>
          </table:table-cell>
        </table:table-row>
        <table:table-row table:style-name="ro2">
          <table:table-cell office:value-type="string">
            <text:p>shared/guide/start_parameter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table_cellmerge.xhp</text:p>
          </table:table-cell>
          <table:table-cell office:value-type="string">
            <text:p>NL557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table_cellmerge.xhp</text:p>
          </table:table-cell>
          <table:table-cell office:value-type="string">
            <text:p>NL55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Cellen samenvoegen en splitsen</text:p>
          </table:table-cell>
        </table:table-row>
        <table:table-row table:style-name="ro2">
          <table:table-cell office:value-type="string">
            <text:p>shared/guide/tabs.xhp</text:p>
          </table:table-cell>
          <table:table-cell office:value-type="string">
            <text:p>NL558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tabs.xhp</text:p>
          </table:table-cell>
          <table:table-cell office:value-type="string">
            <text:p>NL55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Tabstops invoegen en bewerken</text:p>
          </table:table-cell>
        </table:table-row>
        <table:table-row table:style-name="ro2">
          <table:table-cell office:value-type="string">
            <text:p>shared/guide/text_color.xhp</text:p>
          </table:table-cell>
          <table:table-cell office:value-type="string">
            <text:p>NL559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text_color.xhp</text:p>
          </table:table-cell>
          <table:table-cell office:value-type="string">
            <text:p>NL55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Hulplijnen</text:p>
          </table:table-cell>
          <table:table-cell table:style-name="ce18"/>
          <table:table-cell office:value-type="string">
            <text:p>Tekstkleur veranderen</text:p>
          </table:table-cell>
        </table:table-row>
        <table:table-row table:style-name="ro2">
          <table:table-cell office:value-type="string">
            <text:p>shared/guide/textmode_change.xhp</text:p>
          </table:table-cell>
          <table:table-cell office:value-type="string">
            <text:p>NL560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textmode_change.xhp</text:p>
          </table:table-cell>
          <table:table-cell office:value-type="string">
            <text:p>NL56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Met de gebruikersinterface werken</text:p>
          </table:table-cell>
          <table:table-cell table:style-name="ce18"/>
          <table:table-cell office:value-type="string">
            <text:p>Schakelen tussen Invoegen-modus en Overschrijven-modus</text:p>
          </table:table-cell>
        </table:table-row>
        <table:table-row table:style-name="ro2">
          <table:table-cell office:value-type="string">
            <text:p>shared/guide/undo_formattin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version_number.xhp</text:p>
          </table:table-cell>
          <table:table-cell office:value-type="string">
            <text:p>NL561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version_number.xhp</text:p>
          </table:table-cell>
          <table:table-cell office:value-type="string">
            <text:p>NL56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Versie- en buildnummers</text:p>
          </table:table-cell>
        </table:table-row>
        <table:table-row table:style-name="ro2">
          <table:table-cell office:value-type="string">
            <text:p>shared/guide/viewing_file_propertie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guide/workfolder.xhp</text:p>
          </table:table-cell>
          <table:table-cell office:value-type="string">
            <text:p>NL562</text:p>
          </table:table-cell>
          <table:table-cell office:value-type="string">
            <text:p>Henk vd Burg</text:p>
          </table:table-cell>
          <table:table-cell table:style-name="ce14" office:value-type="string">
            <text:p>shared/guide/workfolder.xhp</text:p>
          </table:table-cell>
          <table:table-cell office:value-type="string">
            <text:p>NL56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 configureren</text:p>
          </table:table-cell>
          <table:table-cell table:style-name="ce18"/>
          <table:table-cell office:value-type="string">
            <text:p>Uw werkmap veranderen</text:p>
          </table:table-cell>
        </table:table-row>
        <table:table-row table:style-name="ro2">
          <table:table-cell office:value-type="string">
            <text:p>shared/guide/xforms.xhp</text:p>
          </table:table-cell>
          <table:table-cell/>
          <table:table-cell office:value-type="string">
            <text:p>Henk vd Burg / Rob Bishoff</text:p>
          </table:table-cell>
          <table:table-cell table:number-columns-repeated="6"/>
        </table:table-row>
        <table:table-row table:style-name="ro2">
          <table:table-cell office:value-type="string">
            <text:p>shared/guide/xsltfilter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108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201.xhp</text:p>
          </table:table-cell>
          <table:table-cell office:value-type="string">
            <text:p>NL563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01.xhp</text:p>
          </table:table-cell>
          <table:table-cell office:value-type="string">
            <text:p>NL56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Balk Standaard</text:p>
          </table:table-cell>
        </table:table-row>
        <table:table-row table:style-name="ro2">
          <table:table-cell office:value-type="string">
            <text:p>shared/main0208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209.xhp</text:p>
          </table:table-cell>
          <table:table-cell office:value-type="string">
            <text:p>NL564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09.xhp</text:p>
          </table:table-cell>
          <table:table-cell office:value-type="string">
            <text:p>NL564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Hyperlinkbalk</text:p>
          </table:table-cell>
        </table:table-row>
        <table:table-row table:style-name="ro2">
          <table:table-cell office:value-type="string">
            <text:p>shared/main0212.xhp</text:p>
          </table:table-cell>
          <table:table-cell office:value-type="string">
            <text:p>NL565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12.xhp</text:p>
          </table:table-cell>
          <table:table-cell office:value-type="string">
            <text:p>NL56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Balk Tabelgegevens</text:p>
          </table:table-cell>
        </table:table-row>
        <table:table-row table:style-name="ro2">
          <table:table-cell office:value-type="string">
            <text:p>shared/main0213.xhp</text:p>
          </table:table-cell>
          <table:table-cell office:value-type="string">
            <text:p>NL566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13.xhp</text:p>
          </table:table-cell>
          <table:table-cell office:value-type="string">
            <text:p>NL56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Formulierwerkbalk</text:p>
          </table:table-cell>
        </table:table-row>
        <table:table-row table:style-name="ro2">
          <table:table-cell office:value-type="string">
            <text:p>shared/main0214.xhp</text:p>
          </table:table-cell>
          <table:table-cell office:value-type="string">
            <text:p>NL567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14.xhp</text:p>
          </table:table-cell>
          <table:table-cell office:value-type="string">
            <text:p>NL56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Werkbalken</text:p>
          </table:table-cell>
          <table:table-cell office:value-type="string">
            <text:p>SQL-Query Werkbalk</text:p>
          </table:table-cell>
        </table:table-row>
        <table:table-row table:style-name="ro2">
          <table:table-cell office:value-type="string">
            <text:p>shared/main0226.xhp</text:p>
          </table:table-cell>
          <table:table-cell office:value-type="string">
            <text:p>NL568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26.xhp</text:p>
          </table:table-cell>
          <table:table-cell office:value-type="string">
            <text:p>NL568</text:p>
          </table:table-cell>
          <table:table-cell table:style-name="ce16" office:value-type="string">
            <text:p>Werkblad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Objectwerkbalk bij het maken van formulieren</text:p>
          </table:table-cell>
        </table:table-row>
        <table:table-row table:style-name="ro2">
          <table:table-cell office:value-type="string">
            <text:p>shared/main0227.xhp</text:p>
          </table:table-cell>
          <table:table-cell office:value-type="string">
            <text:p>NL569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227.xhp</text:p>
          </table:table-cell>
          <table:table-cell office:value-type="string">
            <text:p>NL56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Balk Punten bewerken</text:p>
          </table:table-cell>
        </table:table-row>
        <table:table-row table:style-name="ro2">
          <table:table-cell office:value-type="string">
            <text:p>shared/main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302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400.xhp</text:p>
          </table:table-cell>
          <table:table-cell office:value-type="string">
            <text:p>NL570</text:p>
          </table:table-cell>
          <table:table-cell office:value-type="string">
            <text:p>Henk vd Burg</text:p>
          </table:table-cell>
          <table:table-cell table:style-name="ce14" office:value-type="string">
            <text:p>shared/main0400.xhp</text:p>
          </table:table-cell>
          <table:table-cell office:value-type="string">
            <text:p>NL57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Algemene informatie</text:p>
          </table:table-cell>
          <table:table-cell table:style-name="ce18"/>
          <table:table-cell office:value-type="string">
            <text:p>Sneltoetsen</text:p>
          </table:table-cell>
        </table:table-row>
        <table:table-row table:style-name="ro2">
          <table:table-cell office:value-type="string">
            <text:p>shared/main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65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main08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00000.xhp</text:p>
          </table:table-cell>
          <table:table-cell office:value-type="string">
            <text:p>NL571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00000.xhp</text:p>
          </table:table-cell>
          <table:table-cell office:value-type="string">
            <text:p>NL57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Opties</text:p>
          </table:table-cell>
        </table:table-row>
        <table:table-row table:style-name="ro2">
          <table:table-cell office:value-type="string">
            <text:p>shared/optionen/01010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10100.xhp</text:p>
          </table:table-cell>
          <table:table-cell office:value-type="string">
            <text:p>NL572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100.xhp</text:p>
          </table:table-cell>
          <table:table-cell office:value-type="string">
            <text:p>NL57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Gebruikersgegevens</text:p>
          </table:table-cell>
        </table:table-row>
        <table:table-row table:style-name="ro2">
          <table:table-cell office:value-type="string">
            <text:p>shared/optionen/01010200.xhp</text:p>
          </table:table-cell>
          <table:table-cell office:value-type="string">
            <text:p>NL573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200.xhp</text:p>
          </table:table-cell>
          <table:table-cell office:value-type="string">
            <text:p>NL57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Algemeen</text:p>
          </table:table-cell>
        </table:table-row>
        <table:table-row table:style-name="ro2">
          <table:table-cell office:value-type="string">
            <text:p>shared/optionen/01010300.xhp</text:p>
          </table:table-cell>
          <table:table-cell office:value-type="string">
            <text:p>NL574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300.xhp</text:p>
          </table:table-cell>
          <table:table-cell office:value-type="string">
            <text:p>NL57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Paden</text:p>
          </table:table-cell>
        </table:table-row>
        <table:table-row table:style-name="ro2">
          <table:table-cell office:value-type="string">
            <text:p>shared/optionen/010103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10400.xhp</text:p>
          </table:table-cell>
          <table:table-cell office:value-type="string">
            <text:p>NL575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400.xhp</text:p>
          </table:table-cell>
          <table:table-cell office:value-type="string">
            <text:p>NL57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LinguÃ¯stiek</text:p>
          </table:table-cell>
        </table:table-row>
        <table:table-row table:style-name="ro2">
          <table:table-cell office:value-type="string">
            <text:p>shared/optionen/010104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10500.xhp</text:p>
          </table:table-cell>
          <table:table-cell office:value-type="string">
            <text:p>NL576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500.xhp</text:p>
          </table:table-cell>
          <table:table-cell office:value-type="string">
            <text:p>NL57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Kleuren</text:p>
          </table:table-cell>
        </table:table-row>
        <table:table-row table:style-name="ro2">
          <table:table-cell office:value-type="string">
            <text:p>shared/optionen/010105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10600.xhp</text:p>
          </table:table-cell>
          <table:table-cell office:value-type="string">
            <text:p>NL577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600.xhp</text:p>
          </table:table-cell>
          <table:table-cell office:value-type="string">
            <text:p>NL57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Algemeen</text:p>
          </table:table-cell>
        </table:table-row>
        <table:table-row table:style-name="ro2">
          <table:table-cell office:value-type="string">
            <text:p>shared/optionen/01010700.xhp</text:p>
          </table:table-cell>
          <table:table-cell office:value-type="string">
            <text:p>NL578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700.xhp</text:p>
          </table:table-cell>
          <table:table-cell office:value-type="string">
            <text:p>NL57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Lettertypen</text:p>
          </table:table-cell>
        </table:table-row>
        <table:table-row table:style-name="ro2">
          <table:table-cell office:value-type="string">
            <text:p>shared/optionen/01010800.xhp</text:p>
          </table:table-cell>
          <table:table-cell office:value-type="string">
            <text:p>NL579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800.xhp</text:p>
          </table:table-cell>
          <table:table-cell office:value-type="string">
            <text:p>NL57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Weergave</text:p>
          </table:table-cell>
        </table:table-row>
        <table:table-row table:style-name="ro2">
          <table:table-cell office:value-type="string">
            <text:p>shared/optionen/01010900.xhp</text:p>
          </table:table-cell>
          <table:table-cell office:value-type="string">
            <text:p>NL580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0900.xhp</text:p>
          </table:table-cell>
          <table:table-cell office:value-type="string">
            <text:p>NL58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Afdrukopties</text:p>
          </table:table-cell>
        </table:table-row>
        <table:table-row table:style-name="ro2">
          <table:table-cell office:value-type="string">
            <text:p>shared/optionen/0101095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11000.xhp</text:p>
          </table:table-cell>
          <table:table-cell office:value-type="string">
            <text:p>NL581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1000.xhp</text:p>
          </table:table-cell>
          <table:table-cell office:value-type="string">
            <text:p>NL58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Werkgeheugen</text:p>
          </table:table-cell>
        </table:table-row>
        <table:table-row table:style-name="ro2">
          <table:table-cell office:value-type="string">
            <text:p>shared/optionen/01012000.xhp</text:p>
          </table:table-cell>
          <table:table-cell office:value-type="string">
            <text:p>NL582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2000.xhp</text:p>
          </table:table-cell>
          <table:table-cell office:value-type="string">
            <text:p>NL58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Vormgeving</text:p>
          </table:table-cell>
        </table:table-row>
        <table:table-row table:style-name="ro2">
          <table:table-cell office:value-type="string">
            <text:p>shared/optionen/01013000.xhp</text:p>
          </table:table-cell>
          <table:table-cell office:value-type="string">
            <text:p>NL583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13000.xhp</text:p>
          </table:table-cell>
          <table:table-cell office:value-type="string">
            <text:p>NL58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Toegankelijkheid</text:p>
          </table:table-cell>
        </table:table-row>
        <table:table-row table:style-name="ro3">
          <table:table-cell office:value-type="string">
            <text:p>shared/optionen/01014000.xhp</text:p>
          </table:table-cell>
          <table:table-cell/>
          <table:table-cell table:style-name="ce11"/>
          <table:table-cell table:number-columns-repeated="6"/>
        </table:table-row>
        <table:table-row table:style-name="ro2">
          <table:table-cell office:value-type="string">
            <text:p>shared/optionen/01020000.xhp</text:p>
          </table:table-cell>
          <table:table-cell office:value-type="string">
            <text:p>NL584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20000.xhp</text:p>
          </table:table-cell>
          <table:table-cell office:value-type="string">
            <text:p>NL58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Laden/Opslaan opties</text:p>
          </table:table-cell>
        </table:table-row>
        <table:table-row table:style-name="ro2">
          <table:table-cell office:value-type="string">
            <text:p>shared/optionen/0102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2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2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2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30000.xhp</text:p>
          </table:table-cell>
          <table:table-cell office:value-type="string">
            <text:p>NL585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30000.xhp</text:p>
          </table:table-cell>
          <table:table-cell office:value-type="string">
            <text:p>NL58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Internet</text:p>
          </table:table-cell>
        </table:table-row>
        <table:table-row table:style-name="ro2">
          <table:table-cell office:value-type="string">
            <text:p>shared/optionen/0103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3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000.xhp</text:p>
          </table:table-cell>
          <table:table-cell office:value-type="string">
            <text:p>NL586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40000.xhp</text:p>
          </table:table-cell>
          <table:table-cell office:value-type="string">
            <text:p>NL58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Opties tekstdocument</text:p>
          </table:table-cell>
        </table:table-row>
        <table:table-row table:style-name="ro2">
          <table:table-cell office:value-type="string">
            <text:p>shared/optionen/0104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3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7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09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10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41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50000.xhp</text:p>
          </table:table-cell>
          <table:table-cell office:value-type="string">
            <text:p>NL587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50000.xhp</text:p>
          </table:table-cell>
          <table:table-cell office:value-type="string">
            <text:p>NL58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HTML-document</text:p>
          </table:table-cell>
        </table:table-row>
        <table:table-row table:style-name="ro2">
          <table:table-cell office:value-type="string">
            <text:p>shared/optionen/0105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5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000.xhp</text:p>
          </table:table-cell>
          <table:table-cell office:value-type="string">
            <text:p>NL588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60000.xhp</text:p>
          </table:table-cell>
          <table:table-cell office:value-type="string">
            <text:p>NL588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Werkbladdocument</text:p>
          </table:table-cell>
        </table:table-row>
        <table:table-row table:style-name="ro2">
          <table:table-cell office:value-type="string">
            <text:p>shared/optionen/0106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4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6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607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70000.xhp</text:p>
          </table:table-cell>
          <table:table-cell office:value-type="string">
            <text:p>NL589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70000.xhp</text:p>
          </table:table-cell>
          <table:table-cell office:value-type="string">
            <text:p>NL589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Presentatie</text:p>
          </table:table-cell>
        </table:table-row>
        <table:table-row table:style-name="ro2">
          <table:table-cell office:value-type="string">
            <text:p>shared/optionen/0107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7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704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705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080000.xhp</text:p>
          </table:table-cell>
          <table:table-cell office:value-type="string">
            <text:p>NL590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80000.xhp</text:p>
          </table:table-cell>
          <table:table-cell office:value-type="string">
            <text:p>NL590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Tekening</text:p>
          </table:table-cell>
        </table:table-row>
        <table:table-row table:style-name="ro2">
          <table:table-cell office:value-type="string">
            <text:p>shared/optionen/01090000.xhp</text:p>
          </table:table-cell>
          <table:table-cell office:value-type="string">
            <text:p>NL591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090000.xhp</text:p>
          </table:table-cell>
          <table:table-cell office:value-type="string">
            <text:p>NL591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Formule</text:p>
          </table:table-cell>
        </table:table-row>
        <table:table-row table:style-name="ro2">
          <table:table-cell office:value-type="string">
            <text:p>shared/optionen/0109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10000.xhp</text:p>
          </table:table-cell>
          <table:table-cell office:value-type="string">
            <text:p>NL592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10000.xhp</text:p>
          </table:table-cell>
          <table:table-cell office:value-type="string">
            <text:p>NL592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Diagrammen</text:p>
          </table:table-cell>
        </table:table-row>
        <table:table-row table:style-name="ro2">
          <table:table-cell office:value-type="string">
            <text:p>shared/optionen/0111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30100.xhp</text:p>
          </table:table-cell>
          <table:table-cell office:value-type="string">
            <text:p>NL593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30100.xhp</text:p>
          </table:table-cell>
          <table:table-cell office:value-type="string">
            <text:p>NL593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VBA-eigenschappen</text:p>
          </table:table-cell>
        </table:table-row>
        <table:table-row table:style-name="ro2">
          <table:table-cell office:value-type="string">
            <text:p>shared/optionen/01130200.xhp</text:p>
          </table:table-cell>
          <table:table-cell office:value-type="string">
            <text:p>NL594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30200.xhp</text:p>
          </table:table-cell>
          <table:table-cell office:value-type="string">
            <text:p>NL594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Microsoft Office</text:p>
          </table:table-cell>
        </table:table-row>
        <table:table-row table:style-name="ro2">
          <table:table-cell office:value-type="string">
            <text:p>shared/optionen/01140000.xhp</text:p>
          </table:table-cell>
          <table:table-cell office:value-type="string">
            <text:p>NL595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40000.xhp</text:p>
          </table:table-cell>
          <table:table-cell office:value-type="string">
            <text:p>NL595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Talen</text:p>
          </table:table-cell>
        </table:table-row>
        <table:table-row table:style-name="ro2">
          <table:table-cell office:value-type="string">
            <text:p>shared/optionen/01150000.xhp</text:p>
          </table:table-cell>
          <table:table-cell office:value-type="string">
            <text:p>NL596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50000.xhp</text:p>
          </table:table-cell>
          <table:table-cell office:value-type="string">
            <text:p>NL596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Taalinstellingen</text:p>
          </table:table-cell>
        </table:table-row>
        <table:table-row table:style-name="ro2">
          <table:table-cell office:value-type="string">
            <text:p>shared/optionen/0115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5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503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60000.xhp</text:p>
          </table:table-cell>
          <table:table-cell office:value-type="string">
            <text:p>NL597</text:p>
          </table:table-cell>
          <table:table-cell office:value-type="string">
            <text:p>Henk vd Burg</text:p>
          </table:table-cell>
          <table:table-cell table:style-name="ce14" office:value-type="string">
            <text:p>shared/optionen/01160000.xhp</text:p>
          </table:table-cell>
          <table:table-cell office:value-type="string">
            <text:p>NL597</text:p>
          </table:table-cell>
          <table:table-cell table:style-name="ce16" office:value-type="string">
            <text:p>Vaak geraadpleegde Help-onderwerpen</text:p>
          </table:table-cell>
          <table:table-cell table:style-name="ce17" office:value-type="string">
            <text:p><text:s text:c="2"/>OpenOffice.org-opties</text:p>
          </table:table-cell>
          <table:table-cell table:style-name="ce18"/>
          <table:table-cell office:value-type="string">
            <text:p>Gegevensbronnen opties</text:p>
          </table:table-cell>
        </table:table-row>
        <table:table-row table:style-name="ro2">
          <table:table-cell office:value-type="string">
            <text:p>shared/optionen/011601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60200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01160201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java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javaclasspath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javaparameter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macrosecurity_sl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macrosecurity_ts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macrosecurity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mailmerg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serverauthentication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testaccount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viewcertificate_c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viewcertificate_d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viewcertificate_g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2">
          <table:table-cell office:value-type="string">
            <text:p>shared/optionen/viewcertificate.xhp</text:p>
          </table:table-cell>
          <table:table-cell/>
          <table:table-cell office:value-type="string">
            <text:p>Henk vd Burg</text:p>
          </table:table-cell>
          <table:table-cell table:number-columns-repeated="6"/>
        </table:table-row>
        <table:table-row table:style-name="ro3">
          <table:table-cell office:value-type="string">
            <text:p>shared/tree_strings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0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0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0/0000041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1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1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11800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11800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21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1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1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1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52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3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03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08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1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1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499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2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8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30009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2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25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25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525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0610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05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8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8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1318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animationeffect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effectoptions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effectoptionseffect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effectoptionstext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effectoptionstiming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slidesorter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1/taskpanel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4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8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08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3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0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1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1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2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2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2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impress/02/1323000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impress/04/01020000.xhp</text:p>
          </table:table-cell>
          <table:table-cell office:value-type="string">
            <text:p>NL598</text:p>
          </table:table-cell>
          <table:table-cell table:style-name="ce7"/>
          <table:table-cell table:style-name="ce14" office:value-type="string">
            <text:p>simpress/04/01020000.xhp</text:p>
          </table:table-cell>
          <table:table-cell office:value-type="string">
            <text:p>NL59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Sneltoetsen voor OpenOffice.org Impress</text:p>
          </table:table-cell>
        </table:table-row>
        <table:table-row table:style-name="ro2">
          <table:table-cell office:value-type="string">
            <text:p>simpress/guide/3d_create.xhp</text:p>
          </table:table-cell>
          <table:table-cell office:value-type="string">
            <text:p>NL599</text:p>
          </table:table-cell>
          <table:table-cell table:style-name="ce7"/>
          <table:table-cell table:style-name="ce14" office:value-type="string">
            <text:p>simpress/guide/3d_create.xhp</text:p>
          </table:table-cell>
          <table:table-cell office:value-type="string">
            <text:p>NL59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2D-objecten converteren naar bogen, veelhoeken en 3D-objecten</text:p>
          </table:table-cell>
        </table:table-row>
        <table:table-row table:style-name="ro2">
          <table:table-cell office:value-type="string">
            <text:p>simpress/guide/animated_gif_create.xhp</text:p>
          </table:table-cell>
          <table:table-cell office:value-type="string">
            <text:p>NL600</text:p>
          </table:table-cell>
          <table:table-cell table:style-name="ce7"/>
          <table:table-cell table:style-name="ce14" office:value-type="string">
            <text:p>simpress/guide/animated_gif_create.xhp</text:p>
          </table:table-cell>
          <table:table-cell office:value-type="string">
            <text:p>NL60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Effecten</text:p>
          </table:table-cell>
          <table:table-cell table:style-name="ce18"/>
          <table:table-cell office:value-type="string">
            <text:p>GIF-afbeeldingen met animatie maken</text:p>
          </table:table-cell>
        </table:table-row>
        <table:table-row table:style-name="ro2">
          <table:table-cell office:value-type="string">
            <text:p>simpress/guide/animated_gif_save.xhp</text:p>
          </table:table-cell>
          <table:table-cell office:value-type="string">
            <text:p>NL601</text:p>
          </table:table-cell>
          <table:table-cell table:style-name="ce7"/>
          <table:table-cell table:style-name="ce14" office:value-type="string">
            <text:p>simpress/guide/animated_gif_save.xhp</text:p>
          </table:table-cell>
          <table:table-cell office:value-type="string">
            <text:p>NL60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Effecten</text:p>
          </table:table-cell>
          <table:table-cell table:style-name="ce18"/>
          <table:table-cell office:value-type="string">
            <text:p>Animaties exporteren in GIF-indeling</text:p>
          </table:table-cell>
        </table:table-row>
        <table:table-row table:style-name="ro2">
          <table:table-cell office:value-type="string">
            <text:p>simpress/guide/animated_objects.xhp</text:p>
          </table:table-cell>
          <table:table-cell office:value-type="string">
            <text:p>NL602</text:p>
          </table:table-cell>
          <table:table-cell table:style-name="ce7"/>
          <table:table-cell table:style-name="ce14" office:value-type="string">
            <text:p>simpress/guide/animated_objects.xhp</text:p>
          </table:table-cell>
          <table:table-cell office:value-type="string">
            <text:p>NL60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Effecten</text:p>
          </table:table-cell>
          <table:table-cell table:style-name="ce18"/>
          <table:table-cell office:value-type="string">
            <text:p>Animatie toepassen op objecten in dia's</text:p>
          </table:table-cell>
        </table:table-row>
        <table:table-row table:style-name="ro2">
          <table:table-cell office:value-type="string">
            <text:p>simpress/guide/animated_slidechange.xhp</text:p>
          </table:table-cell>
          <table:table-cell office:value-type="string">
            <text:p>NL603</text:p>
          </table:table-cell>
          <table:table-cell table:style-name="ce7"/>
          <table:table-cell table:style-name="ce14" office:value-type="string">
            <text:p>simpress/guide/animated_slidechange.xhp</text:p>
          </table:table-cell>
          <table:table-cell office:value-type="string">
            <text:p>NL60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Effecten</text:p>
          </table:table-cell>
          <table:table-cell table:style-name="ce18"/>
          <table:table-cell office:value-type="string">
            <text:p>Animatie toepassen op diawissels</text:p>
          </table:table-cell>
        </table:table-row>
        <table:table-row table:style-name="ro2">
          <table:table-cell office:value-type="string">
            <text:p>simpress/guide/arrange_slides.xhp</text:p>
          </table:table-cell>
          <table:table-cell office:value-type="string">
            <text:p>NL604</text:p>
          </table:table-cell>
          <table:table-cell table:style-name="ce7"/>
          <table:table-cell table:style-name="ce14" office:value-type="string">
            <text:p>simpress/guide/arrange_slides.xhp</text:p>
          </table:table-cell>
          <table:table-cell office:value-type="string">
            <text:p>NL60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Bekijken</text:p>
          </table:table-cell>
          <table:table-cell table:style-name="ce18"/>
          <table:table-cell office:value-type="string">
            <text:p>De volgorde van dia's wijzigen</text:p>
          </table:table-cell>
        </table:table-row>
        <table:table-row table:style-name="ro2">
          <table:table-cell office:value-type="string">
            <text:p>simpress/guide/background.xhp</text:p>
          </table:table-cell>
          <table:table-cell office:value-type="string">
            <text:p>NL605</text:p>
          </table:table-cell>
          <table:table-cell table:style-name="ce7"/>
          <table:table-cell table:style-name="ce14" office:value-type="string">
            <text:p>simpress/guide/background.xhp</text:p>
          </table:table-cell>
          <table:table-cell office:value-type="string">
            <text:p>NL60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De achtergrondvulling van dia's wijzigen</text:p>
          </table:table-cell>
        </table:table-row>
        <table:table-row table:style-name="ro2">
          <table:table-cell office:value-type="string">
            <text:p>simpress/guide/change_scale.xhp</text:p>
          </table:table-cell>
          <table:table-cell office:value-type="string">
            <text:p>NL606</text:p>
          </table:table-cell>
          <table:table-cell table:style-name="ce7"/>
          <table:table-cell table:style-name="ce14" office:value-type="string">
            <text:p>simpress/guide/change_scale.xhp</text:p>
          </table:table-cell>
          <table:table-cell office:value-type="string">
            <text:p>NL60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Bekijken</text:p>
          </table:table-cell>
          <table:table-cell table:style-name="ce18"/>
          <table:table-cell office:value-type="string">
            <text:p>In- en uitzoomen met het numerieke toetsenblok</text:p>
          </table:table-cell>
        </table:table-row>
        <table:table-row table:style-name="ro2">
          <table:table-cell office:value-type="string">
            <text:p>simpress/guide/footer.xhp</text:p>
          </table:table-cell>
          <table:table-cell office:value-type="string">
            <text:p>NL607</text:p>
          </table:table-cell>
          <table:table-cell table:style-name="ce7"/>
          <table:table-cell table:style-name="ce14" office:value-type="string">
            <text:p>simpress/guide/footer.xhp</text:p>
          </table:table-cell>
          <table:table-cell office:value-type="string">
            <text:p>NL60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Een kop- of voettekst toevoegen aan alle dia's</text:p>
          </table:table-cell>
        </table:table-row>
        <table:table-row table:style-name="ro2">
          <table:table-cell office:value-type="string">
            <text:p>simpress/guide/html_export.xhp</text:p>
          </table:table-cell>
          <table:table-cell office:value-type="string">
            <text:p>NL608</text:p>
          </table:table-cell>
          <table:table-cell table:style-name="ce7"/>
          <table:table-cell table:style-name="ce14" office:value-type="string">
            <text:p>simpress/guide/html_export.xhp</text:p>
          </table:table-cell>
          <table:table-cell office:value-type="string">
            <text:p>NL60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Een presentatie opslaan in HTML-indeling</text:p>
          </table:table-cell>
        </table:table-row>
        <table:table-row table:style-name="ro2">
          <table:table-cell office:value-type="string">
            <text:p>simpress/guide/html_import.xhp</text:p>
          </table:table-cell>
          <table:table-cell office:value-type="string">
            <text:p>NL609</text:p>
          </table:table-cell>
          <table:table-cell table:style-name="ce7"/>
          <table:table-cell table:style-name="ce14" office:value-type="string">
            <text:p>simpress/guide/html_import.xhp</text:p>
          </table:table-cell>
          <table:table-cell office:value-type="string">
            <text:p>NL60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HTML-pagina's in presentaties importeren </text:p>
          </table:table-cell>
        </table:table-row>
        <table:table-row table:style-name="ro3">
          <table:table-cell office:value-type="string">
            <text:p>simpress/guide/innodeidual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impress/guide/keyboard.xhp</text:p>
          </table:table-cell>
          <table:table-cell office:value-type="string">
            <text:p>NL611</text:p>
          </table:table-cell>
          <table:table-cell table:style-name="ce7"/>
          <table:table-cell table:style-name="ce14" office:value-type="string">
            <text:p>simpress/guide/keyboard.xhp</text:p>
          </table:table-cell>
          <table:table-cell office:value-type="string">
            <text:p>NL61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Sneltoetsen gebruiken in OpenOffice.org Impress </text:p>
          </table:table-cell>
        </table:table-row>
        <table:table-row table:style-name="ro2">
          <table:table-cell office:value-type="string">
            <text:p>simpress/guide/layer_move.xhp</text:p>
          </table:table-cell>
          <table:table-cell office:value-type="string">
            <text:p>NL612</text:p>
          </table:table-cell>
          <table:table-cell table:style-name="ce7"/>
          <table:table-cell table:style-name="ce14" office:value-type="string">
            <text:p>simpress/guide/layer_move.xhp</text:p>
          </table:table-cell>
          <table:table-cell office:value-type="string">
            <text:p>NL61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Groepen en lagen </text:p>
          </table:table-cell>
          <table:table-cell table:style-name="ce18"/>
          <table:table-cell office:value-type="string">
            <text:p>Objecten naar een andere laag verplaatsen</text:p>
          </table:table-cell>
        </table:table-row>
        <table:table-row table:style-name="ro2">
          <table:table-cell office:value-type="string">
            <text:p>simpress/guide/layer_new.xhp</text:p>
          </table:table-cell>
          <table:table-cell office:value-type="string">
            <text:p>NL613</text:p>
          </table:table-cell>
          <table:table-cell table:style-name="ce7"/>
          <table:table-cell table:style-name="ce14" office:value-type="string">
            <text:p>simpress/guide/layer_new.xhp</text:p>
          </table:table-cell>
          <table:table-cell office:value-type="string">
            <text:p>NL61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Groepen en lagen </text:p>
          </table:table-cell>
          <table:table-cell table:style-name="ce18"/>
          <table:table-cell office:value-type="string">
            <text:p>Lagen invoegen</text:p>
          </table:table-cell>
        </table:table-row>
        <table:table-row table:style-name="ro2">
          <table:table-cell office:value-type="string">
            <text:p>simpress/guide/layer_tipps.xhp</text:p>
          </table:table-cell>
          <table:table-cell office:value-type="string">
            <text:p>NL614</text:p>
          </table:table-cell>
          <table:table-cell table:style-name="ce7"/>
          <table:table-cell table:style-name="ce14" office:value-type="string">
            <text:p>simpress/guide/layer_tipps.xhp</text:p>
          </table:table-cell>
          <table:table-cell office:value-type="string">
            <text:p>NL61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Groepen en lagen </text:p>
          </table:table-cell>
          <table:table-cell table:style-name="ce18"/>
          <table:table-cell office:value-type="string">
            <text:p>Werken met lagen</text:p>
          </table:table-cell>
        </table:table-row>
        <table:table-row table:style-name="ro2">
          <table:table-cell office:value-type="string">
            <text:p>simpress/guide/layers.xhp</text:p>
          </table:table-cell>
          <table:table-cell office:value-type="string">
            <text:p>NL615</text:p>
          </table:table-cell>
          <table:table-cell table:style-name="ce7"/>
          <table:table-cell table:style-name="ce14" office:value-type="string">
            <text:p>simpress/guide/layers.xhp</text:p>
          </table:table-cell>
          <table:table-cell office:value-type="string">
            <text:p>NL61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Groepen en lagen </text:p>
          </table:table-cell>
          <table:table-cell table:style-name="ce18"/>
          <table:table-cell office:value-type="string">
            <text:p>Lagen</text:p>
          </table:table-cell>
        </table:table-row>
        <table:table-row table:style-name="ro2">
          <table:table-cell office:value-type="string">
            <text:p>simpress/guide/line_arrow_styles.xhp</text:p>
          </table:table-cell>
          <table:table-cell office:value-type="string">
            <text:p>NL616</text:p>
          </table:table-cell>
          <table:table-cell table:style-name="ce7"/>
          <table:table-cell table:style-name="ce14" office:value-type="string">
            <text:p>simpress/guide/line_arrow_styles.xhp</text:p>
          </table:table-cell>
          <table:table-cell office:value-type="string">
            <text:p>NL61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Lijn- en pijlstijlen laden</text:p>
          </table:table-cell>
        </table:table-row>
        <table:table-row table:style-name="ro2">
          <table:table-cell office:value-type="string">
            <text:p>simpress/guide/line_draw.xhp</text:p>
          </table:table-cell>
          <table:table-cell office:value-type="string">
            <text:p>NL617</text:p>
          </table:table-cell>
          <table:table-cell table:style-name="ce7"/>
          <table:table-cell table:style-name="ce14" office:value-type="string">
            <text:p>simpress/guide/line_draw.xhp</text:p>
          </table:table-cell>
          <table:table-cell office:value-type="string">
            <text:p>NL61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Bogen tekenen</text:p>
          </table:table-cell>
        </table:table-row>
        <table:table-row table:style-name="ro2">
          <table:table-cell office:value-type="string">
            <text:p>simpress/guide/line_edit.xhp</text:p>
          </table:table-cell>
          <table:table-cell office:value-type="string">
            <text:p>NL618</text:p>
          </table:table-cell>
          <table:table-cell table:style-name="ce7"/>
          <table:table-cell table:style-name="ce14" office:value-type="string">
            <text:p>simpress/guide/line_edit.xhp</text:p>
          </table:table-cell>
          <table:table-cell office:value-type="string">
            <text:p>NL61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Bogen bewerken</text:p>
          </table:table-cell>
        </table:table-row>
        <table:table-row table:style-name="ro2">
          <table:table-cell office:value-type="string">
            <text:p>simpress/guide/main.xhp</text:p>
          </table:table-cell>
          <table:table-cell office:value-type="string">
            <text:p>NL619</text:p>
          </table:table-cell>
          <table:table-cell table:style-name="ce7"/>
          <table:table-cell table:style-name="ce14" office:value-type="string">
            <text:p>simpress/guide/main.xhp</text:p>
          </table:table-cell>
          <table:table-cell office:value-type="string">
            <text:p>NL61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Instructies voor het gebruik van OpenOffice.org Impress</text:p>
          </table:table-cell>
        </table:table-row>
        <table:table-row table:style-name="ro2">
          <table:table-cell office:value-type="string">
            <text:p>simpress/guide/masterpage.xhp</text:p>
          </table:table-cell>
          <table:table-cell office:value-type="string">
            <text:p>NL620</text:p>
          </table:table-cell>
          <table:table-cell table:style-name="ce7"/>
          <table:table-cell table:style-name="ce14" office:value-type="string">
            <text:p>simpress/guide/masterpage.xhp</text:p>
          </table:table-cell>
          <table:table-cell office:value-type="string">
            <text:p>NL62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Een dia-ontwerp op een diamodel toepassen </text:p>
          </table:table-cell>
        </table:table-row>
        <table:table-row table:style-name="ro2">
          <table:table-cell office:value-type="string">
            <text:p>simpress/guide/move_object.xhp</text:p>
          </table:table-cell>
          <table:table-cell office:value-type="string">
            <text:p>NL621</text:p>
          </table:table-cell>
          <table:table-cell table:style-name="ce7"/>
          <table:table-cell table:style-name="ce14" office:value-type="string">
            <text:p>simpress/guide/move_object.xhp</text:p>
          </table:table-cell>
          <table:table-cell office:value-type="string">
            <text:p>NL62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Objecten Verplaatsen Met Millimeter-Precisie</text:p>
          </table:table-cell>
        </table:table-row>
        <table:table-row table:style-name="ro2">
          <table:table-cell office:value-type="string">
            <text:p>simpress/guide/orgchart.xhp</text:p>
          </table:table-cell>
          <table:table-cell office:value-type="string">
            <text:p>NL622</text:p>
          </table:table-cell>
          <table:table-cell table:style-name="ce7"/>
          <table:table-cell table:style-name="ce14" office:value-type="string">
            <text:p>simpress/guide/orgchart.xhp</text:p>
          </table:table-cell>
          <table:table-cell office:value-type="string">
            <text:p>NL62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Een stroomdiagram maken</text:p>
          </table:table-cell>
        </table:table-row>
        <table:table-row table:style-name="ro2">
          <table:table-cell office:value-type="string">
            <text:p>simpress/guide/page_copy.xhp</text:p>
          </table:table-cell>
          <table:table-cell office:value-type="string">
            <text:p>NL623</text:p>
          </table:table-cell>
          <table:table-cell table:style-name="ce7"/>
          <table:table-cell table:style-name="ce14" office:value-type="string">
            <text:p>simpress/guide/page_copy.xhp</text:p>
          </table:table-cell>
          <table:table-cell office:value-type="string">
            <text:p>NL62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Dia's uit andere presentaties kopiëren</text:p>
          </table:table-cell>
        </table:table-row>
        <table:table-row table:style-name="ro2">
          <table:table-cell office:value-type="string">
            <text:p>simpress/guide/palette_files.xhp</text:p>
          </table:table-cell>
          <table:table-cell office:value-type="string">
            <text:p>NL624</text:p>
          </table:table-cell>
          <table:table-cell table:style-name="ce7"/>
          <table:table-cell table:style-name="ce14" office:value-type="string">
            <text:p>simpress/guide/palette_files.xhp</text:p>
          </table:table-cell>
          <table:table-cell office:value-type="string">
            <text:p>NL62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pmaak</text:p>
          </table:table-cell>
          <table:table-cell table:style-name="ce18"/>
          <table:table-cell office:value-type="string">
            <text:p>Lijsten met kleuren, kleurovergangen en arceringen laden</text:p>
          </table:table-cell>
        </table:table-row>
        <table:table-row table:style-name="ro2">
          <table:table-cell office:value-type="string">
            <text:p>simpress/guide/print_tofit.xhp</text:p>
          </table:table-cell>
          <table:table-cell office:value-type="string">
            <text:p>NL625</text:p>
          </table:table-cell>
          <table:table-cell table:style-name="ce7"/>
          <table:table-cell table:style-name="ce14" office:value-type="string">
            <text:p>simpress/guide/print_tofit.xhp</text:p>
          </table:table-cell>
          <table:table-cell office:value-type="string">
            <text:p>NL62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Een dia afdrukken op een schaal die op het papierformaat past</text:p>
          </table:table-cell>
        </table:table-row>
        <table:table-row table:style-name="ro2">
          <table:table-cell office:value-type="string">
            <text:p>simpress/guide/printing.xhp</text:p>
          </table:table-cell>
          <table:table-cell office:value-type="string">
            <text:p>NL626</text:p>
          </table:table-cell>
          <table:table-cell table:style-name="ce7"/>
          <table:table-cell table:style-name="ce14" office:value-type="string">
            <text:p>simpress/guide/printing.xhp</text:p>
          </table:table-cell>
          <table:table-cell office:value-type="string">
            <text:p>NL62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Presentaties afdrukken</text:p>
          </table:table-cell>
        </table:table-row>
        <table:table-row table:style-name="ro2">
          <table:table-cell office:value-type="string">
            <text:p>simpress/guide/rehearse_timings.xhp</text:p>
          </table:table-cell>
          <table:table-cell office:value-type="string">
            <text:p>NL627</text:p>
          </table:table-cell>
          <table:table-cell table:style-name="ce7"/>
          <table:table-cell table:style-name="ce14" office:value-type="string">
            <text:p>simpress/guide/rehearse_timings.xhp</text:p>
          </table:table-cell>
          <table:table-cell office:value-type="string">
            <text:p>NL62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Bekijken</text:p>
          </table:table-cell>
          <table:table-cell table:style-name="ce18"/>
          <table:table-cell office:value-type="string">
            <text:p>Try-out voor tijdsinstellingen van diawissels</text:p>
          </table:table-cell>
        </table:table-row>
        <table:table-row table:style-name="ro2">
          <table:table-cell office:value-type="string">
            <text:p>simpress/guide/select_object.xhp</text:p>
          </table:table-cell>
          <table:table-cell office:value-type="string">
            <text:p>NL628</text:p>
          </table:table-cell>
          <table:table-cell table:style-name="ce7"/>
          <table:table-cell table:style-name="ce14" office:value-type="string">
            <text:p>simpress/guide/select_object.xhp</text:p>
          </table:table-cell>
          <table:table-cell office:value-type="string">
            <text:p>NL62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Verborgen Objecten Selecteren</text:p>
          </table:table-cell>
        </table:table-row>
        <table:table-row table:style-name="ro2">
          <table:table-cell office:value-type="string">
            <text:p>simpress/guide/table_insert.xhp</text:p>
          </table:table-cell>
          <table:table-cell office:value-type="string">
            <text:p>NL629</text:p>
          </table:table-cell>
          <table:table-cell table:style-name="ce7"/>
          <table:table-cell table:style-name="ce14" office:value-type="string">
            <text:p>simpress/guide/table_insert.xhp</text:p>
          </table:table-cell>
          <table:table-cell office:value-type="string">
            <text:p>NL62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Werkbladen in dia's invoegen</text:p>
          </table:table-cell>
        </table:table-row>
        <table:table-row table:style-name="ro2">
          <table:table-cell office:value-type="string">
            <text:p>simpress/guide/text2curve.xhp</text:p>
          </table:table-cell>
          <table:table-cell office:value-type="string">
            <text:p>NL630</text:p>
          </table:table-cell>
          <table:table-cell table:style-name="ce7"/>
          <table:table-cell table:style-name="ce14" office:value-type="string">
            <text:p>simpress/guide/text2curve.xhp</text:p>
          </table:table-cell>
          <table:table-cell office:value-type="string">
            <text:p>NL63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Tekst in presentaties en tekeningen</text:p>
          </table:table-cell>
          <table:table-cell table:style-name="ce18"/>
          <table:table-cell office:value-type="string">
            <text:p>Teksttekens naar tekenobjecten converteren</text:p>
          </table:table-cell>
        </table:table-row>
        <table:table-row table:style-name="ro2">
          <table:table-cell office:value-type="string">
            <text:p>simpress/guide/vectorize.xhp</text:p>
          </table:table-cell>
          <table:table-cell office:value-type="string">
            <text:p>NL631</text:p>
          </table:table-cell>
          <table:table-cell table:style-name="ce7"/>
          <table:table-cell table:style-name="ce14" office:value-type="string">
            <text:p>simpress/guide/vectorize.xhp</text:p>
          </table:table-cell>
          <table:table-cell office:value-type="string">
            <text:p>NL63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Objecten, afbeeldingen en bitmaps</text:p>
          </table:table-cell>
          <table:table-cell table:style-name="ce18"/>
          <table:table-cell office:value-type="string">
            <text:p>Bitmapafbeeldingen converteren naar vectorafbeeldingen</text:p>
          </table:table-cell>
        </table:table-row>
        <table:table-row table:style-name="ro2">
          <table:table-cell office:value-type="string">
            <text:p>simpress/main0000.xhp</text:p>
          </table:table-cell>
          <table:table-cell office:value-type="string">
            <text:p>NL632</text:p>
          </table:table-cell>
          <table:table-cell table:style-name="ce7"/>
          <table:table-cell table:style-name="ce14" office:value-type="string">
            <text:p>simpress/main0000.xhp</text:p>
          </table:table-cell>
          <table:table-cell office:value-type="string">
            <text:p>NL63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Welkom bij de Help van OpenOffice.org Impress</text:p>
          </table:table-cell>
        </table:table-row>
        <table:table-row table:style-name="ro2">
          <table:table-cell office:value-type="string">
            <text:p>simpress/main0100.xhp</text:p>
          </table:table-cell>
          <table:table-cell office:value-type="string">
            <text:p>NL633</text:p>
          </table:table-cell>
          <table:table-cell table:style-name="ce7"/>
          <table:table-cell table:style-name="ce14" office:value-type="string">
            <text:p>simpress/main0100.xhp</text:p>
          </table:table-cell>
          <table:table-cell office:value-type="string">
            <text:p>NL63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Menu's</text:p>
          </table:table-cell>
        </table:table-row>
        <table:table-row table:style-name="ro2">
          <table:table-cell office:value-type="string">
            <text:p>simpress/main0101.xhp</text:p>
          </table:table-cell>
          <table:table-cell office:value-type="string">
            <text:p>NL634</text:p>
          </table:table-cell>
          <table:table-cell table:style-name="ce7"/>
          <table:table-cell table:style-name="ce14" office:value-type="string">
            <text:p>simpress/main0101.xhp</text:p>
          </table:table-cell>
          <table:table-cell office:value-type="string">
            <text:p>NL63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simpress/main0102.xhp</text:p>
          </table:table-cell>
          <table:table-cell office:value-type="string">
            <text:p>NL635</text:p>
          </table:table-cell>
          <table:table-cell table:style-name="ce7"/>
          <table:table-cell table:style-name="ce14" office:value-type="string">
            <text:p>simpress/main0102.xhp</text:p>
          </table:table-cell>
          <table:table-cell office:value-type="string">
            <text:p>NL63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Bewerken</text:p>
          </table:table-cell>
        </table:table-row>
        <table:table-row table:style-name="ro2">
          <table:table-cell office:value-type="string">
            <text:p>simpress/main0103.xhp</text:p>
          </table:table-cell>
          <table:table-cell office:value-type="string">
            <text:p>NL636</text:p>
          </table:table-cell>
          <table:table-cell table:style-name="ce7"/>
          <table:table-cell table:style-name="ce14" office:value-type="string">
            <text:p>simpress/main0103.xhp</text:p>
          </table:table-cell>
          <table:table-cell office:value-type="string">
            <text:p>NL63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Weergave</text:p>
          </table:table-cell>
        </table:table-row>
        <table:table-row table:style-name="ro2">
          <table:table-cell office:value-type="string">
            <text:p>simpress/main0104.xhp</text:p>
          </table:table-cell>
          <table:table-cell office:value-type="string">
            <text:p>NL637</text:p>
          </table:table-cell>
          <table:table-cell table:style-name="ce7"/>
          <table:table-cell table:style-name="ce14" office:value-type="string">
            <text:p>simpress/main0104.xhp</text:p>
          </table:table-cell>
          <table:table-cell office:value-type="string">
            <text:p>NL63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Invoegen</text:p>
          </table:table-cell>
        </table:table-row>
        <table:table-row table:style-name="ro2">
          <table:table-cell office:value-type="string">
            <text:p>simpress/main0105.xhp</text:p>
          </table:table-cell>
          <table:table-cell office:value-type="string">
            <text:p>NL638</text:p>
          </table:table-cell>
          <table:table-cell table:style-name="ce7"/>
          <table:table-cell table:style-name="ce14" office:value-type="string">
            <text:p>simpress/main0105.xhp</text:p>
          </table:table-cell>
          <table:table-cell office:value-type="string">
            <text:p>NL63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Opmaak</text:p>
          </table:table-cell>
        </table:table-row>
        <table:table-row table:style-name="ro2">
          <table:table-cell office:value-type="string">
            <text:p>simpress/main0106.xhp</text:p>
          </table:table-cell>
          <table:table-cell office:value-type="string">
            <text:p>NL639</text:p>
          </table:table-cell>
          <table:table-cell table:style-name="ce7"/>
          <table:table-cell table:style-name="ce14" office:value-type="string">
            <text:p>simpress/main0106.xhp</text:p>
          </table:table-cell>
          <table:table-cell office:value-type="string">
            <text:p>NL63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Extra</text:p>
          </table:table-cell>
        </table:table-row>
        <table:table-row table:style-name="ro2">
          <table:table-cell office:value-type="string">
            <text:p>simpress/main0107.xhp</text:p>
          </table:table-cell>
          <table:table-cell office:value-type="string">
            <text:p>NL640</text:p>
          </table:table-cell>
          <table:table-cell table:style-name="ce7"/>
          <table:table-cell table:style-name="ce14" office:value-type="string">
            <text:p>simpress/main0107.xhp</text:p>
          </table:table-cell>
          <table:table-cell office:value-type="string">
            <text:p>NL64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Venster</text:p>
          </table:table-cell>
        </table:table-row>
        <table:table-row table:style-name="ro2">
          <table:table-cell office:value-type="string">
            <text:p>simpress/main0113.xhp</text:p>
          </table:table-cell>
          <table:table-cell office:value-type="string">
            <text:p>NL641</text:p>
          </table:table-cell>
          <table:table-cell table:style-name="ce7"/>
          <table:table-cell table:style-name="ce14" office:value-type="string">
            <text:p>simpress/main0113.xhp</text:p>
          </table:table-cell>
          <table:table-cell office:value-type="string">
            <text:p>NL64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5"/>Tekeningen (OpenOffice.org Draw)</text:p>
          </table:table-cell>
          <table:table-cell table:style-name="ce18" office:value-type="string">
            <text:p>Menu's</text:p>
          </table:table-cell>
          <table:table-cell office:value-type="string">
            <text:p>Wijzigen</text:p>
          </table:table-cell>
        </table:table-row>
        <table:table-row table:style-name="ro2">
          <table:table-cell office:value-type="string">
            <text:p>simpress/main0114.xhp</text:p>
          </table:table-cell>
          <table:table-cell office:value-type="string">
            <text:p>NL642</text:p>
          </table:table-cell>
          <table:table-cell table:style-name="ce7"/>
          <table:table-cell table:style-name="ce14" office:value-type="string">
            <text:p>simpress/main0114.xhp</text:p>
          </table:table-cell>
          <table:table-cell office:value-type="string">
            <text:p>NL64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Menu's</text:p>
          </table:table-cell>
          <table:table-cell office:value-type="string">
            <text:p>Presentatie</text:p>
          </table:table-cell>
        </table:table-row>
        <table:table-row table:style-name="ro2">
          <table:table-cell office:value-type="string">
            <text:p>simpress/main0200.xhp</text:p>
          </table:table-cell>
          <table:table-cell office:value-type="string">
            <text:p>NL643</text:p>
          </table:table-cell>
          <table:table-cell table:style-name="ce7"/>
          <table:table-cell table:style-name="ce14" office:value-type="string">
            <text:p>simpress/main0200.xhp</text:p>
          </table:table-cell>
          <table:table-cell office:value-type="string">
            <text:p>NL64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Werkbalken</text:p>
          </table:table-cell>
        </table:table-row>
        <table:table-row table:style-name="ro2">
          <table:table-cell office:value-type="string">
            <text:p>simpress/main0202.xhp</text:p>
          </table:table-cell>
          <table:table-cell office:value-type="string">
            <text:p>NL644</text:p>
          </table:table-cell>
          <table:table-cell table:style-name="ce7"/>
          <table:table-cell table:style-name="ce14" office:value-type="string">
            <text:p>simpress/main0202.xhp</text:p>
          </table:table-cell>
          <table:table-cell office:value-type="string">
            <text:p>NL64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Objectbalk Tekenmodus, Aantekeningenmodus, Foldermodus</text:p>
          </table:table-cell>
        </table:table-row>
        <table:table-row table:style-name="ro2">
          <table:table-cell office:value-type="string">
            <text:p>simpress/main0203.xhp</text:p>
          </table:table-cell>
          <table:table-cell office:value-type="string">
            <text:p>NL645</text:p>
          </table:table-cell>
          <table:table-cell table:style-name="ce7"/>
          <table:table-cell table:style-name="ce14" office:value-type="string">
            <text:p>simpress/main0203.xhp</text:p>
          </table:table-cell>
          <table:table-cell office:value-type="string">
            <text:p>NL645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Objectbalk voor Tekstinvoer</text:p>
          </table:table-cell>
        </table:table-row>
        <table:table-row table:style-name="ro2">
          <table:table-cell office:value-type="string">
            <text:p>simpress/main0204.xhp</text:p>
          </table:table-cell>
          <table:table-cell office:value-type="string">
            <text:p>NL646</text:p>
          </table:table-cell>
          <table:table-cell table:style-name="ce7"/>
          <table:table-cell table:style-name="ce14" office:value-type="string">
            <text:p>simpress/main0204.xhp</text:p>
          </table:table-cell>
          <table:table-cell office:value-type="string">
            <text:p>NL646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Objectbalk in de Diamodus</text:p>
          </table:table-cell>
        </table:table-row>
        <table:table-row table:style-name="ro2">
          <table:table-cell office:value-type="string">
            <text:p>simpress/main0206.xhp</text:p>
          </table:table-cell>
          <table:table-cell office:value-type="string">
            <text:p>NL647</text:p>
          </table:table-cell>
          <table:table-cell table:style-name="ce7"/>
          <table:table-cell table:style-name="ce14" office:value-type="string">
            <text:p>simpress/main0206.xhp</text:p>
          </table:table-cell>
          <table:table-cell office:value-type="string">
            <text:p>NL647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Statusbalk</text:p>
          </table:table-cell>
        </table:table-row>
        <table:table-row table:style-name="ro2">
          <table:table-cell office:value-type="string">
            <text:p>simpress/main0209.xhp</text:p>
          </table:table-cell>
          <table:table-cell office:value-type="string">
            <text:p>NL648</text:p>
          </table:table-cell>
          <table:table-cell table:style-name="ce7"/>
          <table:table-cell table:style-name="ce14" office:value-type="string">
            <text:p>simpress/main0209.xhp</text:p>
          </table:table-cell>
          <table:table-cell office:value-type="string">
            <text:p>NL648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Linialen</text:p>
          </table:table-cell>
        </table:table-row>
        <table:table-row table:style-name="ro2">
          <table:table-cell office:value-type="string">
            <text:p>simpress/main0210.xhp</text:p>
          </table:table-cell>
          <table:table-cell office:value-type="string">
            <text:p>NL649</text:p>
          </table:table-cell>
          <table:table-cell table:style-name="ce7"/>
          <table:table-cell table:style-name="ce14" office:value-type="string">
            <text:p>simpress/main0210.xhp</text:p>
          </table:table-cell>
          <table:table-cell office:value-type="string">
            <text:p>NL649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Balk Tekening</text:p>
          </table:table-cell>
        </table:table-row>
        <table:table-row table:style-name="ro2">
          <table:table-cell office:value-type="string">
            <text:p>simpress/main0211.xhp</text:p>
          </table:table-cell>
          <table:table-cell office:value-type="string">
            <text:p>NL650</text:p>
          </table:table-cell>
          <table:table-cell table:style-name="ce7"/>
          <table:table-cell table:style-name="ce14" office:value-type="string">
            <text:p>simpress/main0211.xhp</text:p>
          </table:table-cell>
          <table:table-cell office:value-type="string">
            <text:p>NL650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Werktuigbalk in de Overzichtmodus</text:p>
          </table:table-cell>
        </table:table-row>
        <table:table-row table:style-name="ro2">
          <table:table-cell office:value-type="string">
            <text:p>simpress/main0212.xhp</text:p>
          </table:table-cell>
          <table:table-cell office:value-type="string">
            <text:p>NL651</text:p>
          </table:table-cell>
          <table:table-cell table:style-name="ce7"/>
          <table:table-cell table:style-name="ce14" office:value-type="string">
            <text:p>simpress/main0212.xhp</text:p>
          </table:table-cell>
          <table:table-cell office:value-type="string">
            <text:p>NL651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Werktuigbalk in de Diamodus</text:p>
          </table:table-cell>
        </table:table-row>
        <table:table-row table:style-name="ro2">
          <table:table-cell office:value-type="string">
            <text:p>simpress/main0213.xhp</text:p>
          </table:table-cell>
          <table:table-cell office:value-type="string">
            <text:p>NL652</text:p>
          </table:table-cell>
          <table:table-cell table:style-name="ce7"/>
          <table:table-cell table:style-name="ce14" office:value-type="string">
            <text:p>simpress/main0213.xhp</text:p>
          </table:table-cell>
          <table:table-cell office:value-type="string">
            <text:p>NL652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Optiebalk</text:p>
          </table:table-cell>
        </table:table-row>
        <table:table-row table:style-name="ro2">
          <table:table-cell office:value-type="string">
            <text:p>simpress/main0214.xhp</text:p>
          </table:table-cell>
          <table:table-cell office:value-type="string">
            <text:p>NL653</text:p>
          </table:table-cell>
          <table:table-cell table:style-name="ce7"/>
          <table:table-cell table:style-name="ce14" office:value-type="string">
            <text:p>simpress/main0214.xhp</text:p>
          </table:table-cell>
          <table:table-cell office:value-type="string">
            <text:p>NL653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30"/>Presentaties (OpenOffice.org Impress)</text:p>
          </table:table-cell>
          <table:table-cell table:style-name="ce18" office:value-type="string">
            <text:p>Werkbalken</text:p>
          </table:table-cell>
          <table:table-cell office:value-type="string">
            <text:p>Afbeeldingen Objectbalk</text:p>
          </table:table-cell>
        </table:table-row>
        <table:table-row table:style-name="ro2">
          <table:table-cell office:value-type="string">
            <text:p>simpress/main0503.xhp</text:p>
          </table:table-cell>
          <table:table-cell office:value-type="string">
            <text:p>NL654</text:p>
          </table:table-cell>
          <table:table-cell table:style-name="ce7"/>
          <table:table-cell table:style-name="ce14" office:value-type="string">
            <text:p>simpress/main0503.xhp</text:p>
          </table:table-cell>
          <table:table-cell office:value-type="string">
            <text:p>NL654</text:p>
          </table:table-cell>
          <table:table-cell table:style-name="ce16" office:value-type="string">
            <text:p>Presentaties en tekeningen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Functies van OpenOffice.org Impress</text:p>
          </table:table-cell>
        </table:table-row>
        <table:table-row table:style-name="ro3">
          <table:table-cell office:value-type="string">
            <text:p>smath/00/000000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2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2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2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2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8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8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09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091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3091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1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5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6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601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1/06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2/03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04/0102000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math/guide/align.xhp</text:p>
          </table:table-cell>
          <table:table-cell office:value-type="string">
            <text:p>NL655</text:p>
          </table:table-cell>
          <table:table-cell table:style-name="ce7"/>
          <table:table-cell table:style-name="ce14" office:value-type="string">
            <text:p>smath/guide/align.xhp</text:p>
          </table:table-cell>
          <table:table-cell office:value-type="string">
            <text:p>NL655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Formuledelen handmatig uitlijnen</text:p>
          </table:table-cell>
        </table:table-row>
        <table:table-row table:style-name="ro2">
          <table:table-cell office:value-type="string">
            <text:p>smath/guide/attributes.xhp</text:p>
          </table:table-cell>
          <table:table-cell office:value-type="string">
            <text:p>NL656</text:p>
          </table:table-cell>
          <table:table-cell table:style-name="ce7"/>
          <table:table-cell table:style-name="ce14" office:value-type="string">
            <text:p>smath/guide/attributes.xhp</text:p>
          </table:table-cell>
          <table:table-cell office:value-type="string">
            <text:p>NL656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Standaardattributen wijzigen</text:p>
          </table:table-cell>
        </table:table-row>
        <table:table-row table:style-name="ro2">
          <table:table-cell office:value-type="string">
            <text:p>smath/guide/brackets.xhp</text:p>
          </table:table-cell>
          <table:table-cell office:value-type="string">
            <text:p>NL657</text:p>
          </table:table-cell>
          <table:table-cell table:style-name="ce7"/>
          <table:table-cell table:style-name="ce14" office:value-type="string">
            <text:p>smath/guide/brackets.xhp</text:p>
          </table:table-cell>
          <table:table-cell office:value-type="string">
            <text:p>NL657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Formuledelen samenvoegen tussen haakjes</text:p>
          </table:table-cell>
        </table:table-row>
        <table:table-row table:style-name="ro2">
          <table:table-cell office:value-type="string">
            <text:p>smath/guide/comment.xhp</text:p>
          </table:table-cell>
          <table:table-cell office:value-type="string">
            <text:p>NL658</text:p>
          </table:table-cell>
          <table:table-cell table:style-name="ce7"/>
          <table:table-cell table:style-name="ce14" office:value-type="string">
            <text:p>smath/guide/comment.xhp</text:p>
          </table:table-cell>
          <table:table-cell office:value-type="string">
            <text:p>NL658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Invoeren Commentaar</text:p>
          </table:table-cell>
        </table:table-row>
        <table:table-row table:style-name="ro2">
          <table:table-cell office:value-type="string">
            <text:p>smath/guide/keyboard.xhp</text:p>
          </table:table-cell>
          <table:table-cell office:value-type="string">
            <text:p>NL659</text:p>
          </table:table-cell>
          <table:table-cell table:style-name="ce7"/>
          <table:table-cell table:style-name="ce14" office:value-type="string">
            <text:p>smath/guide/keyboard.xhp</text:p>
          </table:table-cell>
          <table:table-cell office:value-type="string">
            <text:p>NL659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Snelkoppelingen (OpenOffice.org Math-toegankelijkheid)</text:p>
          </table:table-cell>
        </table:table-row>
        <table:table-row table:style-name="ro2">
          <table:table-cell office:value-type="string">
            <text:p>smath/guide/main.xhp</text:p>
          </table:table-cell>
          <table:table-cell office:value-type="string">
            <text:p>NL660</text:p>
          </table:table-cell>
          <table:table-cell table:style-name="ce7"/>
          <table:table-cell table:style-name="ce14" office:value-type="string">
            <text:p>smath/guide/main.xhp</text:p>
          </table:table-cell>
          <table:table-cell office:value-type="string">
            <text:p>NL660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Instructies voor Met gebruik van OpenOffice.org Math</text:p>
          </table:table-cell>
        </table:table-row>
        <table:table-row table:style-name="ro2">
          <table:table-cell office:value-type="string">
            <text:p>smath/guide/newline.xhp</text:p>
          </table:table-cell>
          <table:table-cell office:value-type="string">
            <text:p>NL661</text:p>
          </table:table-cell>
          <table:table-cell table:style-name="ce7"/>
          <table:table-cell table:style-name="ce14" office:value-type="string">
            <text:p>smath/guide/newline.xhp</text:p>
          </table:table-cell>
          <table:table-cell office:value-type="string">
            <text:p>NL661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Invoeren Regel Breaks</text:p>
          </table:table-cell>
        </table:table-row>
        <table:table-row table:style-name="ro2">
          <table:table-cell office:value-type="string">
            <text:p>smath/guide/parentheses.xhp</text:p>
          </table:table-cell>
          <table:table-cell office:value-type="string">
            <text:p>NL662</text:p>
          </table:table-cell>
          <table:table-cell table:style-name="ce7"/>
          <table:table-cell table:style-name="ce14" office:value-type="string">
            <text:p>smath/guide/parentheses.xhp</text:p>
          </table:table-cell>
          <table:table-cell office:value-type="string">
            <text:p>NL662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Werken met formules</text:p>
          </table:table-cell>
          <table:table-cell table:style-name="ce18"/>
          <table:table-cell office:value-type="string">
            <text:p>Haakjes invoegen</text:p>
          </table:table-cell>
        </table:table-row>
        <table:table-row table:style-name="ro2">
          <table:table-cell office:value-type="string">
            <text:p>smath/main0000.xhp</text:p>
          </table:table-cell>
          <table:table-cell office:value-type="string">
            <text:p>NL663</text:p>
          </table:table-cell>
          <table:table-cell table:style-name="ce7"/>
          <table:table-cell table:style-name="ce14" office:value-type="string">
            <text:p>smath/main0000.xhp</text:p>
          </table:table-cell>
          <table:table-cell office:value-type="string">
            <text:p>NL663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Welkom bij de Help van OpenOffice.org Math</text:p>
          </table:table-cell>
        </table:table-row>
        <table:table-row table:style-name="ro2">
          <table:table-cell office:value-type="string">
            <text:p>smath/main0100.xhp</text:p>
          </table:table-cell>
          <table:table-cell office:value-type="string">
            <text:p>NL664</text:p>
          </table:table-cell>
          <table:table-cell table:style-name="ce7"/>
          <table:table-cell table:style-name="ce14" office:value-type="string">
            <text:p>smath/main0100.xhp</text:p>
          </table:table-cell>
          <table:table-cell office:value-type="string">
            <text:p>NL664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/>
          <table:table-cell office:value-type="string">
            <text:p>Menu's</text:p>
          </table:table-cell>
        </table:table-row>
        <table:table-row table:style-name="ro3">
          <table:table-cell office:value-type="string">
            <text:p>smath/main01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1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1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1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1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107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math/main0200.xhp</text:p>
          </table:table-cell>
          <table:table-cell office:value-type="string">
            <text:p>NL665</text:p>
          </table:table-cell>
          <table:table-cell table:style-name="ce7"/>
          <table:table-cell table:style-name="ce14" office:value-type="string">
            <text:p>smath/main0200.xhp</text:p>
          </table:table-cell>
          <table:table-cell office:value-type="string">
            <text:p>NL665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/>
          <table:table-cell office:value-type="string">
            <text:p>Werkbalken</text:p>
          </table:table-cell>
        </table:table-row>
        <table:table-row table:style-name="ro3">
          <table:table-cell office:value-type="string">
            <text:p>smath/main02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math/main0203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math/main0503.xhp</text:p>
          </table:table-cell>
          <table:table-cell office:value-type="string">
            <text:p>NL666</text:p>
          </table:table-cell>
          <table:table-cell table:style-name="ce7"/>
          <table:table-cell table:style-name="ce14" office:value-type="string">
            <text:p>smath/main0503.xhp</text:p>
          </table:table-cell>
          <table:table-cell office:value-type="string">
            <text:p>NL666</text:p>
          </table:table-cell>
          <table:table-cell table:style-name="ce16" office:value-type="string">
            <text:p>Formules</text:p>
          </table:table-cell>
          <table:table-cell table:style-name="ce17" office:value-type="string">
            <text:p><text:s text:c="2"/>Algemene informatie en gebruik van de gebruikersinterface</text:p>
          </table:table-cell>
          <table:table-cell table:style-name="ce18"/>
          <table:table-cell office:value-type="string">
            <text:p>Functionaliteit van OpenOffice.org %PRODUCTVERSION Math</text:p>
          </table:table-cell>
        </table:table-row>
        <table:table-row table:style-name="ro3">
          <table:table-cell office:value-type="string">
            <text:p>swriter/00/000000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0/000004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1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116010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01/011602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writer/01/011603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writer/01/011604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2">
          <table:table-cell office:value-type="string">
            <text:p>swriter/01/01160500.xhp</text:p>
          </table:table-cell>
          <table:table-cell/>
          <table:table-cell office:value-type="string">
            <text:p>Rob Bishoff dg</text:p>
          </table:table-cell>
          <table:table-cell table:number-columns-repeated="6"/>
        </table:table-row>
        <table:table-row table:style-name="ro3">
          <table:table-cell office:value-type="string">
            <text:p>swriter/01/02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1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2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2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3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2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2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6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7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7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7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00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09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19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29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25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2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3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8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1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2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2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2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2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49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3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3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308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5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408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2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8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609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9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9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902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09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0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1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2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0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0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0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0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3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1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1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5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1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2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59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6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8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8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6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1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2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2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2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069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format_object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1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2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3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4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5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6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7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ailmerge08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copyto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cusaddfie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cusaddlis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cusgrelin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emabod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finent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matfie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newaddblo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newaddlis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seladdblo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seladdlis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1/mm_seltab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2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32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32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10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2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2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2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2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42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07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61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8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808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08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0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002000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02/1003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writer/02/1005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writer/02/1007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2">
          <table:table-cell office:value-type="string">
            <text:p>swriter/02/10080000.xhp</text:p>
          </table:table-cell>
          <table:table-cell/>
          <table:table-cell office:value-type="string">
            <text:p>Bert Meersma</text:p>
          </table:table-cell>
          <table:table-cell table:number-columns-repeated="6"/>
        </table:table-row>
        <table:table-row table:style-name="ro3">
          <table:table-cell office:value-type="string">
            <text:p>swriter/02/1009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01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4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4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4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4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405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1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2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3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4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5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6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0307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1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81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901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902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903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9040000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02/1905000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04/01020000.xhp</text:p>
          </table:table-cell>
          <table:table-cell office:value-type="string">
            <text:p>NL667</text:p>
          </table:table-cell>
          <table:table-cell table:style-name="ce7"/>
          <table:table-cell table:style-name="ce14" office:value-type="string">
            <text:p>swriter/04/01020000.xhp</text:p>
          </table:table-cell>
          <table:table-cell office:value-type="string">
            <text:p>NL66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Sneltoetsen voor OpenOffice.org Writer</text:p>
          </table:table-cell>
        </table:table-row>
        <table:table-row table:style-name="ro2">
          <table:table-cell office:value-type="string">
            <text:p>swriter/guide/anchor_object.xhp</text:p>
          </table:table-cell>
          <table:table-cell office:value-type="string">
            <text:p>NL668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anchor_object.xhp</text:p>
          </table:table-cell>
          <table:table-cell office:value-type="string">
            <text:p>NL66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Objecten in tekstdocumenten</text:p>
          </table:table-cell>
          <table:table-cell table:style-name="ce18"/>
          <table:table-cell office:value-type="string">
            <text:p>Objecten positioneren</text:p>
          </table:table-cell>
        </table:table-row>
        <table:table-row table:style-name="ro2">
          <table:table-cell office:value-type="string">
            <text:p>swriter/guide/arrange_chapters.xhp</text:p>
          </table:table-cell>
          <table:table-cell office:value-type="string">
            <text:p>NL669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arrange_chapters.xhp</text:p>
          </table:table-cell>
          <table:table-cell office:value-type="string">
            <text:p>NL66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stdocumenten maken</text:p>
          </table:table-cell>
          <table:table-cell table:style-name="ce18"/>
          <table:table-cell office:value-type="string">
            <text:p>Een document opnieuw schikken met behulp van de Navigator</text:p>
          </table:table-cell>
        </table:table-row>
        <table:table-row table:style-name="ro2">
          <table:table-cell office:value-type="string">
            <text:p>swriter/guide/auto_numbering.xhp</text:p>
          </table:table-cell>
          <table:table-cell office:value-type="string">
            <text:p>NL670</text:p>
          </table:table-cell>
          <table:table-cell table:style-name="ce7"/>
          <table:table-cell table:style-name="ce14" office:value-type="string">
            <text:p>swriter/guide/auto_numbering.xhp</text:p>
          </table:table-cell>
          <table:table-cell office:value-type="string">
            <text:p>NL67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Lijsten met nummering of opsommingstekens maken terwijl u typt</text:p>
          </table:table-cell>
        </table:table-row>
        <table:table-row table:style-name="ro2">
          <table:table-cell office:value-type="string">
            <text:p>swriter/guide/auto_off.xhp</text:p>
          </table:table-cell>
          <table:table-cell office:value-type="string">
            <text:p>NL671</text:p>
          </table:table-cell>
          <table:table-cell table:style-name="ce7"/>
          <table:table-cell table:style-name="ce14" office:value-type="string">
            <text:p>swriter/guide/auto_off.xhp</text:p>
          </table:table-cell>
          <table:table-cell office:value-type="string">
            <text:p>NL67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AutoOpmaak en AutoCorrectie uitschakelen</text:p>
          </table:table-cell>
        </table:table-row>
        <table:table-row table:style-name="ro2">
          <table:table-cell office:value-type="string">
            <text:p>swriter/guide/auto_spellcheck.xhp</text:p>
          </table:table-cell>
          <table:table-cell office:value-type="string">
            <text:p>NL672</text:p>
          </table:table-cell>
          <table:table-cell table:style-name="ce7"/>
          <table:table-cell table:style-name="ce14" office:value-type="string">
            <text:p>swriter/guide/auto_spellcheck.xhp</text:p>
          </table:table-cell>
          <table:table-cell office:value-type="string">
            <text:p>NL67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Spelling automatisch controleren</text:p>
          </table:table-cell>
        </table:table-row>
        <table:table-row table:style-name="ro2">
          <table:table-cell office:value-type="string">
            <text:p>swriter/guide/autocorr_except.xhp</text:p>
          </table:table-cell>
          <table:table-cell office:value-type="string">
            <text:p>NL673</text:p>
          </table:table-cell>
          <table:table-cell table:style-name="ce7"/>
          <table:table-cell table:style-name="ce14" office:value-type="string">
            <text:p>swriter/guide/autocorr_except.xhp</text:p>
          </table:table-cell>
          <table:table-cell office:value-type="string">
            <text:p>NL67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Uitzonderingen aan de AutoCorrectie-lijst toevoegen</text:p>
          </table:table-cell>
        </table:table-row>
        <table:table-row table:style-name="ro2">
          <table:table-cell office:value-type="string">
            <text:p>swriter/guide/autotext.xhp</text:p>
          </table:table-cell>
          <table:table-cell office:value-type="string">
            <text:p>NL674</text:p>
          </table:table-cell>
          <table:table-cell table:style-name="ce7"/>
          <table:table-cell table:style-name="ce14" office:value-type="string">
            <text:p>swriter/guide/autotext.xhp</text:p>
          </table:table-cell>
          <table:table-cell office:value-type="string">
            <text:p>NL67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AutoTekst gebruiken</text:p>
          </table:table-cell>
        </table:table-row>
        <table:table-row table:style-name="ro2">
          <table:table-cell office:value-type="string">
            <text:p>swriter/guide/calculate_clipboard.xhp</text:p>
          </table:table-cell>
          <table:table-cell office:value-type="string">
            <text:p>NL675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_clipboard.xhp</text:p>
          </table:table-cell>
          <table:table-cell office:value-type="string">
            <text:p>NL67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Het resultaat van een formule berekenen en in een tekstdocument plakken</text:p>
          </table:table-cell>
        </table:table-row>
        <table:table-row table:style-name="ro2">
          <table:table-cell office:value-type="string">
            <text:p>swriter/guide/calculate_intable.xhp</text:p>
          </table:table-cell>
          <table:table-cell office:value-type="string">
            <text:p>NL676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_intable.xhp</text:p>
          </table:table-cell>
          <table:table-cell office:value-type="string">
            <text:p>NL67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Celtotalen in tabellen berekenen</text:p>
          </table:table-cell>
        </table:table-row>
        <table:table-row table:style-name="ro2">
          <table:table-cell office:value-type="string">
            <text:p>swriter/guide/calculate_intext.xhp</text:p>
          </table:table-cell>
          <table:table-cell office:value-type="string">
            <text:p>NL677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_intext.xhp</text:p>
          </table:table-cell>
          <table:table-cell office:value-type="string">
            <text:p>NL67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Complexe formules in tekstdocumenten berekenen</text:p>
          </table:table-cell>
        </table:table-row>
        <table:table-row table:style-name="ro2">
          <table:table-cell office:value-type="string">
            <text:p>swriter/guide/calculate_intext2.xhp</text:p>
          </table:table-cell>
          <table:table-cell office:value-type="string">
            <text:p>NL678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_intext2.xhp</text:p>
          </table:table-cell>
          <table:table-cell office:value-type="string">
            <text:p>NL67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Het resultaat van een tabelberekening in een andere tabel weergeven</text:p>
          </table:table-cell>
        </table:table-row>
        <table:table-row table:style-name="ro2">
          <table:table-cell office:value-type="string">
            <text:p>swriter/guide/calculate_multitable.xhp</text:p>
          </table:table-cell>
          <table:table-cell office:value-type="string">
            <text:p>NL679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_multitable.xhp</text:p>
          </table:table-cell>
          <table:table-cell office:value-type="string">
            <text:p>NL67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Over meerdere tabellen berekenen</text:p>
          </table:table-cell>
        </table:table-row>
        <table:table-row table:style-name="ro2">
          <table:table-cell office:value-type="string">
            <text:p>swriter/guide/calculate.xhp</text:p>
          </table:table-cell>
          <table:table-cell office:value-type="string">
            <text:p>NL680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alculate.xhp</text:p>
          </table:table-cell>
          <table:table-cell office:value-type="string">
            <text:p>NL68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Berekenen in tekstdocumenten</text:p>
          </table:table-cell>
          <table:table-cell table:style-name="ce18"/>
          <table:table-cell office:value-type="string">
            <text:p>In tekstdocumenten berekenen</text:p>
          </table:table-cell>
        </table:table-row>
        <table:table-row table:style-name="ro2">
          <table:table-cell office:value-type="string">
            <text:p>swriter/guide/captions_numbers.xhp</text:p>
          </table:table-cell>
          <table:table-cell office:value-type="string">
            <text:p>NL681</text:p>
          </table:table-cell>
          <table:table-cell table:style-name="ce7"/>
          <table:table-cell table:style-name="ce14" office:value-type="string">
            <text:p>swriter/guide/captions_numbers.xhp</text:p>
          </table:table-cell>
          <table:table-cell office:value-type="string">
            <text:p>NL68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Hoofdstuknummers aan bijschriften toevoegen</text:p>
          </table:table-cell>
        </table:table-row>
        <table:table-row table:style-name="ro2">
          <table:table-cell office:value-type="string">
            <text:p>swriter/guide/captions.xhp</text:p>
          </table:table-cell>
          <table:table-cell office:value-type="string">
            <text:p>NL682</text:p>
          </table:table-cell>
          <table:table-cell table:style-name="ce7"/>
          <table:table-cell table:style-name="ce14" office:value-type="string">
            <text:p>swriter/guide/captions.xhp</text:p>
          </table:table-cell>
          <table:table-cell office:value-type="string">
            <text:p>NL68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Bijschriften gebruiken </text:p>
          </table:table-cell>
        </table:table-row>
        <table:table-row table:style-name="ro2">
          <table:table-cell office:value-type="string">
            <text:p>swriter/guide/change_header.xhp</text:p>
          </table:table-cell>
          <table:table-cell office:value-type="string">
            <text:p>NL68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change_header.xhp</text:p>
          </table:table-cell>
          <table:table-cell office:value-type="string">
            <text:p>NL68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Een pagina-opmaakprofiel maken op basis van de huidige pagina</text:p>
          </table:table-cell>
        </table:table-row>
        <table:table-row table:style-name="ro2">
          <table:table-cell office:value-type="string">
            <text:p>swriter/guide/chapter_numbering.xhp</text:p>
          </table:table-cell>
          <table:table-cell office:value-type="string">
            <text:p>NL684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chapter_numbering.xhp</text:p>
          </table:table-cell>
          <table:table-cell office:value-type="string">
            <text:p>NL68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Hoofdstuknummering</text:p>
          </table:table-cell>
        </table:table-row>
        <table:table-row table:style-name="ro2">
          <table:table-cell office:value-type="string">
            <text:p>swriter/guide/conditional_text.xhp</text:p>
          </table:table-cell>
          <table:table-cell office:value-type="string">
            <text:p>NL685</text:p>
          </table:table-cell>
          <table:table-cell table:style-name="ce7"/>
          <table:table-cell table:style-name="ce14" office:value-type="string">
            <text:p>swriter/guide/conditional_text.xhp</text:p>
          </table:table-cell>
          <table:table-cell office:value-type="string">
            <text:p>NL68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Voorwaardelijke tekst</text:p>
          </table:table-cell>
        </table:table-row>
        <table:table-row table:style-name="ro2">
          <table:table-cell office:value-type="string">
            <text:p>swriter/guide/conditional_text2.xhp</text:p>
          </table:table-cell>
          <table:table-cell office:value-type="string">
            <text:p>NL686</text:p>
          </table:table-cell>
          <table:table-cell table:style-name="ce7"/>
          <table:table-cell table:style-name="ce14" office:value-type="string">
            <text:p>swriter/guide/conditional_text2.xhp</text:p>
          </table:table-cell>
          <table:table-cell office:value-type="string">
            <text:p>NL68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Voorwaardelijke tekst voor paginatellingen</text:p>
          </table:table-cell>
        </table:table-row>
        <table:table-row table:style-name="ro2">
          <table:table-cell office:value-type="string">
            <text:p>swriter/guide/delete_from_dict.xhp</text:p>
          </table:table-cell>
          <table:table-cell office:value-type="string">
            <text:p>NL687</text:p>
          </table:table-cell>
          <table:table-cell table:style-name="ce7"/>
          <table:table-cell table:style-name="ce14" office:value-type="string">
            <text:p>swriter/guide/delete_from_dict.xhp</text:p>
          </table:table-cell>
          <table:table-cell office:value-type="string">
            <text:p>NL68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llingcontrole, thesaurus en talen</text:p>
          </table:table-cell>
          <table:table-cell table:style-name="ce18"/>
          <table:table-cell office:value-type="string">
            <text:p>Woorden uit een gebruikerswoordenlijst verwijderen</text:p>
          </table:table-cell>
        </table:table-row>
        <table:table-row table:style-name="ro2">
          <table:table-cell office:value-type="string">
            <text:p>swriter/guide/dragdroptext.xhp</text:p>
          </table:table-cell>
          <table:table-cell office:value-type="string">
            <text:p>NL688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dragdroptext.xhp</text:p>
          </table:table-cell>
          <table:table-cell office:value-type="string">
            <text:p>NL68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stdocumenten maken</text:p>
          </table:table-cell>
          <table:table-cell table:style-name="ce18"/>
          <table:table-cell office:value-type="string">
            <text:p>Tekstbereiken in Documenten Verplaatsen</text:p>
          </table:table-cell>
        </table:table-row>
        <table:table-row table:style-name="ro2">
          <table:table-cell office:value-type="string">
            <text:p>swriter/guide/even_odd_sdw.xhp</text:p>
          </table:table-cell>
          <table:table-cell office:value-type="string">
            <text:p>NL689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even_odd_sdw.xhp</text:p>
          </table:table-cell>
          <table:table-cell office:value-type="string">
            <text:p>NL68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Verschillende Pagina-opmaakprofielen voor Even en Oneven Pagina's</text:p>
          </table:table-cell>
        </table:table-row>
        <table:table-row table:style-name="ro2">
          <table:table-cell office:value-type="string">
            <text:p>swriter/guide/field_convert.xhp</text:p>
          </table:table-cell>
          <table:table-cell office:value-type="string">
            <text:p>NL690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field_convert.xhp</text:p>
          </table:table-cell>
          <table:table-cell office:value-type="string">
            <text:p>NL69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lden in tekstdocumenten</text:p>
          </table:table-cell>
          <table:table-cell table:style-name="ce18"/>
          <table:table-cell office:value-type="string">
            <text:p>Een veld naar tekst converteren</text:p>
          </table:table-cell>
        </table:table-row>
        <table:table-row table:style-name="ro2">
          <table:table-cell office:value-type="string">
            <text:p>swriter/guide/fields_date.xhp</text:p>
          </table:table-cell>
          <table:table-cell office:value-type="string">
            <text:p>NL691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fields_date.xhp</text:p>
          </table:table-cell>
          <table:table-cell office:value-type="string">
            <text:p>NL69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Een vast of variabel datumveld invoegen</text:p>
          </table:table-cell>
        </table:table-row>
        <table:table-row table:style-name="ro2">
          <table:table-cell office:value-type="string">
            <text:p>swriter/guide/fields_enter.xhp</text:p>
          </table:table-cell>
          <table:table-cell office:value-type="string">
            <text:p>NL692</text:p>
          </table:table-cell>
          <table:table-cell table:style-name="ce7"/>
          <table:table-cell table:style-name="ce14" office:value-type="string">
            <text:p>swriter/guide/fields_enter.xhp</text:p>
          </table:table-cell>
          <table:table-cell office:value-type="string">
            <text:p>NL69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Formulieren in tekstdocumenten</text:p>
          </table:table-cell>
          <table:table-cell table:style-name="ce18"/>
          <table:table-cell office:value-type="string">
            <text:p>Invoervelden toevoegen</text:p>
          </table:table-cell>
        </table:table-row>
        <table:table-row table:style-name="ro2">
          <table:table-cell office:value-type="string">
            <text:p>swriter/guide/fields_userdata.xhp</text:p>
          </table:table-cell>
          <table:table-cell office:value-type="string">
            <text:p>NL693</text:p>
          </table:table-cell>
          <table:table-cell table:style-name="ce7"/>
          <table:table-cell table:style-name="ce14" office:value-type="string">
            <text:p>swriter/guide/fields_userdata.xhp</text:p>
          </table:table-cell>
          <table:table-cell office:value-type="string">
            <text:p>NL69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Gebruikersgegevens in velden of voorwaarden opvragen</text:p>
          </table:table-cell>
        </table:table-row>
        <table:table-row table:style-name="ro2">
          <table:table-cell office:value-type="string">
            <text:p>swriter/guide/fields.xhp</text:p>
          </table:table-cell>
          <table:table-cell office:value-type="string">
            <text:p>NL694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fields.xhp</text:p>
          </table:table-cell>
          <table:table-cell office:value-type="string">
            <text:p>NL69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lden in tekstdocumenten</text:p>
          </table:table-cell>
          <table:table-cell table:style-name="ce18"/>
          <table:table-cell office:value-type="string">
            <text:p>Over velden</text:p>
          </table:table-cell>
        </table:table-row>
        <table:table-row table:style-name="ro2">
          <table:table-cell office:value-type="string">
            <text:p>swriter/guide/footer_nextpage.xhp</text:p>
          </table:table-cell>
          <table:table-cell office:value-type="string">
            <text:p>NL695</text:p>
          </table:table-cell>
          <table:table-cell table:style-name="ce7"/>
          <table:table-cell table:style-name="ce14" office:value-type="string">
            <text:p>swriter/guide/footer_nextpage.xhp</text:p>
          </table:table-cell>
          <table:table-cell office:value-type="string">
            <text:p>NL69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Paginanummers van vervolgpagina's invoegen</text:p>
          </table:table-cell>
        </table:table-row>
        <table:table-row table:style-name="ro2">
          <table:table-cell office:value-type="string">
            <text:p>swriter/guide/footer_pagenumber.xhp</text:p>
          </table:table-cell>
          <table:table-cell office:value-type="string">
            <text:p>NL696</text:p>
          </table:table-cell>
          <table:table-cell table:style-name="ce7"/>
          <table:table-cell table:style-name="ce14" office:value-type="string">
            <text:p>swriter/guide/footer_pagenumber.xhp</text:p>
          </table:table-cell>
          <table:table-cell office:value-type="string">
            <text:p>NL69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Paginanummers Invoegen in Voetteksten</text:p>
          </table:table-cell>
        </table:table-row>
        <table:table-row table:style-name="ro2">
          <table:table-cell office:value-type="string">
            <text:p>swriter/guide/footnote_usage.xhp</text:p>
          </table:table-cell>
          <table:table-cell office:value-type="string">
            <text:p>NL697</text:p>
          </table:table-cell>
          <table:table-cell table:style-name="ce7"/>
          <table:table-cell table:style-name="ce14" office:value-type="string">
            <text:p>swriter/guide/footnote_usage.xhp</text:p>
          </table:table-cell>
          <table:table-cell office:value-type="string">
            <text:p>NL69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Voetnoten en eindnoten invoegen en bewerken</text:p>
          </table:table-cell>
        </table:table-row>
        <table:table-row table:style-name="ro2">
          <table:table-cell office:value-type="string">
            <text:p>swriter/guide/footnote_with_line.xhp</text:p>
          </table:table-cell>
          <table:table-cell office:value-type="string">
            <text:p>NL698</text:p>
          </table:table-cell>
          <table:table-cell table:style-name="ce7"/>
          <table:table-cell table:style-name="ce14" office:value-type="string">
            <text:p>swriter/guide/footnote_with_line.xhp</text:p>
          </table:table-cell>
          <table:table-cell office:value-type="string">
            <text:p>NL69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Afstand tussen voetnoten</text:p>
          </table:table-cell>
        </table:table-row>
        <table:table-row table:style-name="ro2">
          <table:table-cell office:value-type="string">
            <text:p>swriter/guide/form_letters_main.xhp</text:p>
          </table:table-cell>
          <table:table-cell office:value-type="string">
            <text:p>NL699</text:p>
          </table:table-cell>
          <table:table-cell table:style-name="ce7"/>
          <table:table-cell table:style-name="ce14" office:value-type="string">
            <text:p>swriter/guide/form_letters_main.xhp</text:p>
          </table:table-cell>
          <table:table-cell office:value-type="string">
            <text:p>NL69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Een standaardbrief maken</text:p>
          </table:table-cell>
        </table:table-row>
        <table:table-row table:style-name="ro2">
          <table:table-cell office:value-type="string">
            <text:p>swriter/guide/globaldoc.xhp</text:p>
          </table:table-cell>
          <table:table-cell office:value-type="string">
            <text:p>NL700</text:p>
          </table:table-cell>
          <table:table-cell table:style-name="ce7"/>
          <table:table-cell table:style-name="ce14" office:value-type="string">
            <text:p>swriter/guide/globaldoc.xhp</text:p>
          </table:table-cell>
          <table:table-cell office:value-type="string">
            <text:p>NL70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Hoofddocumenten</text:p>
          </table:table-cell>
          <table:table-cell table:style-name="ce18"/>
          <table:table-cell office:value-type="string">
            <text:p>Hoofddocumenten en subdocumenten gebruiken</text:p>
          </table:table-cell>
        </table:table-row>
        <table:table-row table:style-name="ro2">
          <table:table-cell office:value-type="string">
            <text:p>swriter/guide/header_footer.xhp</text:p>
          </table:table-cell>
          <table:table-cell office:value-type="string">
            <text:p>NL701</text:p>
          </table:table-cell>
          <table:table-cell table:style-name="ce7"/>
          <table:table-cell table:style-name="ce14" office:value-type="string">
            <text:p>swriter/guide/header_footer.xhp</text:p>
          </table:table-cell>
          <table:table-cell office:value-type="string">
            <text:p>NL70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Over kop- en voetteksten</text:p>
          </table:table-cell>
        </table:table-row>
        <table:table-row table:style-name="ro2">
          <table:table-cell office:value-type="string">
            <text:p>swriter/guide/header_pagestyles.xhp</text:p>
          </table:table-cell>
          <table:table-cell office:value-type="string">
            <text:p>NL702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header_pagestyles.xhp</text:p>
          </table:table-cell>
          <table:table-cell office:value-type="string">
            <text:p>NL70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Verschillende kop- en voetteksten definiëren</text:p>
          </table:table-cell>
        </table:table-row>
        <table:table-row table:style-name="ro2">
          <table:table-cell office:value-type="string">
            <text:p>swriter/guide/header_with_chapter.xhp</text:p>
          </table:table-cell>
          <table:table-cell office:value-type="string">
            <text:p>NL70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header_with_chapter.xhp</text:p>
          </table:table-cell>
          <table:table-cell office:value-type="string">
            <text:p>NL70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Hoofdstukinformatie Invoegen in Kopteksten</text:p>
          </table:table-cell>
        </table:table-row>
        <table:table-row table:style-name="ro2">
          <table:table-cell office:value-type="string">
            <text:p>swriter/guide/header_with_line.xhp</text:p>
          </table:table-cell>
          <table:table-cell office:value-type="string">
            <text:p>NL704</text:p>
          </table:table-cell>
          <table:table-cell table:style-name="ce7"/>
          <table:table-cell table:style-name="ce14" office:value-type="string">
            <text:p>swriter/guide/header_with_line.xhp</text:p>
          </table:table-cell>
          <table:table-cell office:value-type="string">
            <text:p>NL70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Kop- of voetteksten opmaken</text:p>
          </table:table-cell>
        </table:table-row>
        <table:table-row table:style-name="ro2">
          <table:table-cell office:value-type="string">
            <text:p>swriter/guide/hidden_text.xhp</text:p>
          </table:table-cell>
          <table:table-cell office:value-type="string">
            <text:p>NL705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hidden_text.xhp</text:p>
          </table:table-cell>
          <table:table-cell office:value-type="string">
            <text:p>NL70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Tekst verbergen</text:p>
          </table:table-cell>
        </table:table-row>
        <table:table-row table:style-name="ro2">
          <table:table-cell office:value-type="string">
            <text:p>swriter/guide/hyperlinks.xhp</text:p>
          </table:table-cell>
          <table:table-cell office:value-type="string">
            <text:p>NL706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hyperlinks.xhp</text:p>
          </table:table-cell>
          <table:table-cell office:value-type="string">
            <text:p>NL70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stdocumenten maken</text:p>
          </table:table-cell>
          <table:table-cell table:style-name="ce18"/>
          <table:table-cell office:value-type="string">
            <text:p>Hyperlinks invoegen met de Navigator</text:p>
          </table:table-cell>
        </table:table-row>
        <table:table-row table:style-name="ro2">
          <table:table-cell office:value-type="string">
            <text:p>swriter/guide/indices_delete.xhp</text:p>
          </table:table-cell>
          <table:table-cell office:value-type="string">
            <text:p>NL707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delete.xhp</text:p>
          </table:table-cell>
          <table:table-cell office:value-type="string">
            <text:p>NL70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Items in index of inhoudsopgave bewerken of verwijderen</text:p>
          </table:table-cell>
        </table:table-row>
        <table:table-row table:style-name="ro2">
          <table:table-cell office:value-type="string">
            <text:p>swriter/guide/indices_edit.xhp</text:p>
          </table:table-cell>
          <table:table-cell office:value-type="string">
            <text:p>NL708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edit.xhp</text:p>
          </table:table-cell>
          <table:table-cell office:value-type="string">
            <text:p>NL70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Indices en Inhoudsopgaven Actualiseren, Bewerken en Verwijderen</text:p>
          </table:table-cell>
        </table:table-row>
        <table:table-row table:style-name="ro2">
          <table:table-cell office:value-type="string">
            <text:p>swriter/guide/indices_enter.xhp</text:p>
          </table:table-cell>
          <table:table-cell office:value-type="string">
            <text:p>NL709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enter.xhp</text:p>
          </table:table-cell>
          <table:table-cell office:value-type="string">
            <text:p>NL70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Items in index of inhoudsopgave definiëren</text:p>
          </table:table-cell>
        </table:table-row>
        <table:table-row table:style-name="ro2">
          <table:table-cell office:value-type="string">
            <text:p>swriter/guide/indices_form.xhp</text:p>
          </table:table-cell>
          <table:table-cell office:value-type="string">
            <text:p>NL710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form.xhp</text:p>
          </table:table-cell>
          <table:table-cell office:value-type="string">
            <text:p>NL71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Een index of inhoudsopgave opmaken</text:p>
          </table:table-cell>
        </table:table-row>
        <table:table-row table:style-name="ro2">
          <table:table-cell office:value-type="string">
            <text:p>swriter/guide/indices_index.xhp</text:p>
          </table:table-cell>
          <table:table-cell office:value-type="string">
            <text:p>NL711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index.xhp</text:p>
          </table:table-cell>
          <table:table-cell office:value-type="string">
            <text:p>NL71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Trefwoordenregisters maken</text:p>
          </table:table-cell>
        </table:table-row>
        <table:table-row table:style-name="ro2">
          <table:table-cell office:value-type="string">
            <text:p>swriter/guide/indices_literature.xhp</text:p>
          </table:table-cell>
          <table:table-cell office:value-type="string">
            <text:p>NL712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literature.xhp</text:p>
          </table:table-cell>
          <table:table-cell office:value-type="string">
            <text:p>NL71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Een literatuurlijsten maken</text:p>
          </table:table-cell>
        </table:table-row>
        <table:table-row table:style-name="ro2">
          <table:table-cell office:value-type="string">
            <text:p>swriter/guide/indices_multidoc.xhp</text:p>
          </table:table-cell>
          <table:table-cell office:value-type="string">
            <text:p>NL713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multidoc.xhp</text:p>
          </table:table-cell>
          <table:table-cell office:value-type="string">
            <text:p>NL71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Indices Over Meerdere Documenten</text:p>
          </table:table-cell>
        </table:table-row>
        <table:table-row table:style-name="ro2">
          <table:table-cell office:value-type="string">
            <text:p>swriter/guide/indices_toc.xhp</text:p>
          </table:table-cell>
          <table:table-cell office:value-type="string">
            <text:p>NL714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toc.xhp</text:p>
          </table:table-cell>
          <table:table-cell office:value-type="string">
            <text:p>NL71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Een inhoudsopgave maken</text:p>
          </table:table-cell>
        </table:table-row>
        <table:table-row table:style-name="ro2">
          <table:table-cell office:value-type="string">
            <text:p>swriter/guide/indices_userdef.xhp</text:p>
          </table:table-cell>
          <table:table-cell office:value-type="string">
            <text:p>NL715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indices_userdef.xhp</text:p>
          </table:table-cell>
          <table:table-cell office:value-type="string">
            <text:p>NL71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Inhoudsopgaven en registers</text:p>
          </table:table-cell>
          <table:table-cell table:style-name="ce18"/>
          <table:table-cell office:value-type="string">
            <text:p>Gebruikergedefinieerde indices</text:p>
          </table:table-cell>
        </table:table-row>
        <table:table-row table:style-name="ro2">
          <table:table-cell office:value-type="string">
            <text:p>swriter/guide/insert_beforetable.xhp</text:p>
          </table:table-cell>
          <table:table-cell office:value-type="string">
            <text:p>NL716</text:p>
          </table:table-cell>
          <table:table-cell table:style-name="ce7"/>
          <table:table-cell table:style-name="ce14" office:value-type="string">
            <text:p>swriter/guide/insert_beforetable.xhp</text:p>
          </table:table-cell>
          <table:table-cell office:value-type="string">
            <text:p>NL71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ips voor problemen oplossen</text:p>
          </table:table-cell>
          <table:table-cell table:style-name="ce18"/>
          <table:table-cell office:value-type="string">
            <text:p>Alinea's Invoegen VÃ³Ã³r Tabellen aan het Begin van een Pagina</text:p>
          </table:table-cell>
        </table:table-row>
        <table:table-row table:style-name="ro2">
          <table:table-cell office:value-type="string">
            <text:p>swriter/guide/insert_graphic_dialog.xhp</text:p>
          </table:table-cell>
          <table:table-cell office:value-type="string">
            <text:p>NL717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_dialog.xhp</text:p>
          </table:table-cell>
          <table:table-cell office:value-type="string">
            <text:p>NL71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Afbeeldingen Invoegen per Dialoogvenster</text:p>
          </table:table-cell>
        </table:table-row>
        <table:table-row table:style-name="ro2">
          <table:table-cell office:value-type="string">
            <text:p>swriter/guide/insert_graphic_fromchart.xhp</text:p>
          </table:table-cell>
          <table:table-cell office:value-type="string">
            <text:p>NL718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_fromchart.xhp</text:p>
          </table:table-cell>
          <table:table-cell office:value-type="string">
            <text:p>NL71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Een Calc-grafiek in een tekstdocument invoegen</text:p>
          </table:table-cell>
        </table:table-row>
        <table:table-row table:style-name="ro2">
          <table:table-cell office:value-type="string">
            <text:p>swriter/guide/insert_graphic_fromdraw.xhp</text:p>
          </table:table-cell>
          <table:table-cell office:value-type="string">
            <text:p>NL719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_fromdraw.xhp</text:p>
          </table:table-cell>
          <table:table-cell office:value-type="string">
            <text:p>NL71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Afbeeldingen uit OpenOffice.org Draw of Impress invoegen</text:p>
          </table:table-cell>
        </table:table-row>
        <table:table-row table:style-name="ro2">
          <table:table-cell office:value-type="string">
            <text:p>swriter/guide/insert_graphic_gallery.xhp</text:p>
          </table:table-cell>
          <table:table-cell office:value-type="string">
            <text:p>NL720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_gallery.xhp</text:p>
          </table:table-cell>
          <table:table-cell office:value-type="string">
            <text:p>NL72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Afbeeldingen uit de Galerij invoegen via slepen en neerzetten</text:p>
          </table:table-cell>
        </table:table-row>
        <table:table-row table:style-name="ro2">
          <table:table-cell office:value-type="string">
            <text:p>swriter/guide/insert_graphic_scan.xhp</text:p>
          </table:table-cell>
          <table:table-cell office:value-type="string">
            <text:p>NL721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_scan.xhp</text:p>
          </table:table-cell>
          <table:table-cell office:value-type="string">
            <text:p>NL72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Een gescande afbeelding invoegen</text:p>
          </table:table-cell>
        </table:table-row>
        <table:table-row table:style-name="ro2">
          <table:table-cell office:value-type="string">
            <text:p>swriter/guide/insert_graphic.xhp</text:p>
          </table:table-cell>
          <table:table-cell office:value-type="string">
            <text:p>NL722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graphic.xhp</text:p>
          </table:table-cell>
          <table:table-cell office:value-type="string">
            <text:p>NL72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Afbeeldingen Invoegen</text:p>
          </table:table-cell>
        </table:table-row>
        <table:table-row table:style-name="ro2">
          <table:table-cell office:value-type="string">
            <text:p>swriter/guide/insert_line.xhp</text:p>
          </table:table-cell>
          <table:table-cell office:value-type="string">
            <text:p>NL723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insert_line.xhp</text:p>
          </table:table-cell>
          <table:table-cell office:value-type="string">
            <text:p>NL72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beeldingen in tekstdocumenten</text:p>
          </table:table-cell>
          <table:table-cell table:style-name="ce18"/>
          <table:table-cell office:value-type="string">
            <text:p>Een horizontale lijn invoegen</text:p>
          </table:table-cell>
        </table:table-row>
        <table:table-row table:style-name="ro2">
          <table:table-cell office:value-type="string">
            <text:p>swriter/guide/insert_tab_innumbering.xhp</text:p>
          </table:table-cell>
          <table:table-cell office:value-type="string">
            <text:p>NL724</text:p>
          </table:table-cell>
          <table:table-cell table:style-name="ce7"/>
          <table:table-cell table:style-name="ce14" office:value-type="string">
            <text:p>swriter/guide/insert_tab_innumbering.xhp</text:p>
          </table:table-cell>
          <table:table-cell office:value-type="string">
            <text:p>NL72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Nummering via het Toetsenbord Veranderen</text:p>
          </table:table-cell>
        </table:table-row>
        <table:table-row table:style-name="ro2">
          <table:table-cell office:value-type="string">
            <text:p>swriter/guide/join_numbered_lists.xhp</text:p>
          </table:table-cell>
          <table:table-cell office:value-type="string">
            <text:p>NL725</text:p>
          </table:table-cell>
          <table:table-cell table:style-name="ce7"/>
          <table:table-cell table:style-name="ce14" office:value-type="string">
            <text:p>swriter/guide/join_numbered_lists.xhp</text:p>
          </table:table-cell>
          <table:table-cell office:value-type="string">
            <text:p>NL72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Genummerde lijsten samenvoegen</text:p>
          </table:table-cell>
        </table:table-row>
        <table:table-row table:style-name="ro2">
          <table:table-cell office:value-type="string">
            <text:p>swriter/guide/jump2statusbar.xhp</text:p>
          </table:table-cell>
          <table:table-cell office:value-type="string">
            <text:p>NL726</text:p>
          </table:table-cell>
          <table:table-cell table:style-name="ce7"/>
          <table:table-cell table:style-name="ce14" office:value-type="string">
            <text:p>swriter/guide/jump2statusbar.xhp</text:p>
          </table:table-cell>
          <table:table-cell office:value-type="string">
            <text:p>NL72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ips voor problemen oplossen</text:p>
          </table:table-cell>
          <table:table-cell table:style-name="ce18"/>
          <table:table-cell office:value-type="string">
            <text:p>Cursor naar Tekstmarkeringen Verplaatsen</text:p>
          </table:table-cell>
        </table:table-row>
        <table:table-row table:style-name="ro2">
          <table:table-cell office:value-type="string">
            <text:p>swriter/guide/keyboard.xhp</text:p>
          </table:table-cell>
          <table:table-cell office:value-type="string">
            <text:p>NL727</text:p>
          </table:table-cell>
          <table:table-cell table:style-name="ce7"/>
          <table:table-cell table:style-name="ce14" office:value-type="string">
            <text:p>swriter/guide/keyboard.xhp</text:p>
          </table:table-cell>
          <table:table-cell office:value-type="string">
            <text:p>NL72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Sneltoetsen gebruiken (OpenOffice.org Writer-toegankelijkheid)</text:p>
          </table:table-cell>
        </table:table-row>
        <table:table-row table:style-name="ro2">
          <table:table-cell office:value-type="string">
            <text:p>swriter/guide/link_edit.xhp</text:p>
          </table:table-cell>
          <table:table-cell office:value-type="string">
            <text:p>NL728</text:p>
          </table:table-cell>
          <table:table-cell table:style-name="ce7"/>
          <table:table-cell table:style-name="ce14" office:value-type="string">
            <text:p>swriter/guide/link_edit.xhp</text:p>
          </table:table-cell>
          <table:table-cell office:value-type="string">
            <text:p>NL72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ips voor problemen oplossen</text:p>
          </table:table-cell>
          <table:table-cell table:style-name="ce18"/>
          <table:table-cell office:value-type="string">
            <text:p>Hyperlinks In- en uitschakelen</text:p>
          </table:table-cell>
        </table:table-row>
        <table:table-row table:style-name="ro2">
          <table:table-cell office:value-type="string">
            <text:p>swriter/guide/load_styles.xhp</text:p>
          </table:table-cell>
          <table:table-cell office:value-type="string">
            <text:p>NL729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load_styles.xhp</text:p>
          </table:table-cell>
          <table:table-cell office:value-type="string">
            <text:p>NL72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Opmaakprofielen uit andere documenten of sjablonen gebruiken</text:p>
          </table:table-cell>
        </table:table-row>
        <table:table-row table:style-name="ro2">
          <table:table-cell office:value-type="string">
            <text:p>swriter/guide/main.xhp</text:p>
          </table:table-cell>
          <table:table-cell office:value-type="string">
            <text:p>NL730</text:p>
          </table:table-cell>
          <table:table-cell table:style-name="ce7"/>
          <table:table-cell table:style-name="ce14" office:value-type="string">
            <text:p>swriter/guide/main.xhp</text:p>
          </table:table-cell>
          <table:table-cell office:value-type="string">
            <text:p>NL73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Instructies voor het gebruik van OpenOffice.org Writer</text:p>
          </table:table-cell>
        </table:table-row>
        <table:table-row table:style-name="ro2">
          <table:table-cell office:value-type="string">
            <text:p>swriter/guide/navigator.xhp</text:p>
          </table:table-cell>
          <table:table-cell office:value-type="string">
            <text:p>NL731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navigator.xhp</text:p>
          </table:table-cell>
          <table:table-cell office:value-type="string">
            <text:p>NL73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stdocumenten maken</text:p>
          </table:table-cell>
          <table:table-cell table:style-name="ce18"/>
          <table:table-cell office:value-type="string">
            <text:p>Navigator voor tekstdocumenten</text:p>
          </table:table-cell>
        </table:table-row>
        <table:table-row table:style-name="ro2">
          <table:table-cell office:value-type="string">
            <text:p>swriter/guide/number_date_conv.xhp</text:p>
          </table:table-cell>
          <table:table-cell office:value-type="string">
            <text:p>NL732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number_date_conv.xhp</text:p>
          </table:table-cell>
          <table:table-cell office:value-type="string">
            <text:p>NL73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Getalherkenning in tabellen in- of uitschakelen</text:p>
          </table:table-cell>
        </table:table-row>
        <table:table-row table:style-name="ro2">
          <table:table-cell office:value-type="string">
            <text:p>swriter/guide/number_sequence.xhp</text:p>
          </table:table-cell>
          <table:table-cell office:value-type="string">
            <text:p>NL733</text:p>
          </table:table-cell>
          <table:table-cell table:style-name="ce7"/>
          <table:table-cell table:style-name="ce14" office:value-type="string">
            <text:p>swriter/guide/number_sequence.xhp</text:p>
          </table:table-cell>
          <table:table-cell office:value-type="string">
            <text:p>NL73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Nummerreeksen definiëren</text:p>
          </table:table-cell>
        </table:table-row>
        <table:table-row table:style-name="ro2">
          <table:table-cell office:value-type="string">
            <text:p>swriter/guide/numbering_lines.xhp</text:p>
          </table:table-cell>
          <table:table-cell office:value-type="string">
            <text:p>NL734</text:p>
          </table:table-cell>
          <table:table-cell table:style-name="ce7"/>
          <table:table-cell table:style-name="ce14" office:value-type="string">
            <text:p>swriter/guide/numbering_lines.xhp</text:p>
          </table:table-cell>
          <table:table-cell office:value-type="string">
            <text:p>NL73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Regelnummers toevoegen</text:p>
          </table:table-cell>
        </table:table-row>
        <table:table-row table:style-name="ro2">
          <table:table-cell office:value-type="string">
            <text:p>swriter/guide/numbering_paras.xhp</text:p>
          </table:table-cell>
          <table:table-cell office:value-type="string">
            <text:p>NL735</text:p>
          </table:table-cell>
          <table:table-cell table:style-name="ce7"/>
          <table:table-cell table:style-name="ce14" office:value-type="string">
            <text:p>swriter/guide/numbering_paras.xhp</text:p>
          </table:table-cell>
          <table:table-cell office:value-type="string">
            <text:p>NL73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Nummering wijzigen in een genummerde lijst</text:p>
          </table:table-cell>
        </table:table-row>
        <table:table-row table:style-name="ro2">
          <table:table-cell office:value-type="string">
            <text:p>swriter/guide/page_break.xhp</text:p>
          </table:table-cell>
          <table:table-cell office:value-type="string">
            <text:p>NL736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page_break.xhp</text:p>
          </table:table-cell>
          <table:table-cell office:value-type="string">
            <text:p>NL73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Pagina-einden invoegen en verwijderen</text:p>
          </table:table-cell>
        </table:table-row>
        <table:table-row table:style-name="ro3">
          <table:table-cell office:value-type="string">
            <text:p>swriter/guide/pagebackground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guide/pageorientation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pagestyles.xhp</text:p>
          </table:table-cell>
          <table:table-cell office:value-type="string">
            <text:p>NL737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pagestyles.xhp</text:p>
          </table:table-cell>
          <table:table-cell office:value-type="string">
            <text:p>NL73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Paginastijlen maken en toepassen</text:p>
          </table:table-cell>
        </table:table-row>
        <table:table-row table:style-name="ro2">
          <table:table-cell office:value-type="string">
            <text:p>swriter/guide/para_style_quickuse.xhp</text:p>
          </table:table-cell>
          <table:table-cell office:value-type="string">
            <text:p>NL738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para_style_quickuse.xhp</text:p>
          </table:table-cell>
          <table:table-cell office:value-type="string">
            <text:p>NL73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Alinea-opmaakprofielen snel toepassen</text:p>
          </table:table-cell>
        </table:table-row>
        <table:table-row table:style-name="ro3">
          <table:table-cell office:value-type="string">
            <text:p>swriter/guide/print_brochure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print_preview.xhp</text:p>
          </table:table-cell>
          <table:table-cell office:value-type="string">
            <text:p>NL739</text:p>
          </table:table-cell>
          <table:table-cell table:style-name="ce7"/>
          <table:table-cell table:style-name="ce14" office:value-type="string">
            <text:p>swriter/guide/print_preview.xhp</text:p>
          </table:table-cell>
          <table:table-cell office:value-type="string">
            <text:p>NL73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Een pagina vÃ³Ã³r het afdrukken bekijken</text:p>
          </table:table-cell>
        </table:table-row>
        <table:table-row table:style-name="ro2">
          <table:table-cell office:value-type="string">
            <text:p>swriter/guide/print_small.xhp</text:p>
          </table:table-cell>
          <table:table-cell office:value-type="string">
            <text:p>NL740</text:p>
          </table:table-cell>
          <table:table-cell table:style-name="ce7"/>
          <table:table-cell table:style-name="ce14" office:value-type="string">
            <text:p>swriter/guide/print_small.xhp</text:p>
          </table:table-cell>
          <table:table-cell office:value-type="string">
            <text:p>NL74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Meerdere pagina's op één blad afdrukken</text:p>
          </table:table-cell>
        </table:table-row>
        <table:table-row table:style-name="ro2">
          <table:table-cell office:value-type="string">
            <text:p>swriter/guide/printer_tray.xhp</text:p>
          </table:table-cell>
          <table:table-cell office:value-type="string">
            <text:p>NL741</text:p>
          </table:table-cell>
          <table:table-cell table:style-name="ce7"/>
          <table:table-cell table:style-name="ce14" office:value-type="string">
            <text:p>swriter/guide/printer_tray.xhp</text:p>
          </table:table-cell>
          <table:table-cell office:value-type="string">
            <text:p>NL74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fdrukken</text:p>
          </table:table-cell>
          <table:table-cell table:style-name="ce18"/>
          <table:table-cell office:value-type="string">
            <text:p>Printerpapierladen selecteren</text:p>
          </table:table-cell>
        </table:table-row>
        <table:table-row table:style-name="ro3">
          <table:table-cell office:value-type="string">
            <text:p>swriter/guide/printing_order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guide/references_modify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references.xhp</text:p>
          </table:table-cell>
          <table:table-cell office:value-type="string">
            <text:p>NL742</text:p>
          </table:table-cell>
          <table:table-cell table:style-name="ce7"/>
          <table:table-cell table:style-name="ce14" office:value-type="string">
            <text:p>swriter/guide/references.xhp</text:p>
          </table:table-cell>
          <table:table-cell office:value-type="string">
            <text:p>NL74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Koppelingen en verwijzingen</text:p>
          </table:table-cell>
          <table:table-cell table:style-name="ce18"/>
          <table:table-cell office:value-type="string">
            <text:p>Kruisverwijzingen invoegen</text:p>
          </table:table-cell>
        </table:table-row>
        <table:table-row table:style-name="ro3">
          <table:table-cell office:value-type="string">
            <text:p>swriter/guide/registertrue.xhp</text:p>
          </table:table-cell>
          <table:table-cell/>
          <table:table-cell table:style-name="ce7"/>
          <table:table-cell table:number-columns-repeated="6"/>
        </table:table-row>
        <table:table-row table:style-name="ro3">
          <table:table-cell office:value-type="string">
            <text:p>swriter/guide/removing_line_breaks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reset_format.xhp</text:p>
          </table:table-cell>
          <table:table-cell office:value-type="string">
            <text:p>NL74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reset_format.xhp</text:p>
          </table:table-cell>
          <table:table-cell office:value-type="string">
            <text:p>NL74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Lettertypekenmerken herstellen</text:p>
          </table:table-cell>
        </table:table-row>
        <table:table-row table:style-name="ro2">
          <table:table-cell office:value-type="string">
            <text:p>swriter/guide/resize_navigator.xhp</text:p>
          </table:table-cell>
          <table:table-cell office:value-type="string">
            <text:p>NL744</text:p>
          </table:table-cell>
          <table:table-cell table:style-name="ce7"/>
          <table:table-cell table:style-name="ce14" office:value-type="string">
            <text:p>swriter/guide/resize_navigator.xhp</text:p>
          </table:table-cell>
          <table:table-cell office:value-type="string">
            <text:p>NL74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Vastzetten en grootte wijzigen van vensters</text:p>
          </table:table-cell>
        </table:table-row>
        <table:table-row table:style-name="ro3">
          <table:table-cell office:value-type="string">
            <text:p>swriter/guide/ruler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search_regexp.xhp</text:p>
          </table:table-cell>
          <table:table-cell office:value-type="string">
            <text:p>NL745</text:p>
          </table:table-cell>
          <table:table-cell table:style-name="ce7"/>
          <table:table-cell table:style-name="ce14" office:value-type="string">
            <text:p>swriter/guide/search_regexp.xhp</text:p>
          </table:table-cell>
          <table:table-cell office:value-type="string">
            <text:p>NL74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Zoeken naar Tekst Met Jokertekens</text:p>
          </table:table-cell>
        </table:table-row>
        <table:table-row table:style-name="ro2">
          <table:table-cell office:value-type="string">
            <text:p>swriter/guide/section_edit.xhp</text:p>
          </table:table-cell>
          <table:table-cell office:value-type="string">
            <text:p>NL746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section_edit.xhp</text:p>
          </table:table-cell>
          <table:table-cell office:value-type="string">
            <text:p>NL74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ecties en frames in tekstdocumenten</text:p>
          </table:table-cell>
          <table:table-cell table:style-name="ce18"/>
          <table:table-cell office:value-type="string">
            <text:p>Secties bewerken</text:p>
          </table:table-cell>
        </table:table-row>
        <table:table-row table:style-name="ro2">
          <table:table-cell office:value-type="string">
            <text:p>swriter/guide/section_insert.xhp</text:p>
          </table:table-cell>
          <table:table-cell office:value-type="string">
            <text:p>NL747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section_insert.xhp</text:p>
          </table:table-cell>
          <table:table-cell office:value-type="string">
            <text:p>NL74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ecties en frames in tekstdocumenten</text:p>
          </table:table-cell>
          <table:table-cell table:style-name="ce18"/>
          <table:table-cell office:value-type="string">
            <text:p>Secties invoegen</text:p>
          </table:table-cell>
        </table:table-row>
        <table:table-row table:style-name="ro2">
          <table:table-cell office:value-type="string">
            <text:p>swriter/guide/sections.xhp</text:p>
          </table:table-cell>
          <table:table-cell office:value-type="string">
            <text:p>NL748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sections.xhp</text:p>
          </table:table-cell>
          <table:table-cell office:value-type="string">
            <text:p>NL74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ecties en frames in tekstdocumenten</text:p>
          </table:table-cell>
          <table:table-cell table:style-name="ce18"/>
          <table:table-cell office:value-type="string">
            <text:p>Secties gebruiken</text:p>
          </table:table-cell>
        </table:table-row>
        <table:table-row table:style-name="ro2">
          <table:table-cell office:value-type="string">
            <text:p>swriter/guide/select_language.xhp</text:p>
          </table:table-cell>
          <table:table-cell office:value-type="string">
            <text:p>NL749</text:p>
          </table:table-cell>
          <table:table-cell table:style-name="ce7"/>
          <table:table-cell table:style-name="ce14" office:value-type="string">
            <text:p>swriter/guide/select_language.xhp</text:p>
          </table:table-cell>
          <table:table-cell office:value-type="string">
            <text:p>NL74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llingcontrole, thesaurus en talen</text:p>
          </table:table-cell>
          <table:table-cell table:style-name="ce18"/>
          <table:table-cell office:value-type="string">
            <text:p>Taalherkenning</text:p>
          </table:table-cell>
        </table:table-row>
        <table:table-row table:style-name="ro2">
          <table:table-cell office:value-type="string">
            <text:p>swriter/guide/send2html.xhp</text:p>
          </table:table-cell>
          <table:table-cell office:value-type="string">
            <text:p>NL750</text:p>
          </table:table-cell>
          <table:table-cell table:style-name="ce7"/>
          <table:table-cell table:style-name="ce14" office:value-type="string">
            <text:p>swriter/guide/send2html.xhp</text:p>
          </table:table-cell>
          <table:table-cell office:value-type="string">
            <text:p>NL750</text:p>
          </table:table-cell>
          <table:table-cell table:style-name="ce16" office:value-type="string">
            <text:p>HTML-documenten</text:p>
          </table:table-cell>
          <table:table-cell table:style-name="ce17" office:value-type="string">
            <text:p><text:s text:c="2"/>Zoeken en vervangen</text:p>
          </table:table-cell>
          <table:table-cell table:style-name="ce18"/>
          <table:table-cell office:value-type="string">
            <text:p>Tekstdocumenten in HTML-indeling opslaan</text:p>
          </table:table-cell>
        </table:table-row>
        <table:table-row table:style-name="ro2">
          <table:table-cell office:value-type="string">
            <text:p>swriter/guide/shortcut_writing.xhp</text:p>
          </table:table-cell>
          <table:table-cell office:value-type="string">
            <text:p>NL751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shortcut_writing.xhp</text:p>
          </table:table-cell>
          <table:table-cell office:value-type="string">
            <text:p>NL75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Tekstopmaak toepassen tijdens typen</text:p>
          </table:table-cell>
        </table:table-row>
        <table:table-row table:style-name="ro2">
          <table:table-cell office:value-type="string">
            <text:p>swriter/guide/spellcheck_dialog.xhp</text:p>
          </table:table-cell>
          <table:table-cell office:value-type="string">
            <text:p>NL752</text:p>
          </table:table-cell>
          <table:table-cell table:style-name="ce7"/>
          <table:table-cell table:style-name="ce14" office:value-type="string">
            <text:p>swriter/guide/spellcheck_dialog.xhp</text:p>
          </table:table-cell>
          <table:table-cell office:value-type="string">
            <text:p>NL75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llingcontrole, thesaurus en talen</text:p>
          </table:table-cell>
          <table:table-cell table:style-name="ce18"/>
          <table:table-cell office:value-type="string">
            <text:p>Spelling handmatig controleren</text:p>
          </table:table-cell>
        </table:table-row>
        <table:table-row table:style-name="ro2">
          <table:table-cell office:value-type="string">
            <text:p>swriter/guide/stylist_fillformat.xhp</text:p>
          </table:table-cell>
          <table:table-cell office:value-type="string">
            <text:p>NL75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stylist_fillformat.xhp</text:p>
          </table:table-cell>
          <table:table-cell office:value-type="string">
            <text:p>NL75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Opmaakprofielen toepassen in Gietermodus</text:p>
          </table:table-cell>
        </table:table-row>
        <table:table-row table:style-name="ro2">
          <table:table-cell office:value-type="string">
            <text:p>swriter/guide/stylist_fromselect.xhp</text:p>
          </table:table-cell>
          <table:table-cell office:value-type="string">
            <text:p>NL754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stylist_fromselect.xhp</text:p>
          </table:table-cell>
          <table:table-cell office:value-type="string">
            <text:p>NL75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Nieuwe opmaakprofielen maken van selecties</text:p>
          </table:table-cell>
        </table:table-row>
        <table:table-row table:style-name="ro2">
          <table:table-cell office:value-type="string">
            <text:p>swriter/guide/stylist_update.xhp</text:p>
          </table:table-cell>
          <table:table-cell office:value-type="string">
            <text:p>NL755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stylist_update.xhp</text:p>
          </table:table-cell>
          <table:table-cell office:value-type="string">
            <text:p>NL75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Opmaakprofielen bijwerken vanuit selecties</text:p>
          </table:table-cell>
        </table:table-row>
        <table:table-row table:style-name="ro2">
          <table:table-cell office:value-type="string">
            <text:p>swriter/guide/subscript.xhp</text:p>
          </table:table-cell>
          <table:table-cell office:value-type="string">
            <text:p>NL756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subscript.xhp</text:p>
          </table:table-cell>
          <table:table-cell office:value-type="string">
            <text:p>NL75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Tekst naar superscript of subscript omzetten</text:p>
          </table:table-cell>
        </table:table-row>
        <table:table-row table:style-name="ro2">
          <table:table-cell office:value-type="string">
            <text:p>swriter/guide/table_cells.xhp</text:p>
          </table:table-cell>
          <table:table-cell office:value-type="string">
            <text:p>NL757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_cells.xhp</text:p>
          </table:table-cell>
          <table:table-cell office:value-type="string">
            <text:p>NL75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Een rij of kolom toevoegen of verwijderen via het Toetsenbord</text:p>
          </table:table-cell>
        </table:table-row>
        <table:table-row table:style-name="ro2">
          <table:table-cell office:value-type="string">
            <text:p>swriter/guide/table_delete.xhp</text:p>
          </table:table-cell>
          <table:table-cell office:value-type="string">
            <text:p>NL758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_delete.xhp</text:p>
          </table:table-cell>
          <table:table-cell office:value-type="string">
            <text:p>NL75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Tabellen of de inhoud van een tabel verwijderen</text:p>
          </table:table-cell>
        </table:table-row>
        <table:table-row table:style-name="ro2">
          <table:table-cell office:value-type="string">
            <text:p>swriter/guide/table_insert.xhp</text:p>
          </table:table-cell>
          <table:table-cell office:value-type="string">
            <text:p>NL759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_insert.xhp</text:p>
          </table:table-cell>
          <table:table-cell office:value-type="string">
            <text:p>NL75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Tabellen invoegen</text:p>
          </table:table-cell>
        </table:table-row>
        <table:table-row table:style-name="ro2">
          <table:table-cell office:value-type="string">
            <text:p>swriter/guide/table_repeat_multiple_headers.xhp</text:p>
          </table:table-cell>
          <table:table-cell office:value-type="string">
            <text:p>NL760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_repeat_multiple_headers.xhp</text:p>
          </table:table-cell>
          <table:table-cell office:value-type="string">
            <text:p>NL76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Een tabelkop op een nieuwe pagina herhalen</text:p>
          </table:table-cell>
        </table:table-row>
        <table:table-row table:style-name="ro3">
          <table:table-cell office:value-type="string">
            <text:p>swriter/guide/table_select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table_sizing.xhp</text:p>
          </table:table-cell>
          <table:table-cell office:value-type="string">
            <text:p>NL761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_sizing.xhp</text:p>
          </table:table-cell>
          <table:table-cell office:value-type="string">
            <text:p>NL76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De grootte van rijen en kolommen in een tabel wijzigen</text:p>
          </table:table-cell>
        </table:table-row>
        <table:table-row table:style-name="ro2">
          <table:table-cell office:value-type="string">
            <text:p>swriter/guide/tablemode.xhp</text:p>
          </table:table-cell>
          <table:table-cell office:value-type="string">
            <text:p>NL762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ablemode.xhp</text:p>
          </table:table-cell>
          <table:table-cell office:value-type="string">
            <text:p>NL76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abellen in tekstdocumenten</text:p>
          </table:table-cell>
          <table:table-cell table:style-name="ce18"/>
          <table:table-cell office:value-type="string">
            <text:p>Tabelbreedten Aanpassen</text:p>
          </table:table-cell>
        </table:table-row>
        <table:table-row table:style-name="ro2">
          <table:table-cell office:value-type="string">
            <text:p>swriter/guide/template_create.xhp</text:p>
          </table:table-cell>
          <table:table-cell office:value-type="string">
            <text:p>NL76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mplate_create.xhp</text:p>
          </table:table-cell>
          <table:table-cell office:value-type="string">
            <text:p>NL76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Een documentsjabloon maken</text:p>
          </table:table-cell>
        </table:table-row>
        <table:table-row table:style-name="ro2">
          <table:table-cell office:value-type="string">
            <text:p>swriter/guide/template_default.xhp</text:p>
          </table:table-cell>
          <table:table-cell office:value-type="string">
            <text:p>NL764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mplate_default.xhp</text:p>
          </table:table-cell>
          <table:table-cell office:value-type="string">
            <text:p>NL76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De standaardsjabloon wijzigen</text:p>
          </table:table-cell>
        </table:table-row>
        <table:table-row table:style-name="ro2">
          <table:table-cell office:value-type="string">
            <text:p>swriter/guide/templates_styles.xhp</text:p>
          </table:table-cell>
          <table:table-cell office:value-type="string">
            <text:p>NL765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mplates_styles.xhp</text:p>
          </table:table-cell>
          <table:table-cell office:value-type="string">
            <text:p>NL76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Sjablonen en opmaakprofielen</text:p>
          </table:table-cell>
        </table:table-row>
        <table:table-row table:style-name="ro2">
          <table:table-cell office:value-type="string">
            <text:p>swriter/guide/text_animation.xhp</text:p>
          </table:table-cell>
          <table:table-cell office:value-type="string">
            <text:p>NL766</text:p>
          </table:table-cell>
          <table:table-cell table:style-name="ce7"/>
          <table:table-cell table:style-name="ce14" office:value-type="string">
            <text:p>swriter/guide/text_animation.xhp</text:p>
          </table:table-cell>
          <table:table-cell office:value-type="string">
            <text:p>NL76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ciale tekstelementen</text:p>
          </table:table-cell>
          <table:table-cell table:style-name="ce18"/>
          <table:table-cell office:value-type="string">
            <text:p>Tekst animeren</text:p>
          </table:table-cell>
        </table:table-row>
        <table:table-row table:style-name="ro2">
          <table:table-cell office:value-type="string">
            <text:p>swriter/guide/text_capital.xhp</text:p>
          </table:table-cell>
          <table:table-cell office:value-type="string">
            <text:p>NL767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xt_capital.xhp</text:p>
          </table:table-cell>
          <table:table-cell office:value-type="string">
            <text:p>NL76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De letterkast van tekst wijzigen</text:p>
          </table:table-cell>
        </table:table-row>
        <table:table-row table:style-name="ro2">
          <table:table-cell office:value-type="string">
            <text:p>swriter/guide/text_centervert.xhp</text:p>
          </table:table-cell>
          <table:table-cell office:value-type="string">
            <text:p>NL768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xt_centervert.xhp</text:p>
          </table:table-cell>
          <table:table-cell office:value-type="string">
            <text:p>NL76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Een frame gebruiken om tekst op een pagina te centreren</text:p>
          </table:table-cell>
        </table:table-row>
        <table:table-row table:style-name="ro2">
          <table:table-cell office:value-type="string">
            <text:p>swriter/guide/text_direct_cursor.xhp</text:p>
          </table:table-cell>
          <table:table-cell office:value-type="string">
            <text:p>NL769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ext_direct_cursor.xhp</text:p>
          </table:table-cell>
          <table:table-cell office:value-type="string">
            <text:p>NL76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Creating Text Documents</text:p>
          </table:table-cell>
          <table:table-cell table:style-name="ce18"/>
          <table:table-cell office:value-type="string">
            <text:p>Tekst op een Willekeurige Plaats op een Pagina Invoeren</text:p>
          </table:table-cell>
        </table:table-row>
        <table:table-row table:style-name="ro2">
          <table:table-cell office:value-type="string">
            <text:p>swriter/guide/text_emphasize.xhp</text:p>
          </table:table-cell>
          <table:table-cell office:value-type="string">
            <text:p>NL770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xt_emphasize.xhp</text:p>
          </table:table-cell>
          <table:table-cell office:value-type="string">
            <text:p>NL77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Tekst benadrukken</text:p>
          </table:table-cell>
        </table:table-row>
        <table:table-row table:style-name="ro2">
          <table:table-cell office:value-type="string">
            <text:p>swriter/guide/text_frame.xhp</text:p>
          </table:table-cell>
          <table:table-cell office:value-type="string">
            <text:p>NL771</text:p>
          </table:table-cell>
          <table:table-cell table:style-name="ce10" office:value-type="string">
            <text:p>Dirk Ruijne</text:p>
          </table:table-cell>
          <table:table-cell table:style-name="ce14" office:value-type="string">
            <text:p>swriter/guide/text_frame.xhp</text:p>
          </table:table-cell>
          <table:table-cell office:value-type="string">
            <text:p>NL77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ecties en frames in tekstdocumenten</text:p>
          </table:table-cell>
          <table:table-cell table:style-name="ce18"/>
          <table:table-cell office:value-type="string">
            <text:p>Tekstframes invoegen, bewerken en koppelen</text:p>
          </table:table-cell>
        </table:table-row>
        <table:table-row table:style-name="ro2">
          <table:table-cell office:value-type="string">
            <text:p>swriter/guide/text_nav_keyb.xhp</text:p>
          </table:table-cell>
          <table:table-cell office:value-type="string">
            <text:p>NL772</text:p>
          </table:table-cell>
          <table:table-cell office:value-type="string">
            <text:p>Dirk Ruijne</text:p>
          </table:table-cell>
          <table:table-cell table:style-name="ce14" office:value-type="string">
            <text:p>swriter/guide/text_nav_keyb.xhp</text:p>
          </table:table-cell>
          <table:table-cell office:value-type="string">
            <text:p>NL77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Creating Text Documents</text:p>
          </table:table-cell>
          <table:table-cell table:style-name="ce18"/>
          <table:table-cell office:value-type="string">
            <text:p>Navigeren en selecteren met het toetsenbord</text:p>
          </table:table-cell>
        </table:table-row>
        <table:table-row table:style-name="ro2">
          <table:table-cell office:value-type="string">
            <text:p>swriter/guide/text_rotate.xhp</text:p>
          </table:table-cell>
          <table:table-cell office:value-type="string">
            <text:p>NL773</text:p>
          </table:table-cell>
          <table:table-cell table:style-name="ce10" office:value-type="string">
            <text:p>Jigal van Hemert</text:p>
          </table:table-cell>
          <table:table-cell table:style-name="ce14" office:value-type="string">
            <text:p>swriter/guide/text_rotate.xhp</text:p>
          </table:table-cell>
          <table:table-cell office:value-type="string">
            <text:p>NL77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Tektdocumenten opmaken</text:p>
          </table:table-cell>
          <table:table-cell table:style-name="ce18" office:value-type="string">
            <text:p><text:s text:c="3"/>Sjablonen en opmaakprofielen</text:p>
          </table:table-cell>
          <table:table-cell office:value-type="string">
            <text:p>Tekst draaien</text:p>
          </table:table-cell>
        </table:table-row>
        <table:table-row table:style-name="ro2">
          <table:table-cell office:value-type="string">
            <text:p>swriter/guide/textdoc_inframe.xhp</text:p>
          </table:table-cell>
          <table:table-cell office:value-type="string">
            <text:p>NL774</text:p>
          </table:table-cell>
          <table:table-cell table:style-name="ce7"/>
          <table:table-cell table:style-name="ce14" office:value-type="string">
            <text:p>swriter/guide/textdoc_inframe.xhp</text:p>
          </table:table-cell>
          <table:table-cell office:value-type="string">
            <text:p>NL77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Laden, opslaan, importeren en exporteren</text:p>
          </table:table-cell>
          <table:table-cell table:style-name="ce18"/>
          <table:table-cell office:value-type="string">
            <text:p>Een volledig tekstdocument invoegen</text:p>
          </table:table-cell>
        </table:table-row>
        <table:table-row table:style-name="ro2">
          <table:table-cell office:value-type="string">
            <text:p>swriter/guide/using_hyphen.xhp</text:p>
          </table:table-cell>
          <table:table-cell office:value-type="string">
            <text:p>NL775</text:p>
          </table:table-cell>
          <table:table-cell table:style-name="ce7"/>
          <table:table-cell table:style-name="ce14" office:value-type="string">
            <text:p>swriter/guide/using_hyphen.xhp</text:p>
          </table:table-cell>
          <table:table-cell office:value-type="string">
            <text:p>NL77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Automatische functies</text:p>
          </table:table-cell>
          <table:table-cell table:style-name="ce18"/>
          <table:table-cell office:value-type="string">
            <text:p>Woordafbreking</text:p>
          </table:table-cell>
        </table:table-row>
        <table:table-row table:style-name="ro2">
          <table:table-cell office:value-type="string">
            <text:p>swriter/guide/using_numbered_lists.xhp</text:p>
          </table:table-cell>
          <table:table-cell office:value-type="string">
            <text:p>NL776</text:p>
          </table:table-cell>
          <table:table-cell table:style-name="ce7"/>
          <table:table-cell table:style-name="ce14" office:value-type="string">
            <text:p>swriter/guide/using_numbered_lists.xhp</text:p>
          </table:table-cell>
          <table:table-cell office:value-type="string">
            <text:p>NL77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Opsommingstekens toevoegen</text:p>
          </table:table-cell>
        </table:table-row>
        <table:table-row table:style-name="ro2">
          <table:table-cell office:value-type="string">
            <text:p>swriter/guide/using_numbered_lists2.xhp</text:p>
          </table:table-cell>
          <table:table-cell office:value-type="string">
            <text:p>NL777</text:p>
          </table:table-cell>
          <table:table-cell table:style-name="ce7"/>
          <table:table-cell table:style-name="ce14" office:value-type="string">
            <text:p>swriter/guide/using_numbered_lists2.xhp</text:p>
          </table:table-cell>
          <table:table-cell office:value-type="string">
            <text:p>NL77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Nummering toevoegen</text:p>
          </table:table-cell>
        </table:table-row>
        <table:table-row table:style-name="ro2">
          <table:table-cell office:value-type="string">
            <text:p>swriter/guide/using_numbering.xhp</text:p>
          </table:table-cell>
          <table:table-cell office:value-type="string">
            <text:p>NL778</text:p>
          </table:table-cell>
          <table:table-cell table:style-name="ce7"/>
          <table:table-cell table:style-name="ce14" office:value-type="string">
            <text:p>swriter/guide/using_numbering.xhp</text:p>
          </table:table-cell>
          <table:table-cell office:value-type="string">
            <text:p>NL77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Nummering en lijsten</text:p>
          </table:table-cell>
          <table:table-cell table:style-name="ce18"/>
          <table:table-cell office:value-type="string">
            <text:p>Nummering en opmaakprofielen voor nummering</text:p>
          </table:table-cell>
        </table:table-row>
        <table:table-row table:style-name="ro2">
          <table:table-cell office:value-type="string">
            <text:p>swriter/guide/using_thesaurus.xhp</text:p>
          </table:table-cell>
          <table:table-cell office:value-type="string">
            <text:p>NL779</text:p>
          </table:table-cell>
          <table:table-cell table:style-name="ce7"/>
          <table:table-cell table:style-name="ce14" office:value-type="string">
            <text:p>swriter/guide/using_thesaurus.xhp</text:p>
          </table:table-cell>
          <table:table-cell office:value-type="string">
            <text:p>NL77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Spellingcontrole, thesaurus en talen</text:p>
          </table:table-cell>
          <table:table-cell table:style-name="ce18"/>
          <table:table-cell office:value-type="string">
            <text:p>Thesaurus</text:p>
          </table:table-cell>
        </table:table-row>
        <table:table-row table:style-name="ro3">
          <table:table-cell office:value-type="string">
            <text:p>swriter/guide/word_completion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guide/words_count.xhp</text:p>
          </table:table-cell>
          <table:table-cell office:value-type="string">
            <text:p>NL780</text:p>
          </table:table-cell>
          <table:table-cell table:style-name="ce7"/>
          <table:table-cell table:style-name="ce14" office:value-type="string">
            <text:p>swriter/guide/words_count.xhp</text:p>
          </table:table-cell>
          <table:table-cell office:value-type="string">
            <text:p>NL78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Aantal Woorden in Tekst Tellen</text:p>
          </table:table-cell>
        </table:table-row>
        <table:table-row table:style-name="ro2">
          <table:table-cell office:value-type="string">
            <text:p>swriter/guide/wrap.xhp</text:p>
          </table:table-cell>
          <table:table-cell office:value-type="string">
            <text:p>NL781</text:p>
          </table:table-cell>
          <table:table-cell table:style-name="ce10" office:value-type="string">
            <text:p>Dirk Ruijne/Jigal van Hemert</text:p>
          </table:table-cell>
          <table:table-cell table:style-name="ce14" office:value-type="string">
            <text:p>swriter/guide/wrap.xhp</text:p>
          </table:table-cell>
          <table:table-cell office:value-type="string">
            <text:p>NL78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Objecten in tekstdocumenten</text:p>
          </table:table-cell>
          <table:table-cell table:style-name="ce18"/>
          <table:table-cell office:value-type="string">
            <text:p>Tekstomloop rondom objecten</text:p>
          </table:table-cell>
        </table:table-row>
        <table:table-row table:style-name="ro2">
          <table:table-cell office:value-type="string">
            <text:p>swriter/main0000.xhp</text:p>
          </table:table-cell>
          <table:table-cell office:value-type="string">
            <text:p>NL782</text:p>
          </table:table-cell>
          <table:table-cell office:value-type="string">
            <text:p>Rob Bishoff</text:p>
          </table:table-cell>
          <table:table-cell table:style-name="ce14" office:value-type="string">
            <text:p>swriter/main0000.xhp</text:p>
          </table:table-cell>
          <table:table-cell office:value-type="string">
            <text:p>NL78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Welkom bij de Help van OpenOffice.org Writer</text:p>
          </table:table-cell>
        </table:table-row>
        <table:table-row table:style-name="ro2">
          <table:table-cell office:value-type="string">
            <text:p>swriter/main0100.xhp</text:p>
          </table:table-cell>
          <table:table-cell office:value-type="string">
            <text:p>NL783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0.xhp</text:p>
          </table:table-cell>
          <table:table-cell office:value-type="string">
            <text:p>NL78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Menu's</text:p>
          </table:table-cell>
        </table:table-row>
        <table:table-row table:style-name="ro2">
          <table:table-cell office:value-type="string">
            <text:p>swriter/main0101.xhp</text:p>
          </table:table-cell>
          <table:table-cell office:value-type="string">
            <text:p>NL784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1.xhp</text:p>
          </table:table-cell>
          <table:table-cell office:value-type="string">
            <text:p>NL78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swriter/main0102.xhp</text:p>
          </table:table-cell>
          <table:table-cell office:value-type="string">
            <text:p>NL785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2.xhp</text:p>
          </table:table-cell>
          <table:table-cell office:value-type="string">
            <text:p>NL78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Bewerken</text:p>
          </table:table-cell>
        </table:table-row>
        <table:table-row table:style-name="ro2">
          <table:table-cell office:value-type="string">
            <text:p>swriter/main0103.xhp</text:p>
          </table:table-cell>
          <table:table-cell office:value-type="string">
            <text:p>NL786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3.xhp</text:p>
          </table:table-cell>
          <table:table-cell office:value-type="string">
            <text:p>NL78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Beeld</text:p>
          </table:table-cell>
        </table:table-row>
        <table:table-row table:style-name="ro2">
          <table:table-cell office:value-type="string">
            <text:p>swriter/main0104.xhp</text:p>
          </table:table-cell>
          <table:table-cell office:value-type="string">
            <text:p>NL787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4.xhp</text:p>
          </table:table-cell>
          <table:table-cell office:value-type="string">
            <text:p>NL78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Invoegen</text:p>
          </table:table-cell>
        </table:table-row>
        <table:table-row table:style-name="ro2">
          <table:table-cell office:value-type="string">
            <text:p>swriter/main0105.xhp</text:p>
          </table:table-cell>
          <table:table-cell office:value-type="string">
            <text:p>NL788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5.xhp</text:p>
          </table:table-cell>
          <table:table-cell office:value-type="string">
            <text:p>NL78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Opmaak</text:p>
          </table:table-cell>
        </table:table-row>
        <table:table-row table:style-name="ro2">
          <table:table-cell office:value-type="string">
            <text:p>swriter/main0106.xhp</text:p>
          </table:table-cell>
          <table:table-cell office:value-type="string">
            <text:p>NL789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6.xhp</text:p>
          </table:table-cell>
          <table:table-cell office:value-type="string">
            <text:p>NL78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Extra</text:p>
          </table:table-cell>
        </table:table-row>
        <table:table-row table:style-name="ro2">
          <table:table-cell office:value-type="string">
            <text:p>swriter/main0107.xhp</text:p>
          </table:table-cell>
          <table:table-cell office:value-type="string">
            <text:p>NL790</text:p>
          </table:table-cell>
          <table:table-cell table:style-name="ce10" office:value-type="string">
            <text:p>Rob Bishoff</text:p>
          </table:table-cell>
          <table:table-cell table:style-name="ce14" office:value-type="string">
            <text:p>swriter/main0107.xhp</text:p>
          </table:table-cell>
          <table:table-cell office:value-type="string">
            <text:p>NL79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Menu's</text:p>
          </table:table-cell>
          <table:table-cell office:value-type="string">
            <text:p>Venster</text:p>
          </table:table-cell>
        </table:table-row>
        <table:table-row table:style-name="ro3">
          <table:table-cell office:value-type="string">
            <text:p>swriter/main0110.xhp</text:p>
          </table:table-cell>
          <table:table-cell/>
          <table:table-cell table:style-name="ce7"/>
          <table:table-cell table:number-columns-repeated="6"/>
        </table:table-row>
        <table:table-row table:style-name="ro2">
          <table:table-cell office:value-type="string">
            <text:p>swriter/main0200.xhp</text:p>
          </table:table-cell>
          <table:table-cell office:value-type="string">
            <text:p>NL791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0.xhp</text:p>
          </table:table-cell>
          <table:table-cell office:value-type="string">
            <text:p>NL79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Werkbalken</text:p>
          </table:table-cell>
        </table:table-row>
        <table:table-row table:style-name="ro2">
          <table:table-cell office:value-type="string">
            <text:p>swriter/main0202.xhp</text:p>
          </table:table-cell>
          <table:table-cell office:value-type="string">
            <text:p>NL792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2.xhp</text:p>
          </table:table-cell>
          <table:table-cell office:value-type="string">
            <text:p>NL79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Balk Opmaak</text:p>
          </table:table-cell>
        </table:table-row>
        <table:table-row table:style-name="ro2">
          <table:table-cell office:value-type="string">
            <text:p>swriter/main0203.xhp</text:p>
          </table:table-cell>
          <table:table-cell office:value-type="string">
            <text:p>NL793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3.xhp</text:p>
          </table:table-cell>
          <table:table-cell office:value-type="string">
            <text:p>NL79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Balk Beeld</text:p>
          </table:table-cell>
        </table:table-row>
        <table:table-row table:style-name="ro2">
          <table:table-cell office:value-type="string">
            <text:p>swriter/main0204.xhp</text:p>
          </table:table-cell>
          <table:table-cell office:value-type="string">
            <text:p>NL794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4.xhp</text:p>
          </table:table-cell>
          <table:table-cell office:value-type="string">
            <text:p>NL79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Tabelobjectbalk</text:p>
          </table:table-cell>
        </table:table-row>
        <table:table-row table:style-name="ro2">
          <table:table-cell office:value-type="string">
            <text:p>swriter/main0205.xhp</text:p>
          </table:table-cell>
          <table:table-cell office:value-type="string">
            <text:p>NL795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5.xhp</text:p>
          </table:table-cell>
          <table:table-cell office:value-type="string">
            <text:p>NL795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Tekeningobjectbalk </text:p>
          </table:table-cell>
        </table:table-row>
        <table:table-row table:style-name="ro2">
          <table:table-cell office:value-type="string">
            <text:p>swriter/main0206.xhp</text:p>
          </table:table-cell>
          <table:table-cell office:value-type="string">
            <text:p>NL796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6.xhp</text:p>
          </table:table-cell>
          <table:table-cell office:value-type="string">
            <text:p>NL796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Nummeringobjectbalk</text:p>
          </table:table-cell>
        </table:table-row>
        <table:table-row table:style-name="ro2">
          <table:table-cell office:value-type="string">
            <text:p>swriter/main0208.xhp</text:p>
          </table:table-cell>
          <table:table-cell office:value-type="string">
            <text:p>NL797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08.xhp</text:p>
          </table:table-cell>
          <table:table-cell office:value-type="string">
            <text:p>NL797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Statusbalk</text:p>
          </table:table-cell>
        </table:table-row>
        <table:table-row table:style-name="ro2">
          <table:table-cell office:value-type="string">
            <text:p>swriter/main0210.xhp</text:p>
          </table:table-cell>
          <table:table-cell office:value-type="string">
            <text:p>NL798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10.xhp</text:p>
          </table:table-cell>
          <table:table-cell office:value-type="string">
            <text:p>NL798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Afdrukvoorbeeld</text:p>
          </table:table-cell>
        </table:table-row>
        <table:table-row table:style-name="ro2">
          <table:table-cell office:value-type="string">
            <text:p>swriter/main0213.xhp</text:p>
          </table:table-cell>
          <table:table-cell office:value-type="string">
            <text:p>NL799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13.xhp</text:p>
          </table:table-cell>
          <table:table-cell office:value-type="string">
            <text:p>NL799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Linialen</text:p>
          </table:table-cell>
        </table:table-row>
        <table:table-row table:style-name="ro2">
          <table:table-cell office:value-type="string">
            <text:p>swriter/main0214.xhp</text:p>
          </table:table-cell>
          <table:table-cell office:value-type="string">
            <text:p>NL800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14.xhp</text:p>
          </table:table-cell>
          <table:table-cell office:value-type="string">
            <text:p>NL800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Tekstformulebalk</text:p>
          </table:table-cell>
        </table:table-row>
        <table:table-row table:style-name="ro2">
          <table:table-cell office:value-type="string">
            <text:p>swriter/main0215.xhp</text:p>
          </table:table-cell>
          <table:table-cell office:value-type="string">
            <text:p>NL801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15.xhp</text:p>
          </table:table-cell>
          <table:table-cell office:value-type="string">
            <text:p>NL801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Frameobjectbalk</text:p>
          </table:table-cell>
        </table:table-row>
        <table:table-row table:style-name="ro2">
          <table:table-cell office:value-type="string">
            <text:p>swriter/main0216.xhp</text:p>
          </table:table-cell>
          <table:table-cell office:value-type="string">
            <text:p>NL802</text:p>
          </table:table-cell>
          <table:table-cell office:value-type="string">
            <text:p>Bert Meersma</text:p>
          </table:table-cell>
          <table:table-cell table:style-name="ce14" office:value-type="string">
            <text:p>swriter/main0216.xhp</text:p>
          </table:table-cell>
          <table:table-cell office:value-type="string">
            <text:p>NL802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Objectbalk</text:p>
          </table:table-cell>
        </table:table-row>
        <table:table-row table:style-name="ro2">
          <table:table-cell office:value-type="string">
            <text:p>swriter/main0220.xhp</text:p>
          </table:table-cell>
          <table:table-cell office:value-type="string">
            <text:p>NL803</text:p>
          </table:table-cell>
          <table:table-cell table:style-name="ce7"/>
          <table:table-cell table:style-name="ce14" office:value-type="string">
            <text:p>swriter/main0220.xhp</text:p>
          </table:table-cell>
          <table:table-cell office:value-type="string">
            <text:p>NL803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<text:s text:c="2"/>Verwijzing naar opdrachten en menu's</text:p>
          </table:table-cell>
          <table:table-cell table:style-name="ce18" office:value-type="string">
            <text:p>Werkbalken</text:p>
          </table:table-cell>
          <table:table-cell office:value-type="string">
            <text:p>Objectbalk met tekst in tekeningobject</text:p>
          </table:table-cell>
        </table:table-row>
        <table:table-row table:style-name="ro2">
          <table:table-cell office:value-type="string">
            <text:p>swriter/main0503.xhp</text:p>
          </table:table-cell>
          <table:table-cell office:value-type="string">
            <text:p>NL804</text:p>
          </table:table-cell>
          <table:table-cell table:style-name="ce7"/>
          <table:table-cell table:style-name="ce14" office:value-type="string">
            <text:p>swriter/main0503.xhp</text:p>
          </table:table-cell>
          <table:table-cell office:value-type="string">
            <text:p>NL804</text:p>
          </table:table-cell>
          <table:table-cell table:style-name="ce16" office:value-type="string">
            <text:p>Tekstdocumenten</text:p>
          </table:table-cell>
          <table:table-cell table:style-name="ce17" office:value-type="string">
            <text:p>Algemene informatie en gebruik van de gebruikersinterface</text:p>
          </table:table-cell>
          <table:table-cell table:style-name="ce18"/>
          <table:table-cell office:value-type="string">
            <text:p>Functies van OpenOffice.org Writer</text:p>
          </table:table-cell>
        </table:table-row>
      </table:table>
      <table:named-expressions>
        <table:named-expression table:name="zoekbereik" table:base-cell-address="$Taakverdeling.$E$3242" table:expression="$Werkblad2.$A$#VERW!:$E$#VERW!"/>
      </table:named-expressions>
      <table:database-ranges>
        <table:database-range table:target-range-address="Taakverdeling.A2:Taakverdeling.I22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DM</number:text>
    </number:number-style>
    <number:number-style style:name="N125P1" style:volatile="true">
      <number:text>-</number:text>
      <number:number number:decimal-places="0" number:min-integer-digits="1" number:grouping="true"/>
      <number:text> DM</number:text>
    </number:number-style>
    <number:number-style style:name="N125">
      <number:text>- D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P1" style:volatile="true">
      <number:text>-</number:text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0" number:min-integer-digits="0"/>
      <number:text> DM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"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date-style style:name="N132">
      <number:month/>
      <number:text>月</number:text>
      <number:day/>
      <number:text>日</number:text>
    </number:date-style>
    <number:number-style style:name="N133">
      <number:number number:decimal-places="0" number:min-integer-digits="2"/>
    </number:number-style>
    <number:number-style style:name="N134">
      <number:number number:decimal-places="0" number:min-integer-digits="3"/>
    </number:number-style>
    <number:number-style style:name="N135">
      <number:number number:decimal-places="0" number:min-integer-digits="0"/>
    </number:number-style>
    <number:number-style style:name="N137P0" style:volatile="true">
      <number:text>\</number:text>
      <number:number number:decimal-places="0" number:min-integer-digits="1" number:grouping="true"/>
    </number:number-style>
    <number:number-style style:name="N137">
      <number:text>\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\</number:text>
      <number:number number:decimal-places="2" number:min-integer-digits="1" number:grouping="true"/>
    </number:number-style>
    <number:number-style style:name="N139">
      <number:text>\-</number:text>
      <number:number number:decimal-places="2" number:min-integer-digits="1" number:grouping="true"/>
      <style:map style:condition="value()&gt;=0" style:apply-style-name="N139P0"/>
    </number:number-style>
    <number:number-style style:name="N141P0" style:volatile="true">
      <number:text>\</number:text>
      <number:number number:decimal-places="0" number:min-integer-digits="1" number:grouping="true"/>
    </number:number-style>
    <number:number-style style:name="N141P1" style:volatile="true">
      <number:text>\-</number:text>
      <number:number number:decimal-places="0" number:min-integer-digits="1" number:grouping="true"/>
    </number:number-style>
    <number:number-style style:name="N141">
      <number:text>\-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number:text>-</number:text>
      <number:number number:decimal-places="0" number:min-integer-digits="1" number:grouping="true"/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\</number:text>
      <number:number number:decimal-places="2" number:min-integer-digits="1" number:grouping="true"/>
    </number:number-style>
    <number:number-style style:name="N145P1" style:volatile="true">
      <number:text>\-</number:text>
      <number:number number:decimal-places="2" number:min-integer-digits="1" number:grouping="true"/>
    </number:number-style>
    <number:number-style style:name="N145">
      <number:text>\-</number:text>
      <number:number number: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integer-digits="1" number:grouping="true"/>
    </number:number-style>
    <number:number-style style:name="N147P1" style:volatile="true">
      <number:text>-</number:text>
      <number:number number:decimal-places="2" number:min-integer-digits="1" number:grouping="true"/>
    </number:number-style>
    <number:number-style style:name="N147">
      <number:text>-</number:text>
      <number:number number: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F</number:text>
    </number:number-style>
    <number:number-style style:name="N153">
      <number:text>-</number:text>
      <number:number number:decimal-places="0" number:min-integer-digits="1" number:grouping="true"/>
      <number:text> F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P1" style:volatile="true">
      <number:text>-</number:text>
      <number:number number:decimal-places="0" number:min-integer-digits="1" number:grouping="true"/>
      <number:text> F</number:text>
    </number:number-style>
    <number:number-style style:name="N157">
      <number:text>- F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integer-digits="1" number:grouping="true"/>
      <number:text> F</number:text>
    </number:number-style>
    <number:number-style style:name="N159P1" style:volatile="true">
      <number:text>-</number:text>
      <number:number number:decimal-places="2" number:min-integer-digits="1" number:grouping="true"/>
      <number:text> F</number:text>
    </number:number-style>
    <number:number-style style:name="N159">
      <number:text>-</number:text>
      <number:number number:decimal-places="0" number:min-integer-digits="0"/>
      <number:text> F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\</number:text>
      <number:number number:decimal-places="0" number:min-integer-digits="1" number:grouping="true"/>
    </number:number-style>
    <number:number-style style:name="N160">
      <number:text>-\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\</number:text>
      <number:number number:decimal-places="2" number:min-integer-digits="1" number:grouping="true"/>
    </number:number-style>
    <number:number-style style:name="N161">
      <number:text>-\</number:text>
      <number:number number:decimal-places="2" number:min-integer-digits="1" number:grouping="true"/>
      <style:map style:condition="value()&gt;=0" style:apply-style-name="N161P0"/>
    </number:number-style>
    <number:number-style style:name="N163P0" style:volatile="true">
      <number:text>\</number:text>
      <number:number number:decimal-places="0" number:min-integer-digits="1" number:grouping="true"/>
    </number:number-style>
    <number:number-style style:name="N163P1" style:volatile="true">
      <number:text>-\</number:text>
      <number:number number:decimal-places="0" number:min-integer-digits="1" number:grouping="true"/>
    </number:number-style>
    <number:number-style style:name="N163">
      <number:text>\-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P1" style:volatile="true">
      <number:text>-\</number:text>
      <number:number number:decimal-places="2" number:min-integer-digits="1" number:grouping="true"/>
    </number:number-style>
    <number:number-style style:name="N165">
      <number:text>\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\</number:text>
      <number:number number:decimal-places="0" number:min-integer-digits="1" number:grouping="true"/>
    </number:number-style>
    <number:number-style style:name="N172">
      <style:text-properties fo:color="#000000"/>
      <number:text>\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2" number:min-integer-digits="1" number:grouping="true"/>
    </number:number-style>
    <number:number-style style:name="N173">
      <style:text-properties fo:color="#000000"/>
      <number:text>\-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F</number:text>
    </number:number-style>
    <number:number-style style:name="N176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F</number:text>
    </number:number-style>
    <number:number-style style:name="N177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text>\</number:text>
      <number:number number:decimal-places="0" number:min-integer-digits="1" number:grouping="true"/>
    </number:number-style>
    <number:number-style style:name="N178">
      <style:text-properties fo:color="#000000"/>
      <number:text>-\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2" number:min-integer-digits="1" number:grouping="true"/>
    </number:number-style>
    <number:number-style style:name="N179">
      <style:text-properties fo:color="#000000"/>
      <number:text>-\</number:text>
      <number:number number:decimal-places="2" number:min-integer-digits="1" number:grouping="true"/>
      <style:map style:condition="value()&gt;=0" style:apply-style-name="N179P0"/>
    </number:number-style>
    <number:number-style style:name="N180">
      <number:number number:decimal-places="0" number:min-integer-digits="4"/>
    </number:number-style>
    <number:number-style style:name="N182P0" style:volatile="true">
      <number:text>€ </number:text>
      <number:number number:decimal-places="0" number:min-integer-digits="1" number:grouping="true"/>
      <number:text> </number:text>
    </number:number-style>
    <number:number-style style:name="N182">
      <number:text>€ </number:text>
      <number:number number:decimal-places="0" number:min-integer-digits="1" number:grouping="true"/>
      <number:text>-</number:text>
      <style:map style:condition="value()&gt;=0" style:apply-style-name="N182P0"/>
    </number:number-style>
    <number:number-style style:name="N183P0" style:volatile="true">
      <number:text>€ </number:text>
      <number:number number:decimal-places="0" number:min-integer-digits="1" number:grouping="true"/>
      <number:text> </number:text>
    </number:number-style>
    <number:number-style style:name="N183">
      <style:text-properties fo:color="#000000"/>
      <number:text>€ </number:text>
      <number:number number:decimal-places="0" number:min-integer-digits="1" number:grouping="true"/>
      <number:text>-</number:text>
      <style:map style:condition="value()&gt;=0" style:apply-style-name="N183P0"/>
    </number:number-style>
    <number:number-style style:name="N185P0" style:volatile="true">
      <number:text>€ </number:text>
      <number:number number:decimal-places="2" number:min-integer-digits="1" number:grouping="true"/>
      <number:text> </number:text>
    </number:number-style>
    <number:number-style style:name="N185">
      <number:text>€ </number:text>
      <number:number number:decimal-places="2" number:min-integer-digits="1" number:grouping="true"/>
      <number:text>-</number:text>
      <style:map style:condition="value()&gt;=0" style:apply-style-name="N185P0"/>
    </number:number-style>
    <number:number-style style:name="N186P0" style:volatile="true">
      <number:text>€ </number:text>
      <number:number number:decimal-places="2" number:min-integer-digits="1" number:grouping="true"/>
      <number:text> </number:text>
    </number:number-style>
    <number:number-style style:name="N186">
      <style:text-properties fo:color="#000000"/>
      <number:text>€ </number:text>
      <number:number number:decimal-places="2" number:min-integer-digits="1" number:grouping="true"/>
      <number:text>-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</number:number-style>
    <number:number-style style:name="N188">
      <style:text-properties fo:color="#000000"/>
      <number:text>-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</number:number-style>
    <number:number-style style:name="N190">
      <style:text-properties fo:color="#000000"/>
      <number:text>-</number:text>
      <number:number number: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number number:decimal-places="0" number:min-integer-digits="1" number:grouping="true"/>
      <number:text>-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€ </number:text>
      <number:number number:decimal-places="0" number:min-integer-digits="1" number:grouping="true"/>
      <number:text> </number:text>
    </number:number-style>
    <number:number-style style:name="N197P1" style:volatile="true">
      <number:text> € </number:text>
      <number:number number:decimal-places="0" number:min-integer-digits="1" number:grouping="true"/>
      <number:text>-</number:text>
    </number:number-style>
    <number:number-style style:name="N197P2" style:volatile="true">
      <number:text> €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number number:decimal-places="2" number:min-integer-digits="1" number:grouping="true"/>
      <number:text>-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€ </number:text>
      <number:number number:decimal-places="2" number:min-integer-digits="1" number:grouping="true"/>
      <number:text> </number:text>
    </number:number-style>
    <number:number-style style:name="N204P1" style:volatile="true">
      <number:text> € </number:text>
      <number:number number:decimal-places="2" number:min-integer-digits="1" number:grouping="true"/>
      <number:text>-</number:text>
    </number:number-style>
    <number:number-style style:name="N204P2" style:volatile="true">
      <number:text> €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ime-style style:name="N2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6">
      <number:minutes number:style="long"/>
      <number:text>:</number:text>
      <number:seconds number:style="long" number:decimal-places="1"/>
    </number:time-style>
    <number:number-style style:name="N207">
      <number:number number:decimal-places="3" number:min-integer-digits="1"/>
    </number:number-style>
    <number:number-style style:name="N208">
      <number:number number:decimal-places="4" number:min-integer-digits="1"/>
    </number:number-style>
    <number:number-style style:name="N209">
      <number:number number:decimal-places="4" number:min-integer-digits="0" number:grouping="true"/>
    </number:number-style>
    <number:number-style style:name="N210">
      <number:number number:decimal-places="1" number:min-integer-digits="1"/>
    </number:number-style>
    <number:number-style style:name="N211">
      <number:number number:decimal-places="4" number:min-integer-digits="1" number:grouping="true"/>
    </number:number-style>
    <number:date-style style:name="N212">
      <number:day-of-week number:style="long"/>
      <number:text>, </number:text>
    </number:date-style>
    <number:date-style style:name="N213">
      <number:day-of-week/>
      <number:text> </number:text>
      <number:day number:style="long"/>
      <number:text>-</number:text>
      <number:month number:style="long"/>
      <number:text>-</number:text>
      <number:year/>
    </number:date-style>
    <number:date-style style:name="N214">
      <number:month number:style="long" number:textual="true"/>
      <number:text> </number:text>
      <number:year number:style="long"/>
    </number:date-style>
    <number:number-style style:name="N215">
      <number:number number:decimal-places="3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16P0"/>
    </number:currency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17P0"/>
    </number:number-style>
    <number:number-style style:name="N218P0" style:volatile="true">
      <number:number number:decimal-places="2" number:min-integer-digits="1" number:grouping="true"/>
      <number:text> </number:text>
    </number:number-style>
    <number:number-style style:name="N21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18P0"/>
    </number:number-style>
    <number:number-style style:name="N219P0" style:volatile="true">
      <number:number number:decimal-places="0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9P0"/>
    </number:number-style>
    <number:number-style style:name="N220P0" style:volatile="true">
      <number:number number:decimal-places="2" number:min-integer-digits="1" number:grouping="true"/>
      <number:text> DM</number:text>
    </number:number-style>
    <number:number-style style:name="N22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20P0"/>
    </number:number-style>
    <number:number-style style:name="N221P0" style:volatile="true">
      <number:text>\</number:text>
      <number:number number:decimal-places="0" number:min-integer-digits="1" number:grouping="true"/>
    </number:number-style>
    <number:number-style style:name="N221">
      <style:text-properties fo:color="#ff0000"/>
      <number:text>\-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$</number:text>
      <number:number number:decimal-places="0" number:min-integer-digits="1" number:grouping="true"/>
    </number:number-style>
    <number:number-style style:name="N2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number:min-integer-digits="1" number:grouping="true"/>
    </number:number-style>
    <number:number-style style:name="N2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text>\</number:text>
      <number:number number:decimal-places="0" number:min-integer-digits="1" number:grouping="true"/>
    </number:number-style>
    <number:number-style style:name="N227">
      <style:text-properties fo:color="#ff0000"/>
      <number:text>-\</number:text>
      <number:number number:decimal-places="0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2" number:min-integer-digits="1" number:grouping="true"/>
    </number:number-style>
    <number:number-style style:name="N228">
      <style:text-properties fo:color="#ff0000"/>
      <number:text>-\</number:text>
      <number:number number:decimal-places="2" number:min-integer-digits="1" number:grouping="true"/>
      <style:map style:condition="value()&gt;=0" style:apply-style-name="N228P0"/>
    </number:number-style>
    <number:number-style style:name="N229">
      <number:scientific-number number:decimal-places="1" number:min-integer-digits="3" number:min-exponent-digits="1"/>
    </number:number-style>
    <number:number-style style:name="N231P0" style:volatile="true">
      <number:text>$</number:text>
      <number:number number:decimal-places="0" number:min-integer-digits="1" number:grouping="true"/>
      <number:text> </number:text>
    </number:number-style>
    <number:number-style style:name="N231">
      <number:text>($</number:text>
      <number:number number:decimal-places="0" number:min-integer-digits="1" number:grouping="true"/>
      <number:text>)</number:text>
      <style:map style:condition="value()&gt;=0" style:apply-style-name="N231P0"/>
    </number:number-style>
    <number:number-style style:name="N233P0" style:volatile="true">
      <number:text>$</number:text>
      <number:number number:decimal-places="2" number:min-integer-digits="1" number:grouping="true"/>
      <number:text> </number:text>
    </number:number-style>
    <number:number-style style:name="N233">
      <number:text>($</number:text>
      <number:number number:decimal-places="2" number:min-integer-digits="1" number:grouping="true"/>
      <number:text>)</number:text>
      <style:map style:condition="value()&gt;=0" style:apply-style-name="N233P0"/>
    </number:number-style>
    <number:number-style style:name="N237P0" style:volatile="true">
      <number:text> $</number:text>
      <number:number number:decimal-places="0" number:min-integer-digits="1" number:grouping="true"/>
      <number:text> </number:text>
    </number:number-style>
    <number:number-style style:name="N237P1" style:volatile="true">
      <number:text> $(</number:text>
      <number:number number:decimal-places="0" number:min-integer-digits="1" number:grouping="true"/>
      <number:text>)</number:text>
    </number:number-style>
    <number:number-style style:name="N237P2" style:volatile="true">
      <number:text> $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 number:grouping="true"/>
      <number:text> </number:text>
    </number:number-style>
    <number:number-style style:name="N239P1" style:volatile="true">
      <number:text> (</number:text>
      <number:number number:decimal-places="0" number:min-integer-digits="1" number:grouping="true"/>
      <number:text>)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$</number:text>
      <number:number number: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$</number:text>
      <number:number number:decimal-places="0" number:min-integer-digits="1" number:grouping="true"/>
    </number:number-style>
    <number:number-style style:name="N246">
      <number:text>-$</number:text>
      <number:number number:decimal-places="0" number:min-integer-digits="1" number:grouping="true"/>
      <style:map style:condition="value()&gt;=0" style:apply-style-name="N246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-$</number:text>
      <number:number number:decimal-places="2" number:min-integer-digits="1" number:grouping="true"/>
      <style:map style:condition="value()&gt;=0" style:apply-style-name="N247P0"/>
    </number:number-style>
    <number:number-style style:name="N249P0" style:volatile="true">
      <number:text> $</number:text>
      <number:number number:decimal-places="0" number:min-integer-digits="1" number:grouping="true"/>
      <number:text> </number:text>
    </number:number-style>
    <number:number-style style:name="N249P1" style:volatile="true">
      <number:text>-$</number:text>
      <number:number number:decimal-places="0" number:min-integer-digits="1" number:grouping="true"/>
      <number:text> </number:text>
    </number:number-style>
    <number:number-style style:name="N249P2" style:volatile="true">
      <number:text> $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number number:decimal-places="0" number:min-integer-digits="1" number:grouping="true"/>
      <number:text> </number:text>
    </number:number-style>
    <number:number-style style:name="N250P1" style:volatile="true">
      <number:text>-</number:text>
      <number:number number:decimal-places="0" number:min-integer-digits="1" number:grouping="true"/>
      <number:text> </number:text>
    </number:number-style>
    <number:number-style style:name="N250P2" style:volatile="true">
      <number:text> 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$</number:text>
      <number:number number:decimal-places="2" number:min-integer-digits="1" number:grouping="true"/>
      <number:text> </number:text>
    </number:number-style>
    <number:number-style style:name="N252P1" style:volatile="true">
      <number:text>-$</number:text>
      <number:number number:decimal-places="2" number:min-integer-digits="1" number:grouping="true"/>
      <number:text> </number:text>
    </number:number-style>
    <number:number-style style:name="N252P2" style:volatile="true">
      <number:text> $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date-style style:name="N254">
      <number:month number:textual="true"/>
      <number:text>-</number:text>
      <number:year number:style="long"/>
    </number:date-style>
    <number:date-style style:name="N255">
      <number:month/>
      <number:text>-</number:text>
      <number:day number:style="long"/>
      <number:text>-</number:text>
      <number:year number:style="long"/>
    </number:date-style>
    <number:number-style style:name="N5106" number:language="en" number:country="US">
      <number:number number:decimal-places="0" number:min-integer-digits="0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Rood" style:family="table-cell" style:parent-style-name="Default">
      <style:table-cell-properties fo:background-color="#ff0000"/>
    </style:style>
    <style:style style:name="Groen" style:family="table-cell" style:parent-style-name="Default">
      <style:table-cell-properties fo:background-color="#00ff00"/>
    </style:style>
    <style:style style:name="WIT" style:family="table-cell" style:parent-style-name="Default">
      <style:table-cell-properties fo:background-color="transparent"/>
    </style:style>
    <draw:marker draw:name="Pijlpunten_20_1" draw:display-name="Pijlpunten 1" svg:viewBox="0 0 200 200" svg:d="m100 0c0-55-45-100-100-100s-100 45-100 100 45 100 100 100 100-45 100-100z"/>
    <draw:marker draw:name="Pijlpunten_20_2" draw:display-name="Pijlpunten 2" svg:viewBox="0 0 20 30" svg:d="m10 0-10 30h20z"/>
    <draw:marker draw:name="Pijlpunten_20_3" draw:display-name="Pijlpunten 3" svg:viewBox="0 0 10 10" svg:d="m0 0h10v10h-10z"/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2">12-03-2006</text:date>, <text:time>16:15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ick Groskamp</meta:initial-creator>
    <meta:creation-date>2005-12-15T20:30:54</meta:creation-date>
    <dc:creator>Bert Meersma</dc:creator>
    <dc:date>2006-03-12T16:15:52</dc:date>
    <dc:language>nl-NL</dc:language>
    <meta:editing-cycles>74</meta:editing-cycles>
    <meta:editing-duration>PT14H17M59S</meta:editing-duration>
    <meta:user-defined meta:name="Info 1"/>
    <meta:user-defined meta:name="Info 2"/>
    <meta:user-defined meta:name="Info 3"/>
    <meta:user-defined meta:name="Info 4"/>
    <meta:document-statistic meta:table-count="1" meta:cell-count="8849"/>
  </office:meta>
</office:document-meta>
</file>